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F000000832B7E1556.jpg" manifest:media-type="image/jpeg"/>
  <manifest:file-entry manifest:full-path="Pictures/1000000000000C68000002BF38D1C455.jpg" manifest:media-type="image/jpeg"/>
  <manifest:file-entry manifest:full-path="Pictures/10000201000000750000003A2394CC94.png" manifest:media-type="image/png"/>
  <manifest:file-entry manifest:full-path="Pictures/10000201000000800000002E559716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6.6931in" table:align="margins" style:writing-mode="lr-tb"/>
    </style:style>
    <style:style style:name="DocuemntHistory.A" style:family="table-column">
      <style:table-column-properties style:column-width="1.6729in" style:rel-column-width="16383*"/>
    </style:style>
    <style:style style:name="DocuemntHistory.D" style:family="table-column">
      <style:table-column-properties style:column-width="1.6736in" style:rel-column-width="16386*"/>
    </style:style>
    <style:style style:name="DocuemntHistory.A1" style:family="table-cell">
      <style:table-cell-properties fo:background-color="#6699cc" fo:padding="0.0382in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0382in" fo:border-left="0.05pt solid #000000" fo:border-right="none" fo:border-top="none" fo:border-bottom="0.05pt solid #000000"/>
    </style:style>
    <style:style style:name="DocuemntHistory.B4" style:family="table-cell">
      <style:table-cell-properties fo:padding="0.0382in" fo:border-left="0.05pt solid #000000" fo:border-right="none" fo:border-top="none" fo:border-bottom="0.05pt solid #000000"/>
    </style:style>
    <style:style style:name="DocuemntHistory.C4" style:family="table-cell">
      <style:table-cell-properties fo:padding="0.0382in" fo:border-left="0.05pt solid #000000" fo:border-right="none" fo:border-top="none" fo:border-bottom="0.05pt solid #000000"/>
    </style:style>
    <style:style style:name="DocuemntHistory.D4" style:family="table-cell">
      <style:table-cell-properties fo:padding="0.0382in" fo:border-left="0.05pt solid #000000" fo:border-right="0.05pt solid #000000" fo:border-top="none" fo:border-bottom="0.05pt solid #000000"/>
    </style:style>
    <style:style style:name="DocumentInfo" style:family="table">
      <style:table-properties style:width="6.6931in" table:align="margins" style:writing-mode="lr-tb"/>
    </style:style>
    <style:style style:name="DocumentInfo.A" style:family="table-column">
      <style:table-column-properties style:column-width="2.2313in" style:rel-column-width="21845*"/>
    </style:style>
    <style:style style:name="DocumentInfo.A1" style:family="table-cell">
      <style:table-cell-properties style:vertical-align="middle" fo:background-color="#99ccff" fo:padding="0.0194in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0194in" fo:border="0.05pt solid #000000"/>
    </style:style>
    <style:style style:name="DocumentInfo.A4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3" style:family="table">
      <style:table-properties style:width="6.6972in" fo:margin-left="0in" table:align="left" style:writing-mode="lr-tb"/>
    </style:style>
    <style:style style:name="Table3.A" style:family="table-column">
      <style:table-column-properties style:column-width="0.7521in"/>
    </style:style>
    <style:style style:name="Table3.B" style:family="table-column">
      <style:table-column-properties style:column-width="5.9451in"/>
    </style:style>
    <style:style style:name="Table3.A1" style:family="table-cell">
      <style:table-cell-properties fo:background-color="#99ccff" fo:padding="0.0382in" fo:border="none">
        <style:background-image/>
      </style:table-cell-properties>
    </style:style>
    <style:style style:name="Table13" style:family="table">
      <style:table-properties style:width="6.6972in" fo:margin-left="0in" table:align="left" style:writing-mode="lr-tb"/>
    </style:style>
    <style:style style:name="Table13.A" style:family="table-column">
      <style:table-column-properties style:column-width="0.7521in"/>
    </style:style>
    <style:style style:name="Table13.B" style:family="table-column">
      <style:table-column-properties style:column-width="5.9451in"/>
    </style:style>
    <style:style style:name="Table13.A1" style:family="table-cell">
      <style:table-cell-properties fo:background-color="#99ccff" fo:padding="0.0382in" fo:border="none">
        <style:background-image/>
      </style:table-cell-properties>
    </style:style>
    <style:style style:name="Table1" style:family="table">
      <style:table-properties style:width="6.0007in" table:align="left" style:writing-mode="lr-tb"/>
    </style:style>
    <style:style style:name="Table1.A" style:family="table-column">
      <style:table-column-properties style:column-width="2.0688in"/>
    </style:style>
    <style:style style:name="Table1.B" style:family="table-column">
      <style:table-column-properties style:column-width="1.2306in"/>
    </style:style>
    <style:style style:name="Table1.C" style:family="table-column">
      <style:table-column-properties style:column-width="1.4063in"/>
    </style:style>
    <style:style style:name="Table1.D" style:family="table-column">
      <style:table-column-properties style:column-width="1.2951in"/>
    </style:style>
    <style:style style:name="Table1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.D1" style:family="table-cell">
      <style:table-cell-properties fo:background-color="#99ccff" fo:padding="0.0382in" fo:border="0.2pt solid #000000">
        <style:background-image/>
      </style:table-cell-properties>
    </style:style>
    <style:style style:name="Table1.A2" style:family="table-cell">
      <style:table-cell-properties fo:padding="0.0382in" fo:border-left="0.2pt solid #000000" fo:border-right="none" fo:border-top="none" fo:border-bottom="0.2pt solid #000000"/>
    </style:style>
    <style:style style:name="Table1.B2" style:family="table-cell">
      <style:table-cell-properties fo:padding="0.0382in" fo:border-left="0.2pt solid #000000" fo:border-right="none" fo:border-top="none" fo:border-bottom="0.2pt solid #000000"/>
    </style:style>
    <style:style style:name="Table1.C2" style:family="table-cell">
      <style:table-cell-properties fo:padding="0.0382in" fo:border-left="0.2pt solid #000000" fo:border-right="none" fo:border-top="none" fo:border-bottom="0.2pt solid #000000"/>
    </style:style>
    <style:style style:name="Table1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.A3" style:family="table-cell">
      <style:table-cell-properties fo:padding="0.0382in" fo:border-left="0.2pt solid #000000" fo:border-right="none" fo:border-top="none" fo:border-bottom="0.2pt solid #000000"/>
    </style:style>
    <style:style style:name="Table1.B3" style:family="table-cell">
      <style:table-cell-properties fo:padding="0.0382in" fo:border-left="0.2pt solid #000000" fo:border-right="none" fo:border-top="none" fo:border-bottom="0.2pt solid #000000"/>
    </style:style>
    <style:style style:name="Table1.C3" style:family="table-cell">
      <style:table-cell-properties fo:padding="0.0382in" fo:border-left="0.2pt solid #000000" fo:border-right="none" fo:border-top="none" fo:border-bottom="0.2pt solid #000000"/>
    </style:style>
    <style:style style:name="Table1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0" style:family="table">
      <style:table-properties style:width="6.4833in" table:align="left" style:writing-mode="lr-tb"/>
    </style:style>
    <style:style style:name="Table20.A" style:family="table-column">
      <style:table-column-properties style:column-width="3.4319in"/>
    </style:style>
    <style:style style:name="Table20.B" style:family="table-column">
      <style:table-column-properties style:column-width="0.9965in"/>
    </style:style>
    <style:style style:name="Table20.C" style:family="table-column">
      <style:table-column-properties style:column-width="1.0278in"/>
    </style:style>
    <style:style style:name="Table20.D" style:family="table-column">
      <style:table-column-properties style:column-width="1.0271in"/>
    </style:style>
    <style:style style:name="Table20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0.D1" style:family="table-cell">
      <style:table-cell-properties fo:background-color="#99ccff" fo:padding="0.0382in" fo:border="0.2pt solid #000000">
        <style:background-image/>
      </style:table-cell-properties>
    </style:style>
    <style:style style:name="Table20.A2" style:family="table-cell">
      <style:table-cell-properties fo:padding="0.0382in" fo:border-left="0.2pt solid #000000" fo:border-right="none" fo:border-top="none" fo:border-bottom="0.2pt solid #000000"/>
    </style:style>
    <style:style style:name="Table20.B2" style:family="table-cell">
      <style:table-cell-properties fo:padding="0.0382in" fo:border-left="0.2pt solid #000000" fo:border-right="none" fo:border-top="none" fo:border-bottom="0.2pt solid #000000"/>
    </style:style>
    <style:style style:name="Table20.C2" style:family="table-cell">
      <style:table-cell-properties fo:padding="0.0382in" fo:border-left="0.2pt solid #000000" fo:border-right="none" fo:border-top="none" fo:border-bottom="0.2pt solid #000000"/>
    </style:style>
    <style:style style:name="Table20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3" style:family="table-cell">
      <style:table-cell-properties fo:padding="0.0382in" fo:border-left="0.2pt solid #000000" fo:border-right="none" fo:border-top="none" fo:border-bottom="0.2pt solid #000000"/>
    </style:style>
    <style:style style:name="Table20.B3" style:family="table-cell">
      <style:table-cell-properties fo:padding="0.0382in" fo:border-left="0.2pt solid #000000" fo:border-right="none" fo:border-top="none" fo:border-bottom="0.2pt solid #000000"/>
    </style:style>
    <style:style style:name="Table20.C3" style:family="table-cell">
      <style:table-cell-properties fo:padding="0.0382in" fo:border-left="0.2pt solid #000000" fo:border-right="none" fo:border-top="none" fo:border-bottom="0.2pt solid #000000"/>
    </style:style>
    <style:style style:name="Table20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4" style:family="table-cell">
      <style:table-cell-properties fo:padding="0.0382in" fo:border-left="0.2pt solid #000000" fo:border-right="none" fo:border-top="none" fo:border-bottom="0.2pt solid #000000"/>
    </style:style>
    <style:style style:name="Table20.B4" style:family="table-cell">
      <style:table-cell-properties fo:padding="0.0382in" fo:border-left="0.2pt solid #000000" fo:border-right="none" fo:border-top="none" fo:border-bottom="0.2pt solid #000000"/>
    </style:style>
    <style:style style:name="Table20.C4" style:family="table-cell">
      <style:table-cell-properties fo:padding="0.0382in" fo:border-left="0.2pt solid #000000" fo:border-right="none" fo:border-top="none" fo:border-bottom="0.2pt solid #000000"/>
    </style:style>
    <style:style style:name="Table20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5" style:family="table-cell">
      <style:table-cell-properties fo:padding="0.0382in" fo:border-left="0.2pt solid #000000" fo:border-right="none" fo:border-top="none" fo:border-bottom="0.2pt solid #000000"/>
    </style:style>
    <style:style style:name="Table20.B5" style:family="table-cell">
      <style:table-cell-properties fo:padding="0.0382in" fo:border-left="0.2pt solid #000000" fo:border-right="none" fo:border-top="none" fo:border-bottom="0.2pt solid #000000"/>
    </style:style>
    <style:style style:name="Table20.C5" style:family="table-cell">
      <style:table-cell-properties fo:padding="0.0382in" fo:border-left="0.2pt solid #000000" fo:border-right="none" fo:border-top="none" fo:border-bottom="0.2pt solid #000000"/>
    </style:style>
    <style:style style:name="Table20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6" style:family="table-cell">
      <style:table-cell-properties fo:padding="0.0382in" fo:border-left="0.2pt solid #000000" fo:border-right="none" fo:border-top="none" fo:border-bottom="0.2pt solid #000000"/>
    </style:style>
    <style:style style:name="Table20.B6" style:family="table-cell">
      <style:table-cell-properties fo:padding="0.0382in" fo:border-left="0.2pt solid #000000" fo:border-right="none" fo:border-top="none" fo:border-bottom="0.2pt solid #000000"/>
    </style:style>
    <style:style style:name="Table20.C6" style:family="table-cell">
      <style:table-cell-properties fo:padding="0.0382in" fo:border-left="0.2pt solid #000000" fo:border-right="none" fo:border-top="none" fo:border-bottom="0.2pt solid #000000"/>
    </style:style>
    <style:style style:name="Table20.D6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7" style:family="table-cell">
      <style:table-cell-properties fo:padding="0.0382in" fo:border-left="0.2pt solid #000000" fo:border-right="none" fo:border-top="none" fo:border-bottom="0.2pt solid #000000"/>
    </style:style>
    <style:style style:name="Table20.B7" style:family="table-cell">
      <style:table-cell-properties fo:padding="0.0382in" fo:border-left="0.2pt solid #000000" fo:border-right="none" fo:border-top="none" fo:border-bottom="0.2pt solid #000000"/>
    </style:style>
    <style:style style:name="Table20.C7" style:family="table-cell">
      <style:table-cell-properties fo:padding="0.0382in" fo:border-left="0.2pt solid #000000" fo:border-right="none" fo:border-top="none" fo:border-bottom="0.2pt solid #000000"/>
    </style:style>
    <style:style style:name="Table20.D7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8" style:family="table-cell">
      <style:table-cell-properties fo:padding="0.0382in" fo:border-left="0.2pt solid #000000" fo:border-right="none" fo:border-top="none" fo:border-bottom="0.2pt solid #000000"/>
    </style:style>
    <style:style style:name="Table20.B8" style:family="table-cell">
      <style:table-cell-properties fo:padding="0.0382in" fo:border-left="0.2pt solid #000000" fo:border-right="none" fo:border-top="none" fo:border-bottom="0.2pt solid #000000"/>
    </style:style>
    <style:style style:name="Table20.C8" style:family="table-cell">
      <style:table-cell-properties fo:padding="0.0382in" fo:border-left="0.2pt solid #000000" fo:border-right="none" fo:border-top="none" fo:border-bottom="0.2pt solid #000000"/>
    </style:style>
    <style:style style:name="Table20.D8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9" style:family="table-cell">
      <style:table-cell-properties fo:padding="0.0382in" fo:border-left="0.2pt solid #000000" fo:border-right="none" fo:border-top="none" fo:border-bottom="0.2pt solid #000000"/>
    </style:style>
    <style:style style:name="Table20.B9" style:family="table-cell">
      <style:table-cell-properties fo:padding="0.0382in" fo:border-left="0.2pt solid #000000" fo:border-right="none" fo:border-top="none" fo:border-bottom="0.2pt solid #000000"/>
    </style:style>
    <style:style style:name="Table20.C9" style:family="table-cell">
      <style:table-cell-properties fo:padding="0.0382in" fo:border-left="0.2pt solid #000000" fo:border-right="none" fo:border-top="none" fo:border-bottom="0.2pt solid #000000"/>
    </style:style>
    <style:style style:name="Table20.D9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10" style:family="table-cell">
      <style:table-cell-properties fo:padding="0.0382in" fo:border-left="0.2pt solid #000000" fo:border-right="none" fo:border-top="none" fo:border-bottom="0.2pt solid #000000"/>
    </style:style>
    <style:style style:name="Table20.B10" style:family="table-cell">
      <style:table-cell-properties fo:padding="0.0382in" fo:border-left="0.2pt solid #000000" fo:border-right="none" fo:border-top="none" fo:border-bottom="0.2pt solid #000000"/>
    </style:style>
    <style:style style:name="Table20.C10" style:family="table-cell">
      <style:table-cell-properties fo:padding="0.0382in" fo:border-left="0.2pt solid #000000" fo:border-right="none" fo:border-top="none" fo:border-bottom="0.2pt solid #000000"/>
    </style:style>
    <style:style style:name="Table20.D10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11" style:family="table-cell">
      <style:table-cell-properties fo:padding="0.0382in" fo:border-left="0.2pt solid #000000" fo:border-right="none" fo:border-top="none" fo:border-bottom="0.2pt solid #000000"/>
    </style:style>
    <style:style style:name="Table20.B11" style:family="table-cell">
      <style:table-cell-properties fo:padding="0.0382in" fo:border-left="0.2pt solid #000000" fo:border-right="none" fo:border-top="none" fo:border-bottom="0.2pt solid #000000"/>
    </style:style>
    <style:style style:name="Table20.C11" style:family="table-cell">
      <style:table-cell-properties fo:padding="0.0382in" fo:border-left="0.2pt solid #000000" fo:border-right="none" fo:border-top="none" fo:border-bottom="0.2pt solid #000000"/>
    </style:style>
    <style:style style:name="Table20.D11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12" style:family="table-cell">
      <style:table-cell-properties fo:padding="0.0382in" fo:border-left="0.2pt solid #000000" fo:border-right="none" fo:border-top="none" fo:border-bottom="0.2pt solid #000000"/>
    </style:style>
    <style:style style:name="Table20.B12" style:family="table-cell">
      <style:table-cell-properties fo:padding="0.0382in" fo:border-left="0.2pt solid #000000" fo:border-right="none" fo:border-top="none" fo:border-bottom="0.2pt solid #000000"/>
    </style:style>
    <style:style style:name="Table20.C12" style:family="table-cell">
      <style:table-cell-properties fo:padding="0.0382in" fo:border-left="0.2pt solid #000000" fo:border-right="none" fo:border-top="none" fo:border-bottom="0.2pt solid #000000"/>
    </style:style>
    <style:style style:name="Table20.D12" style:family="table-cell">
      <style:table-cell-properties fo:padding="0.0382in" fo:border-left="0.2pt solid #000000" fo:border-right="0.2pt solid #000000" fo:border-top="none" fo:border-bottom="0.2pt solid #000000"/>
    </style:style>
    <style:style style:name="Table20.A13" style:family="table-cell">
      <style:table-cell-properties fo:padding="0.0382in" fo:border-left="0.2pt solid #000000" fo:border-right="none" fo:border-top="none" fo:border-bottom="0.2pt solid #000000"/>
    </style:style>
    <style:style style:name="Table20.B13" style:family="table-cell">
      <style:table-cell-properties fo:padding="0.0382in" fo:border-left="0.2pt solid #000000" fo:border-right="none" fo:border-top="none" fo:border-bottom="0.2pt solid #000000"/>
    </style:style>
    <style:style style:name="Table20.C13" style:family="table-cell">
      <style:table-cell-properties fo:padding="0.0382in" fo:border-left="0.2pt solid #000000" fo:border-right="none" fo:border-top="none" fo:border-bottom="0.2pt solid #000000"/>
    </style:style>
    <style:style style:name="Table20.D13" style:family="table-cell">
      <style:table-cell-properties fo:padding="0.0382in" fo:border-left="0.2pt solid #000000" fo:border-right="0.2pt solid #000000" fo:border-top="none" fo:border-bottom="0.2pt solid #000000"/>
    </style:style>
    <style:style style:name="Table7" style:family="table">
      <style:table-properties style:width="6.4833in" table:align="left" style:writing-mode="lr-tb"/>
    </style:style>
    <style:style style:name="Table7.A" style:family="table-column">
      <style:table-column-properties style:column-width="3.4319in"/>
    </style:style>
    <style:style style:name="Table7.B" style:family="table-column">
      <style:table-column-properties style:column-width="0.9965in"/>
    </style:style>
    <style:style style:name="Table7.C" style:family="table-column">
      <style:table-column-properties style:column-width="1.0278in"/>
    </style:style>
    <style:style style:name="Table7.D" style:family="table-column">
      <style:table-column-properties style:column-width="1.0271in"/>
    </style:style>
    <style:style style:name="Table7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7.D1" style:family="table-cell">
      <style:table-cell-properties fo:background-color="#99ccff" fo:padding="0.0382in" fo:border="0.2pt solid #000000">
        <style:background-image/>
      </style:table-cell-properties>
    </style:style>
    <style:style style:name="Table7.A2" style:family="table-cell">
      <style:table-cell-properties fo:padding="0.0382in" fo:border-left="0.2pt solid #000000" fo:border-right="none" fo:border-top="none" fo:border-bottom="0.2pt solid #000000"/>
    </style:style>
    <style:style style:name="Table7.B2" style:family="table-cell">
      <style:table-cell-properties fo:padding="0.0382in" fo:border-left="0.2pt solid #000000" fo:border-right="none" fo:border-top="none" fo:border-bottom="0.2pt solid #000000"/>
    </style:style>
    <style:style style:name="Table7.C2" style:family="table-cell">
      <style:table-cell-properties fo:padding="0.0382in" fo:border-left="0.2pt solid #000000" fo:border-right="none" fo:border-top="none" fo:border-bottom="0.2pt solid #000000"/>
    </style:style>
    <style:style style:name="Table7.D2" style:family="table-cell">
      <style:table-cell-properties fo:padding="0.0382in" fo:border-left="0.2pt solid #000000" fo:border-right="0.2pt solid #000000" fo:border-top="none" fo:border-bottom="0.2pt solid #000000"/>
    </style:style>
    <style:style style:name="Table7.A3" style:family="table-cell">
      <style:table-cell-properties fo:padding="0.0382in" fo:border-left="0.2pt solid #000000" fo:border-right="none" fo:border-top="none" fo:border-bottom="0.2pt solid #000000"/>
    </style:style>
    <style:style style:name="Table7.B3" style:family="table-cell">
      <style:table-cell-properties fo:padding="0.0382in" fo:border-left="0.2pt solid #000000" fo:border-right="none" fo:border-top="none" fo:border-bottom="0.2pt solid #000000"/>
    </style:style>
    <style:style style:name="Table7.C3" style:family="table-cell">
      <style:table-cell-properties fo:padding="0.0382in" fo:border-left="0.2pt solid #000000" fo:border-right="none" fo:border-top="none" fo:border-bottom="0.2pt solid #000000"/>
    </style:style>
    <style:style style:name="Table7.D3" style:family="table-cell">
      <style:table-cell-properties fo:padding="0.0382in" fo:border-left="0.2pt solid #000000" fo:border-right="0.2pt solid #000000" fo:border-top="none" fo:border-bottom="0.2pt solid #000000"/>
    </style:style>
    <style:style style:name="Table7.A4" style:family="table-cell">
      <style:table-cell-properties fo:padding="0.0382in" fo:border-left="0.2pt solid #000000" fo:border-right="none" fo:border-top="none" fo:border-bottom="0.2pt solid #000000"/>
    </style:style>
    <style:style style:name="Table7.B4" style:family="table-cell">
      <style:table-cell-properties fo:padding="0.0382in" fo:border-left="0.2pt solid #000000" fo:border-right="none" fo:border-top="none" fo:border-bottom="0.2pt solid #000000"/>
    </style:style>
    <style:style style:name="Table7.C4" style:family="table-cell">
      <style:table-cell-properties fo:padding="0.0382in" fo:border-left="0.2pt solid #000000" fo:border-right="none" fo:border-top="none" fo:border-bottom="0.2pt solid #000000"/>
    </style:style>
    <style:style style:name="Table7.D4" style:family="table-cell">
      <style:table-cell-properties fo:padding="0.0382in" fo:border-left="0.2pt solid #000000" fo:border-right="0.2pt solid #000000" fo:border-top="none" fo:border-bottom="0.2pt solid #000000"/>
    </style:style>
    <style:style style:name="Table7.A5" style:family="table-cell">
      <style:table-cell-properties fo:padding="0.0382in" fo:border-left="0.2pt solid #000000" fo:border-right="none" fo:border-top="none" fo:border-bottom="0.2pt solid #000000"/>
    </style:style>
    <style:style style:name="Table7.B5" style:family="table-cell">
      <style:table-cell-properties fo:padding="0.0382in" fo:border-left="0.2pt solid #000000" fo:border-right="none" fo:border-top="none" fo:border-bottom="0.2pt solid #000000"/>
    </style:style>
    <style:style style:name="Table7.C5" style:family="table-cell">
      <style:table-cell-properties fo:padding="0.0382in" fo:border-left="0.2pt solid #000000" fo:border-right="none" fo:border-top="none" fo:border-bottom="0.2pt solid #000000"/>
    </style:style>
    <style:style style:name="Table7.D5" style:family="table-cell">
      <style:table-cell-properties fo:padding="0.0382in" fo:border-left="0.2pt solid #000000" fo:border-right="0.2pt solid #000000" fo:border-top="none" fo:border-bottom="0.2pt solid #000000"/>
    </style:style>
    <style:style style:name="Table4" style:family="table">
      <style:table-properties style:width="6.4833in" table:align="left" style:writing-mode="lr-tb"/>
    </style:style>
    <style:style style:name="Table4.A" style:family="table-column">
      <style:table-column-properties style:column-width="3.4319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0278in"/>
    </style:style>
    <style:style style:name="Table4.D" style:family="table-column">
      <style:table-column-properties style:column-width="1.0271in"/>
    </style:style>
    <style:style style:name="Table4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4.D1" style:family="table-cell">
      <style:table-cell-properties fo:background-color="#99ccff" fo:padding="0.0382in" fo:border="0.2pt solid #000000">
        <style:background-image/>
      </style:table-cell-properties>
    </style:style>
    <style:style style:name="Table4.A2" style:family="table-cell">
      <style:table-cell-properties fo:padding="0.0382in" fo:border-left="0.2pt solid #000000" fo:border-right="none" fo:border-top="none" fo:border-bottom="0.2pt solid #000000"/>
    </style:style>
    <style:style style:name="Table4.B2" style:family="table-cell">
      <style:table-cell-properties fo:padding="0.0382in" fo:border-left="0.2pt solid #000000" fo:border-right="none" fo:border-top="none" fo:border-bottom="0.2pt solid #000000"/>
    </style:style>
    <style:style style:name="Table4.C2" style:family="table-cell">
      <style:table-cell-properties fo:padding="0.0382in" fo:border-left="0.2pt solid #000000" fo:border-right="none" fo:border-top="none" fo:border-bottom="0.2pt solid #000000"/>
    </style:style>
    <style:style style:name="Table4.D2" style:family="table-cell">
      <style:table-cell-properties fo:padding="0.0382in" fo:border-left="0.2pt solid #000000" fo:border-right="0.2pt solid #000000" fo:border-top="none" fo:border-bottom="0.2pt solid #000000"/>
    </style:style>
    <style:style style:name="Table4.A3" style:family="table-cell">
      <style:table-cell-properties fo:padding="0.0382in" fo:border-left="0.2pt solid #000000" fo:border-right="none" fo:border-top="none" fo:border-bottom="0.2pt solid #000000"/>
    </style:style>
    <style:style style:name="Table4.B3" style:family="table-cell">
      <style:table-cell-properties fo:padding="0.0382in" fo:border-left="0.2pt solid #000000" fo:border-right="none" fo:border-top="none" fo:border-bottom="0.2pt solid #000000"/>
    </style:style>
    <style:style style:name="Table4.C3" style:family="table-cell">
      <style:table-cell-properties fo:padding="0.0382in" fo:border-left="0.2pt solid #000000" fo:border-right="none" fo:border-top="none" fo:border-bottom="0.2pt solid #000000"/>
    </style:style>
    <style:style style:name="Table4.D3" style:family="table-cell">
      <style:table-cell-properties fo:padding="0.0382in" fo:border-left="0.2pt solid #000000" fo:border-right="0.2pt solid #000000" fo:border-top="none" fo:border-bottom="0.2pt solid #000000"/>
    </style:style>
    <style:style style:name="Table4.A4" style:family="table-cell">
      <style:table-cell-properties fo:padding="0.0382in" fo:border-left="0.2pt solid #000000" fo:border-right="none" fo:border-top="none" fo:border-bottom="0.2pt solid #000000"/>
    </style:style>
    <style:style style:name="Table4.B4" style:family="table-cell">
      <style:table-cell-properties fo:padding="0.0382in" fo:border-left="0.2pt solid #000000" fo:border-right="none" fo:border-top="none" fo:border-bottom="0.2pt solid #000000"/>
    </style:style>
    <style:style style:name="Table4.C4" style:family="table-cell">
      <style:table-cell-properties fo:padding="0.0382in" fo:border-left="0.2pt solid #000000" fo:border-right="none" fo:border-top="none" fo:border-bottom="0.2pt solid #000000"/>
    </style:style>
    <style:style style:name="Table4.D4" style:family="table-cell">
      <style:table-cell-properties fo:padding="0.0382in" fo:border-left="0.2pt solid #000000" fo:border-right="0.2pt solid #000000" fo:border-top="none" fo:border-bottom="0.2pt solid #000000"/>
    </style:style>
    <style:style style:name="Table4.A5" style:family="table-cell">
      <style:table-cell-properties fo:padding="0.0382in" fo:border-left="0.2pt solid #000000" fo:border-right="none" fo:border-top="none" fo:border-bottom="0.2pt solid #000000"/>
    </style:style>
    <style:style style:name="Table4.B5" style:family="table-cell">
      <style:table-cell-properties fo:padding="0.0382in" fo:border-left="0.2pt solid #000000" fo:border-right="none" fo:border-top="none" fo:border-bottom="0.2pt solid #000000"/>
    </style:style>
    <style:style style:name="Table4.C5" style:family="table-cell">
      <style:table-cell-properties fo:padding="0.0382in" fo:border-left="0.2pt solid #000000" fo:border-right="none" fo:border-top="none" fo:border-bottom="0.2pt solid #000000"/>
    </style:style>
    <style:style style:name="Table4.D5" style:family="table-cell">
      <style:table-cell-properties fo:padding="0.0382in" fo:border-left="0.2pt solid #000000" fo:border-right="0.2pt solid #000000" fo:border-top="none" fo:border-bottom="0.2pt solid #000000"/>
    </style:style>
    <style:style style:name="Table5" style:family="table">
      <style:table-properties style:width="6.4833in" table:align="left" style:writing-mode="lr-tb"/>
    </style:style>
    <style:style style:name="Table5.A" style:family="table-column">
      <style:table-column-properties style:column-width="3.4319in"/>
    </style:style>
    <style:style style:name="Table5.B" style:family="table-column">
      <style:table-column-properties style:column-width="0.9965in"/>
    </style:style>
    <style:style style:name="Table5.C" style:family="table-column">
      <style:table-column-properties style:column-width="1.0278in"/>
    </style:style>
    <style:style style:name="Table5.D" style:family="table-column">
      <style:table-column-properties style:column-width="1.0271in"/>
    </style:style>
    <style:style style:name="Table5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5.D1" style:family="table-cell">
      <style:table-cell-properties fo:background-color="#99ccff" fo:padding="0.0382in" fo:border="0.2pt solid #000000">
        <style:background-image/>
      </style:table-cell-properties>
    </style:style>
    <style:style style:name="Table5.A2" style:family="table-cell">
      <style:table-cell-properties fo:padding="0.0382in" fo:border-left="0.2pt solid #000000" fo:border-right="none" fo:border-top="none" fo:border-bottom="0.2pt solid #000000"/>
    </style:style>
    <style:style style:name="Table5.B2" style:family="table-cell">
      <style:table-cell-properties fo:padding="0.0382in" fo:border-left="0.2pt solid #000000" fo:border-right="none" fo:border-top="none" fo:border-bottom="0.2pt solid #000000"/>
    </style:style>
    <style:style style:name="Table5.C2" style:family="table-cell">
      <style:table-cell-properties fo:padding="0.0382in" fo:border-left="0.2pt solid #000000" fo:border-right="none" fo:border-top="none" fo:border-bottom="0.2pt solid #000000"/>
    </style:style>
    <style:style style:name="Table5.D2" style:family="table-cell">
      <style:table-cell-properties fo:padding="0.0382in" fo:border-left="0.2pt solid #000000" fo:border-right="0.2pt solid #000000" fo:border-top="none" fo:border-bottom="0.2pt solid #000000"/>
    </style:style>
    <style:style style:name="Table5.A3" style:family="table-cell">
      <style:table-cell-properties fo:padding="0.0382in" fo:border-left="0.2pt solid #000000" fo:border-right="none" fo:border-top="none" fo:border-bottom="0.2pt solid #000000"/>
    </style:style>
    <style:style style:name="Table5.B3" style:family="table-cell">
      <style:table-cell-properties fo:padding="0.0382in" fo:border-left="0.2pt solid #000000" fo:border-right="none" fo:border-top="none" fo:border-bottom="0.2pt solid #000000"/>
    </style:style>
    <style:style style:name="Table5.C3" style:family="table-cell">
      <style:table-cell-properties fo:padding="0.0382in" fo:border-left="0.2pt solid #000000" fo:border-right="none" fo:border-top="none" fo:border-bottom="0.2pt solid #000000"/>
    </style:style>
    <style:style style:name="Table5.D3" style:family="table-cell">
      <style:table-cell-properties fo:padding="0.0382in" fo:border-left="0.2pt solid #000000" fo:border-right="0.2pt solid #000000" fo:border-top="none" fo:border-bottom="0.2pt solid #000000"/>
    </style:style>
    <style:style style:name="Table6" style:family="table">
      <style:table-properties style:width="6.6972in" fo:margin-left="0in" table:align="left" style:writing-mode="lr-tb"/>
    </style:style>
    <style:style style:name="Table6.A" style:family="table-column">
      <style:table-column-properties style:column-width="0.7521in"/>
    </style:style>
    <style:style style:name="Table6.B" style:family="table-column">
      <style:table-column-properties style:column-width="5.9451in"/>
    </style:style>
    <style:style style:name="Table6.A1" style:family="table-cell">
      <style:table-cell-properties fo:background-color="#99ccff" fo:padding="0.0382in" fo:border="none">
        <style:background-image/>
      </style:table-cell-properties>
    </style:style>
    <style:style style:name="Table15" style:family="table">
      <style:table-properties style:width="6.6972in" fo:margin-left="0in" table:align="left" style:writing-mode="lr-tb"/>
    </style:style>
    <style:style style:name="Table15.A" style:family="table-column">
      <style:table-column-properties style:column-width="0.7521in"/>
    </style:style>
    <style:style style:name="Table15.B" style:family="table-column">
      <style:table-column-properties style:column-width="5.9451in"/>
    </style:style>
    <style:style style:name="Table15.A1" style:family="table-cell">
      <style:table-cell-properties fo:background-color="#99ccff" fo:padding="0.0382in" fo:border="none">
        <style:background-image/>
      </style:table-cell-properties>
    </style:style>
    <style:style style:name="Table16" style:family="table">
      <style:table-properties style:width="6.6972in" fo:margin-left="0in" table:align="left" style:writing-mode="lr-tb"/>
    </style:style>
    <style:style style:name="Table16.A" style:family="table-column">
      <style:table-column-properties style:column-width="0.7521in"/>
    </style:style>
    <style:style style:name="Table16.B" style:family="table-column">
      <style:table-column-properties style:column-width="5.9451in"/>
    </style:style>
    <style:style style:name="Table16.A1" style:family="table-cell">
      <style:table-cell-properties fo:background-color="#99ccff" fo:padding="0.0382in" fo:border="none">
        <style:background-image/>
      </style:table-cell-properties>
    </style:style>
    <style:style style:name="Table9" style:family="table">
      <style:table-properties style:width="6.0007in" table:align="left" style:writing-mode="lr-tb"/>
    </style:style>
    <style:style style:name="Table9.A" style:family="table-column">
      <style:table-column-properties style:column-width="2.0688in"/>
    </style:style>
    <style:style style:name="Table9.B" style:family="table-column">
      <style:table-column-properties style:column-width="1.2306in"/>
    </style:style>
    <style:style style:name="Table9.C" style:family="table-column">
      <style:table-column-properties style:column-width="1.4063in"/>
    </style:style>
    <style:style style:name="Table9.D" style:family="table-column">
      <style:table-column-properties style:column-width="1.2951in"/>
    </style:style>
    <style:style style:name="Table9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9.D1" style:family="table-cell">
      <style:table-cell-properties fo:background-color="#99ccff" fo:padding="0.0382in" fo:border="0.2pt solid #000000">
        <style:background-image/>
      </style:table-cell-properties>
    </style:style>
    <style:style style:name="Table9.A2" style:family="table-cell">
      <style:table-cell-properties fo:padding="0.0382in" fo:border-left="0.2pt solid #000000" fo:border-right="none" fo:border-top="none" fo:border-bottom="0.2pt solid #000000"/>
    </style:style>
    <style:style style:name="Table9.B2" style:family="table-cell">
      <style:table-cell-properties fo:padding="0.0382in" fo:border-left="0.2pt solid #000000" fo:border-right="none" fo:border-top="none" fo:border-bottom="0.2pt solid #000000"/>
    </style:style>
    <style:style style:name="Table9.C2" style:family="table-cell">
      <style:table-cell-properties fo:padding="0.0382in" fo:border-left="0.2pt solid #000000" fo:border-right="none" fo:border-top="none" fo:border-bottom="0.2pt solid #000000"/>
    </style:style>
    <style:style style:name="Table9.D2" style:family="table-cell">
      <style:table-cell-properties fo:padding="0.0382in" fo:border-left="0.2pt solid #000000" fo:border-right="0.2pt solid #000000" fo:border-top="none" fo:border-bottom="0.2pt solid #000000"/>
    </style:style>
    <style:style style:name="Table9.A3" style:family="table-cell">
      <style:table-cell-properties fo:padding="0.0382in" fo:border-left="0.2pt solid #000000" fo:border-right="none" fo:border-top="none" fo:border-bottom="0.2pt solid #000000"/>
    </style:style>
    <style:style style:name="Table9.B3" style:family="table-cell">
      <style:table-cell-properties fo:padding="0.0382in" fo:border-left="0.2pt solid #000000" fo:border-right="none" fo:border-top="none" fo:border-bottom="0.2pt solid #000000"/>
    </style:style>
    <style:style style:name="Table9.C3" style:family="table-cell">
      <style:table-cell-properties fo:padding="0.0382in" fo:border-left="0.2pt solid #000000" fo:border-right="none" fo:border-top="none" fo:border-bottom="0.2pt solid #000000"/>
    </style:style>
    <style:style style:name="Table9.D3" style:family="table-cell">
      <style:table-cell-properties fo:padding="0.0382in" fo:border-left="0.2pt solid #000000" fo:border-right="0.2pt solid #000000" fo:border-top="none" fo:border-bottom="0.2pt solid #000000"/>
    </style:style>
    <style:style style:name="Table10" style:family="table">
      <style:table-properties style:width="6.4833in" table:align="left" style:writing-mode="lr-tb"/>
    </style:style>
    <style:style style:name="Table10.A" style:family="table-column">
      <style:table-column-properties style:column-width="3.4319in"/>
    </style:style>
    <style:style style:name="Table10.B" style:family="table-column">
      <style:table-column-properties style:column-width="0.9965in"/>
    </style:style>
    <style:style style:name="Table10.C" style:family="table-column">
      <style:table-column-properties style:column-width="1.0278in"/>
    </style:style>
    <style:style style:name="Table10.D" style:family="table-column">
      <style:table-column-properties style:column-width="1.0271in"/>
    </style:style>
    <style:style style:name="Table10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0.D1" style:family="table-cell">
      <style:table-cell-properties fo:background-color="#99ccff" fo:padding="0.0382in" fo:border="0.2pt solid #000000">
        <style:background-image/>
      </style:table-cell-properties>
    </style:style>
    <style:style style:name="Table10.A2" style:family="table-cell">
      <style:table-cell-properties fo:padding="0.0382in" fo:border-left="0.2pt solid #000000" fo:border-right="none" fo:border-top="none" fo:border-bottom="0.2pt solid #000000"/>
    </style:style>
    <style:style style:name="Table10.B2" style:family="table-cell">
      <style:table-cell-properties fo:padding="0.0382in" fo:border-left="0.2pt solid #000000" fo:border-right="none" fo:border-top="none" fo:border-bottom="0.2pt solid #000000"/>
    </style:style>
    <style:style style:name="Table10.C2" style:family="table-cell">
      <style:table-cell-properties fo:padding="0.0382in" fo:border-left="0.2pt solid #000000" fo:border-right="none" fo:border-top="none" fo:border-bottom="0.2pt solid #000000"/>
    </style:style>
    <style:style style:name="Table10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3" style:family="table-cell">
      <style:table-cell-properties fo:padding="0.0382in" fo:border-left="0.2pt solid #000000" fo:border-right="none" fo:border-top="none" fo:border-bottom="0.2pt solid #000000"/>
    </style:style>
    <style:style style:name="Table10.B3" style:family="table-cell">
      <style:table-cell-properties fo:padding="0.0382in" fo:border-left="0.2pt solid #000000" fo:border-right="none" fo:border-top="none" fo:border-bottom="0.2pt solid #000000"/>
    </style:style>
    <style:style style:name="Table10.C3" style:family="table-cell">
      <style:table-cell-properties fo:padding="0.0382in" fo:border-left="0.2pt solid #000000" fo:border-right="none" fo:border-top="none" fo:border-bottom="0.2pt solid #000000"/>
    </style:style>
    <style:style style:name="Table10.D3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4" style:family="table-cell">
      <style:table-cell-properties fo:padding="0.0382in" fo:border-left="0.2pt solid #000000" fo:border-right="none" fo:border-top="none" fo:border-bottom="0.2pt solid #000000"/>
    </style:style>
    <style:style style:name="Table10.B4" style:family="table-cell">
      <style:table-cell-properties fo:padding="0.0382in" fo:border-left="0.2pt solid #000000" fo:border-right="none" fo:border-top="none" fo:border-bottom="0.2pt solid #000000"/>
    </style:style>
    <style:style style:name="Table10.C4" style:family="table-cell">
      <style:table-cell-properties fo:padding="0.0382in" fo:border-left="0.2pt solid #000000" fo:border-right="none" fo:border-top="none" fo:border-bottom="0.2pt solid #000000"/>
    </style:style>
    <style:style style:name="Table10.D4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5" style:family="table-cell">
      <style:table-cell-properties fo:padding="0.0382in" fo:border-left="0.2pt solid #000000" fo:border-right="none" fo:border-top="none" fo:border-bottom="0.2pt solid #000000"/>
    </style:style>
    <style:style style:name="Table10.B5" style:family="table-cell">
      <style:table-cell-properties fo:padding="0.0382in" fo:border-left="0.2pt solid #000000" fo:border-right="none" fo:border-top="none" fo:border-bottom="0.2pt solid #000000"/>
    </style:style>
    <style:style style:name="Table10.C5" style:family="table-cell">
      <style:table-cell-properties fo:padding="0.0382in" fo:border-left="0.2pt solid #000000" fo:border-right="none" fo:border-top="none" fo:border-bottom="0.2pt solid #000000"/>
    </style:style>
    <style:style style:name="Table10.D5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6" style:family="table-cell">
      <style:table-cell-properties fo:padding="0.0382in" fo:border-left="0.2pt solid #000000" fo:border-right="none" fo:border-top="none" fo:border-bottom="0.2pt solid #000000"/>
    </style:style>
    <style:style style:name="Table10.B6" style:family="table-cell">
      <style:table-cell-properties fo:padding="0.0382in" fo:border-left="0.2pt solid #000000" fo:border-right="none" fo:border-top="none" fo:border-bottom="0.2pt solid #000000"/>
    </style:style>
    <style:style style:name="Table10.C6" style:family="table-cell">
      <style:table-cell-properties fo:padding="0.0382in" fo:border-left="0.2pt solid #000000" fo:border-right="none" fo:border-top="none" fo:border-bottom="0.2pt solid #000000"/>
    </style:style>
    <style:style style:name="Table10.D6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7" style:family="table-cell">
      <style:table-cell-properties fo:padding="0.0382in" fo:border-left="0.2pt solid #000000" fo:border-right="none" fo:border-top="none" fo:border-bottom="0.2pt solid #000000"/>
    </style:style>
    <style:style style:name="Table10.B7" style:family="table-cell">
      <style:table-cell-properties fo:padding="0.0382in" fo:border-left="0.2pt solid #000000" fo:border-right="none" fo:border-top="none" fo:border-bottom="0.2pt solid #000000"/>
    </style:style>
    <style:style style:name="Table10.C7" style:family="table-cell">
      <style:table-cell-properties fo:padding="0.0382in" fo:border-left="0.2pt solid #000000" fo:border-right="none" fo:border-top="none" fo:border-bottom="0.2pt solid #000000"/>
    </style:style>
    <style:style style:name="Table10.D7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8" style:family="table-cell">
      <style:table-cell-properties fo:padding="0.0382in" fo:border-left="0.2pt solid #000000" fo:border-right="none" fo:border-top="none" fo:border-bottom="0.2pt solid #000000"/>
    </style:style>
    <style:style style:name="Table10.B8" style:family="table-cell">
      <style:table-cell-properties fo:padding="0.0382in" fo:border-left="0.2pt solid #000000" fo:border-right="none" fo:border-top="none" fo:border-bottom="0.2pt solid #000000"/>
    </style:style>
    <style:style style:name="Table10.C8" style:family="table-cell">
      <style:table-cell-properties fo:padding="0.0382in" fo:border-left="0.2pt solid #000000" fo:border-right="none" fo:border-top="none" fo:border-bottom="0.2pt solid #000000"/>
    </style:style>
    <style:style style:name="Table10.D8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9" style:family="table-cell">
      <style:table-cell-properties fo:padding="0.0382in" fo:border-left="0.2pt solid #000000" fo:border-right="none" fo:border-top="none" fo:border-bottom="0.2pt solid #000000"/>
    </style:style>
    <style:style style:name="Table10.B9" style:family="table-cell">
      <style:table-cell-properties fo:padding="0.0382in" fo:border-left="0.2pt solid #000000" fo:border-right="none" fo:border-top="none" fo:border-bottom="0.2pt solid #000000"/>
    </style:style>
    <style:style style:name="Table10.C9" style:family="table-cell">
      <style:table-cell-properties fo:padding="0.0382in" fo:border-left="0.2pt solid #000000" fo:border-right="none" fo:border-top="none" fo:border-bottom="0.2pt solid #000000"/>
    </style:style>
    <style:style style:name="Table10.D9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10" style:family="table-cell">
      <style:table-cell-properties fo:padding="0.0382in" fo:border-left="0.2pt solid #000000" fo:border-right="none" fo:border-top="none" fo:border-bottom="0.2pt solid #000000"/>
    </style:style>
    <style:style style:name="Table10.B10" style:family="table-cell">
      <style:table-cell-properties fo:padding="0.0382in" fo:border-left="0.2pt solid #000000" fo:border-right="none" fo:border-top="none" fo:border-bottom="0.2pt solid #000000"/>
    </style:style>
    <style:style style:name="Table10.C10" style:family="table-cell">
      <style:table-cell-properties fo:padding="0.0382in" fo:border-left="0.2pt solid #000000" fo:border-right="none" fo:border-top="none" fo:border-bottom="0.2pt solid #000000"/>
    </style:style>
    <style:style style:name="Table10.D10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11" style:family="table-cell">
      <style:table-cell-properties fo:padding="0.0382in" fo:border-left="0.2pt solid #000000" fo:border-right="none" fo:border-top="none" fo:border-bottom="0.2pt solid #000000"/>
    </style:style>
    <style:style style:name="Table10.B11" style:family="table-cell">
      <style:table-cell-properties fo:padding="0.0382in" fo:border-left="0.2pt solid #000000" fo:border-right="none" fo:border-top="none" fo:border-bottom="0.2pt solid #000000"/>
    </style:style>
    <style:style style:name="Table10.C11" style:family="table-cell">
      <style:table-cell-properties fo:padding="0.0382in" fo:border-left="0.2pt solid #000000" fo:border-right="none" fo:border-top="none" fo:border-bottom="0.2pt solid #000000"/>
    </style:style>
    <style:style style:name="Table10.D11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12" style:family="table-cell">
      <style:table-cell-properties fo:padding="0.0382in" fo:border-left="0.2pt solid #000000" fo:border-right="none" fo:border-top="none" fo:border-bottom="0.2pt solid #000000"/>
    </style:style>
    <style:style style:name="Table10.B12" style:family="table-cell">
      <style:table-cell-properties fo:padding="0.0382in" fo:border-left="0.2pt solid #000000" fo:border-right="none" fo:border-top="none" fo:border-bottom="0.2pt solid #000000"/>
    </style:style>
    <style:style style:name="Table10.C12" style:family="table-cell">
      <style:table-cell-properties fo:padding="0.0382in" fo:border-left="0.2pt solid #000000" fo:border-right="none" fo:border-top="none" fo:border-bottom="0.2pt solid #000000"/>
    </style:style>
    <style:style style:name="Table10.D12" style:family="table-cell">
      <style:table-cell-properties fo:padding="0.0382in" fo:border-left="0.2pt solid #000000" fo:border-right="0.2pt solid #000000" fo:border-top="none" fo:border-bottom="0.2pt solid #000000"/>
    </style:style>
    <style:style style:name="Table10.A13" style:family="table-cell">
      <style:table-cell-properties fo:padding="0.0382in" fo:border-left="0.2pt solid #000000" fo:border-right="none" fo:border-top="none" fo:border-bottom="0.2pt solid #000000"/>
    </style:style>
    <style:style style:name="Table10.B13" style:family="table-cell">
      <style:table-cell-properties fo:padding="0.0382in" fo:border-left="0.2pt solid #000000" fo:border-right="none" fo:border-top="none" fo:border-bottom="0.2pt solid #000000"/>
    </style:style>
    <style:style style:name="Table10.C13" style:family="table-cell">
      <style:table-cell-properties fo:padding="0.0382in" fo:border-left="0.2pt solid #000000" fo:border-right="none" fo:border-top="none" fo:border-bottom="0.2pt solid #000000"/>
    </style:style>
    <style:style style:name="Table10.D13" style:family="table-cell">
      <style:table-cell-properties fo:padding="0.0382in" fo:border-left="0.2pt solid #000000" fo:border-right="0.2pt solid #000000" fo:border-top="none" fo:border-bottom="0.2pt solid #000000"/>
    </style:style>
    <style:style style:name="Table11" style:family="table">
      <style:table-properties style:width="6.4833in" table:align="left" style:writing-mode="lr-tb"/>
    </style:style>
    <style:style style:name="Table11.A" style:family="table-column">
      <style:table-column-properties style:column-width="3.4319in"/>
    </style:style>
    <style:style style:name="Table11.B" style:family="table-column">
      <style:table-column-properties style:column-width="0.9965in"/>
    </style:style>
    <style:style style:name="Table11.C" style:family="table-column">
      <style:table-column-properties style:column-width="1.0278in"/>
    </style:style>
    <style:style style:name="Table11.D" style:family="table-column">
      <style:table-column-properties style:column-width="1.0271in"/>
    </style:style>
    <style:style style:name="Table11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1.D1" style:family="table-cell">
      <style:table-cell-properties fo:background-color="#99ccff" fo:padding="0.0382in" fo:border="0.2pt solid #000000">
        <style:background-image/>
      </style:table-cell-properties>
    </style:style>
    <style:style style:name="Table11.A2" style:family="table-cell">
      <style:table-cell-properties fo:padding="0.0382in" fo:border-left="0.2pt solid #000000" fo:border-right="none" fo:border-top="none" fo:border-bottom="0.2pt solid #000000"/>
    </style:style>
    <style:style style:name="Table11.B2" style:family="table-cell">
      <style:table-cell-properties fo:padding="0.0382in" fo:border-left="0.2pt solid #000000" fo:border-right="none" fo:border-top="none" fo:border-bottom="0.2pt solid #000000"/>
    </style:style>
    <style:style style:name="Table11.C2" style:family="table-cell">
      <style:table-cell-properties fo:padding="0.0382in" fo:border-left="0.2pt solid #000000" fo:border-right="none" fo:border-top="none" fo:border-bottom="0.2pt solid #000000"/>
    </style:style>
    <style:style style:name="Table11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1.A3" style:family="table-cell">
      <style:table-cell-properties fo:padding="0.0382in" fo:border-left="0.2pt solid #000000" fo:border-right="none" fo:border-top="none" fo:border-bottom="0.2pt solid #000000"/>
    </style:style>
    <style:style style:name="Table11.B3" style:family="table-cell">
      <style:table-cell-properties fo:padding="0.0382in" fo:border-left="0.2pt solid #000000" fo:border-right="none" fo:border-top="none" fo:border-bottom="0.2pt solid #000000"/>
    </style:style>
    <style:style style:name="Table11.C3" style:family="table-cell">
      <style:table-cell-properties fo:padding="0.0382in" fo:border-left="0.2pt solid #000000" fo:border-right="none" fo:border-top="none" fo:border-bottom="0.2pt solid #000000"/>
    </style:style>
    <style:style style:name="Table11.D3" style:family="table-cell">
      <style:table-cell-properties fo:padding="0.0382in" fo:border-left="0.2pt solid #000000" fo:border-right="0.2pt solid #000000" fo:border-top="none" fo:border-bottom="0.2pt solid #000000"/>
    </style:style>
    <style:style style:name="Table11.A4" style:family="table-cell">
      <style:table-cell-properties fo:padding="0.0382in" fo:border-left="0.2pt solid #000000" fo:border-right="none" fo:border-top="none" fo:border-bottom="0.2pt solid #000000"/>
    </style:style>
    <style:style style:name="Table11.B4" style:family="table-cell">
      <style:table-cell-properties fo:padding="0.0382in" fo:border-left="0.2pt solid #000000" fo:border-right="none" fo:border-top="none" fo:border-bottom="0.2pt solid #000000"/>
    </style:style>
    <style:style style:name="Table11.C4" style:family="table-cell">
      <style:table-cell-properties fo:padding="0.0382in" fo:border-left="0.2pt solid #000000" fo:border-right="none" fo:border-top="none" fo:border-bottom="0.2pt solid #000000"/>
    </style:style>
    <style:style style:name="Table11.D4" style:family="table-cell">
      <style:table-cell-properties fo:padding="0.0382in" fo:border-left="0.2pt solid #000000" fo:border-right="0.2pt solid #000000" fo:border-top="none" fo:border-bottom="0.2pt solid #000000"/>
    </style:style>
    <style:style style:name="Table11.A5" style:family="table-cell">
      <style:table-cell-properties fo:padding="0.0382in" fo:border-left="0.2pt solid #000000" fo:border-right="none" fo:border-top="none" fo:border-bottom="0.2pt solid #000000"/>
    </style:style>
    <style:style style:name="Table11.B5" style:family="table-cell">
      <style:table-cell-properties fo:padding="0.0382in" fo:border-left="0.2pt solid #000000" fo:border-right="none" fo:border-top="none" fo:border-bottom="0.2pt solid #000000"/>
    </style:style>
    <style:style style:name="Table11.C5" style:family="table-cell">
      <style:table-cell-properties fo:padding="0.0382in" fo:border-left="0.2pt solid #000000" fo:border-right="none" fo:border-top="none" fo:border-bottom="0.2pt solid #000000"/>
    </style:style>
    <style:style style:name="Table11.D5" style:family="table-cell">
      <style:table-cell-properties fo:padding="0.0382in" fo:border-left="0.2pt solid #000000" fo:border-right="0.2pt solid #000000" fo:border-top="none" fo:border-bottom="0.2pt solid #000000"/>
    </style:style>
    <style:style style:name="Table12" style:family="table">
      <style:table-properties style:width="6.4833in" table:align="left" style:writing-mode="lr-tb"/>
    </style:style>
    <style:style style:name="Table12.A" style:family="table-column">
      <style:table-column-properties style:column-width="3.4319in"/>
    </style:style>
    <style:style style:name="Table12.B" style:family="table-column">
      <style:table-column-properties style:column-width="0.9965in"/>
    </style:style>
    <style:style style:name="Table12.C" style:family="table-column">
      <style:table-column-properties style:column-width="1.0278in"/>
    </style:style>
    <style:style style:name="Table12.D" style:family="table-column">
      <style:table-column-properties style:column-width="1.0271in"/>
    </style:style>
    <style:style style:name="Table12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2.D1" style:family="table-cell">
      <style:table-cell-properties fo:background-color="#99ccff" fo:padding="0.0382in" fo:border="0.2pt solid #000000">
        <style:background-image/>
      </style:table-cell-properties>
    </style:style>
    <style:style style:name="Table12.A2" style:family="table-cell">
      <style:table-cell-properties fo:padding="0.0382in" fo:border-left="0.2pt solid #000000" fo:border-right="none" fo:border-top="none" fo:border-bottom="0.2pt solid #000000"/>
    </style:style>
    <style:style style:name="Table12.B2" style:family="table-cell">
      <style:table-cell-properties fo:padding="0.0382in" fo:border-left="0.2pt solid #000000" fo:border-right="none" fo:border-top="none" fo:border-bottom="0.2pt solid #000000"/>
    </style:style>
    <style:style style:name="Table12.C2" style:family="table-cell">
      <style:table-cell-properties fo:padding="0.0382in" fo:border-left="0.2pt solid #000000" fo:border-right="none" fo:border-top="none" fo:border-bottom="0.2pt solid #000000"/>
    </style:style>
    <style:style style:name="Table12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2.A3" style:family="table-cell">
      <style:table-cell-properties fo:padding="0.0382in" fo:border-left="0.2pt solid #000000" fo:border-right="none" fo:border-top="none" fo:border-bottom="0.2pt solid #000000"/>
    </style:style>
    <style:style style:name="Table12.B3" style:family="table-cell">
      <style:table-cell-properties fo:padding="0.0382in" fo:border-left="0.2pt solid #000000" fo:border-right="none" fo:border-top="none" fo:border-bottom="0.2pt solid #000000"/>
    </style:style>
    <style:style style:name="Table12.C3" style:family="table-cell">
      <style:table-cell-properties fo:padding="0.0382in" fo:border-left="0.2pt solid #000000" fo:border-right="none" fo:border-top="none" fo:border-bottom="0.2pt solid #000000"/>
    </style:style>
    <style:style style:name="Table12.D3" style:family="table-cell">
      <style:table-cell-properties fo:padding="0.0382in" fo:border-left="0.2pt solid #000000" fo:border-right="0.2pt solid #000000" fo:border-top="none" fo:border-bottom="0.2pt solid #000000"/>
    </style:style>
    <style:style style:name="Table12.A4" style:family="table-cell">
      <style:table-cell-properties fo:padding="0.0382in" fo:border-left="0.2pt solid #000000" fo:border-right="none" fo:border-top="none" fo:border-bottom="0.2pt solid #000000"/>
    </style:style>
    <style:style style:name="Table12.B4" style:family="table-cell">
      <style:table-cell-properties fo:padding="0.0382in" fo:border-left="0.2pt solid #000000" fo:border-right="none" fo:border-top="none" fo:border-bottom="0.2pt solid #000000"/>
    </style:style>
    <style:style style:name="Table12.C4" style:family="table-cell">
      <style:table-cell-properties fo:padding="0.0382in" fo:border-left="0.2pt solid #000000" fo:border-right="none" fo:border-top="none" fo:border-bottom="0.2pt solid #000000"/>
    </style:style>
    <style:style style:name="Table12.D4" style:family="table-cell">
      <style:table-cell-properties fo:padding="0.0382in" fo:border-left="0.2pt solid #000000" fo:border-right="0.2pt solid #000000" fo:border-top="none" fo:border-bottom="0.2pt solid #000000"/>
    </style:style>
    <style:style style:name="Table12.A5" style:family="table-cell">
      <style:table-cell-properties fo:padding="0.0382in" fo:border-left="0.2pt solid #000000" fo:border-right="none" fo:border-top="none" fo:border-bottom="0.2pt solid #000000"/>
    </style:style>
    <style:style style:name="Table12.B5" style:family="table-cell">
      <style:table-cell-properties fo:padding="0.0382in" fo:border-left="0.2pt solid #000000" fo:border-right="none" fo:border-top="none" fo:border-bottom="0.2pt solid #000000"/>
    </style:style>
    <style:style style:name="Table12.C5" style:family="table-cell">
      <style:table-cell-properties fo:padding="0.0382in" fo:border-left="0.2pt solid #000000" fo:border-right="none" fo:border-top="none" fo:border-bottom="0.2pt solid #000000"/>
    </style:style>
    <style:style style:name="Table12.D5" style:family="table-cell">
      <style:table-cell-properties fo:padding="0.0382in" fo:border-left="0.2pt solid #000000" fo:border-right="0.2pt solid #000000" fo:border-top="none" fo:border-bottom="0.2pt solid #000000"/>
    </style:style>
    <style:style style:name="Table14" style:family="table">
      <style:table-properties style:width="6.4833in" table:align="left" style:writing-mode="lr-tb"/>
    </style:style>
    <style:style style:name="Table14.A" style:family="table-column">
      <style:table-column-properties style:column-width="3.4319in"/>
    </style:style>
    <style:style style:name="Table14.B" style:family="table-column">
      <style:table-column-properties style:column-width="0.9965in"/>
    </style:style>
    <style:style style:name="Table14.C" style:family="table-column">
      <style:table-column-properties style:column-width="1.0278in"/>
    </style:style>
    <style:style style:name="Table14.D" style:family="table-column">
      <style:table-column-properties style:column-width="1.0271in"/>
    </style:style>
    <style:style style:name="Table14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4.D1" style:family="table-cell">
      <style:table-cell-properties fo:background-color="#99ccff" fo:padding="0.0382in" fo:border="0.2pt solid #000000">
        <style:background-image/>
      </style:table-cell-properties>
    </style:style>
    <style:style style:name="Table14.A2" style:family="table-cell">
      <style:table-cell-properties fo:padding="0.0382in" fo:border-left="0.2pt solid #000000" fo:border-right="none" fo:border-top="none" fo:border-bottom="0.2pt solid #000000"/>
    </style:style>
    <style:style style:name="Table14.B2" style:family="table-cell">
      <style:table-cell-properties fo:padding="0.0382in" fo:border-left="0.2pt solid #000000" fo:border-right="none" fo:border-top="none" fo:border-bottom="0.2pt solid #000000"/>
    </style:style>
    <style:style style:name="Table14.C2" style:family="table-cell">
      <style:table-cell-properties fo:padding="0.0382in" fo:border-left="0.2pt solid #000000" fo:border-right="none" fo:border-top="none" fo:border-bottom="0.2pt solid #000000"/>
    </style:style>
    <style:style style:name="Table14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4.A3" style:family="table-cell">
      <style:table-cell-properties fo:padding="0.0382in" fo:border-left="0.2pt solid #000000" fo:border-right="none" fo:border-top="none" fo:border-bottom="0.2pt solid #000000"/>
    </style:style>
    <style:style style:name="Table14.B3" style:family="table-cell">
      <style:table-cell-properties fo:padding="0.0382in" fo:border-left="0.2pt solid #000000" fo:border-right="none" fo:border-top="none" fo:border-bottom="0.2pt solid #000000"/>
    </style:style>
    <style:style style:name="Table14.C3" style:family="table-cell">
      <style:table-cell-properties fo:padding="0.0382in" fo:border-left="0.2pt solid #000000" fo:border-right="none" fo:border-top="none" fo:border-bottom="0.2pt solid #000000"/>
    </style:style>
    <style:style style:name="Table14.D3" style:family="table-cell">
      <style:table-cell-properties fo:padding="0.0382in" fo:border-left="0.2pt solid #000000" fo:border-right="0.2pt solid #000000" fo:border-top="none" fo:border-bottom="0.2pt solid #000000"/>
    </style:style>
    <style:style style:name="Table8" style:family="table">
      <style:table-properties style:width="6.6972in" fo:margin-left="0in" table:align="left" style:writing-mode="lr-tb"/>
    </style:style>
    <style:style style:name="Table8.A" style:family="table-column">
      <style:table-column-properties style:column-width="0.7521in"/>
    </style:style>
    <style:style style:name="Table8.B" style:family="table-column">
      <style:table-column-properties style:column-width="5.9451in"/>
    </style:style>
    <style:style style:name="Table8.A1" style:family="table-cell">
      <style:table-cell-properties fo:background-color="#99ccff" fo:padding="0.0382in" fo:border="none">
        <style:background-image/>
      </style:table-cell-properties>
    </style:style>
    <style:style style:name="Table17" style:family="table">
      <style:table-properties style:width="6.6972in" fo:margin-left="0in" table:align="left" style:writing-mode="lr-tb"/>
    </style:style>
    <style:style style:name="Table17.A" style:family="table-column">
      <style:table-column-properties style:column-width="0.7521in"/>
    </style:style>
    <style:style style:name="Table17.B" style:family="table-column">
      <style:table-column-properties style:column-width="5.9451in"/>
    </style:style>
    <style:style style:name="Table17.A1" style:family="table-cell">
      <style:table-cell-properties fo:background-color="#99ccff" fo:padding="0.0382in" fo:border="none">
        <style:background-image/>
      </style:table-cell-properties>
    </style:style>
    <style:style style:name="Table18" style:family="table">
      <style:table-properties style:width="6.6972in" fo:margin-left="0in" table:align="left" style:writing-mode="lr-tb"/>
    </style:style>
    <style:style style:name="Table18.A" style:family="table-column">
      <style:table-column-properties style:column-width="0.7521in"/>
    </style:style>
    <style:style style:name="Table18.B" style:family="table-column">
      <style:table-column-properties style:column-width="5.9451in"/>
    </style:style>
    <style:style style:name="Table18.A1" style:family="table-cell">
      <style:table-cell-properties fo:background-color="#99ccff" fo:padding="0.0382in" fo:border="none">
        <style:background-image/>
      </style:table-cell-properties>
    </style:style>
    <style:style style:name="Table19" style:family="table">
      <style:table-properties style:width="6.0007in" table:align="left" style:writing-mode="lr-tb"/>
    </style:style>
    <style:style style:name="Table19.A" style:family="table-column">
      <style:table-column-properties style:column-width="2.0688in"/>
    </style:style>
    <style:style style:name="Table19.B" style:family="table-column">
      <style:table-column-properties style:column-width="1.2306in"/>
    </style:style>
    <style:style style:name="Table19.C" style:family="table-column">
      <style:table-column-properties style:column-width="1.4063in"/>
    </style:style>
    <style:style style:name="Table19.D" style:family="table-column">
      <style:table-column-properties style:column-width="1.2951in"/>
    </style:style>
    <style:style style:name="Table19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19.D1" style:family="table-cell">
      <style:table-cell-properties fo:background-color="#99ccff" fo:padding="0.0382in" fo:border="0.2pt solid #000000">
        <style:background-image/>
      </style:table-cell-properties>
    </style:style>
    <style:style style:name="Table19.A2" style:family="table-cell">
      <style:table-cell-properties fo:padding="0.0382in" fo:border-left="0.2pt solid #000000" fo:border-right="none" fo:border-top="none" fo:border-bottom="0.2pt solid #000000"/>
    </style:style>
    <style:style style:name="Table19.B2" style:family="table-cell">
      <style:table-cell-properties fo:padding="0.0382in" fo:border-left="0.2pt solid #000000" fo:border-right="none" fo:border-top="none" fo:border-bottom="0.2pt solid #000000"/>
    </style:style>
    <style:style style:name="Table19.C2" style:family="table-cell">
      <style:table-cell-properties fo:padding="0.0382in" fo:border-left="0.2pt solid #000000" fo:border-right="none" fo:border-top="none" fo:border-bottom="0.2pt solid #000000"/>
    </style:style>
    <style:style style:name="Table19.D2" style:family="table-cell">
      <style:table-cell-properties fo:padding="0.0382in" fo:border-left="0.2pt solid #000000" fo:border-right="0.2pt solid #000000" fo:border-top="none" fo:border-bottom="0.2pt solid #000000"/>
    </style:style>
    <style:style style:name="Table19.A3" style:family="table-cell">
      <style:table-cell-properties fo:padding="0.0382in" fo:border-left="0.2pt solid #000000" fo:border-right="none" fo:border-top="none" fo:border-bottom="0.2pt solid #000000"/>
    </style:style>
    <style:style style:name="Table19.B3" style:family="table-cell">
      <style:table-cell-properties fo:padding="0.0382in" fo:border-left="0.2pt solid #000000" fo:border-right="none" fo:border-top="none" fo:border-bottom="0.2pt solid #000000"/>
    </style:style>
    <style:style style:name="Table19.C3" style:family="table-cell">
      <style:table-cell-properties fo:padding="0.0382in" fo:border-left="0.2pt solid #000000" fo:border-right="none" fo:border-top="none" fo:border-bottom="0.2pt solid #000000"/>
    </style:style>
    <style:style style:name="Table19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1" style:family="table">
      <style:table-properties style:width="6.4833in" table:align="left" style:writing-mode="lr-tb"/>
    </style:style>
    <style:style style:name="Table21.A" style:family="table-column">
      <style:table-column-properties style:column-width="3.4319in"/>
    </style:style>
    <style:style style:name="Table21.B" style:family="table-column">
      <style:table-column-properties style:column-width="0.9965in"/>
    </style:style>
    <style:style style:name="Table21.C" style:family="table-column">
      <style:table-column-properties style:column-width="1.0278in"/>
    </style:style>
    <style:style style:name="Table21.D" style:family="table-column">
      <style:table-column-properties style:column-width="1.0271in"/>
    </style:style>
    <style:style style:name="Table21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1.D1" style:family="table-cell">
      <style:table-cell-properties fo:background-color="#99ccff" fo:padding="0.0382in" fo:border="0.2pt solid #000000">
        <style:background-image/>
      </style:table-cell-properties>
    </style:style>
    <style:style style:name="Table21.A2" style:family="table-cell">
      <style:table-cell-properties fo:padding="0.0382in" fo:border-left="0.2pt solid #000000" fo:border-right="none" fo:border-top="none" fo:border-bottom="0.2pt solid #000000"/>
    </style:style>
    <style:style style:name="Table21.B2" style:family="table-cell">
      <style:table-cell-properties fo:padding="0.0382in" fo:border-left="0.2pt solid #000000" fo:border-right="none" fo:border-top="none" fo:border-bottom="0.2pt solid #000000"/>
    </style:style>
    <style:style style:name="Table21.C2" style:family="table-cell">
      <style:table-cell-properties fo:padding="0.0382in" fo:border-left="0.2pt solid #000000" fo:border-right="none" fo:border-top="none" fo:border-bottom="0.2pt solid #000000"/>
    </style:style>
    <style:style style:name="Table21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3" style:family="table-cell">
      <style:table-cell-properties fo:padding="0.0382in" fo:border-left="0.2pt solid #000000" fo:border-right="none" fo:border-top="none" fo:border-bottom="0.2pt solid #000000"/>
    </style:style>
    <style:style style:name="Table21.B3" style:family="table-cell">
      <style:table-cell-properties fo:padding="0.0382in" fo:border-left="0.2pt solid #000000" fo:border-right="none" fo:border-top="none" fo:border-bottom="0.2pt solid #000000"/>
    </style:style>
    <style:style style:name="Table21.C3" style:family="table-cell">
      <style:table-cell-properties fo:padding="0.0382in" fo:border-left="0.2pt solid #000000" fo:border-right="none" fo:border-top="none" fo:border-bottom="0.2pt solid #000000"/>
    </style:style>
    <style:style style:name="Table21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4" style:family="table-cell">
      <style:table-cell-properties fo:padding="0.0382in" fo:border-left="0.2pt solid #000000" fo:border-right="none" fo:border-top="none" fo:border-bottom="0.2pt solid #000000"/>
    </style:style>
    <style:style style:name="Table21.B4" style:family="table-cell">
      <style:table-cell-properties fo:padding="0.0382in" fo:border-left="0.2pt solid #000000" fo:border-right="none" fo:border-top="none" fo:border-bottom="0.2pt solid #000000"/>
    </style:style>
    <style:style style:name="Table21.C4" style:family="table-cell">
      <style:table-cell-properties fo:padding="0.0382in" fo:border-left="0.2pt solid #000000" fo:border-right="none" fo:border-top="none" fo:border-bottom="0.2pt solid #000000"/>
    </style:style>
    <style:style style:name="Table21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5" style:family="table-cell">
      <style:table-cell-properties fo:padding="0.0382in" fo:border-left="0.2pt solid #000000" fo:border-right="none" fo:border-top="none" fo:border-bottom="0.2pt solid #000000"/>
    </style:style>
    <style:style style:name="Table21.B5" style:family="table-cell">
      <style:table-cell-properties fo:padding="0.0382in" fo:border-left="0.2pt solid #000000" fo:border-right="none" fo:border-top="none" fo:border-bottom="0.2pt solid #000000"/>
    </style:style>
    <style:style style:name="Table21.C5" style:family="table-cell">
      <style:table-cell-properties fo:padding="0.0382in" fo:border-left="0.2pt solid #000000" fo:border-right="none" fo:border-top="none" fo:border-bottom="0.2pt solid #000000"/>
    </style:style>
    <style:style style:name="Table21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6" style:family="table-cell">
      <style:table-cell-properties fo:padding="0.0382in" fo:border-left="0.2pt solid #000000" fo:border-right="none" fo:border-top="none" fo:border-bottom="0.2pt solid #000000"/>
    </style:style>
    <style:style style:name="Table21.B6" style:family="table-cell">
      <style:table-cell-properties fo:padding="0.0382in" fo:border-left="0.2pt solid #000000" fo:border-right="none" fo:border-top="none" fo:border-bottom="0.2pt solid #000000"/>
    </style:style>
    <style:style style:name="Table21.C6" style:family="table-cell">
      <style:table-cell-properties fo:padding="0.0382in" fo:border-left="0.2pt solid #000000" fo:border-right="none" fo:border-top="none" fo:border-bottom="0.2pt solid #000000"/>
    </style:style>
    <style:style style:name="Table21.D6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7" style:family="table-cell">
      <style:table-cell-properties fo:padding="0.0382in" fo:border-left="0.2pt solid #000000" fo:border-right="none" fo:border-top="none" fo:border-bottom="0.2pt solid #000000"/>
    </style:style>
    <style:style style:name="Table21.B7" style:family="table-cell">
      <style:table-cell-properties fo:padding="0.0382in" fo:border-left="0.2pt solid #000000" fo:border-right="none" fo:border-top="none" fo:border-bottom="0.2pt solid #000000"/>
    </style:style>
    <style:style style:name="Table21.C7" style:family="table-cell">
      <style:table-cell-properties fo:padding="0.0382in" fo:border-left="0.2pt solid #000000" fo:border-right="none" fo:border-top="none" fo:border-bottom="0.2pt solid #000000"/>
    </style:style>
    <style:style style:name="Table21.D7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8" style:family="table-cell">
      <style:table-cell-properties fo:padding="0.0382in" fo:border-left="0.2pt solid #000000" fo:border-right="none" fo:border-top="none" fo:border-bottom="0.2pt solid #000000"/>
    </style:style>
    <style:style style:name="Table21.B8" style:family="table-cell">
      <style:table-cell-properties fo:padding="0.0382in" fo:border-left="0.2pt solid #000000" fo:border-right="none" fo:border-top="none" fo:border-bottom="0.2pt solid #000000"/>
    </style:style>
    <style:style style:name="Table21.C8" style:family="table-cell">
      <style:table-cell-properties fo:padding="0.0382in" fo:border-left="0.2pt solid #000000" fo:border-right="none" fo:border-top="none" fo:border-bottom="0.2pt solid #000000"/>
    </style:style>
    <style:style style:name="Table21.D8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9" style:family="table-cell">
      <style:table-cell-properties fo:padding="0.0382in" fo:border-left="0.2pt solid #000000" fo:border-right="none" fo:border-top="none" fo:border-bottom="0.2pt solid #000000"/>
    </style:style>
    <style:style style:name="Table21.B9" style:family="table-cell">
      <style:table-cell-properties fo:padding="0.0382in" fo:border-left="0.2pt solid #000000" fo:border-right="none" fo:border-top="none" fo:border-bottom="0.2pt solid #000000"/>
    </style:style>
    <style:style style:name="Table21.C9" style:family="table-cell">
      <style:table-cell-properties fo:padding="0.0382in" fo:border-left="0.2pt solid #000000" fo:border-right="none" fo:border-top="none" fo:border-bottom="0.2pt solid #000000"/>
    </style:style>
    <style:style style:name="Table21.D9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0" style:family="table-cell">
      <style:table-cell-properties fo:padding="0.0382in" fo:border-left="0.2pt solid #000000" fo:border-right="none" fo:border-top="none" fo:border-bottom="0.2pt solid #000000"/>
    </style:style>
    <style:style style:name="Table21.B10" style:family="table-cell">
      <style:table-cell-properties fo:padding="0.0382in" fo:border-left="0.2pt solid #000000" fo:border-right="none" fo:border-top="none" fo:border-bottom="0.2pt solid #000000"/>
    </style:style>
    <style:style style:name="Table21.C10" style:family="table-cell">
      <style:table-cell-properties fo:padding="0.0382in" fo:border-left="0.2pt solid #000000" fo:border-right="none" fo:border-top="none" fo:border-bottom="0.2pt solid #000000"/>
    </style:style>
    <style:style style:name="Table21.D10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1" style:family="table-cell">
      <style:table-cell-properties fo:padding="0.0382in" fo:border-left="0.2pt solid #000000" fo:border-right="none" fo:border-top="none" fo:border-bottom="0.2pt solid #000000"/>
    </style:style>
    <style:style style:name="Table21.B11" style:family="table-cell">
      <style:table-cell-properties fo:padding="0.0382in" fo:border-left="0.2pt solid #000000" fo:border-right="none" fo:border-top="none" fo:border-bottom="0.2pt solid #000000"/>
    </style:style>
    <style:style style:name="Table21.C11" style:family="table-cell">
      <style:table-cell-properties fo:padding="0.0382in" fo:border-left="0.2pt solid #000000" fo:border-right="none" fo:border-top="none" fo:border-bottom="0.2pt solid #000000"/>
    </style:style>
    <style:style style:name="Table21.D11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2" style:family="table-cell">
      <style:table-cell-properties fo:padding="0.0382in" fo:border-left="0.2pt solid #000000" fo:border-right="none" fo:border-top="none" fo:border-bottom="0.2pt solid #000000"/>
    </style:style>
    <style:style style:name="Table21.B12" style:family="table-cell">
      <style:table-cell-properties fo:padding="0.0382in" fo:border-left="0.2pt solid #000000" fo:border-right="none" fo:border-top="none" fo:border-bottom="0.2pt solid #000000"/>
    </style:style>
    <style:style style:name="Table21.C12" style:family="table-cell">
      <style:table-cell-properties fo:padding="0.0382in" fo:border-left="0.2pt solid #000000" fo:border-right="none" fo:border-top="none" fo:border-bottom="0.2pt solid #000000"/>
    </style:style>
    <style:style style:name="Table21.D12" style:family="table-cell">
      <style:table-cell-properties fo:padding="0.0382in" fo:border-left="0.2pt solid #000000" fo:border-right="0.2pt solid #000000" fo:border-top="none" fo:border-bottom="0.2pt solid #000000"/>
    </style:style>
    <style:style style:name="Table21.A13" style:family="table-cell">
      <style:table-cell-properties fo:padding="0.0382in" fo:border-left="0.2pt solid #000000" fo:border-right="none" fo:border-top="none" fo:border-bottom="0.2pt solid #000000"/>
    </style:style>
    <style:style style:name="Table21.B13" style:family="table-cell">
      <style:table-cell-properties fo:padding="0.0382in" fo:border-left="0.2pt solid #000000" fo:border-right="none" fo:border-top="none" fo:border-bottom="0.2pt solid #000000"/>
    </style:style>
    <style:style style:name="Table21.C13" style:family="table-cell">
      <style:table-cell-properties fo:padding="0.0382in" fo:border-left="0.2pt solid #000000" fo:border-right="none" fo:border-top="none" fo:border-bottom="0.2pt solid #000000"/>
    </style:style>
    <style:style style:name="Table21.D13" style:family="table-cell">
      <style:table-cell-properties fo:padding="0.0382in" fo:border-left="0.2pt solid #000000" fo:border-right="0.2pt solid #000000" fo:border-top="none" fo:border-bottom="0.2pt solid #000000"/>
    </style:style>
    <style:style style:name="Table22" style:family="table">
      <style:table-properties style:width="6.4833in" table:align="left" style:writing-mode="lr-tb"/>
    </style:style>
    <style:style style:name="Table22.A" style:family="table-column">
      <style:table-column-properties style:column-width="3.4319in"/>
    </style:style>
    <style:style style:name="Table22.B" style:family="table-column">
      <style:table-column-properties style:column-width="0.9965in"/>
    </style:style>
    <style:style style:name="Table22.C" style:family="table-column">
      <style:table-column-properties style:column-width="1.0278in"/>
    </style:style>
    <style:style style:name="Table22.D" style:family="table-column">
      <style:table-column-properties style:column-width="1.0271in"/>
    </style:style>
    <style:style style:name="Table22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2.D1" style:family="table-cell">
      <style:table-cell-properties fo:background-color="#99ccff" fo:padding="0.0382in" fo:border="0.2pt solid #000000">
        <style:background-image/>
      </style:table-cell-properties>
    </style:style>
    <style:style style:name="Table22.A2" style:family="table-cell">
      <style:table-cell-properties fo:padding="0.0382in" fo:border-left="0.2pt solid #000000" fo:border-right="none" fo:border-top="none" fo:border-bottom="0.2pt solid #000000"/>
    </style:style>
    <style:style style:name="Table22.B2" style:family="table-cell">
      <style:table-cell-properties fo:padding="0.0382in" fo:border-left="0.2pt solid #000000" fo:border-right="none" fo:border-top="none" fo:border-bottom="0.2pt solid #000000"/>
    </style:style>
    <style:style style:name="Table22.C2" style:family="table-cell">
      <style:table-cell-properties fo:padding="0.0382in" fo:border-left="0.2pt solid #000000" fo:border-right="none" fo:border-top="none" fo:border-bottom="0.2pt solid #000000"/>
    </style:style>
    <style:style style:name="Table22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2.A3" style:family="table-cell">
      <style:table-cell-properties fo:padding="0.0382in" fo:border-left="0.2pt solid #000000" fo:border-right="none" fo:border-top="none" fo:border-bottom="0.2pt solid #000000"/>
    </style:style>
    <style:style style:name="Table22.B3" style:family="table-cell">
      <style:table-cell-properties fo:padding="0.0382in" fo:border-left="0.2pt solid #000000" fo:border-right="none" fo:border-top="none" fo:border-bottom="0.2pt solid #000000"/>
    </style:style>
    <style:style style:name="Table22.C3" style:family="table-cell">
      <style:table-cell-properties fo:padding="0.0382in" fo:border-left="0.2pt solid #000000" fo:border-right="none" fo:border-top="none" fo:border-bottom="0.2pt solid #000000"/>
    </style:style>
    <style:style style:name="Table22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2.A4" style:family="table-cell">
      <style:table-cell-properties fo:padding="0.0382in" fo:border-left="0.2pt solid #000000" fo:border-right="none" fo:border-top="none" fo:border-bottom="0.2pt solid #000000"/>
    </style:style>
    <style:style style:name="Table22.B4" style:family="table-cell">
      <style:table-cell-properties fo:padding="0.0382in" fo:border-left="0.2pt solid #000000" fo:border-right="none" fo:border-top="none" fo:border-bottom="0.2pt solid #000000"/>
    </style:style>
    <style:style style:name="Table22.C4" style:family="table-cell">
      <style:table-cell-properties fo:padding="0.0382in" fo:border-left="0.2pt solid #000000" fo:border-right="none" fo:border-top="none" fo:border-bottom="0.2pt solid #000000"/>
    </style:style>
    <style:style style:name="Table22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2.A5" style:family="table-cell">
      <style:table-cell-properties fo:padding="0.0382in" fo:border-left="0.2pt solid #000000" fo:border-right="none" fo:border-top="none" fo:border-bottom="0.2pt solid #000000"/>
    </style:style>
    <style:style style:name="Table22.B5" style:family="table-cell">
      <style:table-cell-properties fo:padding="0.0382in" fo:border-left="0.2pt solid #000000" fo:border-right="none" fo:border-top="none" fo:border-bottom="0.2pt solid #000000"/>
    </style:style>
    <style:style style:name="Table22.C5" style:family="table-cell">
      <style:table-cell-properties fo:padding="0.0382in" fo:border-left="0.2pt solid #000000" fo:border-right="none" fo:border-top="none" fo:border-bottom="0.2pt solid #000000"/>
    </style:style>
    <style:style style:name="Table22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3" style:family="table">
      <style:table-properties style:width="6.4833in" table:align="left" style:writing-mode="lr-tb"/>
    </style:style>
    <style:style style:name="Table23.A" style:family="table-column">
      <style:table-column-properties style:column-width="3.4319in"/>
    </style:style>
    <style:style style:name="Table23.B" style:family="table-column">
      <style:table-column-properties style:column-width="0.9965in"/>
    </style:style>
    <style:style style:name="Table23.C" style:family="table-column">
      <style:table-column-properties style:column-width="1.0278in"/>
    </style:style>
    <style:style style:name="Table23.D" style:family="table-column">
      <style:table-column-properties style:column-width="1.0271in"/>
    </style:style>
    <style:style style:name="Table23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3.D1" style:family="table-cell">
      <style:table-cell-properties fo:background-color="#99ccff" fo:padding="0.0382in" fo:border="0.2pt solid #000000">
        <style:background-image/>
      </style:table-cell-properties>
    </style:style>
    <style:style style:name="Table23.A2" style:family="table-cell">
      <style:table-cell-properties fo:padding="0.0382in" fo:border-left="0.2pt solid #000000" fo:border-right="none" fo:border-top="none" fo:border-bottom="0.2pt solid #000000"/>
    </style:style>
    <style:style style:name="Table23.B2" style:family="table-cell">
      <style:table-cell-properties fo:padding="0.0382in" fo:border-left="0.2pt solid #000000" fo:border-right="none" fo:border-top="none" fo:border-bottom="0.2pt solid #000000"/>
    </style:style>
    <style:style style:name="Table23.C2" style:family="table-cell">
      <style:table-cell-properties fo:padding="0.0382in" fo:border-left="0.2pt solid #000000" fo:border-right="none" fo:border-top="none" fo:border-bottom="0.2pt solid #000000"/>
    </style:style>
    <style:style style:name="Table23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3.A3" style:family="table-cell">
      <style:table-cell-properties fo:padding="0.0382in" fo:border-left="0.2pt solid #000000" fo:border-right="none" fo:border-top="none" fo:border-bottom="0.2pt solid #000000"/>
    </style:style>
    <style:style style:name="Table23.B3" style:family="table-cell">
      <style:table-cell-properties fo:padding="0.0382in" fo:border-left="0.2pt solid #000000" fo:border-right="none" fo:border-top="none" fo:border-bottom="0.2pt solid #000000"/>
    </style:style>
    <style:style style:name="Table23.C3" style:family="table-cell">
      <style:table-cell-properties fo:padding="0.0382in" fo:border-left="0.2pt solid #000000" fo:border-right="none" fo:border-top="none" fo:border-bottom="0.2pt solid #000000"/>
    </style:style>
    <style:style style:name="Table23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3.A4" style:family="table-cell">
      <style:table-cell-properties fo:padding="0.0382in" fo:border-left="0.2pt solid #000000" fo:border-right="none" fo:border-top="none" fo:border-bottom="0.2pt solid #000000"/>
    </style:style>
    <style:style style:name="Table23.B4" style:family="table-cell">
      <style:table-cell-properties fo:padding="0.0382in" fo:border-left="0.2pt solid #000000" fo:border-right="none" fo:border-top="none" fo:border-bottom="0.2pt solid #000000"/>
    </style:style>
    <style:style style:name="Table23.C4" style:family="table-cell">
      <style:table-cell-properties fo:padding="0.0382in" fo:border-left="0.2pt solid #000000" fo:border-right="none" fo:border-top="none" fo:border-bottom="0.2pt solid #000000"/>
    </style:style>
    <style:style style:name="Table23.D4" style:family="table-cell">
      <style:table-cell-properties fo:padding="0.0382in" fo:border-left="0.2pt solid #000000" fo:border-right="0.2pt solid #000000" fo:border-top="none" fo:border-bottom="0.2pt solid #000000"/>
    </style:style>
    <style:style style:name="Table23.A5" style:family="table-cell">
      <style:table-cell-properties fo:padding="0.0382in" fo:border-left="0.2pt solid #000000" fo:border-right="none" fo:border-top="none" fo:border-bottom="0.2pt solid #000000"/>
    </style:style>
    <style:style style:name="Table23.B5" style:family="table-cell">
      <style:table-cell-properties fo:padding="0.0382in" fo:border-left="0.2pt solid #000000" fo:border-right="none" fo:border-top="none" fo:border-bottom="0.2pt solid #000000"/>
    </style:style>
    <style:style style:name="Table23.C5" style:family="table-cell">
      <style:table-cell-properties fo:padding="0.0382in" fo:border-left="0.2pt solid #000000" fo:border-right="none" fo:border-top="none" fo:border-bottom="0.2pt solid #000000"/>
    </style:style>
    <style:style style:name="Table23.D5" style:family="table-cell">
      <style:table-cell-properties fo:padding="0.0382in" fo:border-left="0.2pt solid #000000" fo:border-right="0.2pt solid #000000" fo:border-top="none" fo:border-bottom="0.2pt solid #000000"/>
    </style:style>
    <style:style style:name="Table24" style:family="table">
      <style:table-properties style:width="6.4833in" table:align="left" style:writing-mode="lr-tb"/>
    </style:style>
    <style:style style:name="Table24.A" style:family="table-column">
      <style:table-column-properties style:column-width="3.4319in"/>
    </style:style>
    <style:style style:name="Table24.B" style:family="table-column">
      <style:table-column-properties style:column-width="0.9965in"/>
    </style:style>
    <style:style style:name="Table24.C" style:family="table-column">
      <style:table-column-properties style:column-width="1.0278in"/>
    </style:style>
    <style:style style:name="Table24.D" style:family="table-column">
      <style:table-column-properties style:column-width="1.0271in"/>
    </style:style>
    <style:style style:name="Table24.A1" style:family="table-cell">
      <style:table-cell-properties fo:background-color="#99ccff" fo:padding="0.0382in" fo:border-left="0.2pt solid #000000" fo:border-right="none" fo:border-top="0.2pt solid #000000" fo:border-bottom="0.2pt solid #000000">
        <style:background-image/>
      </style:table-cell-properties>
    </style:style>
    <style:style style:name="Table24.D1" style:family="table-cell">
      <style:table-cell-properties fo:background-color="#99ccff" fo:padding="0.0382in" fo:border="0.2pt solid #000000">
        <style:background-image/>
      </style:table-cell-properties>
    </style:style>
    <style:style style:name="Table24.A2" style:family="table-cell">
      <style:table-cell-properties fo:padding="0.0382in" fo:border-left="0.2pt solid #000000" fo:border-right="none" fo:border-top="none" fo:border-bottom="0.2pt solid #000000"/>
    </style:style>
    <style:style style:name="Table24.B2" style:family="table-cell">
      <style:table-cell-properties fo:padding="0.0382in" fo:border-left="0.2pt solid #000000" fo:border-right="none" fo:border-top="none" fo:border-bottom="0.2pt solid #000000"/>
    </style:style>
    <style:style style:name="Table24.C2" style:family="table-cell">
      <style:table-cell-properties fo:padding="0.0382in" fo:border-left="0.2pt solid #000000" fo:border-right="none" fo:border-top="none" fo:border-bottom="0.2pt solid #000000"/>
    </style:style>
    <style:style style:name="Table24.D2" style:family="table-cell">
      <style:table-cell-properties fo:padding="0.0382in" fo:border-left="0.2pt solid #000000" fo:border-right="0.2pt solid #000000" fo:border-top="none" fo:border-bottom="0.2pt solid #000000"/>
    </style:style>
    <style:style style:name="Table24.A3" style:family="table-cell">
      <style:table-cell-properties fo:padding="0.0382in" fo:border-left="0.2pt solid #000000" fo:border-right="none" fo:border-top="none" fo:border-bottom="0.2pt solid #000000"/>
    </style:style>
    <style:style style:name="Table24.B3" style:family="table-cell">
      <style:table-cell-properties fo:padding="0.0382in" fo:border-left="0.2pt solid #000000" fo:border-right="none" fo:border-top="none" fo:border-bottom="0.2pt solid #000000"/>
    </style:style>
    <style:style style:name="Table24.C3" style:family="table-cell">
      <style:table-cell-properties fo:padding="0.0382in" fo:border-left="0.2pt solid #000000" fo:border-right="none" fo:border-top="none" fo:border-bottom="0.2pt solid #000000"/>
    </style:style>
    <style:style style:name="Table24.D3" style:family="table-cell">
      <style:table-cell-properties fo:padding="0.0382in" fo:border-left="0.2pt solid #000000" fo:border-right="0.2pt solid #000000" fo:border-top="none" fo:border-bottom="0.2pt solid #000000"/>
    </style:style>
    <style:style style:name="Table25" style:family="table">
      <style:table-properties style:width="6.6972in" fo:margin-left="0in" table:align="left" style:writing-mode="lr-tb"/>
    </style:style>
    <style:style style:name="Table25.A" style:family="table-column">
      <style:table-column-properties style:column-width="0.7521in"/>
    </style:style>
    <style:style style:name="Table25.B" style:family="table-column">
      <style:table-column-properties style:column-width="5.9451in"/>
    </style:style>
    <style:style style:name="Table25.A1" style:family="table-cell">
      <style:table-cell-properties fo:background-color="#99ccff" fo:padding="0.0382in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margin-left="0in" fo:margin-right="0in" fo:text-align="justify" style:justify-single-word="false" fo:orphans="2" fo:widows="2" fo:text-indent="0in" style:auto-text-indent="false" text:number-lines="false" text:line-number="0" style:writing-mode="lr-tb">
        <style:tab-stops>
          <style:tab-stop style:position="6.6311in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Header">
      <style:paragraph-properties fo:margin-top="0.0398in" fo:margin-bottom="0.0783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Header_20_right">
      <style:paragraph-properties fo:margin-top="0.0398in" fo:margin-bottom="0.0783in" style:contextual-spacing="false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Helvetica" style:font-name-complex="Helvetica2"/>
    </style:style>
    <style:style style:name="P6" style:family="paragraph" style:parent-style-name="Standard">
      <style:text-properties style:font-name="Helvetica" officeooo:rsid="0016d4e7" officeooo:paragraph-rsid="0016d4e7" style:font-name-complex="Helvetica2"/>
    </style:style>
    <style:style style:name="P7" style:family="paragraph" style:parent-style-name="Standard">
      <style:text-properties style:font-name="Helvetica" officeooo:rsid="0016d4e7" officeooo:paragraph-rsid="027ee962" style:font-name-complex="Helvetica2"/>
    </style:style>
    <style:style style:name="P8" style:family="paragraph" style:parent-style-name="Standard">
      <style:text-properties style:font-name="Helvetica" officeooo:rsid="0016d4e7" officeooo:paragraph-rsid="02f2dffc" style:font-name-complex="Helvetica2"/>
    </style:style>
    <style:style style:name="P9" style:family="paragraph" style:parent-style-name="Standard">
      <style:text-properties style:font-name="Helvetica" officeooo:rsid="003d90ac" officeooo:paragraph-rsid="003d90ac" style:font-name-complex="Helvetica2"/>
    </style:style>
    <style:style style:name="P10" style:family="paragraph" style:parent-style-name="Standard">
      <style:text-properties style:font-name="Helvetica" officeooo:rsid="003d90ac" officeooo:paragraph-rsid="027ee962" style:font-name-complex="Helvetica2"/>
    </style:style>
    <style:style style:name="P11" style:family="paragraph" style:parent-style-name="Standard">
      <style:text-properties style:font-name="Helvetica" officeooo:rsid="003d90ac" officeooo:paragraph-rsid="02f2dffc" style:font-name-complex="Helvetica2"/>
    </style:style>
    <style:style style:name="P12" style:family="paragraph" style:parent-style-name="Standard">
      <style:text-properties style:font-name="Helvetica" officeooo:paragraph-rsid="027ee962" style:font-name-complex="Helvetica2"/>
    </style:style>
    <style:style style:name="P13" style:family="paragraph" style:parent-style-name="Standard">
      <style:text-properties style:font-name="Helvetica" officeooo:paragraph-rsid="02f2dffc" style:font-name-complex="Helvetica2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officeooo:paragraph-rsid="0032e2b0"/>
    </style:style>
    <style:style style:name="P17" style:family="paragraph" style:parent-style-name="Standard">
      <style:text-properties officeooo:paragraph-rsid="003d8148"/>
    </style:style>
    <style:style style:name="P18" style:family="paragraph" style:parent-style-name="Standard">
      <style:text-properties officeooo:paragraph-rsid="00447d95"/>
    </style:style>
    <style:style style:name="P19" style:family="paragraph" style:parent-style-name="Standard">
      <style:text-properties officeooo:rsid="004aaa4b" officeooo:paragraph-rsid="00d030f1"/>
    </style:style>
    <style:style style:name="P20" style:family="paragraph" style:parent-style-name="Standard">
      <style:text-properties officeooo:rsid="004aaa4b" officeooo:paragraph-rsid="00cea9da"/>
    </style:style>
    <style:style style:name="P21" style:family="paragraph" style:parent-style-name="Standard">
      <style:text-properties officeooo:rsid="004aaa4b" officeooo:paragraph-rsid="027ee962"/>
    </style:style>
    <style:style style:name="P22" style:family="paragraph" style:parent-style-name="Standard">
      <style:text-properties officeooo:rsid="004aaa4b" officeooo:paragraph-rsid="029153e5"/>
    </style:style>
    <style:style style:name="P23" style:family="paragraph" style:parent-style-name="Standard">
      <style:text-properties officeooo:rsid="004aaa4b" officeooo:paragraph-rsid="02923ca2"/>
    </style:style>
    <style:style style:name="P24" style:family="paragraph" style:parent-style-name="Standard">
      <style:text-properties officeooo:rsid="004aaa4b" officeooo:paragraph-rsid="0296376d"/>
    </style:style>
    <style:style style:name="P25" style:family="paragraph" style:parent-style-name="Standard">
      <style:text-properties officeooo:rsid="004aaa4b" officeooo:paragraph-rsid="02ab6740"/>
    </style:style>
    <style:style style:name="P26" style:family="paragraph" style:parent-style-name="Standard">
      <style:text-properties officeooo:rsid="004aaa4b" officeooo:paragraph-rsid="02ac1d7e"/>
    </style:style>
    <style:style style:name="P27" style:family="paragraph" style:parent-style-name="Standard">
      <style:text-properties officeooo:rsid="004aaa4b" officeooo:paragraph-rsid="02f2dffc"/>
    </style:style>
    <style:style style:name="P28" style:family="paragraph" style:parent-style-name="Standard">
      <style:text-properties officeooo:rsid="004fef06" officeooo:paragraph-rsid="028c07d7"/>
    </style:style>
    <style:style style:name="P29" style:family="paragraph" style:parent-style-name="Standard">
      <style:text-properties officeooo:rsid="004fef06" officeooo:paragraph-rsid="02a3c447"/>
    </style:style>
    <style:style style:name="P30" style:family="paragraph" style:parent-style-name="Standard">
      <style:text-properties officeooo:rsid="004fef06" officeooo:paragraph-rsid="02c8c325"/>
    </style:style>
    <style:style style:name="P31" style:family="paragraph" style:parent-style-name="Standard">
      <style:text-properties officeooo:rsid="004fef06" officeooo:paragraph-rsid="02d08900"/>
    </style:style>
    <style:style style:name="P32" style:family="paragraph" style:parent-style-name="Standard">
      <style:text-properties officeooo:rsid="004fef06" officeooo:paragraph-rsid="02d3a80f"/>
    </style:style>
    <style:style style:name="P33" style:family="paragraph" style:parent-style-name="Standard">
      <style:text-properties officeooo:rsid="004fef06" officeooo:paragraph-rsid="02ab6740"/>
    </style:style>
    <style:style style:name="P34" style:family="paragraph" style:parent-style-name="Standard">
      <style:text-properties officeooo:rsid="004fef06" officeooo:paragraph-rsid="02ac1d7e"/>
    </style:style>
    <style:style style:name="P35" style:family="paragraph" style:parent-style-name="Standard">
      <style:text-properties officeooo:rsid="004fef06" officeooo:paragraph-rsid="02d3cce8"/>
    </style:style>
    <style:style style:name="P36" style:family="paragraph" style:parent-style-name="Standard">
      <style:text-properties officeooo:rsid="004fef06" officeooo:paragraph-rsid="02f2dffc"/>
    </style:style>
    <style:style style:name="P37" style:family="paragraph" style:parent-style-name="Standard">
      <style:text-properties officeooo:rsid="004fef06" officeooo:paragraph-rsid="02faccb7"/>
    </style:style>
    <style:style style:name="P38" style:family="paragraph" style:parent-style-name="Standard">
      <style:text-properties officeooo:rsid="004fef06" officeooo:paragraph-rsid="030f3175"/>
    </style:style>
    <style:style style:name="P39" style:family="paragraph" style:parent-style-name="Standard">
      <style:text-properties officeooo:rsid="004fef06" officeooo:paragraph-rsid="030fd39f"/>
    </style:style>
    <style:style style:name="P40" style:family="paragraph" style:parent-style-name="Standard">
      <style:text-properties officeooo:rsid="004fef06" officeooo:paragraph-rsid="0310af5c"/>
    </style:style>
    <style:style style:name="P41" style:family="paragraph" style:parent-style-name="Standard">
      <style:text-properties officeooo:rsid="005fda5a" officeooo:paragraph-rsid="027ee962"/>
    </style:style>
    <style:style style:name="P42" style:family="paragraph" style:parent-style-name="Standard">
      <style:text-properties officeooo:rsid="005fda5a" officeooo:paragraph-rsid="02ac1d7e"/>
    </style:style>
    <style:style style:name="P43" style:family="paragraph" style:parent-style-name="Standard">
      <style:text-properties officeooo:rsid="005fda5a" officeooo:paragraph-rsid="02b15c6f"/>
    </style:style>
    <style:style style:name="P44" style:family="paragraph" style:parent-style-name="Standard">
      <style:text-properties officeooo:rsid="005fda5a" officeooo:paragraph-rsid="02b2bb6d"/>
    </style:style>
    <style:style style:name="P45" style:family="paragraph" style:parent-style-name="Standard">
      <style:text-properties officeooo:rsid="005fda5a" officeooo:paragraph-rsid="02f2dffc"/>
    </style:style>
    <style:style style:name="P46" style:family="paragraph" style:parent-style-name="Standard">
      <style:text-properties officeooo:rsid="0034c7d4" officeooo:paragraph-rsid="008a7f1d"/>
    </style:style>
    <style:style style:name="P47" style:family="paragraph" style:parent-style-name="Standard">
      <style:text-properties officeooo:rsid="0034c7d4" officeooo:paragraph-rsid="0141c1ae"/>
    </style:style>
    <style:style style:name="P48" style:family="paragraph" style:parent-style-name="Standard">
      <style:paragraph-properties fo:text-align="center" style:justify-single-word="false"/>
      <style:text-properties officeooo:rsid="0034c7d4" officeooo:paragraph-rsid="0141c1ae"/>
    </style:style>
    <style:style style:name="P49" style:family="paragraph" style:parent-style-name="Standard">
      <style:paragraph-properties fo:text-align="center" style:justify-single-word="false"/>
      <style:text-properties officeooo:rsid="0034c7d4" officeooo:paragraph-rsid="02a4f36b"/>
    </style:style>
    <style:style style:name="P50" style:family="paragraph" style:parent-style-name="Standard">
      <style:paragraph-properties fo:text-align="center" style:justify-single-word="false"/>
      <style:text-properties officeooo:rsid="0034c7d4" officeooo:paragraph-rsid="02f2dffc"/>
    </style:style>
    <style:style style:name="P51" style:family="paragraph" style:parent-style-name="Standard">
      <style:text-properties officeooo:rsid="0034c7d4" officeooo:paragraph-rsid="027ee962"/>
    </style:style>
    <style:style style:name="P52" style:family="paragraph" style:parent-style-name="Standard">
      <style:text-properties officeooo:rsid="0034c7d4" officeooo:paragraph-rsid="02a4f36b"/>
    </style:style>
    <style:style style:name="P53" style:family="paragraph" style:parent-style-name="Standard">
      <style:text-properties officeooo:rsid="0034c7d4" officeooo:paragraph-rsid="02c83854"/>
    </style:style>
    <style:style style:name="P54" style:family="paragraph" style:parent-style-name="Standard">
      <style:text-properties officeooo:rsid="0034c7d4" officeooo:paragraph-rsid="02f2dffc"/>
    </style:style>
    <style:style style:name="P55" style:family="paragraph" style:parent-style-name="Standard">
      <style:text-properties officeooo:paragraph-rsid="00c401b9"/>
    </style:style>
    <style:style style:name="P56" style:family="paragraph" style:parent-style-name="Standard">
      <style:text-properties officeooo:paragraph-rsid="00cea9da"/>
    </style:style>
    <style:style style:name="P57" style:family="paragraph" style:parent-style-name="Standard">
      <style:text-properties officeooo:paragraph-rsid="00d030f1"/>
    </style:style>
    <style:style style:name="P58" style:family="paragraph" style:parent-style-name="Standard">
      <style:text-properties officeooo:paragraph-rsid="011add49"/>
    </style:style>
    <style:style style:name="P59" style:family="paragraph" style:parent-style-name="Standard">
      <style:text-properties officeooo:paragraph-rsid="01c6bdab"/>
    </style:style>
    <style:style style:name="P60" style:family="paragraph" style:parent-style-name="Standard">
      <style:text-properties officeooo:paragraph-rsid="010ed6a4"/>
    </style:style>
    <style:style style:name="P61" style:family="paragraph" style:parent-style-name="Standard">
      <style:text-properties officeooo:paragraph-rsid="026a295d"/>
    </style:style>
    <style:style style:name="P62" style:family="paragraph" style:parent-style-name="Standard">
      <style:text-properties officeooo:paragraph-rsid="02330e07"/>
    </style:style>
    <style:style style:name="P63" style:family="paragraph" style:parent-style-name="Standard">
      <style:text-properties officeooo:paragraph-rsid="00f8c06d"/>
    </style:style>
    <style:style style:name="P64" style:family="paragraph" style:parent-style-name="Standard">
      <style:text-properties officeooo:paragraph-rsid="0102e2f5"/>
    </style:style>
    <style:style style:name="P65" style:family="paragraph" style:parent-style-name="Standard">
      <style:text-properties officeooo:paragraph-rsid="027ee962"/>
    </style:style>
    <style:style style:name="P66" style:family="paragraph" style:parent-style-name="Standard">
      <style:text-properties officeooo:paragraph-rsid="0284b44a"/>
    </style:style>
    <style:style style:name="P67" style:family="paragraph" style:parent-style-name="Standard">
      <style:paragraph-properties fo:text-align="center" style:justify-single-word="false"/>
      <style:text-properties officeooo:paragraph-rsid="00cea9da"/>
    </style:style>
    <style:style style:name="P68" style:family="paragraph" style:parent-style-name="Standard">
      <style:paragraph-properties fo:text-align="center" style:justify-single-word="false"/>
      <style:text-properties officeooo:paragraph-rsid="029038e9"/>
    </style:style>
    <style:style style:name="P69" style:family="paragraph" style:parent-style-name="Standard">
      <style:paragraph-properties fo:text-align="center" style:justify-single-word="false"/>
      <style:text-properties officeooo:paragraph-rsid="02923ca2"/>
    </style:style>
    <style:style style:name="P70" style:family="paragraph" style:parent-style-name="Standard">
      <style:text-properties officeooo:paragraph-rsid="029038e9"/>
    </style:style>
    <style:style style:name="P71" style:family="paragraph" style:parent-style-name="Standard">
      <style:text-properties officeooo:paragraph-rsid="02923ca2"/>
    </style:style>
    <style:style style:name="P72" style:family="paragraph" style:parent-style-name="Standard">
      <style:text-properties officeooo:paragraph-rsid="0296376d"/>
    </style:style>
    <style:style style:name="P73" style:family="paragraph" style:parent-style-name="Standard">
      <style:text-properties officeooo:paragraph-rsid="0298013e"/>
    </style:style>
    <style:style style:name="P74" style:family="paragraph" style:parent-style-name="Standard">
      <style:text-properties officeooo:paragraph-rsid="029bf8e5"/>
    </style:style>
    <style:style style:name="P75" style:family="paragraph" style:parent-style-name="Standard">
      <style:text-properties officeooo:paragraph-rsid="029eb34e"/>
    </style:style>
    <style:style style:name="P76" style:family="paragraph" style:parent-style-name="Standard">
      <style:text-properties officeooo:paragraph-rsid="02a06842"/>
    </style:style>
    <style:style style:name="P77" style:family="paragraph" style:parent-style-name="Standard">
      <style:text-properties officeooo:paragraph-rsid="02a3c447"/>
    </style:style>
    <style:style style:name="P78" style:family="paragraph" style:parent-style-name="Standard">
      <style:text-properties officeooo:paragraph-rsid="02a75d63"/>
    </style:style>
    <style:style style:name="P79" style:family="paragraph" style:parent-style-name="Standard">
      <style:text-properties officeooo:paragraph-rsid="02ab6740"/>
    </style:style>
    <style:style style:name="P80" style:family="paragraph" style:parent-style-name="Standard">
      <style:text-properties officeooo:paragraph-rsid="02ac1d7e"/>
    </style:style>
    <style:style style:name="P81" style:family="paragraph" style:parent-style-name="Standard">
      <style:text-properties officeooo:paragraph-rsid="02b15c6f"/>
    </style:style>
    <style:style style:name="P82" style:family="paragraph" style:parent-style-name="Standard">
      <style:text-properties officeooo:paragraph-rsid="02b2bb6d"/>
    </style:style>
    <style:style style:name="P83" style:family="paragraph" style:parent-style-name="Standard">
      <style:text-properties fo:color="#ff0000" fo:font-style="italic" officeooo:rsid="0034c7d4" officeooo:paragraph-rsid="027ee962" style:font-style-asian="italic"/>
    </style:style>
    <style:style style:name="P84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3eca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8012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12962b" style:font-style-asian="normal" style:font-weight-asian="bold" style:font-style-complex="normal" style:font-weight-complex="bold"/>
    </style:style>
    <style:style style:name="P88" style:family="paragraph" style:parent-style-name="Standard">
      <style:text-properties officeooo:rsid="02c8c325" officeooo:paragraph-rsid="02c8c325"/>
    </style:style>
    <style:style style:name="P89" style:family="paragraph" style:parent-style-name="Standard">
      <style:text-properties officeooo:rsid="02c8c325" officeooo:paragraph-rsid="02f2dffc"/>
    </style:style>
    <style:style style:name="P90" style:family="paragraph" style:parent-style-name="Standard">
      <style:text-properties officeooo:paragraph-rsid="028f3d89"/>
    </style:style>
    <style:style style:name="P91" style:family="paragraph" style:parent-style-name="Standard">
      <style:text-properties officeooo:paragraph-rsid="02cca809"/>
    </style:style>
    <style:style style:name="P92" style:family="paragraph" style:parent-style-name="Standard">
      <style:text-properties officeooo:paragraph-rsid="02cf002a"/>
    </style:style>
    <style:style style:name="P93" style:family="paragraph" style:parent-style-name="Standard">
      <style:text-properties officeooo:rsid="02d08900" officeooo:paragraph-rsid="02d08900"/>
    </style:style>
    <style:style style:name="P94" style:family="paragraph" style:parent-style-name="Standard">
      <style:text-properties officeooo:rsid="02d3a80f" officeooo:paragraph-rsid="02d3a80f"/>
    </style:style>
    <style:style style:name="P95" style:family="paragraph" style:parent-style-name="Standard">
      <style:text-properties officeooo:rsid="02d3a80f" officeooo:paragraph-rsid="02f2dffc"/>
    </style:style>
    <style:style style:name="P96" style:family="paragraph" style:parent-style-name="Standard">
      <style:text-properties officeooo:paragraph-rsid="02a4f36b"/>
    </style:style>
    <style:style style:name="P97" style:family="paragraph" style:parent-style-name="Standard">
      <style:text-properties officeooo:paragraph-rsid="02d3a80f"/>
    </style:style>
    <style:style style:name="P98" style:family="paragraph" style:parent-style-name="Standard">
      <style:text-properties officeooo:paragraph-rsid="02e5fd15"/>
    </style:style>
    <style:style style:name="P99" style:family="paragraph" style:parent-style-name="Standard">
      <style:text-properties officeooo:paragraph-rsid="02e75fbe"/>
    </style:style>
    <style:style style:name="P100" style:family="paragraph" style:parent-style-name="Standard">
      <style:text-properties officeooo:paragraph-rsid="02f2dffc"/>
    </style:style>
    <style:style style:name="P101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e75fbe" style:font-size-asian="11pt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f2dffc" style:font-size-asian="11pt" style:font-weight-asian="normal" style:font-weight-complex="normal"/>
    </style:style>
    <style:style style:name="P104" style:family="paragraph" style:parent-style-name="Standard">
      <style:text-properties officeooo:rsid="02fa14a9" officeooo:paragraph-rsid="02fa14a9"/>
    </style:style>
    <style:style style:name="P105" style:family="paragraph" style:parent-style-name="Standard">
      <style:text-properties officeooo:rsid="02fbc2b9" officeooo:paragraph-rsid="02fbc2b9"/>
    </style:style>
    <style:style style:name="P106" style:family="paragraph" style:parent-style-name="Standard">
      <style:text-properties officeooo:rsid="02ff8eef" officeooo:paragraph-rsid="02ff8eef"/>
    </style:style>
    <style:style style:name="P107" style:family="paragraph" style:parent-style-name="Standard">
      <style:text-properties officeooo:rsid="0300a413" officeooo:paragraph-rsid="0300a413"/>
    </style:style>
    <style:style style:name="P108" style:family="paragraph" style:parent-style-name="Standard">
      <style:text-properties officeooo:paragraph-rsid="030240b1"/>
    </style:style>
    <style:style style:name="P109" style:family="paragraph" style:parent-style-name="Standard">
      <style:text-properties officeooo:rsid="030240b1" officeooo:paragraph-rsid="030240b1"/>
    </style:style>
    <style:style style:name="P110" style:family="paragraph" style:parent-style-name="Standard">
      <style:text-properties officeooo:rsid="0305b88a" officeooo:paragraph-rsid="0305b88a"/>
    </style:style>
    <style:style style:name="P111" style:family="paragraph" style:parent-style-name="Standard">
      <style:text-properties officeooo:rsid="030717fe" officeooo:paragraph-rsid="030717fe"/>
    </style:style>
    <style:style style:name="P112" style:family="paragraph" style:parent-style-name="Standard">
      <style:text-properties officeooo:paragraph-rsid="0307c6b3"/>
    </style:style>
    <style:style style:name="P113" style:family="paragraph" style:parent-style-name="Standard">
      <style:text-properties officeooo:rsid="0307c6b3" officeooo:paragraph-rsid="0307c6b3"/>
    </style:style>
    <style:style style:name="P114" style:family="paragraph" style:parent-style-name="Standard">
      <style:paragraph-properties>
        <style:tab-stops/>
      </style:paragraph-properties>
      <style:text-properties fo:color="#000000" fo:font-style="normal" fo:font-weight="normal" officeooo:rsid="031385d8" officeooo:paragraph-rsid="031385d8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>
        <style:tab-stops/>
      </style:paragraph-properties>
      <style:text-properties fo:color="#000000" fo:font-style="normal" fo:font-weight="normal" officeooo:rsid="0314c14c" officeooo:paragraph-rsid="0314c14c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>
        <style:tab-stops/>
      </style:paragraph-properties>
      <style:text-properties fo:color="#000000" fo:font-style="normal" fo:font-weight="normal" officeooo:rsid="0315f421" officeooo:paragraph-rsid="0315f421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>
        <style:tab-stops/>
      </style:paragraph-properties>
      <style:text-properties fo:color="#000000" fo:font-style="normal" fo:font-weight="normal" officeooo:rsid="03162956" officeooo:paragraph-rsid="03162956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officeooo:rsid="03751a09" officeooo:paragraph-rsid="03751a09"/>
    </style:style>
    <style:style style:name="P119" style:family="paragraph" style:parent-style-name="Standard">
      <style:text-properties officeooo:paragraph-rsid="03c90418"/>
    </style:style>
    <style:style style:name="P120" style:family="paragraph" style:parent-style-name="Standard">
      <style:text-properties officeooo:paragraph-rsid="03ca3ba2"/>
    </style:style>
    <style:style style:name="P121" style:family="paragraph" style:parent-style-name="Table_20_Sub-Heading">
      <style:paragraph-properties fo:background-color="transparent">
        <style:background-image/>
      </style:paragraph-properties>
    </style:style>
    <style:style style:name="P122" style:family="paragraph" style:parent-style-name="Table_20_Heading">
      <style:paragraph-properties fo:background-color="transparent">
        <style:background-image/>
      </style:paragraph-properties>
    </style:style>
    <style:style style:name="P123" style:family="paragraph" style:parent-style-name="Table_20_Contents">
      <style:text-properties officeooo:paragraph-rsid="00308c4d"/>
    </style:style>
    <style:style style:name="P124" style:family="paragraph" style:parent-style-name="Table_20_Contents">
      <style:text-properties officeooo:paragraph-rsid="0069b087"/>
    </style:style>
    <style:style style:name="P125" style:family="paragraph" style:parent-style-name="Table_20_Contents">
      <style:text-properties style:font-name-complex="Helvetica2"/>
    </style:style>
    <style:style style:name="P126" style:family="paragraph" style:parent-style-name="Table_20_Contents">
      <style:text-properties officeooo:rsid="006d3757" officeooo:paragraph-rsid="006d3757" style:font-name-complex="Helvetica2"/>
    </style:style>
    <style:style style:name="P127" style:family="paragraph" style:parent-style-name="Table_20_Contents">
      <style:text-properties officeooo:rsid="006d3757" officeooo:paragraph-rsid="027ee962" style:font-name-complex="Helvetica2"/>
    </style:style>
    <style:style style:name="P128" style:family="paragraph" style:parent-style-name="Table_20_Contents">
      <style:text-properties officeooo:rsid="006d3757" officeooo:paragraph-rsid="02f2dffc" style:font-name-complex="Helvetica2"/>
    </style:style>
    <style:style style:name="P129" style:family="paragraph" style:parent-style-name="Table_20_Contents">
      <style:text-properties officeooo:rsid="00ccb67e" officeooo:paragraph-rsid="00ccb67e" style:font-name-complex="Helvetica2"/>
    </style:style>
    <style:style style:name="P130" style:family="paragraph" style:parent-style-name="Table_20_Contents">
      <style:text-properties officeooo:rsid="00ccb67e" officeooo:paragraph-rsid="027ee962" style:font-name-complex="Helvetica2"/>
    </style:style>
    <style:style style:name="P131" style:family="paragraph" style:parent-style-name="Table_20_Contents">
      <style:text-properties officeooo:rsid="00ccb67e" officeooo:paragraph-rsid="02f2dffc" style:font-name-complex="Helvetica2"/>
    </style:style>
    <style:style style:name="P132" style:family="paragraph" style:parent-style-name="Table_20_Contents">
      <style:text-properties officeooo:rsid="00e9f76b" officeooo:paragraph-rsid="027bef2b" style:font-name-complex="Helvetica2"/>
    </style:style>
    <style:style style:name="P133" style:family="paragraph" style:parent-style-name="Table_20_Contents">
      <style:text-properties officeooo:rsid="00e9f76b" officeooo:paragraph-rsid="027cd1db" style:font-name-complex="Helvetica2"/>
    </style:style>
    <style:style style:name="P134" style:family="paragraph" style:parent-style-name="Table_20_Contents">
      <style:text-properties officeooo:rsid="00e9f76b" officeooo:paragraph-rsid="027ee962" style:font-name-complex="Helvetica2"/>
    </style:style>
    <style:style style:name="P135" style:family="paragraph" style:parent-style-name="Table_20_Contents">
      <style:paragraph-properties fo:text-align="center" style:justify-single-word="false"/>
      <style:text-properties officeooo:rsid="00e9f76b" officeooo:paragraph-rsid="027bef2b" style:font-name-complex="Helvetica2"/>
    </style:style>
    <style:style style:name="P136" style:family="paragraph" style:parent-style-name="Table_20_Contents">
      <style:paragraph-properties fo:text-align="center" style:justify-single-word="false"/>
      <style:text-properties officeooo:rsid="00e9f76b" officeooo:paragraph-rsid="027ee962" style:font-name-complex="Helvetica2"/>
    </style:style>
    <style:style style:name="P137" style:family="paragraph" style:parent-style-name="Table_20_Contents">
      <style:paragraph-properties fo:text-align="center" style:justify-single-word="false"/>
      <style:text-properties officeooo:rsid="00e9f76b" officeooo:paragraph-rsid="027cd1db" style:font-name-complex="Helvetica2"/>
    </style:style>
    <style:style style:name="P138" style:family="paragraph" style:parent-style-name="Table_20_Contents">
      <style:paragraph-properties fo:text-align="center" style:justify-single-word="false"/>
      <style:text-properties officeooo:rsid="00e9f76b" officeooo:paragraph-rsid="02f2dffc" style:font-name-complex="Helvetica2"/>
    </style:style>
    <style:style style:name="P139" style:family="paragraph" style:parent-style-name="Table_20_Contents">
      <style:text-properties officeooo:rsid="00e9f76b" officeooo:paragraph-rsid="02f2dffc" style:font-name-complex="Helvetica2"/>
    </style:style>
    <style:style style:name="P140" style:family="paragraph" style:parent-style-name="Table_20_Contents">
      <style:paragraph-properties fo:text-align="center" style:justify-single-word="false"/>
      <style:text-properties officeooo:rsid="022b6353" officeooo:paragraph-rsid="027bef2b" style:font-name-complex="Helvetica2"/>
    </style:style>
    <style:style style:name="P141" style:family="paragraph" style:parent-style-name="Table_20_Contents">
      <style:paragraph-properties fo:text-align="center" style:justify-single-word="false"/>
      <style:text-properties officeooo:rsid="022b6353" officeooo:paragraph-rsid="027cd1db" style:font-name-complex="Helvetica2"/>
    </style:style>
    <style:style style:name="P142" style:family="paragraph" style:parent-style-name="Table_20_Contents">
      <style:paragraph-properties fo:text-align="center" style:justify-single-word="false"/>
      <style:text-properties officeooo:rsid="022b6353" officeooo:paragraph-rsid="027ee962" style:font-name-complex="Helvetica2"/>
    </style:style>
    <style:style style:name="P143" style:family="paragraph" style:parent-style-name="Table_20_Contents">
      <style:paragraph-properties fo:text-align="center" style:justify-single-word="false"/>
      <style:text-properties officeooo:rsid="022b6353" officeooo:paragraph-rsid="02f2dffc" style:font-name-complex="Helvetica2"/>
    </style:style>
    <style:style style:name="P144" style:family="paragraph" style:parent-style-name="Table_20_Contents">
      <style:text-properties officeooo:rsid="022b6353" officeooo:paragraph-rsid="027bef2b" style:font-name-complex="Helvetica2"/>
    </style:style>
    <style:style style:name="P145" style:family="paragraph" style:parent-style-name="Table_20_Contents">
      <style:text-properties officeooo:rsid="022b6353" officeooo:paragraph-rsid="027ee962" style:font-name-complex="Helvetica2"/>
    </style:style>
    <style:style style:name="P146" style:family="paragraph" style:parent-style-name="Table_20_Contents">
      <style:text-properties officeooo:rsid="022b6353" officeooo:paragraph-rsid="02f2dffc" style:font-name-complex="Helvetica2"/>
    </style:style>
    <style:style style:name="P147" style:family="paragraph" style:parent-style-name="Table_20_Contents">
      <style:text-properties officeooo:rsid="00f0b28b" officeooo:paragraph-rsid="027bef2b" style:font-name-complex="Helvetica2"/>
    </style:style>
    <style:style style:name="P148" style:family="paragraph" style:parent-style-name="Table_20_Contents">
      <style:text-properties officeooo:rsid="00f0b28b" officeooo:paragraph-rsid="027ee962" style:font-name-complex="Helvetica2"/>
    </style:style>
    <style:style style:name="P149" style:family="paragraph" style:parent-style-name="Table_20_Contents">
      <style:text-properties officeooo:rsid="00f0b28b" officeooo:paragraph-rsid="02f2dffc" style:font-name-complex="Helvetica2"/>
    </style:style>
    <style:style style:name="P150" style:family="paragraph" style:parent-style-name="Table_20_Contents">
      <style:paragraph-properties fo:text-align="center" style:justify-single-word="false"/>
      <style:text-properties officeooo:rsid="00f0b28b" officeooo:paragraph-rsid="027bef2b" style:font-name-complex="Helvetica2"/>
    </style:style>
    <style:style style:name="P151" style:family="paragraph" style:parent-style-name="Table_20_Contents">
      <style:text-properties officeooo:rsid="01021ce7" officeooo:paragraph-rsid="027bef2b" style:font-name-complex="Helvetica2"/>
    </style:style>
    <style:style style:name="P152" style:family="paragraph" style:parent-style-name="Table_20_Contents">
      <style:text-properties officeooo:rsid="01021ce7" officeooo:paragraph-rsid="027cd1db" style:font-name-complex="Helvetica2"/>
    </style:style>
    <style:style style:name="P153" style:family="paragraph" style:parent-style-name="Table_20_Contents">
      <style:text-properties officeooo:rsid="01021ce7" officeooo:paragraph-rsid="027ee962" style:font-name-complex="Helvetica2"/>
    </style:style>
    <style:style style:name="P154" style:family="paragraph" style:parent-style-name="Table_20_Contents">
      <style:paragraph-properties fo:text-align="center" style:justify-single-word="false"/>
      <style:text-properties officeooo:rsid="01021ce7" officeooo:paragraph-rsid="027cd1db" style:font-name-complex="Helvetica2"/>
    </style:style>
    <style:style style:name="P155" style:family="paragraph" style:parent-style-name="Table_20_Contents">
      <style:paragraph-properties fo:text-align="center" style:justify-single-word="false"/>
      <style:text-properties officeooo:rsid="01021ce7" officeooo:paragraph-rsid="027ee962" style:font-name-complex="Helvetica2"/>
    </style:style>
    <style:style style:name="P156" style:family="paragraph" style:parent-style-name="Table_20_Contents">
      <style:paragraph-properties fo:text-align="center" style:justify-single-word="false"/>
      <style:text-properties officeooo:rsid="01021ce7" officeooo:paragraph-rsid="02f2dffc" style:font-name-complex="Helvetica2"/>
    </style:style>
    <style:style style:name="P157" style:family="paragraph" style:parent-style-name="Table_20_Contents">
      <style:text-properties officeooo:rsid="01021ce7" officeooo:paragraph-rsid="02f2dffc" style:font-name-complex="Helvetica2"/>
    </style:style>
    <style:style style:name="P158" style:family="paragraph" style:parent-style-name="Table_20_Contents">
      <style:text-properties officeooo:rsid="022d552b" officeooo:paragraph-rsid="027bef2b" style:font-name-complex="Helvetica2"/>
    </style:style>
    <style:style style:name="P159" style:family="paragraph" style:parent-style-name="Table_20_Contents">
      <style:text-properties officeooo:rsid="022d552b" officeooo:paragraph-rsid="027cd1db" style:font-name-complex="Helvetica2"/>
    </style:style>
    <style:style style:name="P160" style:family="paragraph" style:parent-style-name="Table_20_Contents">
      <style:text-properties officeooo:rsid="022d552b" officeooo:paragraph-rsid="027ee962" style:font-name-complex="Helvetica2"/>
    </style:style>
    <style:style style:name="P161" style:family="paragraph" style:parent-style-name="Table_20_Contents">
      <style:text-properties officeooo:rsid="022d552b" officeooo:paragraph-rsid="02f2dffc" style:font-name-complex="Helvetica2"/>
    </style:style>
    <style:style style:name="P162" style:family="paragraph" style:parent-style-name="Table_20_Contents">
      <style:text-properties officeooo:rsid="01cf7ef5" officeooo:paragraph-rsid="027bef2b" style:font-name-complex="Helvetica2"/>
    </style:style>
    <style:style style:name="P163" style:family="paragraph" style:parent-style-name="Table_20_Contents">
      <style:text-properties officeooo:rsid="01cf7ef5" officeooo:paragraph-rsid="027cd1db" style:font-name-complex="Helvetica2"/>
    </style:style>
    <style:style style:name="P164" style:family="paragraph" style:parent-style-name="Table_20_Contents">
      <style:text-properties officeooo:rsid="01cf7ef5" officeooo:paragraph-rsid="027ee962" style:font-name-complex="Helvetica2"/>
    </style:style>
    <style:style style:name="P165" style:family="paragraph" style:parent-style-name="Table_20_Contents">
      <style:text-properties officeooo:rsid="01cf7ef5" officeooo:paragraph-rsid="02f2dffc" style:font-name-complex="Helvetica2"/>
    </style:style>
    <style:style style:name="P166" style:family="paragraph" style:parent-style-name="Table_20_Contents">
      <style:text-properties officeooo:rsid="00fcb968" officeooo:paragraph-rsid="027cd1db" style:font-name-complex="Helvetica2"/>
    </style:style>
    <style:style style:name="P167" style:family="paragraph" style:parent-style-name="Table_20_Contents">
      <style:text-properties officeooo:rsid="00fcb968" officeooo:paragraph-rsid="027ee962" style:font-name-complex="Helvetica2"/>
    </style:style>
    <style:style style:name="P168" style:family="paragraph" style:parent-style-name="Table_20_Contents">
      <style:paragraph-properties fo:text-align="center" style:justify-single-word="false"/>
      <style:text-properties officeooo:rsid="00fcb968" officeooo:paragraph-rsid="027cd1db" style:font-name-complex="Helvetica2"/>
    </style:style>
    <style:style style:name="P169" style:family="paragraph" style:parent-style-name="Table_20_Contents">
      <style:paragraph-properties fo:text-align="center" style:justify-single-word="false"/>
      <style:text-properties officeooo:rsid="00fcb968" officeooo:paragraph-rsid="027ee962" style:font-name-complex="Helvetica2"/>
    </style:style>
    <style:style style:name="P170" style:family="paragraph" style:parent-style-name="Table_20_Contents">
      <style:paragraph-properties fo:text-align="center" style:justify-single-word="false"/>
      <style:text-properties officeooo:rsid="00fcb968" officeooo:paragraph-rsid="02f2dffc" style:font-name-complex="Helvetica2"/>
    </style:style>
    <style:style style:name="P171" style:family="paragraph" style:parent-style-name="Table_20_Contents">
      <style:text-properties officeooo:rsid="00fcb968" officeooo:paragraph-rsid="02f2dffc" style:font-name-complex="Helvetica2"/>
    </style:style>
    <style:style style:name="P172" style:family="paragraph" style:parent-style-name="Table_20_Contents">
      <style:text-properties officeooo:rsid="01182c16" officeooo:paragraph-rsid="027cd1db" style:font-name-complex="Helvetica2"/>
    </style:style>
    <style:style style:name="P173" style:family="paragraph" style:parent-style-name="Table_20_Contents">
      <style:text-properties officeooo:rsid="01182c16" officeooo:paragraph-rsid="027ee962" style:font-name-complex="Helvetica2"/>
    </style:style>
    <style:style style:name="P174" style:family="paragraph" style:parent-style-name="Table_20_Contents">
      <style:paragraph-properties fo:text-align="center" style:justify-single-word="false"/>
      <style:text-properties officeooo:rsid="01182c16" officeooo:paragraph-rsid="027cd1db" style:font-name-complex="Helvetica2"/>
    </style:style>
    <style:style style:name="P175" style:family="paragraph" style:parent-style-name="Table_20_Contents">
      <style:paragraph-properties fo:text-align="center" style:justify-single-word="false"/>
      <style:text-properties officeooo:rsid="01182c16" officeooo:paragraph-rsid="027ee962" style:font-name-complex="Helvetica2"/>
    </style:style>
    <style:style style:name="P176" style:family="paragraph" style:parent-style-name="Table_20_Contents">
      <style:paragraph-properties fo:text-align="center" style:justify-single-word="false"/>
      <style:text-properties officeooo:rsid="01182c16" officeooo:paragraph-rsid="02f2dffc" style:font-name-complex="Helvetica2"/>
    </style:style>
    <style:style style:name="P177" style:family="paragraph" style:parent-style-name="Table_20_Contents">
      <style:text-properties officeooo:rsid="01182c16" officeooo:paragraph-rsid="02f2dffc" style:font-name-complex="Helvetica2"/>
    </style:style>
    <style:style style:name="P178" style:family="paragraph" style:parent-style-name="Table_20_Contents">
      <style:text-properties officeooo:paragraph-rsid="027ee962" style:font-name-complex="Helvetica2"/>
    </style:style>
    <style:style style:name="P179" style:family="paragraph" style:parent-style-name="Table_20_Contents">
      <style:text-properties officeooo:rsid="02b5ee42" officeooo:paragraph-rsid="02b5ee42" style:font-name-complex="Helvetica2"/>
    </style:style>
    <style:style style:name="P180" style:family="paragraph" style:parent-style-name="Table_20_Contents">
      <style:text-properties officeooo:rsid="02e453e5" officeooo:paragraph-rsid="02e453e5" style:font-name-complex="Helvetica2"/>
    </style:style>
    <style:style style:name="P181" style:family="paragraph" style:parent-style-name="Table_20_Contents">
      <style:text-properties officeooo:rsid="02e453e5" officeooo:paragraph-rsid="02f2dffc" style:font-name-complex="Helvetica2"/>
    </style:style>
    <style:style style:name="P182" style:family="paragraph" style:parent-style-name="Table_20_Contents">
      <style:text-properties officeooo:paragraph-rsid="02f2dffc" style:font-name-complex="Helvetica2"/>
    </style:style>
    <style:style style:name="P183" style:family="paragraph" style:parent-style-name="Table_20_Contents">
      <style:text-properties fo:font-weight="bold" officeooo:rsid="006d3757" officeooo:paragraph-rsid="006d3757" style:font-weight-asian="bold" style:font-name-complex="Helvetica2" style:font-weight-complex="bold"/>
    </style:style>
    <style:style style:name="P184" style:family="paragraph" style:parent-style-name="Table_20_Contents">
      <style:text-properties fo:font-weight="bold" officeooo:rsid="006d3757" officeooo:paragraph-rsid="027ee962" style:font-weight-asian="bold" style:font-name-complex="Helvetica2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fo:font-weight="bold" officeooo:rsid="006d3757" officeooo:paragraph-rsid="006d3757" style:font-weight-asian="bold" style:font-name-complex="Helvetica2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fo:font-weight="bold" officeooo:rsid="006d3757" officeooo:paragraph-rsid="027ee962" style:font-weight-asian="bold" style:font-name-complex="Helvetica2" style:font-weight-complex="bold"/>
    </style:style>
    <style:style style:name="P187" style:family="paragraph" style:parent-style-name="Table_20_Contents">
      <style:paragraph-properties fo:text-align="start" style:justify-single-word="false"/>
      <style:text-properties fo:font-weight="bold" officeooo:rsid="006d3757" officeooo:paragraph-rsid="02f2dffc" style:font-weight-asian="bold" style:font-name-complex="Helvetica2" style:font-weight-complex="bold"/>
    </style:style>
    <style:style style:name="P188" style:family="paragraph" style:parent-style-name="Table_20_Contents">
      <style:text-properties fo:font-weight="bold" officeooo:rsid="006d3757" officeooo:paragraph-rsid="02f2dffc" style:font-weight-asian="bold" style:font-name-complex="Helvetica2" style:font-weight-complex="bold"/>
    </style:style>
    <style:style style:name="P189" style:family="paragraph" style:parent-style-name="Table_20_Contents">
      <style:text-properties fo:font-weight="bold" officeooo:rsid="00e9f76b" officeooo:paragraph-rsid="027bef2b" style:font-weight-asian="bold" style:font-name-complex="Helvetica2" style:font-weight-complex="bold"/>
    </style:style>
    <style:style style:name="P190" style:family="paragraph" style:parent-style-name="Table_20_Contents">
      <style:text-properties fo:font-weight="bold" officeooo:rsid="00e9f76b" officeooo:paragraph-rsid="027cd1db" style:font-weight-asian="bold" style:font-name-complex="Helvetica2" style:font-weight-complex="bold"/>
    </style:style>
    <style:style style:name="P191" style:family="paragraph" style:parent-style-name="Table_20_Contents">
      <style:text-properties fo:font-weight="bold" officeooo:rsid="00e9f76b" officeooo:paragraph-rsid="027ee962" style:font-weight-asian="bold" style:font-name-complex="Helvetica2" style:font-weight-complex="bold"/>
    </style:style>
    <style:style style:name="P192" style:family="paragraph" style:parent-style-name="Table_20_Contents">
      <style:text-properties fo:font-weight="bold" officeooo:rsid="00e9f76b" officeooo:paragraph-rsid="02f2dffc" style:font-weight-asian="bold" style:font-name-complex="Helvetica2" style:font-weight-complex="bold"/>
    </style:style>
    <style:style style:name="P193" style:family="paragraph" style:parent-style-name="Table_20_Contents">
      <style:text-properties fo:font-weight="bold" officeooo:rsid="022b6353" officeooo:paragraph-rsid="027bef2b" style:font-weight-asian="bold" style:font-name-complex="Helvetica2" style:font-weight-complex="bold"/>
    </style:style>
    <style:style style:name="P194" style:family="paragraph" style:parent-style-name="Table_20_Contents">
      <style:text-properties fo:font-weight="bold" officeooo:rsid="022b6353" officeooo:paragraph-rsid="027ee962" style:font-weight-asian="bold" style:font-name-complex="Helvetica2" style:font-weight-complex="bold"/>
    </style:style>
    <style:style style:name="P195" style:family="paragraph" style:parent-style-name="Table_20_Contents">
      <style:text-properties fo:font-weight="bold" officeooo:rsid="022b6353" officeooo:paragraph-rsid="02f2dffc" style:font-weight-asian="bold" style:font-name-complex="Helvetica2" style:font-weight-complex="bold"/>
    </style:style>
    <style:style style:name="P196" style:family="paragraph" style:parent-style-name="Table_20_Contents">
      <style:text-properties fo:font-weight="bold" officeooo:rsid="02363600" officeooo:paragraph-rsid="027bef2b" style:font-weight-asian="bold" style:font-name-complex="Helvetica2" style:font-weight-complex="bold"/>
    </style:style>
    <style:style style:name="P197" style:family="paragraph" style:parent-style-name="Table_20_Contents">
      <style:text-properties fo:font-weight="bold" officeooo:rsid="02363600" officeooo:paragraph-rsid="027ee962" style:font-weight-asian="bold" style:font-name-complex="Helvetica2" style:font-weight-complex="bold"/>
    </style:style>
    <style:style style:name="P198" style:family="paragraph" style:parent-style-name="Table_20_Contents">
      <style:text-properties fo:font-weight="bold" officeooo:rsid="02363600" officeooo:paragraph-rsid="02f2dffc" style:font-weight-asian="bold" style:font-name-complex="Helvetica2" style:font-weight-complex="bold"/>
    </style:style>
    <style:style style:name="P199" style:family="paragraph" style:parent-style-name="Table_20_Contents">
      <style:text-properties fo:font-weight="bold" officeooo:rsid="023789ee" officeooo:paragraph-rsid="027bef2b" style:font-weight-asian="bold" style:font-name-complex="Helvetica2" style:font-weight-complex="bold"/>
    </style:style>
    <style:style style:name="P200" style:family="paragraph" style:parent-style-name="Table_20_Contents">
      <style:text-properties fo:font-weight="bold" officeooo:rsid="023789ee" officeooo:paragraph-rsid="027ee962" style:font-weight-asian="bold" style:font-name-complex="Helvetica2" style:font-weight-complex="bold"/>
    </style:style>
    <style:style style:name="P201" style:family="paragraph" style:parent-style-name="Table_20_Contents">
      <style:text-properties fo:font-weight="bold" officeooo:rsid="023789ee" officeooo:paragraph-rsid="02f2dffc" style:font-weight-asian="bold" style:font-name-complex="Helvetica2" style:font-weight-complex="bold"/>
    </style:style>
    <style:style style:name="P202" style:family="paragraph" style:parent-style-name="Table_20_Contents">
      <style:text-properties fo:font-weight="bold" officeooo:rsid="022d552b" officeooo:paragraph-rsid="027cd1db" style:font-weight-asian="bold" style:font-name-complex="Helvetica2" style:font-weight-complex="bold"/>
    </style:style>
    <style:style style:name="P203" style:family="paragraph" style:parent-style-name="Table_20_Contents">
      <style:text-properties fo:font-weight="bold" officeooo:rsid="022d552b" officeooo:paragraph-rsid="027ee962" style:font-weight-asian="bold" style:font-name-complex="Helvetica2" style:font-weight-complex="bold"/>
    </style:style>
    <style:style style:name="P204" style:family="paragraph" style:parent-style-name="Table_20_Contents">
      <style:text-properties fo:font-weight="bold" officeooo:rsid="022d552b" officeooo:paragraph-rsid="02f2dffc" style:font-weight-asian="bold" style:font-name-complex="Helvetica2" style:font-weight-complex="bold"/>
    </style:style>
    <style:style style:name="P205" style:family="paragraph" style:parent-style-name="Table_20_Contents">
      <style:text-properties fo:font-weight="bold" officeooo:rsid="01cf7ef5" officeooo:paragraph-rsid="027cd1db" style:font-weight-asian="bold" style:font-name-complex="Helvetica2" style:font-weight-complex="bold"/>
    </style:style>
    <style:style style:name="P206" style:family="paragraph" style:parent-style-name="Table_20_Contents">
      <style:text-properties fo:font-weight="bold" officeooo:rsid="01cf7ef5" officeooo:paragraph-rsid="027ee962" style:font-weight-asian="bold" style:font-name-complex="Helvetica2" style:font-weight-complex="bold"/>
    </style:style>
    <style:style style:name="P207" style:family="paragraph" style:parent-style-name="Table_20_Contents">
      <style:text-properties fo:font-weight="bold" officeooo:rsid="01cf7ef5" officeooo:paragraph-rsid="02f2dffc" style:font-weight-asian="bold" style:font-name-complex="Helvetica2" style:font-weight-complex="bold"/>
    </style:style>
    <style:style style:name="P208" style:family="paragraph" style:parent-style-name="Table_20_Contents">
      <style:text-properties fo:font-weight="bold" officeooo:rsid="01182c16" officeooo:paragraph-rsid="027cd1db" style:font-weight-asian="bold" style:font-name-complex="Helvetica2" style:font-weight-complex="bold"/>
    </style:style>
    <style:style style:name="P209" style:family="paragraph" style:parent-style-name="Table_20_Contents">
      <style:text-properties fo:font-weight="bold" officeooo:rsid="01182c16" officeooo:paragraph-rsid="027ee962" style:font-weight-asian="bold" style:font-name-complex="Helvetica2" style:font-weight-complex="bold"/>
    </style:style>
    <style:style style:name="P210" style:family="paragraph" style:parent-style-name="Table_20_Contents">
      <style:text-properties fo:font-weight="bold" officeooo:rsid="01182c16" officeooo:paragraph-rsid="02f2dffc" style:font-weight-asian="bold" style:font-name-complex="Helvetica2" style:font-weight-complex="bold"/>
    </style:style>
    <style:style style:name="P211" style:family="paragraph" style:parent-style-name="Table_20_Contents">
      <style:text-properties fo:font-weight="bold" officeooo:rsid="02b53a44" officeooo:paragraph-rsid="02b53a44" style:font-weight-asian="bold" style:font-name-complex="Helvetica2" style:font-weight-complex="bold"/>
    </style:style>
    <style:style style:name="P212" style:family="paragraph" style:parent-style-name="Table_20_Contents">
      <style:text-properties fo:font-weight="bold" officeooo:rsid="02e453e5" officeooo:paragraph-rsid="02e453e5" style:font-weight-asian="bold" style:font-name-complex="Helvetica2" style:font-weight-complex="bold"/>
    </style:style>
    <style:style style:name="P213" style:family="paragraph" style:parent-style-name="Table_20_Contents">
      <style:text-properties fo:font-weight="bold" officeooo:rsid="02e453e5" officeooo:paragraph-rsid="02f2dffc" style:font-weight-asian="bold" style:font-name-complex="Helvetica2" style:font-weight-complex="bold"/>
    </style:style>
    <style:style style:name="P214" style:family="paragraph" style:parent-style-name="Table_20_Contents">
      <style:text-properties fo:font-weight="bold" officeooo:rsid="00f0b28b" officeooo:paragraph-rsid="027bef2b" style:font-weight-asian="bold" style:font-name-complex="Helvetica2" style:font-weight-complex="bold"/>
    </style:style>
    <style:style style:name="P215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officeooo:paragraph-rsid="003bde10"/>
    </style:style>
    <style:style style:name="P216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officeooo:paragraph-rsid="025e563d"/>
    </style:style>
    <style:style style:name="P217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officeooo:paragraph-rsid="039cd969"/>
    </style:style>
    <style:style style:name="P218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a155b" style:font-size-asian="10.5pt" style:font-weight-asian="normal" style:font-size-complex="12pt" style:font-weight-complex="normal"/>
    </style:style>
    <style:style style:name="P219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ee962" style:font-size-asian="10.5pt" style:font-weight-asian="normal" style:font-size-complex="12pt" style:font-weight-complex="normal"/>
    </style:style>
    <style:style style:name="P220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f2dffc" style:font-size-asian="10.5pt" style:font-weight-asian="normal" style:font-size-complex="12pt" style:font-weight-complex="normal"/>
    </style:style>
    <style:style style:name="P221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a155b" style:font-size-asian="10.5pt" style:font-weight-asian="normal" style:font-size-complex="12pt" style:font-weight-complex="normal"/>
    </style:style>
    <style:style style:name="P222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ee962" style:font-size-asian="10.5pt" style:font-weight-asian="normal" style:font-size-complex="12pt" style:font-weight-complex="normal"/>
    </style:style>
    <style:style style:name="P223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f2dffc" style:font-size-asian="10.5pt" style:font-weight-asian="normal" style:font-size-complex="12pt" style:font-weight-complex="normal"/>
    </style:style>
    <style:style style:name="P224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80f61d" officeooo:paragraph-rsid="0280f61d" style:font-size-asian="10.5pt" style:font-weight-asian="normal" style:font-size-complex="12pt" style:font-weight-complex="normal"/>
    </style:style>
    <style:style style:name="P225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99a430" style:font-size-asian="10.5pt" style:font-weight-asian="normal" style:font-size-complex="12pt" style:font-weight-complex="normal"/>
    </style:style>
    <style:style style:name="P226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f2dffc" style:font-size-asian="10.5pt" style:font-weight-asian="normal" style:font-size-complex="12pt" style:font-weight-complex="normal"/>
    </style:style>
    <style:style style:name="P227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style:font-name="Arial" fo:font-size="14pt" officeooo:rsid="039adf8f" officeooo:paragraph-rsid="039adf8f" style:font-size-asian="12.25pt" style:font-size-complex="14pt"/>
    </style:style>
    <style:style style:name="P228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style:font-name="Arial" fo:font-size="14pt" officeooo:rsid="039cd969" officeooo:paragraph-rsid="039cd969" style:font-size-asian="14pt" style:font-size-complex="14pt"/>
    </style:style>
    <style:style style:name="P229" style:family="paragraph" style:parent-style-name="Title">
      <style:paragraph-properties fo:margin-top="0.0398in" fo:margin-bottom="0.0398in" style:contextual-spacing="false" fo:line-height="100%" fo:text-align="justify" style:justify-single-word="false"/>
      <style:text-properties fo:color="#345a8a" style:font-name="Arial4" fo:font-size="16pt" officeooo:rsid="039a571a" officeooo:paragraph-rsid="039a571a"/>
    </style:style>
    <style:style style:name="P230" style:family="paragraph" style:parent-style-name="Text_20_body">
      <style:text-properties officeooo:rsid="0034c7d4" officeooo:paragraph-rsid="01154459"/>
    </style:style>
    <style:style style:name="P231" style:family="paragraph" style:parent-style-name="Text_20_body">
      <style:text-properties officeooo:rsid="0034c7d4" officeooo:paragraph-rsid="027bef2b"/>
    </style:style>
    <style:style style:name="P232" style:family="paragraph" style:parent-style-name="Text_20_body">
      <style:text-properties officeooo:rsid="0034c7d4" officeooo:paragraph-rsid="027cd1db"/>
    </style:style>
    <style:style style:name="P233" style:family="paragraph" style:parent-style-name="Text_20_body">
      <style:text-properties officeooo:rsid="0034c7d4" officeooo:paragraph-rsid="027d6694"/>
    </style:style>
    <style:style style:name="P234" style:family="paragraph" style:parent-style-name="Text_20_body">
      <style:text-properties officeooo:rsid="0034c7d4" officeooo:paragraph-rsid="027ee962"/>
    </style:style>
    <style:style style:name="P235" style:family="paragraph" style:parent-style-name="Text_20_body">
      <style:text-properties officeooo:rsid="0034c7d4" officeooo:paragraph-rsid="02f2dffc"/>
    </style:style>
    <style:style style:name="P236" style:family="paragraph" style:parent-style-name="Text_20_body">
      <style:text-properties officeooo:paragraph-rsid="027ee962"/>
    </style:style>
    <style:style style:name="P237" style:family="paragraph" style:parent-style-name="Text_20_body">
      <style:text-properties officeooo:paragraph-rsid="02f2dffc"/>
    </style:style>
    <style:style style:name="P238" style:family="paragraph" style:parent-style-name="Title">
      <style:paragraph-properties fo:margin-top="0.1965in" fo:margin-bottom="0.0398in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c3660b" style:font-size-asian="10.5pt" style:font-weight-asian="normal" style:font-size-complex="12pt" style:font-weight-complex="normal"/>
    </style:style>
    <style:style style:name="P239" style:family="paragraph" style:parent-style-name="Standard" style:master-page-name="">
      <style:paragraph-properties fo:margin-top="0.1181in" fo:margin-bottom="0in" style:contextual-spacing="false" fo:text-align="start" style:justify-single-word="false" style:page-number="auto"/>
      <style:text-properties style:font-name="Helvetica" officeooo:rsid="0074fae5" officeooo:paragraph-rsid="010e8a99" style:font-name-complex="Helvetica2"/>
    </style:style>
    <style:style style:name="P240" style:family="paragraph" style:parent-style-name="Standard" style:master-page-name="">
      <style:paragraph-properties fo:margin-top="0.1181in" fo:margin-bottom="0in" style:contextual-spacing="false" fo:text-align="start" style:justify-single-word="false" style:page-number="auto"/>
      <style:text-properties style:font-name="Helvetica" officeooo:rsid="0074fae5" officeooo:paragraph-rsid="027ee962" style:font-name-complex="Helvetica2"/>
    </style:style>
    <style:style style:name="P241" style:family="paragraph" style:parent-style-name="Standard" style:master-page-name="">
      <style:paragraph-properties fo:margin-top="0.1181in" fo:margin-bottom="0in" style:contextual-spacing="false" fo:text-align="start" style:justify-single-word="false" style:page-number="auto"/>
      <style:text-properties style:font-name="Helvetica" officeooo:rsid="0074fae5" officeooo:paragraph-rsid="02f2dffc" style:font-name-complex="Helvetica2"/>
    </style:style>
    <style:style style:name="P242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ea1b1a" style:font-name-complex="Helvetica2"/>
    </style:style>
    <style:style style:name="P243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eac4fd" style:font-name-complex="Helvetica2"/>
    </style:style>
    <style:style style:name="P244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ec15d9" style:font-name-complex="Helvetica2"/>
    </style:style>
    <style:style style:name="P245" style:family="paragraph" style:parent-style-name="Standard">
      <style:paragraph-properties fo:margin-top="0.1181in" fo:margin-bottom="0in" style:contextual-spacing="false" fo:text-align="start" style:justify-single-word="false"/>
      <style:text-properties style:font-name="Helvetica" officeooo:rsid="0074fae5" officeooo:paragraph-rsid="02f2dffc" style:font-name-complex="Helvetica2"/>
    </style:style>
    <style:style style:name="P246" style:family="paragraph" style:parent-style-name="Standard">
      <style:paragraph-properties fo:margin-top="0.1181in" fo:margin-bottom="0in" style:contextual-spacing="false" fo:text-align="justify" style:justify-single-word="false"/>
      <style:text-properties style:font-name="Helvetica" officeooo:rsid="0074fae5" officeooo:paragraph-rsid="03c90418" style:font-name-complex="Helvetica2"/>
    </style:style>
    <style:style style:name="P247" style:family="paragraph" style:parent-style-name="Text_20_body">
      <style:paragraph-properties fo:margin-top="0.1181in" fo:margin-bottom="0in" style:contextual-spacing="false">
        <style:tab-stops/>
      </style:paragraph-properties>
      <style:text-properties fo:color="#000000" fo:font-style="normal" fo:font-weight="bold" officeooo:rsid="032af904" officeooo:paragraph-rsid="032cf5c2" style:font-style-asian="normal" style:font-weight-asian="bold" style:font-style-complex="normal" style:font-weight-complex="bold"/>
    </style:style>
    <style:style style:name="P248" style:family="paragraph" style:parent-style-name="Text_20_body">
      <style:paragraph-properties fo:margin-top="0.1181in" fo:margin-bottom="0in" style:contextual-spacing="false">
        <style:tab-stops/>
      </style:paragraph-properties>
      <style:text-properties fo:color="#000000" fo:font-style="normal" fo:font-weight="bold" officeooo:rsid="032af904" officeooo:paragraph-rsid="03318978" style:font-style-asian="normal" style:font-weight-asian="bold" style:font-style-complex="normal" style:font-weight-complex="bold"/>
    </style:style>
    <style:style style:name="P249" style:family="paragraph" style:parent-style-name="Standard">
      <style:paragraph-properties fo:margin-top="0in" fo:margin-bottom="0in" style:contextual-spacing="false"/>
      <style:text-properties officeooo:paragraph-rsid="02452deb"/>
    </style:style>
    <style:style style:name="P250" style:family="paragraph" style:parent-style-name="Standard">
      <style:paragraph-properties fo:margin-top="0in" fo:margin-bottom="0in" style:contextual-spacing="false"/>
      <style:text-properties officeooo:paragraph-rsid="026a295d"/>
    </style:style>
    <style:style style:name="P251" style:family="paragraph" style:parent-style-name="Standard">
      <style:paragraph-properties fo:margin-top="0in" fo:margin-bottom="0in" style:contextual-spacing="false"/>
      <style:text-properties style:font-name="Arial3" fo:font-size="11pt" fo:font-style="italic" officeooo:rsid="00e624c4" officeooo:paragraph-rsid="010ed6a4" style:font-size-asian="11pt" style:font-style-asian="italic" style:font-name-complex="Helvetica2" style:font-size-complex="11pt" style:font-style-complex="italic"/>
    </style:style>
    <style:style style:name="P252" style:family="paragraph" style:parent-style-name="Standard">
      <style:paragraph-properties fo:margin-top="0in" fo:margin-bottom="0in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253" style:family="paragraph" style:parent-style-name="Standard">
      <style:paragraph-properties fo:margin-top="0in" fo:margin-bottom="0in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254" style:family="paragraph" style:parent-style-name="Standard">
      <style:paragraph-properties fo:margin-top="0in" fo:margin-bottom="0in" style:contextual-spacing="false"/>
      <style:text-properties officeooo:paragraph-rsid="027ee962"/>
    </style:style>
    <style:style style:name="P255" style:family="paragraph" style:parent-style-name="Standard">
      <style:paragraph-properties fo:margin-top="0in" fo:margin-bottom="0in" style:contextual-spacing="false"/>
      <style:text-properties officeooo:paragraph-rsid="029038e9"/>
    </style:style>
    <style:style style:name="P256" style:family="paragraph" style:parent-style-name="Standard">
      <style:paragraph-properties fo:margin-top="0in" fo:margin-bottom="0in" style:contextual-spacing="false"/>
      <style:text-properties officeooo:paragraph-rsid="02923ca2"/>
    </style:style>
    <style:style style:name="P257" style:family="paragraph" style:parent-style-name="Standard">
      <style:paragraph-properties fo:margin-top="0in" fo:margin-bottom="0in" style:contextual-spacing="false"/>
      <style:text-properties officeooo:paragraph-rsid="0296376d"/>
    </style:style>
    <style:style style:name="P258" style:family="paragraph" style:parent-style-name="Standard">
      <style:paragraph-properties fo:margin-top="0in" fo:margin-bottom="0in" style:contextual-spacing="false"/>
      <style:text-properties officeooo:paragraph-rsid="0298013e"/>
    </style:style>
    <style:style style:name="P259" style:family="paragraph" style:parent-style-name="Standard">
      <style:paragraph-properties fo:margin-top="0in" fo:margin-bottom="0in" style:contextual-spacing="false"/>
      <style:text-properties officeooo:paragraph-rsid="02a06842"/>
    </style:style>
    <style:style style:name="P260" style:family="paragraph" style:parent-style-name="Standard">
      <style:paragraph-properties fo:margin-top="0in" fo:margin-bottom="0in" style:contextual-spacing="false"/>
      <style:text-properties officeooo:paragraph-rsid="02f2dffc"/>
    </style:style>
    <style:style style:name="P261" style:family="paragraph" style:parent-style-name="Standard">
      <style:paragraph-properties fo:margin-top="0in" fo:margin-bottom="0in" style:contextual-spacing="false">
        <style:tab-stops/>
      </style:paragraph-properties>
      <style:text-properties fo:color="#ff0000" style:font-name="Arial" fo:font-size="11pt" fo:font-style="normal" fo:font-weight="bold" officeooo:rsid="0034c7d4" officeooo:paragraph-rsid="035b3086" style:font-size-asian="11pt" style:font-style-asian="normal" style:font-weight-asian="bold" style:font-style-complex="normal" style:font-weight-complex="bold"/>
    </style:style>
    <style:style style:name="P262" style:family="paragraph" style:parent-style-name="Standard">
      <style:paragraph-properties fo:margin-top="0in" fo:margin-bottom="0in" style:contextual-spacing="false"/>
      <style:text-properties officeooo:rsid="03751a09" officeooo:paragraph-rsid="03751a09"/>
    </style:style>
    <style:style style:name="P263" style:family="paragraph" style:parent-style-name="Standard">
      <style:paragraph-properties fo:margin-top="0.0398in" fo:margin-bottom="0in" style:contextual-spacing="false"/>
      <style:text-properties officeooo:paragraph-rsid="0032e2b0"/>
    </style:style>
    <style:style style:name="P264" style:family="paragraph" style:parent-style-name="Standard">
      <style:paragraph-properties fo:margin-top="0.0398in" fo:margin-bottom="0in" style:contextual-spacing="false"/>
      <style:text-properties officeooo:paragraph-rsid="027ee962"/>
    </style:style>
    <style:style style:name="P265" style:family="paragraph" style:parent-style-name="Standard">
      <style:paragraph-properties fo:margin-top="0.0398in" fo:margin-bottom="0in" style:contextual-spacing="false"/>
      <style:text-properties officeooo:paragraph-rsid="029038e9"/>
    </style:style>
    <style:style style:name="P266" style:family="paragraph" style:parent-style-name="Standard">
      <style:paragraph-properties fo:margin-top="0.0398in" fo:margin-bottom="0in" style:contextual-spacing="false"/>
      <style:text-properties officeooo:paragraph-rsid="02923ca2"/>
    </style:style>
    <style:style style:name="P267" style:family="paragraph" style:parent-style-name="Standard">
      <style:paragraph-properties fo:margin-top="0.0398in" fo:margin-bottom="0in" style:contextual-spacing="false"/>
      <style:text-properties officeooo:paragraph-rsid="02f2dffc"/>
    </style:style>
    <style:style style:name="P268" style:family="paragraph" style:parent-style-name="Standard" style:master-page-name="">
      <style:paragraph-properties fo:margin-top="0.0783in" fo:margin-bottom="0in" style:contextual-spacing="false" style:page-number="auto" fo:break-before="auto" fo:break-after="auto"/>
      <style:text-properties officeooo:paragraph-rsid="021c297e"/>
    </style:style>
    <style:style style:name="P269" style:family="paragraph" style:parent-style-name="Standard" style:master-page-name="">
      <style:paragraph-properties fo:margin-top="0.0783in" fo:margin-bottom="0in" style:contextual-spacing="false" style:page-number="auto" fo:break-before="auto" fo:break-after="auto"/>
      <style:text-properties officeooo:paragraph-rsid="027ee962"/>
    </style:style>
    <style:style style:name="P270" style:family="paragraph" style:parent-style-name="Standard" style:master-page-name="">
      <style:paragraph-properties fo:margin-top="0.0783in" fo:margin-bottom="0in" style:contextual-spacing="false" style:page-number="auto" fo:break-before="auto" fo:break-after="auto"/>
      <style:text-properties officeooo:paragraph-rsid="02f2dffc"/>
    </style:style>
    <style:style style:name="P271" style:family="paragraph" style:parent-style-name="Text_20_body">
      <style:paragraph-properties fo:margin-top="0.1181in" fo:margin-bottom="0.0827in" style:contextual-spacing="false"/>
      <style:text-properties officeooo:paragraph-rsid="0088537c"/>
    </style:style>
    <style:style style:name="P272" style:family="paragraph" style:parent-style-name="Text_20_body">
      <style:paragraph-properties fo:margin-top="0.1181in" fo:margin-bottom="0.0827in" style:contextual-spacing="false"/>
      <style:text-properties officeooo:paragraph-rsid="027a155b"/>
    </style:style>
    <style:style style:name="P273" style:family="paragraph" style:parent-style-name="Text_20_body">
      <style:paragraph-properties fo:margin-top="0.1181in" fo:margin-bottom="0.0827in" style:contextual-spacing="false"/>
      <style:text-properties officeooo:paragraph-rsid="027bb092"/>
    </style:style>
    <style:style style:name="P274" style:family="paragraph" style:parent-style-name="Text_20_body">
      <style:paragraph-properties fo:margin-top="0.1181in" fo:margin-bottom="0.0827in" style:contextual-spacing="false"/>
      <style:text-properties officeooo:paragraph-rsid="027ee962"/>
    </style:style>
    <style:style style:name="P275" style:family="paragraph" style:parent-style-name="Text_20_body">
      <style:paragraph-properties fo:margin-top="0.1181in" fo:margin-bottom="0.0827in" style:contextual-spacing="false"/>
      <style:text-properties officeooo:paragraph-rsid="029038e9"/>
    </style:style>
    <style:style style:name="P276" style:family="paragraph" style:parent-style-name="Text_20_body">
      <style:paragraph-properties fo:margin-top="0.1181in" fo:margin-bottom="0.0827in" style:contextual-spacing="false"/>
      <style:text-properties officeooo:paragraph-rsid="02923ca2"/>
    </style:style>
    <style:style style:name="P277" style:family="paragraph" style:parent-style-name="Text_20_body">
      <style:paragraph-properties fo:margin-top="0.1181in" fo:margin-bottom="0.0827in" style:contextual-spacing="false"/>
      <style:text-properties officeooo:paragraph-rsid="0296376d"/>
    </style:style>
    <style:style style:name="P278" style:family="paragraph" style:parent-style-name="Text_20_body">
      <style:paragraph-properties fo:margin-top="0.1181in" fo:margin-bottom="0.0827in" style:contextual-spacing="false"/>
      <style:text-properties officeooo:paragraph-rsid="02f2dffc"/>
    </style:style>
    <style:style style:name="P279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206573" style:font-style-asian="normal" style:font-weight-asian="bold" style:font-style-complex="normal" style:font-weight-complex="bold"/>
    </style:style>
    <style:style style:name="P280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20a627" style:font-style-asian="normal" style:font-weight-asian="bold" style:font-style-complex="normal" style:font-weight-complex="bold"/>
    </style:style>
    <style:style style:name="P281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28967e" style:font-style-asian="normal" style:font-weight-asian="bold" style:font-style-complex="normal" style:font-weight-complex="bold"/>
    </style:style>
    <style:style style:name="P282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1b22c" style:font-style-asian="normal" style:font-weight-asian="bold" style:font-style-complex="normal" style:font-weight-complex="bold"/>
    </style:style>
    <style:style style:name="P283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284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285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76ca8" style:font-style-asian="normal" style:font-weight-asian="bold" style:font-style-complex="normal" style:font-weight-complex="bold"/>
    </style:style>
    <style:style style:name="P286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287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3a5e35" style:font-style-asian="normal" style:font-weight-asian="bold" style:font-style-complex="normal" style:font-weight-complex="bold"/>
    </style:style>
    <style:style style:name="P288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289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73a0cd" style:font-style-asian="normal" style:font-weight-asian="bold" style:font-style-complex="normal" style:font-weight-complex="bold"/>
    </style:style>
    <style:style style:name="P290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bbd4e8" style:font-style-asian="normal" style:font-weight-asian="bold" style:font-style-complex="normal" style:font-weight-complex="bold"/>
    </style:style>
    <style:style style:name="P291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33c376" officeooo:paragraph-rsid="0333c376" style:font-style-asian="normal" style:font-weight-asian="bold" style:font-style-complex="normal" style:font-weight-complex="bold"/>
    </style:style>
    <style:style style:name="P292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38dca4" officeooo:paragraph-rsid="0338dca4" style:font-style-asian="normal" style:font-weight-asian="bold" style:font-style-complex="normal" style:font-weight-complex="bold"/>
    </style:style>
    <style:style style:name="P293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294" style:family="paragraph" style:parent-style-name="Text_20_body">
      <style:paragraph-properties fo:margin-top="0.1181in" fo:margin-bottom="0.0827in" style:contextual-spacing="false">
        <style:tab-stops/>
      </style:paragraph-properties>
      <style:text-properties fo:color="#000000" fo:font-style="normal" fo:font-weight="bold" officeooo:rsid="0373c2ca" officeooo:paragraph-rsid="0373c2ca" style:font-style-asian="normal" style:font-weight-asian="bold" style:font-style-complex="normal" style:font-weight-complex="bold"/>
    </style:style>
    <style:style style:name="P295" style:family="paragraph" style:parent-style-name="Standard">
      <style:paragraph-properties fo:margin-top="0.1181in" fo:margin-bottom="0.0827in" style:contextual-spacing="false"/>
      <style:text-properties officeooo:paragraph-rsid="029153e5"/>
    </style:style>
    <style:style style:name="P296" style:family="paragraph" style:parent-style-name="Standard">
      <style:paragraph-properties fo:margin-top="0.1181in" fo:margin-bottom="0.0827in" style:contextual-spacing="false"/>
      <style:text-properties officeooo:paragraph-rsid="02923ca2"/>
    </style:style>
    <style:style style:name="P297" style:family="paragraph" style:parent-style-name="Standard">
      <style:paragraph-properties fo:margin-top="0.1181in" fo:margin-bottom="0.0827in" style:contextual-spacing="false"/>
      <style:text-properties officeooo:paragraph-rsid="0296376d"/>
    </style:style>
    <style:style style:name="P298" style:family="paragraph" style:parent-style-name="Standard">
      <style:paragraph-properties fo:margin-top="0.1181in" fo:margin-bottom="0.0827in" style:contextual-spacing="false"/>
      <style:text-properties officeooo:paragraph-rsid="02a06842"/>
    </style:style>
    <style:style style:name="P299" style:family="paragraph" style:parent-style-name="Standard">
      <style:paragraph-properties fo:margin-top="0.1181in" fo:margin-bottom="0.0827in" style:contextual-spacing="false"/>
      <style:text-properties officeooo:paragraph-rsid="02a75d63"/>
    </style:style>
    <style:style style:name="P300" style:family="paragraph" style:parent-style-name="Standard">
      <style:paragraph-properties fo:margin-top="0.1181in" fo:margin-bottom="0.0827in" style:contextual-spacing="false"/>
      <style:text-properties officeooo:paragraph-rsid="02ac1d7e"/>
    </style:style>
    <style:style style:name="P301" style:family="paragraph" style:parent-style-name="Standard">
      <style:paragraph-properties fo:margin-top="0.1181in" fo:margin-bottom="0.0827in" style:contextual-spacing="false"/>
      <style:text-properties officeooo:paragraph-rsid="02b15c6f"/>
    </style:style>
    <style:style style:name="P302" style:family="paragraph" style:parent-style-name="Standard">
      <style:paragraph-properties fo:margin-top="0.1181in" fo:margin-bottom="0.0827in" style:contextual-spacing="false"/>
      <style:text-properties officeooo:paragraph-rsid="02b2bb6d"/>
    </style:style>
    <style:style style:name="P303" style:family="paragraph" style:parent-style-name="Standard">
      <style:paragraph-properties fo:margin-top="0.1181in" fo:margin-bottom="0.0827in" style:contextual-spacing="false"/>
      <style:text-properties officeooo:paragraph-rsid="02c8c325"/>
    </style:style>
    <style:style style:name="P304" style:family="paragraph" style:parent-style-name="Standard">
      <style:paragraph-properties fo:margin-top="0.1181in" fo:margin-bottom="0.0827in" style:contextual-spacing="false"/>
      <style:text-properties officeooo:paragraph-rsid="02f2dffc"/>
    </style:style>
    <style:style style:name="P305" style:family="paragraph" style:parent-style-name="Standard">
      <style:paragraph-properties fo:margin-top="0.1181in" fo:margin-bottom="0.0827in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306" style:family="paragraph" style:parent-style-name="Standard">
      <style:paragraph-properties fo:margin-top="0.0398in" fo:margin-bottom="0in" style:contextual-spacing="true"/>
      <style:text-properties officeooo:paragraph-rsid="027ee962"/>
    </style:style>
    <style:style style:name="P307" style:family="paragraph" style:parent-style-name="Standard">
      <style:paragraph-properties fo:margin-top="0.0398in" fo:margin-bottom="0in" style:contextual-spacing="true"/>
      <style:text-properties officeooo:paragraph-rsid="02923ca2"/>
    </style:style>
    <style:style style:name="P308" style:family="paragraph" style:parent-style-name="Standard">
      <style:paragraph-properties fo:margin-top="0.0398in" fo:margin-bottom="0in" style:contextual-spacing="true"/>
      <style:text-properties officeooo:paragraph-rsid="02f2dffc"/>
    </style:style>
    <style:style style:name="P309" style:family="paragraph" style:parent-style-name="Standard" style:master-page-name="">
      <style:paragraph-properties style:page-number="auto" fo:break-before="auto" fo:break-after="auto"/>
    </style:style>
    <style:style style:name="P310" style:family="paragraph" style:parent-style-name="Standard" style:master-page-name="">
      <style:paragraph-properties style:page-number="auto" fo:break-before="auto" fo:break-after="auto"/>
      <style:text-properties officeooo:paragraph-rsid="005f1a2e"/>
    </style:style>
    <style:style style:name="P311" style:family="paragraph" style:parent-style-name="Standard" style:master-page-name="">
      <style:paragraph-properties style:page-number="auto" fo:break-before="auto" fo:break-after="auto"/>
      <style:text-properties officeooo:paragraph-rsid="027ee962"/>
    </style:style>
    <style:style style:name="P312" style:family="paragraph" style:parent-style-name="Standard" style:master-page-name="">
      <style:paragraph-properties style:page-number="auto" fo:break-before="auto" fo:break-after="auto"/>
      <style:text-properties officeooo:paragraph-rsid="0296376d"/>
    </style:style>
    <style:style style:name="P313" style:family="paragraph" style:parent-style-name="Standard" style:master-page-name="">
      <style:paragraph-properties style:page-number="auto" fo:break-before="auto" fo:break-after="auto"/>
      <style:text-properties officeooo:paragraph-rsid="029038e9"/>
    </style:style>
    <style:style style:name="P314" style:family="paragraph" style:parent-style-name="Standard" style:master-page-name="">
      <style:paragraph-properties style:page-number="auto" fo:break-before="auto" fo:break-after="auto"/>
      <style:text-properties officeooo:paragraph-rsid="02923ca2"/>
    </style:style>
    <style:style style:name="P315" style:family="paragraph" style:parent-style-name="Standard" style:master-page-name="">
      <style:paragraph-properties style:page-number="auto" fo:break-before="auto" fo:break-after="auto"/>
      <style:text-properties officeooo:paragraph-rsid="02f2dffc"/>
    </style:style>
    <style:style style:name="P316" style:family="paragraph" style:parent-style-name="Standard" style:master-page-name="">
      <style:paragraph-properties style:page-number="auto"/>
      <style:text-properties officeooo:paragraph-rsid="027ee962"/>
    </style:style>
    <style:style style:name="P317" style:family="paragraph" style:parent-style-name="Standard" style:master-page-name="">
      <style:paragraph-properties style:page-number="auto"/>
      <style:text-properties officeooo:paragraph-rsid="02f2dffc"/>
    </style:style>
    <style:style style:name="P318" style:family="paragraph" style:parent-style-name="Standard">
      <style:paragraph-properties fo:margin-top="0.0193in" fo:margin-bottom="0.0193in" style:contextual-spacing="false"/>
      <style:text-properties style:font-name="Arial3" fo:font-size="11pt" fo:font-style="italic" fo:font-weight="bold" officeooo:rsid="00a26ee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19" style:family="paragraph" style:parent-style-name="Standard">
      <style:paragraph-properties fo:margin-top="0.0193in" fo:margin-bottom="0.0193in" style:contextual-spacing="false"/>
      <style:text-properties style:font-name="Arial3" fo:font-size="11pt" fo:font-style="italic" fo:font-weight="bold" officeooo:rsid="00a26ee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0" style:family="paragraph" style:parent-style-name="Standard">
      <style:paragraph-properties fo:margin-top="0.0193in" fo:margin-bottom="0.0193in" style:contextual-spacing="false"/>
      <style:text-properties style:font-name="Arial3" fo:font-size="11pt" fo:font-style="italic" fo:font-weight="bold" officeooo:rsid="00a26ee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1" style:family="paragraph" style:parent-style-name="Standard">
      <style:paragraph-properties fo:margin-top="0.0193in" fo:margin-bottom="0.0193in" style:contextual-spacing="false">
        <style:tab-stops/>
      </style:paragraph-properties>
      <style:text-properties style:font-name="Arial3" fo:font-size="11pt" fo:font-style="italic" officeooo:rsid="00aaea5f" officeooo:paragraph-rsid="027ee962" style:font-size-asian="11pt" style:font-style-asian="italic" style:font-name-complex="Helvetica2" style:font-size-complex="11pt" style:font-style-complex="italic"/>
    </style:style>
    <style:style style:name="P322" style:family="paragraph" style:parent-style-name="Standard">
      <style:paragraph-properties fo:margin-top="0.0193in" fo:margin-bottom="0.0193in" style:contextual-spacing="false">
        <style:tab-stops/>
      </style:paragraph-properties>
      <style:text-properties style:font-name="Arial3" fo:font-size="11pt" fo:font-style="italic" officeooo:rsid="00aaea5f" officeooo:paragraph-rsid="02f2dffc" style:font-size-asian="11pt" style:font-style-asian="italic" style:font-name-complex="Helvetica2" style:font-size-complex="11pt" style:font-style-complex="italic"/>
    </style:style>
    <style:style style:name="P323" style:family="paragraph" style:parent-style-name="Standard">
      <style:paragraph-properties fo:margin-top="0.0193in" fo:margin-bottom="0.0193in" style:contextual-spacing="false"/>
      <style:text-properties style:font-name="Arial3" fo:font-weight="bold" officeooo:rsid="01cd1979" officeooo:paragraph-rsid="027ee962" style:font-weight-asian="bold" style:font-name-complex="Helvetica2" style:font-weight-complex="bold"/>
    </style:style>
    <style:style style:name="P324" style:family="paragraph" style:parent-style-name="Standard">
      <style:paragraph-properties fo:margin-top="0.0193in" fo:margin-bottom="0.0193in" style:contextual-spacing="false"/>
      <style:text-properties style:font-name="Arial3" fo:font-weight="bold" officeooo:rsid="01cd1979" officeooo:paragraph-rsid="02f2dffc" style:font-weight-asian="bold" style:font-name-complex="Helvetica2" style:font-weight-complex="bold"/>
    </style:style>
    <style:style style:name="P325" style:family="paragraph" style:parent-style-name="Standard">
      <style:paragraph-properties fo:margin-top="0.0193in" fo:margin-bottom="0.0193in" style:contextual-spacing="false"/>
      <style:text-properties style:font-name="Arial" fo:font-size="11pt" fo:font-style="italic" fo:font-weight="normal" officeooo:rsid="00a26eee" officeooo:paragraph-rsid="02e5fd15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6" style:family="paragraph" style:parent-style-name="Standard">
      <style:paragraph-properties fo:margin-top="0.0193in" fo:margin-bottom="0.0193in" style:contextual-spacing="false"/>
      <style:text-properties style:font-name="Arial" fo:font-size="11pt" fo:font-style="italic" fo:font-weight="normal" officeooo:rsid="00a26eee" officeooo:paragraph-rsid="02e75fbe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7" style:family="paragraph" style:parent-style-name="Standard">
      <style:paragraph-properties fo:margin-top="0.0193in" fo:margin-bottom="0.0193in" style:contextual-spacing="false"/>
      <style:text-properties style:font-name="Arial" fo:font-size="11pt" fo:font-style="italic" fo:font-weight="normal" officeooo:rsid="00a26eee" officeooo:paragraph-rsid="02f2dffc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8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9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e5fd15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0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1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2" style:family="paragraph" style:parent-style-name="Table_20_Contents">
      <style:paragraph-properties fo:margin-top="0.0193in" fo:margin-bottom="0.0193in" style:contextual-spacing="false"/>
      <style:text-properties fo:font-size="11pt" fo:font-style="italic" fo:font-weight="bold" officeooo:rsid="021c297e" officeooo:paragraph-rsid="035b3086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3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0e624c4" officeooo:paragraph-rsid="027cd1db" style:font-size-asian="11pt" style:font-style-asian="italic" style:font-name-complex="Helvetica2" style:font-size-complex="11pt" style:font-style-complex="italic"/>
    </style:style>
    <style:style style:name="P334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335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336" style:family="paragraph" style:parent-style-name="Standard">
      <style:paragraph-properties fo:margin-top="0.0075in" fo:margin-bottom="0.0075in" style:contextual-spacing="false"/>
      <style:text-properties style:font-name="Arial3" fo:font-size="11pt" fo:font-style="italic" officeooo:rsid="027a155b" officeooo:paragraph-rsid="027bef2b" style:font-size-asian="11pt" style:language-asian="it" style:country-asian="IT" style:font-style-asian="italic" style:font-name-complex="Helvetica2" style:font-size-complex="11pt" style:font-style-complex="italic"/>
    </style:style>
    <style:style style:name="P337" style:family="paragraph" style:parent-style-name="Standard">
      <style:paragraph-properties fo:margin-top="0.0075in" fo:margin-bottom="0.0075in" style:contextual-spacing="false"/>
      <style:text-properties officeooo:paragraph-rsid="02e75fbe"/>
    </style:style>
    <style:style style:name="P338" style:family="paragraph" style:parent-style-name="Standard">
      <style:paragraph-properties fo:margin-top="0.0075in" fo:margin-bottom="0.0075in" style:contextual-spacing="false"/>
      <style:text-properties officeooo:paragraph-rsid="02f2dffc"/>
    </style:style>
    <style:style style:name="P339" style:family="paragraph" style:parent-style-name="Table_20_Contents">
      <style:paragraph-properties fo:margin-top="0.0193in" fo:margin-bottom="0in" style:contextual-spacing="false"/>
      <style:text-properties fo:font-size="11pt" fo:font-style="italic" fo:font-weight="bold" officeooo:rsid="021c297e" officeooo:paragraph-rsid="027ee962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40" style:family="paragraph" style:parent-style-name="Table_20_Contents">
      <style:paragraph-properties fo:margin-top="0.0193in" fo:margin-bottom="0in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41" style:family="paragraph" style:parent-style-name="Standard">
      <style:paragraph-properties fo:break-before="page"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342" style:family="paragraph" style:parent-style-name="Standard">
      <style:paragraph-properties fo:margin-top="0in" fo:margin-bottom="0.1654in" style:contextual-spacing="false"/>
      <style:text-properties officeooo:paragraph-rsid="02f2dffc"/>
    </style:style>
    <style:style style:name="P343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2af904" style:font-style-asian="normal" style:font-weight-asian="bold" style:font-style-complex="normal" style:font-weight-complex="bold"/>
    </style:style>
    <style:style style:name="P344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07815" style:font-style-asian="normal" style:font-weight-asian="bold" style:font-style-complex="normal" style:font-weight-complex="bold"/>
    </style:style>
    <style:style style:name="P345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46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347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8dca4" style:font-style-asian="normal" style:font-weight-asian="bold" style:font-style-complex="normal" style:font-weight-complex="bold"/>
    </style:style>
    <style:style style:name="P348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3a23da" style:font-style-asian="normal" style:font-weight-asian="bold" style:font-style-complex="normal" style:font-weight-complex="bold"/>
    </style:style>
    <style:style style:name="P349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50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45a9e1" style:font-style-asian="normal" style:font-weight-asian="bold" style:font-style-complex="normal" style:font-weight-complex="bold"/>
    </style:style>
    <style:style style:name="P351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352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759a4" style:font-style-asian="normal" style:font-weight-asian="bold" style:font-style-complex="normal" style:font-weight-complex="bold"/>
    </style:style>
    <style:style style:name="P353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7b8fc" style:font-style-asian="normal" style:font-weight-asian="bold" style:font-style-complex="normal" style:font-weight-complex="bold"/>
    </style:style>
    <style:style style:name="P354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55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c3588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cd620" style:font-style-asian="normal" style:font-weight-asian="bold" style:font-style-complex="normal" style:font-weight-complex="bold"/>
    </style:style>
    <style:style style:name="P357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6f1d45" style:font-style-asian="normal" style:font-weight-asian="bold" style:font-style-complex="normal" style:font-weight-complex="bold"/>
    </style:style>
    <style:style style:name="P358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71027e" style:font-style-asian="normal" style:font-weight-asian="bold" style:font-style-complex="normal" style:font-weight-complex="bold"/>
    </style:style>
    <style:style style:name="P359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ff0000" fo:font-style="normal" fo:font-weight="bold" officeooo:rsid="0034c7d4" officeooo:paragraph-rsid="0373d8c8" style:font-style-asian="normal" style:font-weight-asian="bold" style:font-style-complex="normal" style:font-weight-complex="bold"/>
    </style:style>
    <style:style style:name="P360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318978" officeooo:paragraph-rsid="03318978" style:font-style-asian="normal" style:font-weight-asian="bold" style:font-style-complex="normal" style:font-weight-complex="bold"/>
    </style:style>
    <style:style style:name="P361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3fd2e3" officeooo:paragraph-rsid="033fd2e3" style:font-style-asian="normal" style:font-weight-asian="bold" style:font-style-complex="normal" style:font-weight-complex="bold"/>
    </style:style>
    <style:style style:name="P362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363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64" style:family="paragraph" style:parent-style-name="Standard">
      <style:paragraph-properties fo:margin-top="0in" fo:margin-bottom="0.1654in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65" style:family="paragraph" style:parent-style-name="Standard">
      <style:paragraph-properties fo:margin-top="0in" fo:margin-bottom="0.1654in" style:contextual-spacing="false">
        <style:tab-stops/>
      </style:paragraph-properties>
      <style:text-properties officeooo:paragraph-rsid="035e746e"/>
    </style:style>
    <style:style style:name="P366" style:family="paragraph" style:parent-style-name="Standard">
      <style:paragraph-properties fo:margin-top="0in" fo:margin-bottom="0.1654in" style:contextual-spacing="false" fo:break-before="page"/>
      <style:text-properties fo:color="#ff0000" fo:font-style="normal" fo:font-weight="bold" officeooo:rsid="0034c7d4" officeooo:paragraph-rsid="02f2dffc" style:font-style-asian="normal" style:font-weight-asian="bold" style:font-style-complex="normal" style:font-weight-complex="bold"/>
    </style:style>
    <style:style style:name="P367" style:family="paragraph" style:parent-style-name="Standard">
      <style:paragraph-properties fo:margin-top="0.1965in" fo:margin-bottom="0.1654in" style:contextual-spacing="false">
        <style:tab-stops/>
      </style:paragraph-properties>
      <style:text-properties fo:color="#ff0000" fo:font-style="normal" fo:font-weight="normal" officeooo:rsid="0034c7d4" officeooo:paragraph-rsid="0323c3f7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margin-top="0.1965in" fo:margin-bottom="0.1654in" style:contextual-spacing="false">
        <style:tab-stops/>
      </style:paragraph-properties>
      <style:text-properties officeooo:paragraph-rsid="03660456"/>
    </style:style>
    <style:style style:name="P369" style:family="paragraph" style:parent-style-name="Standard">
      <style:paragraph-properties fo:margin-top="0.1965in" fo:margin-bottom="0.1654in" style:contextual-spacing="false">
        <style:tab-stops/>
      </style:paragraph-properties>
      <style:text-properties officeooo:paragraph-rsid="0327e428"/>
    </style:style>
    <style:style style:name="P370" style:family="paragraph" style:parent-style-name="Standard">
      <style:paragraph-properties fo:margin-top="0.1965in" fo:margin-bottom="0.1654in" style:contextual-spacing="false">
        <style:tab-stops/>
      </style:paragraph-properties>
      <style:text-properties fo:color="#000000" fo:font-style="normal" fo:font-weight="normal" officeooo:rsid="0352b1f6" officeooo:paragraph-rsid="0352b1f6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margin-top="0.1965in" fo:margin-bottom="0.1654in" style:contextual-spacing="false">
        <style:tab-stops/>
      </style:paragraph-properties>
      <style:text-properties officeooo:rsid="03be7eab" officeooo:paragraph-rsid="03be7eab"/>
    </style:style>
    <style:style style:name="P372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32cb38" style:font-style-asian="normal" style:font-weight-asian="bold" style:font-style-complex="normal" style:font-weight-complex="bold"/>
    </style:style>
    <style:style style:name="P373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74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75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6269d4" style:font-style-asian="normal" style:font-weight-asian="bold" style:font-style-complex="normal" style:font-weight-complex="bold"/>
    </style:style>
    <style:style style:name="P376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768833" style:font-style-asian="normal" style:font-weight-asian="bold" style:font-style-complex="normal" style:font-weight-complex="bold"/>
    </style:style>
    <style:style style:name="P377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78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2d04db" officeooo:paragraph-rsid="032d04db" style:font-style-asian="normal" style:font-weight-asian="bold" style:font-style-complex="normal" style:font-weight-complex="bold"/>
    </style:style>
    <style:style style:name="P379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32056a" officeooo:paragraph-rsid="0332056a" style:font-style-asian="normal" style:font-weight-asian="bold" style:font-style-complex="normal" style:font-weight-complex="bold"/>
    </style:style>
    <style:style style:name="P380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32cb38" officeooo:paragraph-rsid="0332cb38" style:font-style-asian="normal" style:font-weight-asian="bold" style:font-style-complex="normal" style:font-weight-complex="bold"/>
    </style:style>
    <style:style style:name="P381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3a23da" officeooo:paragraph-rsid="033a23da" style:font-style-asian="normal" style:font-weight-asian="bold" style:font-style-complex="normal" style:font-weight-complex="bold"/>
    </style:style>
    <style:style style:name="P382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83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53ef58" officeooo:paragraph-rsid="0353ef58" style:font-style-asian="normal" style:font-weight-asian="bold" style:font-style-complex="normal" style:font-weight-complex="bold"/>
    </style:style>
    <style:style style:name="P384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85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86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612c78" officeooo:paragraph-rsid="03612c78" style:font-style-asian="normal" style:font-weight-asian="bold" style:font-style-complex="normal" style:font-weight-complex="bold"/>
    </style:style>
    <style:style style:name="P387" style:family="paragraph" style:parent-style-name="Standard">
      <style:paragraph-properties fo:margin-top="0in" fo:margin-bottom="0.0398in" style:contextual-spacing="false">
        <style:tab-stops/>
      </style:paragraph-properties>
      <style:text-properties fo:color="#000000" fo:font-style="normal" fo:font-weight="bold" officeooo:rsid="036269d4" officeooo:paragraph-rsid="036269d4" style:font-style-asian="normal" style:font-weight-asian="bold" style:font-style-complex="normal" style:font-weight-complex="bold"/>
    </style:style>
    <style:style style:name="P388" style:family="paragraph" style:parent-style-name="Text_20_body">
      <style:paragraph-properties fo:margin-top="0.1181in" fo:margin-bottom="0.0398in" style:contextual-spacing="false">
        <style:tab-stops/>
      </style:paragraph-properties>
      <style:text-properties fo:color="#000000" fo:font-style="normal" fo:font-weight="bold" officeooo:rsid="033688c0" officeooo:paragraph-rsid="033688c0" style:font-style-asian="normal" style:font-weight-asian="bold" style:font-style-complex="normal" style:font-weight-complex="bold"/>
    </style:style>
    <style:style style:name="P389" style:family="paragraph" style:parent-style-name="Standard">
      <style:paragraph-properties fo:margin-top="0in" fo:margin-bottom="0.1181in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90" style:family="paragraph" style:parent-style-name="Standard">
      <style:paragraph-properties fo:margin-top="0in" fo:margin-bottom="0.1181in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91" style:family="paragraph" style:parent-style-name="Title">
      <style:paragraph-properties fo:margin-left="0.1965in" fo:margin-right="0in" fo:margin-top="0.0398in" fo:margin-bottom="0.0398in" style:contextual-spacing="false" fo:line-height="100%" fo:text-align="justify" style:justify-single-word="false" fo:text-indent="0in" style:auto-text-indent="false"/>
      <style:text-properties fo:font-size="12pt" officeooo:rsid="039b399e" officeooo:paragraph-rsid="039b399e" style:font-size-asian="12pt" style:font-size-complex="12pt"/>
    </style:style>
    <style:style style:name="P392" style:family="paragraph" style:parent-style-name="Title">
      <style:paragraph-properties fo:margin-left="0.1972in" fo:margin-right="0in" fo:margin-top="0.0398in" fo:margin-bottom="0.0398in" style:contextual-spacing="false" fo:line-height="100%" fo:text-align="justify" style:justify-single-word="false" fo:text-indent="0in" style:auto-text-indent="false"/>
      <style:text-properties fo:font-size="12pt" officeooo:rsid="039b399e" officeooo:paragraph-rsid="039b399e" style:font-size-asian="12pt" style:font-size-complex="12pt"/>
    </style:style>
    <style:style style:name="P393" style:family="paragraph" style:parent-style-name="Standard" style:master-page-name="">
      <style:paragraph-properties fo:margin-top="0.1575in" fo:margin-bottom="0in" style:contextual-spacing="true" style:page-number="auto"/>
      <style:text-properties officeooo:paragraph-rsid="01dda4ad"/>
    </style:style>
    <style:style style:name="P394" style:family="paragraph" style:parent-style-name="Standard">
      <style:paragraph-properties fo:margin-top="0.1575in" fo:margin-bottom="0in" style:contextual-spacing="true"/>
      <style:text-properties officeooo:paragraph-rsid="029038e9"/>
    </style:style>
    <style:style style:name="P395" style:family="paragraph" style:parent-style-name="Standard">
      <style:paragraph-properties fo:margin-top="0.1575in" fo:margin-bottom="0.0827in" style:contextual-spacing="false"/>
      <style:text-properties officeooo:paragraph-rsid="0296376d"/>
    </style:style>
    <style:style style:name="P396" style:family="paragraph" style:parent-style-name="Heading_20_1" style:master-page-name="Right_20_Page">
      <style:paragraph-properties fo:margin-top="0in" fo:margin-bottom="0.1654in" style:contextual-spacing="false" style:page-number="1" fo:break-before="page"/>
      <style:text-properties officeooo:rsid="027a155b" officeooo:paragraph-rsid="027a155b" style:language-asian="it" style:country-asian="IT"/>
    </style:style>
    <style:style style:name="P397" style:family="paragraph" style:parent-style-name="Heading_20_1">
      <style:paragraph-properties fo:margin-top="0in" fo:margin-bottom="0.1654in" style:contextual-spacing="false" fo:break-before="page"/>
      <style:text-properties officeooo:rsid="027a155b" officeooo:paragraph-rsid="027ee962" style:language-asian="it" style:country-asian="IT"/>
    </style:style>
    <style:style style:name="P398" style:family="paragraph" style:parent-style-name="Heading_20_1">
      <style:paragraph-properties fo:margin-top="0in" fo:margin-bottom="0.1654in" style:contextual-spacing="false" fo:break-before="page"/>
      <style:text-properties fo:color="#345a8a" fo:font-style="normal" officeooo:rsid="027a155b" officeooo:paragraph-rsid="02f0b37f" style:font-style-asian="normal"/>
    </style:style>
    <style:style style:name="P399" style:family="paragraph" style:parent-style-name="Heading_20_1" style:master-page-name="">
      <style:paragraph-properties fo:margin-top="0in" fo:margin-bottom="0.1654in" style:contextual-spacing="false" style:page-number="auto" fo:break-before="auto" fo:break-after="auto">
        <style:tab-stops/>
      </style:paragraph-properties>
      <style:text-properties fo:color="#345a8a" fo:font-style="normal" fo:font-weight="bold" officeooo:rsid="027a155b" officeooo:paragraph-rsid="03206573" style:font-style-asian="normal" style:font-weight-asian="bold" style:font-style-complex="normal" style:font-weight-complex="bold"/>
    </style:style>
    <style:style style:name="P400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401" style:family="paragraph" style:parent-style-name="Title" style:master-page-name="Index">
      <style:paragraph-properties fo:margin-top="0.5902in" fo:margin-bottom="0.1965in" style:contextual-spacing="false" fo:line-height="100%" style:page-number="auto"/>
      <style:text-properties fo:font-variant="normal" fo:text-transform="none"/>
    </style:style>
    <style:style style:name="P402" style:family="paragraph" style:parent-style-name="Title" style:list-style-name="L303" style:master-page-name="">
      <style:paragraph-properties fo:margin-left="0.1965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style:font-name="Arial" fo:font-size="14pt" officeooo:rsid="039adf8f" officeooo:paragraph-rsid="039adf8f" style:font-size-asian="14pt" style:font-size-complex="14pt"/>
    </style:style>
    <style:style style:name="P403" style:family="paragraph" style:parent-style-name="Title" style:list-style-name="L303" style:master-page-name="">
      <style:paragraph-properties fo:margin-left="0.7083in" fo:margin-right="0in" fo:margin-top="0.0398in" fo:margin-bottom="0.0398in" style:contextual-spacing="false" fo:line-height="100%" fo:text-align="justify" style:justify-single-word="false" fo:text-indent="-0.5118in" style:auto-text-indent="false" style:page-number="auto"/>
      <style:text-properties fo:font-size="12pt" officeooo:paragraph-rsid="039adf8f" style:font-size-asian="12pt" style:font-size-complex="12pt"/>
    </style:style>
    <style:style style:name="P404" style:family="paragraph" style:parent-style-name="Title" style:list-style-name="L303">
      <style:paragraph-properties fo:margin-left="0.7083in" fo:margin-right="0in" fo:margin-top="0.0398in" fo:margin-bottom="0.0398in" style:contextual-spacing="false" fo:line-height="100%" fo:text-align="justify" style:justify-single-word="false" fo:text-indent="-0.5118in" style:auto-text-indent="false"/>
      <style:text-properties style:font-name="Arial" fo:font-size="12pt" officeooo:rsid="039b399e" officeooo:paragraph-rsid="039b399e" style:font-size-asian="12pt" style:font-size-complex="12pt"/>
    </style:style>
    <style:style style:name="P405" style:family="paragraph" style:parent-style-name="Title" style:list-style-name="L303" style:master-page-name="">
      <style:paragraph-properties fo:margin-left="0in" fo:margin-right="0in" fo:margin-top="0.0398in" fo:margin-bottom="0.0398in" style:contextual-spacing="false" fo:line-height="100%" fo:text-align="justify" style:justify-single-word="false" fo:text-indent="0in" style:auto-text-indent="false" style:page-number="auto"/>
      <style:text-properties fo:font-size="14pt" officeooo:paragraph-rsid="039b399e" style:font-size-asian="14pt" style:font-size-complex="14pt"/>
    </style:style>
    <style:style style:name="P406" style:family="paragraph" style:parent-style-name="Title" style:list-style-name="L303" style:master-page-name="">
      <style:paragraph-properties fo:margin-left="0in" fo:margin-right="0in" fo:margin-top="0.0398in" fo:margin-bottom="0.0398in" style:contextual-spacing="false" fo:line-height="100%" fo:text-align="justify" style:justify-single-word="false" fo:text-indent="0in" style:auto-text-indent="false" style:page-number="auto"/>
      <style:text-properties fo:font-size="14pt" officeooo:rsid="03a496fe" officeooo:paragraph-rsid="03a496fe" style:font-size-asian="14pt" style:font-size-complex="14pt"/>
    </style:style>
    <style:style style:name="P407" style:family="paragraph" style:parent-style-name="Title" style:list-style-name="L303" style:master-page-name="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fo:font-size="12pt" officeooo:paragraph-rsid="039b399e" style:font-size-asian="12pt" style:font-size-complex="12pt"/>
    </style:style>
    <style:style style:name="P408" style:family="paragraph" style:parent-style-name="Title" style:list-style-name="L303" style:master-page-name="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fo:font-size="12pt" officeooo:rsid="039c1abf" officeooo:paragraph-rsid="039c1abf" style:font-size-asian="12pt" style:font-size-complex="12pt"/>
    </style:style>
    <style:style style:name="P409" style:family="paragraph" style:parent-style-name="Title" style:list-style-name="L303" style:master-page-name="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style:font-name="Arial" fo:font-size="12pt" officeooo:rsid="039c1abf" officeooo:paragraph-rsid="039c1abf" style:font-size-asian="12pt" style:font-size-complex="12pt"/>
    </style:style>
    <style:style style:name="P410" style:family="paragraph" style:parent-style-name="Title" style:list-style-name="L303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/>
      <style:text-properties style:font-name="Arial" fo:font-size="12pt" officeooo:rsid="039b399e" officeooo:paragraph-rsid="039b399e" style:font-size-asian="12pt" style:font-size-complex="12pt"/>
    </style:style>
    <style:style style:name="P411" style:family="paragraph" style:parent-style-name="Title" style:list-style-name="L303" style:master-page-name="Index">
      <style:paragraph-properties fo:margin-left="0.472in" fo:margin-right="0in" fo:margin-top="0.0398in" fo:margin-bottom="0.0398in" style:contextual-spacing="false" fo:line-height="100%" fo:text-align="justify" style:justify-single-word="false" fo:text-indent="-0.2362in" style:auto-text-indent="false" style:page-number="auto"/>
      <style:text-properties style:font-name="Arial" fo:font-size="12pt" officeooo:rsid="039b399e" officeooo:paragraph-rsid="039b399e" style:font-size-asian="12pt" style:font-size-complex="12pt"/>
    </style:style>
    <style:style style:name="P412" style:family="paragraph" style:parent-style-name="Title" style:list-style-name="L303">
      <style:paragraph-properties fo:margin-left="0.6299in" fo:margin-right="0in" fo:margin-top="0.0398in" fo:margin-bottom="0.0398in" style:contextual-spacing="false" fo:line-height="100%" fo:text-align="justify" style:justify-single-word="false" fo:text-indent="-0.2362in" style:auto-text-indent="false">
        <style:tab-stops/>
      </style:paragraph-properties>
      <style:text-properties style:font-name="Arial" fo:font-size="12pt" officeooo:rsid="039c1abf" officeooo:paragraph-rsid="039c1abf" style:font-size-asian="12pt" style:font-size-complex="12pt"/>
    </style:style>
    <style:style style:name="P4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7f6ae3" style:font-weight-asian="bold" style:font-weight-complex="bold"/>
    </style:style>
    <style:style style:name="T4" style:family="text">
      <style:text-properties fo:font-weight="bold" officeooo:rsid="006cd4c8" style:font-weight-asian="bold" style:font-weight-complex="bold"/>
    </style:style>
    <style:style style:name="T5" style:family="text">
      <style:text-properties fo:font-weight="bold" officeooo:rsid="0071b1ff" style:font-weight-asian="bold" style:font-weight-complex="bold"/>
    </style:style>
    <style:style style:name="T6" style:family="text">
      <style:text-properties fo:font-weight="bold" officeooo:rsid="00447d95" style:font-weight-asian="bold" style:font-weight-complex="bold"/>
    </style:style>
    <style:style style:name="T7" style:family="text">
      <style:text-properties fo:font-weight="bold" officeooo:rsid="004930f4" style:font-weight-asian="bold" style:font-weight-complex="bold"/>
    </style:style>
    <style:style style:name="T8" style:family="text">
      <style:text-properties fo:font-weight="bold" officeooo:rsid="004aaa4b" style:font-weight-asian="bold" style:font-weight-complex="bold"/>
    </style:style>
    <style:style style:name="T9" style:family="text">
      <style:text-properties fo:font-weight="bold" officeooo:rsid="004e32e7" style:font-weight-asian="bold" style:font-weight-complex="bold"/>
    </style:style>
    <style:style style:name="T10" style:family="text">
      <style:text-properties fo:font-weight="bold" officeooo:rsid="003d8148" style:font-weight-asian="bold" style:font-weight-complex="bold"/>
    </style:style>
    <style:style style:name="T11" style:family="text">
      <style:text-properties fo:font-weight="bold" officeooo:rsid="00c3660b" style:font-weight-asian="bold" style:font-weight-complex="bold"/>
    </style:style>
    <style:style style:name="T12" style:family="text">
      <style:text-properties fo:font-weight="bold" officeooo:rsid="00c401b9" style:font-weight-asian="bold" style:font-weight-complex="bold"/>
    </style:style>
    <style:style style:name="T13" style:family="text">
      <style:text-properties fo:font-weight="bold" officeooo:rsid="00c52e77" style:font-weight-asian="bold" style:font-weight-complex="bold"/>
    </style:style>
    <style:style style:name="T14" style:family="text">
      <style:text-properties fo:font-weight="bold" officeooo:rsid="00cea9da" style:font-weight-asian="bold" style:font-weight-complex="bold"/>
    </style:style>
    <style:style style:name="T15" style:family="text">
      <style:text-properties fo:font-weight="bold" officeooo:rsid="026be3f2" style:font-weight-asian="bold" style:font-weight-complex="bold"/>
    </style:style>
    <style:style style:name="T16" style:family="text">
      <style:text-properties fo:font-weight="bold" officeooo:rsid="02772ab9" style:font-weight-asian="bold" style:font-weight-complex="bold"/>
    </style:style>
    <style:style style:name="T17" style:family="text">
      <style:text-properties fo:font-weight="bold" officeooo:rsid="0284b44a" style:font-weight-asian="bold" style:font-weight-complex="bold"/>
    </style:style>
    <style:style style:name="T18" style:family="text">
      <style:text-properties fo:font-weight="bold" officeooo:rsid="029038e9" style:font-weight-asian="bold" style:font-weight-complex="bold"/>
    </style:style>
    <style:style style:name="T19" style:family="text">
      <style:text-properties fo:font-weight="bold" officeooo:rsid="02923ca2" style:font-weight-asian="bold" style:font-weight-complex="bold"/>
    </style:style>
    <style:style style:name="T20" style:family="text">
      <style:text-properties fo:font-weight="bold" officeooo:rsid="0296376d" style:font-weight-asian="bold" style:font-weight-complex="bold"/>
    </style:style>
    <style:style style:name="T21" style:family="text">
      <style:text-properties fo:font-weight="bold" officeooo:rsid="029a44a4" style:font-weight-asian="bold" style:font-weight-complex="bold"/>
    </style:style>
    <style:style style:name="T22" style:family="text">
      <style:text-properties fo:font-weight="bold" officeooo:rsid="029bf8e5" style:font-weight-asian="bold" style:font-weight-complex="bold"/>
    </style:style>
    <style:style style:name="T23" style:family="text">
      <style:text-properties fo:font-weight="bold" officeooo:rsid="029c448b" style:font-weight-asian="bold" style:font-weight-complex="bold"/>
    </style:style>
    <style:style style:name="T24" style:family="text">
      <style:text-properties fo:font-weight="bold" officeooo:rsid="02a26d3f" style:font-weight-asian="bold" style:font-weight-complex="bold"/>
    </style:style>
    <style:style style:name="T25" style:family="text">
      <style:text-properties fo:font-weight="bold" officeooo:rsid="02ab6740" style:font-weight-asian="bold" style:font-weight-complex="bold"/>
    </style:style>
    <style:style style:name="T26" style:family="text">
      <style:text-properties fo:font-weight="bold" officeooo:rsid="02c8c325" style:font-weight-asian="bold" style:font-weight-complex="bold"/>
    </style:style>
    <style:style style:name="T27" style:family="text">
      <style:text-properties fo:font-weight="bold" officeooo:rsid="02cb1ba9" style:font-weight-asian="bold" style:font-weight-complex="bold"/>
    </style:style>
    <style:style style:name="T28" style:family="text">
      <style:text-properties fo:font-weight="bold" officeooo:rsid="02cf3c1b" style:font-weight-asian="bold" style:font-weight-complex="bold"/>
    </style:style>
    <style:style style:name="T29" style:family="text">
      <style:text-properties fo:font-weight="bold" officeooo:rsid="02d08900" style:font-weight-asian="bold" style:font-weight-complex="bold"/>
    </style:style>
    <style:style style:name="T30" style:family="text">
      <style:text-properties fo:font-weight="bold" officeooo:rsid="02d1e569" style:font-weight-asian="bold" style:font-weight-complex="bold"/>
    </style:style>
    <style:style style:name="T31" style:family="text">
      <style:text-properties fo:font-weight="bold" officeooo:rsid="02d3a80f" style:font-weight-asian="bold" style:font-weight-complex="bold"/>
    </style:style>
    <style:style style:name="T32" style:family="text">
      <style:text-properties fo:font-weight="bold" officeooo:rsid="02d3cce8" style:font-weight-asian="bold" style:font-weight-complex="bold"/>
    </style:style>
    <style:style style:name="T33" style:family="text">
      <style:text-properties fo:font-weight="bold" officeooo:rsid="02d4f280" style:font-weight-asian="bold" style:font-weight-complex="bold"/>
    </style:style>
    <style:style style:name="T34" style:family="text">
      <style:text-properties fo:font-weight="bold" officeooo:rsid="02f2dffc" style:font-weight-asian="bold" style:font-weight-complex="bold"/>
    </style:style>
    <style:style style:name="T35" style:family="text">
      <style:text-properties fo:font-weight="bold" officeooo:rsid="02ff8eef" style:font-weight-asian="bold" style:font-weight-complex="bold"/>
    </style:style>
    <style:style style:name="T36" style:family="text">
      <style:text-properties fo:font-weight="bold" officeooo:rsid="0300a413" style:font-weight-asian="bold" style:font-weight-complex="bold"/>
    </style:style>
    <style:style style:name="T37" style:family="text">
      <style:text-properties fo:font-weight="bold" officeooo:rsid="030240b1" style:font-weight-asian="bold" style:font-weight-complex="bold"/>
    </style:style>
    <style:style style:name="T38" style:family="text">
      <style:text-properties fo:font-weight="bold" officeooo:rsid="0305b88a" style:font-weight-asian="bold" style:font-weight-complex="bold"/>
    </style:style>
    <style:style style:name="T39" style:family="text">
      <style:text-properties fo:font-weight="bold" officeooo:rsid="030717fe" style:font-weight-asian="bold" style:font-weight-complex="bold"/>
    </style:style>
    <style:style style:name="T40" style:family="text">
      <style:text-properties fo:font-weight="bold" officeooo:rsid="03876c73" style:font-weight-asian="bold" style:font-weight-complex="bold"/>
    </style:style>
    <style:style style:name="T41" style:family="text">
      <style:text-properties fo:font-weight="bold" officeooo:rsid="023bd32c" style:font-weight-asian="bold"/>
    </style:style>
    <style:style style:name="T42" style:family="text">
      <style:text-properties fo:font-weight="bold" officeooo:rsid="027a155b" style:font-weight-asian="bold"/>
    </style:style>
    <style:style style:name="T43" style:family="text">
      <style:text-properties fo:font-style="normal" officeooo:rsid="0032e2b0" style:font-style-asian="normal"/>
    </style:style>
    <style:style style:name="T44" style:family="text">
      <style:text-properties fo:font-style="normal" officeooo:rsid="0038b07a" style:font-style-asian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4aaa4b" style:font-style-asian="normal" style:font-style-complex="normal"/>
    </style:style>
    <style:style style:name="T47" style:family="text">
      <style:text-properties fo:font-style="normal" officeooo:rsid="005f1a2e" style:font-style-asian="normal" style:font-style-complex="normal"/>
    </style:style>
    <style:style style:name="T48" style:family="text">
      <style:text-properties fo:font-style="normal" officeooo:rsid="008a7f1d" style:font-style-asian="normal" style:font-style-complex="normal"/>
    </style:style>
    <style:style style:name="T49" style:family="text">
      <style:text-properties fo:font-style="normal" officeooo:rsid="00c401b9" style:font-style-asian="normal" style:font-style-complex="normal"/>
    </style:style>
    <style:style style:name="T50" style:family="text">
      <style:text-properties fo:font-style="normal" officeooo:rsid="00c9399d" style:font-style-asian="normal" style:font-style-complex="normal"/>
    </style:style>
    <style:style style:name="T51" style:family="text">
      <style:text-properties fo:font-style="normal" officeooo:rsid="004c00c7" style:font-style-asian="normal" style:font-style-complex="normal"/>
    </style:style>
    <style:style style:name="T52" style:family="text">
      <style:text-properties fo:font-style="normal" officeooo:rsid="00447d95" style:font-style-asian="normal" style:font-style-complex="normal"/>
    </style:style>
    <style:style style:name="T53" style:family="text">
      <style:text-properties fo:font-style="normal" officeooo:rsid="004fef06" style:font-style-asian="normal" style:font-style-complex="normal"/>
    </style:style>
    <style:style style:name="T54" style:family="text">
      <style:text-properties fo:font-style="normal" officeooo:rsid="00f47fba" style:font-style-asian="normal" style:font-style-complex="normal"/>
    </style:style>
    <style:style style:name="T55" style:family="text">
      <style:text-properties fo:font-style="normal" officeooo:rsid="00f65cd6" style:font-style-asian="normal" style:font-style-complex="normal"/>
    </style:style>
    <style:style style:name="T56" style:family="text">
      <style:text-properties fo:font-style="normal" officeooo:rsid="00f7baf0" style:font-style-asian="normal" style:font-style-complex="normal"/>
    </style:style>
    <style:style style:name="T57" style:family="text">
      <style:text-properties fo:font-style="normal" officeooo:rsid="00f7fba0" style:font-style-asian="normal" style:font-style-complex="normal"/>
    </style:style>
    <style:style style:name="T58" style:family="text">
      <style:text-properties fo:font-style="normal" officeooo:rsid="00f8c06d" style:font-style-asian="normal" style:font-style-complex="normal"/>
    </style:style>
    <style:style style:name="T59" style:family="text">
      <style:text-properties fo:font-style="normal" officeooo:rsid="00f9ad79" style:font-style-asian="normal" style:font-style-complex="normal"/>
    </style:style>
    <style:style style:name="T60" style:family="text">
      <style:text-properties fo:font-style="normal" officeooo:rsid="01bba494" style:font-style-asian="normal" style:font-style-complex="normal"/>
    </style:style>
    <style:style style:name="T61" style:family="text">
      <style:text-properties fo:font-style="normal" officeooo:rsid="01bfa077" style:font-style-asian="normal" style:font-style-complex="normal"/>
    </style:style>
    <style:style style:name="T62" style:family="text">
      <style:text-properties fo:font-style="normal" officeooo:rsid="01c23410" style:font-style-asian="normal" style:font-style-complex="normal"/>
    </style:style>
    <style:style style:name="T63" style:family="text">
      <style:text-properties fo:font-style="normal" officeooo:rsid="01d77410" style:font-style-asian="normal" style:font-style-complex="normal"/>
    </style:style>
    <style:style style:name="T64" style:family="text">
      <style:text-properties fo:font-style="normal" officeooo:rsid="01d894ea" style:font-style-asian="normal" style:font-style-complex="normal"/>
    </style:style>
    <style:style style:name="T65" style:family="text">
      <style:text-properties fo:font-style="normal" officeooo:rsid="01de204c" style:font-style-asian="normal" style:font-style-complex="normal"/>
    </style:style>
    <style:style style:name="T66" style:family="text">
      <style:text-properties fo:font-style="normal" officeooo:rsid="01e0d88b" style:font-style-asian="normal" style:font-style-complex="normal"/>
    </style:style>
    <style:style style:name="T67" style:family="text">
      <style:text-properties fo:font-style="normal" officeooo:rsid="01e5fdbd" style:font-style-asian="normal" style:font-style-complex="normal"/>
    </style:style>
    <style:style style:name="T68" style:family="text">
      <style:text-properties fo:font-style="normal" officeooo:rsid="01e76d85" style:font-style-asian="normal" style:font-style-complex="normal"/>
    </style:style>
    <style:style style:name="T69" style:family="text">
      <style:text-properties fo:font-style="normal" officeooo:rsid="01c74fbc" style:font-style-asian="normal" style:font-style-complex="normal"/>
    </style:style>
    <style:style style:name="T70" style:family="text">
      <style:text-properties fo:font-style="normal" officeooo:rsid="01da64f7" style:font-style-asian="normal" style:font-style-complex="normal"/>
    </style:style>
    <style:style style:name="T71" style:family="text">
      <style:text-properties fo:font-style="normal" officeooo:rsid="026f28d9" style:font-style-asian="normal" style:font-style-complex="normal"/>
    </style:style>
    <style:style style:name="T72" style:family="text">
      <style:text-properties fo:font-style="normal" officeooo:rsid="02718f96" style:font-style-asian="normal" style:font-style-complex="normal"/>
    </style:style>
    <style:style style:name="T73" style:family="text">
      <style:text-properties fo:font-style="normal" officeooo:rsid="0280f61d" style:font-style-asian="normal" style:font-style-complex="normal"/>
    </style:style>
    <style:style style:name="T74" style:family="text">
      <style:text-properties fo:font-style="normal" officeooo:rsid="02853c02" style:font-style-asian="normal" style:font-style-complex="normal"/>
    </style:style>
    <style:style style:name="T75" style:family="text">
      <style:text-properties fo:font-style="normal" officeooo:rsid="028867eb" style:font-style-asian="normal" style:font-style-complex="normal"/>
    </style:style>
    <style:style style:name="T76" style:family="text">
      <style:text-properties fo:font-style="normal" officeooo:rsid="028b2146" style:font-style-asian="normal" style:font-style-complex="normal"/>
    </style:style>
    <style:style style:name="T77" style:family="text">
      <style:text-properties fo:font-style="normal" officeooo:rsid="028c07d7" style:font-style-asian="normal" style:font-style-complex="normal"/>
    </style:style>
    <style:style style:name="T78" style:family="text">
      <style:text-properties fo:font-style="normal" officeooo:rsid="004e32e7" style:font-style-asian="normal" style:font-style-complex="normal"/>
    </style:style>
    <style:style style:name="T79" style:family="text">
      <style:text-properties fo:font-style="normal" officeooo:rsid="029038e9" style:font-style-asian="normal" style:font-style-complex="normal"/>
    </style:style>
    <style:style style:name="T80" style:family="text">
      <style:text-properties fo:font-style="normal" officeooo:rsid="02924d26" style:font-style-asian="normal" style:font-style-complex="normal"/>
    </style:style>
    <style:style style:name="T81" style:family="text">
      <style:text-properties fo:font-style="normal" officeooo:rsid="0293ea36" style:font-style-asian="normal" style:font-style-complex="normal"/>
    </style:style>
    <style:style style:name="T82" style:family="text">
      <style:text-properties fo:font-style="normal" officeooo:rsid="0296376d" style:font-style-asian="normal" style:font-style-complex="normal"/>
    </style:style>
    <style:style style:name="T83" style:family="text">
      <style:text-properties fo:font-style="normal" officeooo:rsid="0298013e" style:font-style-asian="normal" style:font-style-complex="normal"/>
    </style:style>
    <style:style style:name="T84" style:family="text">
      <style:text-properties fo:font-style="normal" officeooo:rsid="029a3648" style:font-style-asian="normal" style:font-style-complex="normal"/>
    </style:style>
    <style:style style:name="T85" style:family="text">
      <style:text-properties fo:font-style="normal" officeooo:rsid="02a06842" style:font-style-asian="normal" style:font-style-complex="normal"/>
    </style:style>
    <style:style style:name="T86" style:family="text">
      <style:text-properties fo:font-style="normal" officeooo:rsid="02a3c447" style:font-style-asian="normal" style:font-style-complex="normal"/>
    </style:style>
    <style:style style:name="T87" style:family="text">
      <style:text-properties fo:font-style="normal" officeooo:rsid="02aa60ac" style:font-style-asian="normal" style:font-style-complex="normal"/>
    </style:style>
    <style:style style:name="T88" style:family="text">
      <style:text-properties fo:font-style="normal" officeooo:rsid="02ab6740" style:font-style-asian="normal" style:font-style-complex="normal"/>
    </style:style>
    <style:style style:name="T89" style:family="text">
      <style:text-properties fo:font-style="normal" officeooo:rsid="02aee6f7" style:font-style-asian="normal" style:font-style-complex="normal"/>
    </style:style>
    <style:style style:name="T90" style:family="text">
      <style:text-properties fo:font-style="normal" officeooo:rsid="02b18abd" style:font-style-asian="normal" style:font-style-complex="normal"/>
    </style:style>
    <style:style style:name="T91" style:family="text">
      <style:text-properties fo:font-style="normal" officeooo:rsid="02b2bb6d" style:font-style-asian="normal" style:font-style-complex="normal"/>
    </style:style>
    <style:style style:name="T92" style:family="text">
      <style:text-properties fo:font-style="normal" officeooo:rsid="02c8c325" style:font-style-asian="normal" style:font-style-complex="normal"/>
    </style:style>
    <style:style style:name="T93" style:family="text">
      <style:text-properties fo:font-style="normal" officeooo:rsid="0034c7d4" style:font-style-asian="normal" style:font-style-complex="normal"/>
    </style:style>
    <style:style style:name="T94" style:family="text">
      <style:text-properties fo:font-style="normal" officeooo:rsid="00507460" style:font-style-asian="normal" style:font-style-complex="normal"/>
    </style:style>
    <style:style style:name="T95" style:family="text">
      <style:text-properties fo:font-style="normal" officeooo:rsid="0077f617" style:font-style-asian="normal" style:font-style-complex="normal"/>
    </style:style>
    <style:style style:name="T96" style:family="text">
      <style:text-properties fo:font-style="normal" officeooo:rsid="01b7bae4" style:font-style-asian="normal" style:font-style-complex="normal"/>
    </style:style>
    <style:style style:name="T97" style:family="text">
      <style:text-properties fo:font-style="normal" officeooo:rsid="02cca809" style:font-style-asian="normal" style:font-style-complex="normal"/>
    </style:style>
    <style:style style:name="T98" style:family="text">
      <style:text-properties fo:font-style="normal" officeooo:rsid="02d08900" style:font-style-asian="normal" style:font-style-complex="normal"/>
    </style:style>
    <style:style style:name="T99" style:family="text">
      <style:text-properties fo:font-style="normal" officeooo:rsid="02d1e569" style:font-style-asian="normal" style:font-style-complex="normal"/>
    </style:style>
    <style:style style:name="T100" style:family="text">
      <style:text-properties fo:font-style="normal" officeooo:rsid="02d3a80f" style:font-style-asian="normal" style:font-style-complex="normal"/>
    </style:style>
    <style:style style:name="T101" style:family="text">
      <style:text-properties fo:font-style="normal" officeooo:rsid="02d3cce8" style:font-style-asian="normal" style:font-style-complex="normal"/>
    </style:style>
    <style:style style:name="T102" style:family="text">
      <style:text-properties fo:font-style="normal" officeooo:rsid="02faccb7" style:font-style-asian="normal" style:font-style-complex="normal"/>
    </style:style>
    <style:style style:name="T103" style:family="text">
      <style:text-properties fo:font-style="normal" officeooo:rsid="02fbc2b9" style:font-style-asian="normal" style:font-style-complex="normal"/>
    </style:style>
    <style:style style:name="T104" style:family="text">
      <style:text-properties fo:font-style="normal" officeooo:rsid="02ff8eef" style:font-style-asian="normal" style:font-style-complex="normal"/>
    </style:style>
    <style:style style:name="T105" style:family="text">
      <style:text-properties fo:font-style="normal" officeooo:rsid="0300a413" style:font-style-asian="normal" style:font-style-complex="normal"/>
    </style:style>
    <style:style style:name="T106" style:family="text">
      <style:text-properties fo:font-style="normal" officeooo:rsid="0305b88a" style:font-style-asian="normal" style:font-style-complex="normal"/>
    </style:style>
    <style:style style:name="T107" style:family="text">
      <style:text-properties fo:font-style="normal" officeooo:rsid="030717fe" style:font-style-asian="normal" style:font-style-complex="normal"/>
    </style:style>
    <style:style style:name="T108" style:family="text">
      <style:text-properties fo:font-style="normal" officeooo:rsid="030d73bc" style:font-style-asian="normal" style:font-style-complex="normal"/>
    </style:style>
    <style:style style:name="T109" style:family="text">
      <style:text-properties fo:font-style="normal" officeooo:rsid="030f3175" style:font-style-asian="normal" style:font-style-complex="normal"/>
    </style:style>
    <style:style style:name="T110" style:family="text">
      <style:text-properties fo:font-style="normal" officeooo:rsid="030fd39f" style:font-style-asian="normal" style:font-style-complex="normal"/>
    </style:style>
    <style:style style:name="T111" style:family="text">
      <style:text-properties fo:font-style="normal" officeooo:rsid="0310af5c" style:font-style-asian="normal" style:font-style-complex="normal"/>
    </style:style>
    <style:style style:name="T112" style:family="text">
      <style:text-properties fo:font-style="normal" officeooo:rsid="031ad551" style:font-style-asian="normal" style:font-style-complex="normal"/>
    </style:style>
    <style:style style:name="T113" style:family="text">
      <style:text-properties fo:font-style="normal" officeooo:rsid="037fc6be" style:font-style-asian="normal" style:font-style-complex="normal"/>
    </style:style>
    <style:style style:name="T114" style:family="text">
      <style:text-properties fo:font-style="normal" officeooo:rsid="03816907" style:font-style-asian="normal" style:font-style-complex="normal"/>
    </style:style>
    <style:style style:name="T115" style:family="text">
      <style:text-properties fo:font-style="normal" officeooo:rsid="03c90418" style:font-style-asian="normal" style:font-style-complex="normal"/>
    </style:style>
    <style:style style:name="T116" style:family="text">
      <style:text-properties fo:font-style="normal" officeooo:rsid="03ca56f4" style:font-style-asian="normal" style:font-style-complex="normal"/>
    </style:style>
    <style:style style:name="T117" style:family="text">
      <style:text-properties fo:font-style="normal" officeooo:rsid="00c9399d" style:font-style-asian="normal"/>
    </style:style>
    <style:style style:name="T118" style:family="text">
      <style:text-properties fo:font-style="normal" officeooo:rsid="00cea9da" style:font-style-asian="normal"/>
    </style:style>
    <style:style style:name="T119" style:family="text">
      <style:text-properties fo:font-style="normal" officeooo:rsid="028c07d7" style:font-style-asian="normal"/>
    </style:style>
    <style:style style:name="T120" style:family="text">
      <style:text-properties fo:font-style="normal" officeooo:rsid="029038e9" style:font-style-asian="normal"/>
    </style:style>
    <style:style style:name="T121" style:family="text">
      <style:text-properties fo:font-style="normal" officeooo:rsid="02923ca2" style:font-style-asian="normal"/>
    </style:style>
    <style:style style:name="T122" style:family="text">
      <style:text-properties fo:font-style="normal" officeooo:rsid="02a3c447" style:font-style-asian="normal"/>
    </style:style>
    <style:style style:name="T123" style:family="text">
      <style:text-properties fo:font-style="normal" officeooo:rsid="02ab6740" style:font-style-asian="normal"/>
    </style:style>
    <style:style style:name="T124" style:family="text">
      <style:text-properties fo:font-style="normal" officeooo:rsid="02ad4079" style:font-style-asian="normal"/>
    </style:style>
    <style:style style:name="T125" style:family="text">
      <style:text-properties fo:font-style="normal" officeooo:rsid="02d08900" style:font-style-asian="normal"/>
    </style:style>
    <style:style style:name="T126" style:family="text">
      <style:text-properties fo:font-style="normal" officeooo:rsid="02d1e569" style:font-style-asian="normal"/>
    </style:style>
    <style:style style:name="T127" style:family="text">
      <style:text-properties fo:font-style="normal" officeooo:rsid="02ff8eef" style:font-style-asian="normal"/>
    </style:style>
    <style:style style:name="T128" style:family="text">
      <style:text-properties fo:font-style="normal" officeooo:rsid="0300a413" style:font-style-asian="normal"/>
    </style:style>
    <style:style style:name="T129" style:family="text">
      <style:text-properties fo:font-style="normal" officeooo:rsid="0305b88a" style:font-style-asian="normal"/>
    </style:style>
    <style:style style:name="T130" style:family="text">
      <style:text-properties fo:font-style="normal" officeooo:rsid="030717fe" style:font-style-asian="normal"/>
    </style:style>
    <style:style style:name="T1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5f1a2e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4aaa4b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c9399d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4c00c7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04fef06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28a51d8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28c07d7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29038e9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2923ca2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296376d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2a21e07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2a75d63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2aa60ac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2c8c325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2cb1ba9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2d08900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2d1e569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2d3a80f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2d3cce8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2d4f280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2f2dffc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2faccb7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2ff5f0f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2ff8eef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300a413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30240b1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305b88a" style:font-style-asian="normal" style:font-weight-asian="bold" style:font-style-complex="normal" style:font-weight-complex="bold"/>
    </style:style>
    <style:style style:name="T159" style:family="text">
      <style:text-properties fo:font-style="normal" fo:font-weight="bold" officeooo:rsid="030717fe" style:font-style-asian="normal" style:font-weight-asian="bold" style:font-style-complex="normal" style:font-weight-complex="bold"/>
    </style:style>
    <style:style style:name="T160" style:family="text">
      <style:text-properties fo:font-style="normal" fo:font-weight="bold" officeooo:rsid="03876c73" style:font-style-asian="normal" style:font-weight-asian="bold" style:font-style-complex="normal" style:font-weight-complex="bold"/>
    </style:style>
    <style:style style:name="T161" style:family="text">
      <style:text-properties fo:font-style="normal" fo:font-weight="bold" style:font-style-asian="normal" style:font-weight-asian="bold" style:font-weight-complex="bold"/>
    </style:style>
    <style:style style:name="T162" style:family="text">
      <style:text-properties officeooo:rsid="002b07ad"/>
    </style:style>
    <style:style style:name="T163" style:family="text">
      <style:text-properties officeooo:rsid="00308c4d"/>
    </style:style>
    <style:style style:name="T164" style:family="text">
      <style:text-properties fo:color="#000000" fo:font-style="normal" officeooo:rsid="01c74fbc" style:font-style-asian="normal" style:font-style-complex="normal"/>
    </style:style>
    <style:style style:name="T165" style:family="text">
      <style:text-properties fo:color="#000000" fo:font-style="normal" fo:font-weight="bold" officeooo:rsid="005f1a2e" style:language-asian="it" style:country-asian="IT" style:font-style-asian="normal" style:font-weight-asian="bold" style:font-style-complex="normal" style:font-weight-complex="bold"/>
    </style:style>
    <style:style style:name="T166" style:family="text">
      <style:text-properties fo:color="#000000" fo:font-style="normal" fo:font-weight="bold" officeooo:rsid="0323c3f7" style:language-asian="it" style:country-asian="IT" style:font-style-asian="normal" style:font-weight-asian="bold" style:font-style-complex="normal" style:font-weight-complex="bold"/>
    </style:style>
    <style:style style:name="T167" style:family="text">
      <style:text-properties fo:color="#000000" fo:font-style="normal" fo:font-weight="bold" officeooo:rsid="03876c73" style:language-asian="it" style:country-asian="IT" style:font-style-asian="normal" style:font-weight-asian="bold" style:font-style-complex="normal" style:font-weight-complex="bold"/>
    </style:style>
    <style:style style:name="T168" style:family="text">
      <style:text-properties fo:color="#000000" fo:font-style="normal" fo:font-weight="normal" officeooo:rsid="012b9b72" style:font-style-asian="normal" style:font-weight-asian="normal" style:font-style-complex="normal" style:font-weight-complex="normal"/>
    </style:style>
    <style:style style:name="T169" style:family="text">
      <style:text-properties fo:color="#000000" fo:font-style="normal" fo:font-weight="normal" officeooo:rsid="01c74fbc" style:font-style-asian="normal" style:font-weight-asian="normal" style:font-style-complex="normal" style:font-weight-complex="normal"/>
    </style:style>
    <style:style style:name="T170" style:family="text">
      <style:text-properties fo:color="#000000" fo:font-style="normal" officeooo:rsid="005f1a2e" style:language-asian="it" style:country-asian="IT" style:font-style-asian="normal" style:font-style-complex="normal"/>
    </style:style>
    <style:style style:name="T171" style:family="text">
      <style:text-properties fo:color="#000000" fo:font-style="normal" officeooo:rsid="02aa60ac" style:language-asian="it" style:country-asian="IT" style:font-style-asian="normal" style:font-style-complex="normal"/>
    </style:style>
    <style:style style:name="T172" style:family="text">
      <style:text-properties fo:color="#000000" fo:font-style="normal" officeooo:rsid="008a7f1d" style:language-asian="it" style:country-asian="IT" style:font-style-asian="normal" style:font-style-complex="normal"/>
    </style:style>
    <style:style style:name="T173" style:family="text">
      <style:text-properties fo:color="#000000" fo:font-style="normal" officeooo:rsid="02ab6740" style:language-asian="it" style:country-asian="IT" style:font-style-asian="normal" style:font-style-complex="normal"/>
    </style:style>
    <style:style style:name="T174" style:family="text">
      <style:text-properties fo:color="#000000" fo:font-style="normal" officeooo:rsid="02b2bb6d" style:language-asian="it" style:country-asian="IT" style:font-style-asian="normal" style:font-style-complex="normal"/>
    </style:style>
    <style:style style:name="T175" style:family="text">
      <style:text-properties fo:color="#000000" fo:font-style="normal" officeooo:rsid="00f47fba" style:language-asian="it" style:country-asian="IT" style:font-style-asian="normal" style:font-style-complex="normal"/>
    </style:style>
    <style:style style:name="T176" style:family="text">
      <style:text-properties fo:color="#000000" fo:font-style="normal" officeooo:rsid="01bba494" style:language-asian="it" style:country-asian="IT" style:font-style-asian="normal" style:font-style-complex="normal"/>
    </style:style>
    <style:style style:name="T177" style:family="text">
      <style:text-properties fo:color="#000000" fo:font-style="normal" officeooo:rsid="01d894ea" style:language-asian="it" style:country-asian="IT" style:font-style-asian="normal" style:font-style-complex="normal"/>
    </style:style>
    <style:style style:name="T178" style:family="text">
      <style:text-properties fo:color="#000000" fo:font-style="normal" officeooo:rsid="01e76d85" style:language-asian="it" style:country-asian="IT" style:font-style-asian="normal" style:font-style-complex="normal"/>
    </style:style>
    <style:style style:name="T179" style:family="text">
      <style:text-properties fo:color="#000000" fo:font-style="normal" officeooo:rsid="01da64f7" style:language-asian="it" style:country-asian="IT" style:font-style-asian="normal" style:font-style-complex="normal"/>
    </style:style>
    <style:style style:name="T180" style:family="text">
      <style:text-properties fo:color="#000000" fo:font-style="normal" officeooo:rsid="02718f96" style:language-asian="it" style:country-asian="IT" style:font-style-asian="normal" style:font-style-complex="normal"/>
    </style:style>
    <style:style style:name="T181" style:family="text">
      <style:text-properties fo:color="#000000" fo:font-style="normal" officeooo:rsid="0323c3f7" style:language-asian="it" style:country-asian="IT" style:font-style-asian="normal" style:font-style-complex="normal"/>
    </style:style>
    <style:style style:name="T182" style:family="text">
      <style:text-properties fo:color="#000000" fo:font-style="normal" officeooo:rsid="0324af52" style:language-asian="it" style:country-asian="IT" style:font-style-asian="normal" style:font-style-complex="normal"/>
    </style:style>
    <style:style style:name="T183" style:family="text">
      <style:text-properties fo:color="#000000" fo:font-style="normal" officeooo:rsid="0324db06" style:language-asian="it" style:country-asian="IT" style:font-style-asian="normal" style:font-style-complex="normal"/>
    </style:style>
    <style:style style:name="T184" style:family="text">
      <style:text-properties fo:color="#000000" fo:font-style="normal" officeooo:rsid="0354af56" style:language-asian="it" style:country-asian="IT" style:font-style-asian="normal" style:font-style-complex="normal"/>
    </style:style>
    <style:style style:name="T185" style:family="text">
      <style:text-properties fo:color="#000000" style:font-name="Arial4" fo:font-size="12pt" fo:font-style="normal" officeooo:rsid="004aaa4b" style:font-style-asian="normal" style:font-style-complex="normal"/>
    </style:style>
    <style:style style:name="T186" style:family="text">
      <style:text-properties fo:color="#000000" style:font-name="Arial4" fo:font-size="12pt" fo:font-style="normal" officeooo:rsid="00e49bbe" style:font-style-asian="normal" style:font-style-complex="normal"/>
    </style:style>
    <style:style style:name="T187" style:family="text">
      <style:text-properties fo:color="#000000" style:font-name="Arial4" fo:font-size="12pt" fo:font-style="normal" officeooo:rsid="00f9ad79" style:font-style-asian="normal" style:font-style-complex="normal"/>
    </style:style>
    <style:style style:name="T188" style:family="text">
      <style:text-properties fo:color="#000000" style:font-name="Arial4" fo:font-size="12pt" fo:font-style="normal" officeooo:rsid="0104a4f1" style:font-style-asian="normal" style:font-style-complex="normal"/>
    </style:style>
    <style:style style:name="T189" style:family="text">
      <style:text-properties fo:color="#000000" style:font-name="Arial4" fo:font-size="12pt" fo:font-style="normal" officeooo:rsid="0105f3b1" style:font-style-asian="normal" style:font-style-complex="normal"/>
    </style:style>
    <style:style style:name="T190" style:family="text">
      <style:text-properties fo:color="#000000" style:font-name="Arial4" fo:font-size="12pt" fo:font-style="normal" officeooo:rsid="0111dda2" style:font-style-asian="normal" style:font-style-complex="normal"/>
    </style:style>
    <style:style style:name="T191" style:family="text">
      <style:text-properties fo:color="#000000" style:font-name="Arial4" fo:font-size="12pt" fo:font-style="normal" officeooo:rsid="011b3b29" style:font-style-asian="normal" style:font-style-complex="normal"/>
    </style:style>
    <style:style style:name="T192" style:family="text">
      <style:text-properties fo:color="#000000" style:font-name="Arial4" fo:font-size="12pt" fo:font-style="normal" officeooo:rsid="02a91433" style:font-style-asian="normal" style:font-style-complex="normal"/>
    </style:style>
    <style:style style:name="T193" style:family="text">
      <style:text-properties fo:color="#000000" style:font-name="Arial4" fo:font-size="12pt" fo:font-style="normal" officeooo:rsid="02aee6f7" style:font-style-asian="normal" style:font-style-complex="normal"/>
    </style:style>
    <style:style style:name="T194" style:family="text">
      <style:text-properties fo:color="#000000" style:font-name="Arial4" fo:font-size="12pt" fo:font-style="normal" officeooo:rsid="02b18abd" style:font-style-asian="normal" style:font-style-complex="normal"/>
    </style:style>
    <style:style style:name="T195" style:family="text">
      <style:text-properties fo:color="#000000" style:font-name="Arial4" fo:font-size="12pt" fo:font-style="normal" officeooo:rsid="02b2bb6d" style:font-style-asian="normal" style:font-style-complex="normal"/>
    </style:style>
    <style:style style:name="T196" style:family="text">
      <style:text-properties fo:color="#000000" style:font-name="Arial4" fo:font-size="12pt" fo:font-style="normal" officeooo:rsid="0307c6b3" style:font-style-asian="normal" style:font-style-complex="normal"/>
    </style:style>
    <style:style style:name="T197" style:family="text">
      <style:text-properties fo:color="#000000" style:font-name="Arial4" fo:font-size="12pt" fo:font-style="normal" fo:font-weight="normal" officeooo:rsid="004aaa4b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color="#000000" style:font-name="Arial4" fo:font-size="12pt" fo:font-style="normal" fo:font-weight="normal" officeooo:rsid="00e49bbe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color="#000000" style:font-name="Arial4" fo:font-size="12pt" fo:font-style="normal" fo:font-weight="normal" officeooo:rsid="0104a4f1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color="#000000" style:font-name="Arial4" fo:font-size="12pt" fo:font-style="normal" fo:font-weight="normal" officeooo:rsid="0105f3b1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color="#000000" style:font-name="Arial4" fo:font-size="12pt" fo:font-style="normal" fo:font-weight="normal" officeooo:rsid="0111dda2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color="#000000" style:font-name="Arial4" fo:font-size="12pt" fo:font-style="normal" fo:font-weight="normal" officeooo:rsid="030a3eca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color="#000000" style:font-name="Arial4" fo:font-size="12pt" fo:font-style="normal" fo:font-weight="normal" officeooo:rsid="030a8012" style:font-size-asian="10.5pt" style:font-style-asian="normal" style:font-weight-asian="normal" style:font-size-complex="12pt" style:font-style-complex="normal" style:font-weight-complex="normal"/>
    </style:style>
    <style:style style:name="T204" style:family="text">
      <style:text-properties fo:color="#000000" style:font-name="Arial4" fo:font-size="12pt" fo:font-style="normal" fo:font-weight="normal" officeooo:rsid="0312962b" style:font-size-asian="10.5pt" style:font-style-asian="normal" style:font-weight-asian="normal" style:font-size-complex="12pt" style:font-style-complex="normal" style:font-weight-complex="normal"/>
    </style:style>
    <style:style style:name="T205" style:family="text">
      <style:text-properties fo:color="#000000" style:text-position="super 58%" style:font-name="Arial4" fo:font-size="12pt" fo:font-style="normal" officeooo:rsid="011b3b29" style:font-style-asian="normal" style:font-style-complex="normal"/>
    </style:style>
    <style:style style:name="T206" style:family="text">
      <style:text-properties fo:color="#000000" style:text-position="0% 100%" style:font-name="Arial4" fo:font-size="12pt" fo:font-style="normal" officeooo:rsid="011b3b29" style:font-style-asian="normal" style:font-style-complex="normal"/>
    </style:style>
    <style:style style:name="T207" style:family="text">
      <style:text-properties fo:color="#000000" fo:font-size="12pt" fo:font-style="normal" officeooo:rsid="01bba494" style:font-style-asian="normal" style:font-style-complex="normal"/>
    </style:style>
    <style:style style:name="T208" style:family="text">
      <style:text-properties fo:color="#000000" fo:font-size="12pt" fo:font-style="normal" officeooo:rsid="01d77410" style:font-style-asian="normal" style:font-style-complex="normal"/>
    </style:style>
    <style:style style:name="T209" style:family="text">
      <style:text-properties fo:color="#000000" fo:font-size="12pt" fo:font-style="normal" officeooo:rsid="03c90418" style:font-style-asian="normal" style:font-style-complex="normal"/>
    </style:style>
    <style:style style:name="T210" style:family="text">
      <style:text-properties fo:color="#000000" fo:font-size="12pt" fo:font-style="normal" fo:font-weight="normal" officeooo:rsid="01bba494" style:font-size-asian="10.5pt" style:font-style-asian="normal" style:font-weight-asian="normal" style:font-size-complex="12pt" style:font-style-complex="normal" style:font-weight-complex="normal"/>
    </style:style>
    <style:style style:name="T211" style:family="text">
      <style:text-properties fo:color="#000000" fo:font-size="12pt" fo:font-style="normal" fo:font-weight="normal" officeooo:rsid="005f1a2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2" style:family="text">
      <style:text-properties fo:color="#000000" fo:font-size="12pt" fo:font-style="normal" fo:font-weight="normal" officeooo:rsid="0324db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3" style:family="text">
      <style:text-properties fo:color="#000000" fo:font-size="12pt" fo:font-style="normal" fo:font-weight="normal" officeooo:rsid="0327e42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4" style:family="text">
      <style:text-properties fo:color="#000000" fo:font-size="12pt" fo:font-style="normal" fo:font-weight="normal" officeooo:rsid="032af90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5" style:family="text">
      <style:text-properties fo:color="#000000" fo:font-size="12pt" fo:font-style="normal" fo:font-weight="normal" officeooo:rsid="032b43a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6" style:family="text">
      <style:text-properties fo:color="#000000" fo:font-size="12pt" fo:font-style="normal" fo:font-weight="normal" officeooo:rsid="032cf5c2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7" style:family="text">
      <style:text-properties fo:color="#000000" fo:font-size="12pt" fo:font-style="normal" fo:font-weight="normal" officeooo:rsid="032eb7a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8" style:family="text">
      <style:text-properties fo:color="#000000" fo:font-size="12pt" fo:font-style="normal" fo:font-weight="normal" officeooo:rsid="032f720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9" style:family="text">
      <style:text-properties fo:color="#000000" fo:font-size="12pt" fo:font-style="normal" fo:font-weight="normal" officeooo:rsid="033078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0" style:family="text">
      <style:text-properties fo:color="#000000" fo:font-size="12pt" fo:font-style="normal" fo:font-weight="normal" officeooo:rsid="0332056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1" style:family="text">
      <style:text-properties fo:color="#000000" fo:font-size="12pt" fo:font-style="normal" fo:font-weight="normal" officeooo:rsid="0332cb3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2" style:family="text">
      <style:text-properties fo:color="#000000" fo:font-size="12pt" fo:font-style="normal" fo:font-weight="normal" officeooo:rsid="033677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3" style:family="text">
      <style:text-properties fo:color="#000000" fo:font-size="12pt" fo:font-style="normal" fo:font-weight="normal" officeooo:rsid="0338dca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4" style:family="text">
      <style:text-properties fo:color="#000000" fo:font-size="12pt" fo:font-style="normal" fo:font-weight="normal" officeooo:rsid="033a23d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5" style:family="text">
      <style:text-properties fo:color="#000000" fo:font-size="12pt" fo:font-style="normal" fo:font-weight="normal" officeooo:rsid="033becf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6" style:family="text">
      <style:text-properties fo:color="#000000" fo:font-size="12pt" fo:font-style="normal" fo:font-weight="normal" officeooo:rsid="033c9b3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7" style:family="text">
      <style:text-properties fo:color="#000000" fo:font-size="12pt" fo:font-style="normal" fo:font-weight="normal" officeooo:rsid="033e6e10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8" style:family="text">
      <style:text-properties fo:color="#000000" fo:font-size="12pt" fo:font-style="normal" fo:font-weight="normal" officeooo:rsid="03455d6b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9" style:family="text">
      <style:text-properties fo:color="#000000" fo:font-size="12pt" fo:font-style="normal" fo:font-weight="normal" officeooo:rsid="0345a9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0" style:family="text">
      <style:text-properties fo:color="#000000" fo:font-size="12pt" fo:font-style="normal" fo:font-weight="normal" officeooo:rsid="0353ef5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1" style:family="text">
      <style:text-properties fo:color="#000000" fo:font-size="12pt" fo:font-style="normal" fo:font-weight="normal" officeooo:rsid="0355ba7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2" style:family="text">
      <style:text-properties fo:color="#000000" fo:font-size="12pt" fo:font-style="normal" fo:font-weight="normal" officeooo:rsid="03567e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3" style:family="text">
      <style:text-properties fo:color="#000000" fo:font-size="12pt" fo:font-style="normal" fo:font-weight="normal" officeooo:rsid="0357a9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4" style:family="text">
      <style:text-properties fo:color="#000000" fo:font-size="12pt" fo:font-style="normal" fo:font-weight="normal" officeooo:rsid="0357ae5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5" style:family="text">
      <style:text-properties fo:color="#000000" fo:font-size="12pt" fo:font-style="normal" fo:font-weight="normal" officeooo:rsid="0357b7c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6" style:family="text">
      <style:text-properties fo:color="#000000" fo:font-size="12pt" fo:font-style="normal" fo:font-weight="normal" officeooo:rsid="03585f1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7" style:family="text">
      <style:text-properties fo:color="#000000" fo:font-size="12pt" fo:font-style="normal" fo:font-weight="normal" officeooo:rsid="035a3b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8" style:family="text">
      <style:text-properties fo:color="#000000" fo:font-size="12pt" fo:font-style="normal" fo:font-weight="normal" officeooo:rsid="035b37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9" style:family="text">
      <style:text-properties fo:color="#000000" fo:font-size="12pt" fo:font-style="normal" fo:font-weight="normal" officeooo:rsid="035bdacf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0" style:family="text">
      <style:text-properties fo:color="#000000" fo:font-size="12pt" fo:font-style="normal" fo:font-weight="normal" officeooo:rsid="035e746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1" style:family="text">
      <style:text-properties fo:color="#000000" fo:font-size="12pt" fo:font-style="normal" fo:font-weight="normal" officeooo:rsid="03612c7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2" style:family="text">
      <style:text-properties fo:color="#000000" fo:font-size="12pt" fo:font-style="normal" fo:font-weight="normal" officeooo:rsid="036269d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3" style:family="text">
      <style:text-properties fo:color="#000000" fo:font-size="12pt" fo:font-style="normal" fo:font-weight="normal" officeooo:rsid="036a578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4" style:family="text">
      <style:text-properties fo:color="#000000" fo:font-size="12pt" fo:font-style="normal" fo:font-weight="normal" officeooo:rsid="036a970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5" style:family="text">
      <style:text-properties fo:color="#000000" fo:font-size="12pt" fo:font-style="normal" fo:font-weight="normal" officeooo:rsid="036e809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6" style:family="text">
      <style:text-properties fo:color="#000000" fo:font-size="12pt" fo:font-style="normal" fo:font-weight="normal" officeooo:rsid="0371027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7" style:family="text">
      <style:text-properties fo:color="#000000" fo:font-size="12pt" fo:font-style="normal" fo:font-weight="normal" officeooo:rsid="0373c2c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8" style:family="text">
      <style:text-properties fo:color="#000000" fo:font-size="12pt" fo:font-style="normal" fo:font-weight="normal" officeooo:rsid="03768833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9" style:family="text">
      <style:text-properties fo:color="#000000" fo:font-size="12pt" fo:font-style="normal" fo:font-weight="normal" officeooo:rsid="0398a8a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50" style:family="text">
      <style:text-properties fo:color="#000000" fo:font-size="12pt" fo:font-style="normal" fo:font-weight="normal" officeooo:rsid="03cb6ca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51" style:family="text">
      <style:text-properties fo:color="#000000" fo:font-size="12pt" fo:font-style="normal" fo:font-weight="normal" officeooo:rsid="005f1a2e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252" style:family="text">
      <style:text-properties fo:color="#000000" fo:font-size="12pt" fo:font-style="normal" officeooo:rsid="0320a627" style:font-size-asian="10.5pt" style:language-asian="it" style:country-asian="IT" style:font-style-asian="normal" style:font-size-complex="12pt"/>
    </style:style>
    <style:style style:name="T253" style:family="text">
      <style:text-properties fo:color="#000000" fo:font-size="12pt" fo:font-style="normal" officeooo:rsid="005f1a2e" style:font-size-asian="10.5pt" style:language-asian="it" style:country-asian="IT" style:font-style-asian="normal" style:font-size-complex="12pt" style:font-style-complex="normal"/>
    </style:style>
    <style:style style:name="T254" style:family="text">
      <style:text-properties fo:color="#000000" fo:font-size="12pt" fo:font-style="normal" officeooo:rsid="0323c3f7" style:font-size-asian="10.5pt" style:language-asian="it" style:country-asian="IT" style:font-style-asian="normal" style:font-size-complex="12pt" style:font-style-complex="normal"/>
    </style:style>
    <style:style style:name="T255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 style:font-style-complex="normal"/>
    </style:style>
    <style:style style:name="T256" style:family="text">
      <style:text-properties fo:color="#000000" fo:font-size="12pt" fo:font-style="normal" officeooo:rsid="03455d6b" style:font-size-asian="10.5pt" style:language-asian="it" style:country-asian="IT" style:font-style-asian="normal" style:font-size-complex="12pt" style:font-style-complex="normal"/>
    </style:style>
    <style:style style:name="T257" style:family="text">
      <style:text-properties fo:color="#000000" fo:font-size="12pt" fo:font-style="normal" officeooo:rsid="0353ef58" style:font-size-asian="10.5pt" style:language-asian="it" style:country-asian="IT" style:font-style-asian="normal" style:font-size-complex="12pt" style:font-style-complex="normal"/>
    </style:style>
    <style:style style:name="T258" style:family="text">
      <style:text-properties fo:color="#000000" fo:font-size="12pt" fo:font-style="normal" officeooo:rsid="03570046" style:font-size-asian="10.5pt" style:language-asian="it" style:country-asian="IT" style:font-style-asian="normal" style:font-size-complex="12pt" style:font-style-complex="normal"/>
    </style:style>
    <style:style style:name="T259" style:family="text">
      <style:text-properties fo:color="#000000" fo:font-size="12pt" fo:font-style="normal" officeooo:rsid="03612c78" style:font-size-asian="10.5pt" style:language-asian="it" style:country-asian="IT" style:font-style-asian="normal" style:font-size-complex="12pt" style:font-style-complex="normal"/>
    </style:style>
    <style:style style:name="T260" style:family="text">
      <style:text-properties fo:color="#000000" fo:font-size="12pt" fo:font-style="normal" officeooo:rsid="036269d4" style:font-size-asian="10.5pt" style:language-asian="it" style:country-asian="IT" style:font-style-asian="normal" style:font-size-complex="12pt" style:font-style-complex="normal"/>
    </style:style>
    <style:style style:name="T261" style:family="text">
      <style:text-properties fo:color="#000000" fo:font-size="12pt" fo:font-style="normal" officeooo:rsid="0371027e" style:font-size-asian="10.5pt" style:language-asian="it" style:country-asian="IT" style:font-style-asian="normal" style:font-size-complex="12pt" style:font-style-complex="normal"/>
    </style:style>
    <style:style style:name="T262" style:family="text">
      <style:text-properties fo:color="#000000" fo:font-size="12pt" fo:font-style="normal" officeooo:rsid="03876c73" style:font-size-asian="10.5pt" style:language-asian="it" style:country-asian="IT" style:font-style-asian="normal" style:font-size-complex="12pt" style:font-style-complex="normal"/>
    </style:style>
    <style:style style:name="T263" style:family="text">
      <style:text-properties fo:color="#000000" fo:font-size="12pt" fo:font-style="normal" officeooo:rsid="0328967e" style:font-size-asian="10.5pt" style:language-asian="it" style:country-asian="IT" style:font-style-asian="normal" style:font-size-complex="12pt"/>
    </style:style>
    <style:style style:name="T264" style:family="text">
      <style:text-properties fo:color="#000000" fo:font-size="12pt" fo:font-style="normal" officeooo:rsid="0331b22c" style:font-size-asian="10.5pt" style:language-asian="it" style:country-asian="IT" style:font-style-asian="normal" style:font-size-complex="12pt"/>
    </style:style>
    <style:style style:name="T265" style:family="text">
      <style:text-properties fo:color="#000000" fo:font-size="12pt" fo:font-style="normal" officeooo:rsid="0332056a" style:font-size-asian="10.5pt" style:language-asian="it" style:country-asian="IT" style:font-style-asian="normal" style:font-size-complex="12pt"/>
    </style:style>
    <style:style style:name="T266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/>
    </style:style>
    <style:style style:name="T267" style:family="text">
      <style:text-properties fo:color="#000000" fo:font-size="12pt" fo:font-style="normal" officeooo:rsid="03376ca8" style:font-size-asian="10.5pt" style:language-asian="it" style:country-asian="IT" style:font-style-asian="normal" style:font-size-complex="12pt"/>
    </style:style>
    <style:style style:name="T268" style:family="text">
      <style:text-properties fo:color="#000000" fo:font-size="12pt" fo:font-style="normal" officeooo:rsid="033a23da" style:font-size-asian="10.5pt" style:language-asian="it" style:country-asian="IT" style:font-style-asian="normal" style:font-size-complex="12pt"/>
    </style:style>
    <style:style style:name="T269" style:family="text">
      <style:text-properties fo:color="#000000" fo:font-size="12pt" fo:font-style="normal" officeooo:rsid="033a5e35" style:font-size-asian="10.5pt" style:language-asian="it" style:country-asian="IT" style:font-style-asian="normal" style:font-size-complex="12pt"/>
    </style:style>
    <style:style style:name="T270" style:family="text">
      <style:text-properties fo:color="#000000" fo:font-size="12pt" fo:font-style="normal" officeooo:rsid="035fc795" style:font-size-asian="10.5pt" style:language-asian="it" style:country-asian="IT" style:font-style-asian="normal" style:font-size-complex="12pt"/>
    </style:style>
    <style:style style:name="T271" style:family="text">
      <style:text-properties fo:color="#000000" fo:font-size="12pt" fo:font-style="normal" officeooo:rsid="039adf8f" style:font-size-asian="10.5pt" style:language-asian="it" style:country-asian="IT" style:font-style-asian="normal" style:font-size-complex="12pt"/>
    </style:style>
    <style:style style:name="T272" style:family="text">
      <style:text-properties fo:color="#000000" fo:font-size="12pt" fo:font-style="normal" fo:font-weight="bold" officeooo:rsid="005f1a2e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3" style:family="text">
      <style:text-properties fo:color="#000000" fo:font-size="12pt" fo:font-style="normal" fo:font-weight="bold" officeooo:rsid="0323c3f7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4" style:family="text">
      <style:text-properties fo:color="#000000" fo:font-size="12pt" fo:font-style="normal" fo:font-weight="bold" officeooo:rsid="03876c73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5" style:family="text">
      <style:text-properties fo:color="#000000" fo:font-size="12pt" fo:font-weight="normal" officeooo:rsid="030a3eca" style:font-size-asian="10.5pt" style:font-weight-asian="normal" style:font-size-complex="12pt" style:font-weight-complex="normal"/>
    </style:style>
    <style:style style:name="T276" style:family="text">
      <style:text-properties fo:color="#000000" fo:font-size="12pt" fo:font-weight="normal" officeooo:rsid="030a8012" style:font-size-asian="10.5pt" style:font-weight-asian="normal" style:font-size-complex="12pt" style:font-weight-complex="normal"/>
    </style:style>
    <style:style style:name="T277" style:family="text">
      <style:text-properties fo:color="#000000" fo:font-size="12pt" officeooo:rsid="030a3eca" style:font-size-asian="10.5pt" style:font-size-complex="12pt"/>
    </style:style>
    <style:style style:name="T278" style:family="text">
      <style:text-properties fo:color="#000000" fo:font-size="12pt" officeooo:rsid="030a8012" style:font-size-asian="10.5pt" style:font-size-complex="12pt"/>
    </style:style>
    <style:style style:name="T279" style:family="text">
      <style:text-properties fo:color="#000000" style:font-name="Symbol" fo:font-style="normal" officeooo:rsid="01da64f7" style:language-asian="it" style:country-asian="IT" style:font-style-asian="normal" style:font-style-complex="normal"/>
    </style:style>
    <style:style style:name="T280" style:family="text">
      <style:text-properties fo:color="#000000" style:font-name="Arial2" fo:font-style="normal" officeooo:rsid="01da64f7" style:language-asian="it" style:country-asian="IT" style:font-style-asian="normal" style:font-style-complex="normal"/>
    </style:style>
    <style:style style:name="T281" style:family="text">
      <style:text-properties fo:color="#000000" fo:font-size="14pt" officeooo:rsid="0309b704" style:font-size-asian="12.25pt" style:font-size-complex="14pt"/>
    </style:style>
    <style:style style:name="T282" style:family="text">
      <style:text-properties fo:color="#000000" fo:font-size="14pt" fo:font-style="normal" officeooo:rsid="0088537c" style:font-size-asian="14pt" style:language-asian="it" style:country-asian="IT" style:font-style-asian="normal" style:font-size-complex="14pt"/>
    </style:style>
    <style:style style:name="T283" style:family="text">
      <style:text-properties fo:color="#000000" fo:font-size="14pt" fo:font-style="normal" officeooo:rsid="03206573" style:font-size-asian="14pt" style:language-asian="it" style:country-asian="IT" style:font-style-asian="normal" style:font-size-complex="14pt"/>
    </style:style>
    <style:style style:name="T284" style:family="text">
      <style:text-properties fo:color="#000000" fo:font-size="14pt" fo:font-style="normal" officeooo:rsid="0353ef58" style:font-size-asian="14pt" style:language-asian="it" style:country-asian="IT" style:font-style-asian="normal" style:font-size-complex="14pt"/>
    </style:style>
    <style:style style:name="T285" style:family="text">
      <style:text-properties fo:color="#000000" fo:font-size="14pt" fo:font-style="normal" officeooo:rsid="0373a0cd" style:font-size-asian="14pt" style:language-asian="it" style:country-asian="IT" style:font-style-asian="normal" style:font-size-complex="14pt"/>
    </style:style>
    <style:style style:name="T286" style:family="text">
      <style:text-properties fo:color="#000000" fo:font-size="14pt" fo:font-style="normal" officeooo:rsid="039adf8f" style:font-size-asian="14pt" style:language-asian="it" style:country-asian="IT" style:font-style-asian="normal" style:font-size-complex="14pt"/>
    </style:style>
    <style:style style:name="T287" style:family="text">
      <style:text-properties fo:color="#000000" fo:font-style="italic" fo:font-weight="normal" officeooo:rsid="035a3be1" style:language-asian="it" style:country-asian="IT" style:font-style-asian="italic" style:font-weight-asian="normal" style:font-size-complex="11pt" style:font-style-complex="italic" style:font-weight-complex="normal"/>
    </style:style>
    <style:style style:name="T288" style:family="text">
      <style:text-properties fo:color="#000000" fo:font-style="italic" fo:font-weight="normal" officeooo:rsid="035b3086" style:language-asian="it" style:country-asian="IT" style:font-style-asian="italic" style:font-weight-asian="normal" style:font-size-complex="11pt" style:font-style-complex="italic" style:font-weight-complex="normal"/>
    </style:style>
    <style:style style:name="T289" style:family="text">
      <style:text-properties fo:color="#000000" fo:font-style="italic" fo:font-weight="normal" officeooo:rsid="036f1d45" style:language-asian="it" style:country-asian="IT" style:font-style-asian="italic" style:font-weight-asian="normal" style:font-size-complex="11pt" style:font-style-complex="italic" style:font-weight-complex="normal"/>
    </style:style>
    <style:style style:name="T290" style:family="text">
      <style:text-properties officeooo:rsid="003bde10"/>
    </style:style>
    <style:style style:name="T291" style:family="text">
      <style:text-properties officeooo:rsid="003d8148"/>
    </style:style>
    <style:style style:name="T292" style:family="text">
      <style:text-properties officeooo:rsid="00447d95"/>
    </style:style>
    <style:style style:name="T293" style:family="text">
      <style:text-properties officeooo:rsid="004930f4"/>
    </style:style>
    <style:style style:name="T294" style:family="text">
      <style:text-properties officeooo:rsid="004aaa4b"/>
    </style:style>
    <style:style style:name="T295" style:family="text">
      <style:text-properties officeooo:rsid="004e32e7"/>
    </style:style>
    <style:style style:name="T296" style:family="text">
      <style:text-properties officeooo:rsid="0052274d"/>
    </style:style>
    <style:style style:name="T297" style:family="text">
      <style:text-properties fo:font-weight="normal" style:font-weight-asian="normal" style:font-weight-complex="normal"/>
    </style:style>
    <style:style style:name="T298" style:family="text">
      <style:text-properties fo:font-weight="normal" officeooo:rsid="0069b087" style:font-weight-asian="normal" style:font-weight-complex="normal"/>
    </style:style>
    <style:style style:name="T299" style:family="text">
      <style:text-properties fo:font-weight="normal" officeooo:rsid="0334172d" style:font-weight-asian="normal" style:font-weight-complex="normal"/>
    </style:style>
    <style:style style:name="T300" style:family="text">
      <style:text-properties fo:font-weight="normal" officeooo:rsid="035d3f18" style:font-weight-asian="normal" style:font-weight-complex="normal"/>
    </style:style>
    <style:style style:name="T301" style:family="text">
      <style:text-properties officeooo:rsid="006cd4c8"/>
    </style:style>
    <style:style style:name="T302" style:family="text">
      <style:text-properties fo:font-size="14pt" fo:font-style="normal" fo:font-weight="bold" officeooo:rsid="0088537c" style:font-size-asian="14pt" style:font-style-asian="normal" style:font-weight-asian="bold" style:font-size-complex="14pt" style:font-weight-complex="bold"/>
    </style:style>
    <style:style style:name="T303" style:family="text">
      <style:text-properties fo:font-size="14pt" fo:font-style="normal" fo:font-weight="bold" officeooo:rsid="008a7f1d" style:font-size-asian="14pt" style:font-style-asian="normal" style:font-weight-asian="bold" style:font-size-complex="14pt" style:font-weight-complex="bold"/>
    </style:style>
    <style:style style:name="T304" style:family="text">
      <style:text-properties fo:font-size="14pt" fo:font-style="normal" fo:font-weight="bold" officeooo:rsid="01154459" style:font-size-asian="14pt" style:font-style-asian="normal" style:font-weight-asian="bold" style:font-size-complex="14pt" style:font-weight-complex="bold"/>
    </style:style>
    <style:style style:name="T305" style:family="text">
      <style:text-properties fo:font-size="14pt" fo:font-style="normal" fo:font-weight="bold" officeooo:rsid="027bef2b" style:font-size-asian="14pt" style:font-style-asian="normal" style:font-weight-asian="bold" style:font-size-complex="14pt" style:font-weight-complex="bold"/>
    </style:style>
    <style:style style:name="T306" style:family="text">
      <style:text-properties fo:font-size="14pt" fo:font-style="normal" fo:font-weight="bold" officeooo:rsid="027cd1db" style:font-size-asian="14pt" style:font-style-asian="normal" style:font-weight-asian="bold" style:font-size-complex="14pt" style:font-weight-complex="bold"/>
    </style:style>
    <style:style style:name="T307" style:family="text">
      <style:text-properties fo:font-size="14pt" fo:font-style="normal" fo:font-weight="bold" officeooo:rsid="027d6694" style:font-size-asian="14pt" style:font-style-asian="normal" style:font-weight-asian="bold" style:font-size-complex="14pt" style:font-weight-complex="bold"/>
    </style:style>
    <style:style style:name="T308" style:family="text">
      <style:text-properties fo:font-size="14pt" fo:font-style="normal" fo:font-weight="bold" officeooo:rsid="027eedf8" style:font-size-asian="14pt" style:font-style-asian="normal" style:font-weight-asian="bold" style:font-size-complex="14pt" style:font-weight-complex="bold"/>
    </style:style>
    <style:style style:name="T309" style:family="text">
      <style:text-properties fo:font-size="14pt" fo:font-style="normal" fo:font-weight="bold" officeooo:rsid="027f097b" style:font-size-asian="14pt" style:font-style-asian="normal" style:font-weight-asian="bold" style:font-size-complex="14pt" style:font-weight-complex="bold"/>
    </style:style>
    <style:style style:name="T310" style:family="text">
      <style:text-properties fo:font-size="14pt" fo:font-style="normal" fo:font-weight="bold" officeooo:rsid="02f2dffc" style:font-size-asian="14pt" style:font-style-asian="normal" style:font-weight-asian="bold" style:font-size-complex="14pt" style:font-weight-complex="bold"/>
    </style:style>
    <style:style style:name="T311" style:family="text">
      <style:text-properties fo:font-size="14pt" fo:font-style="normal" fo:font-weight="bold" officeooo:rsid="039a571a" style:font-size-asian="14pt" style:font-style-asian="normal" style:font-weight-asian="bold" style:font-size-complex="14pt" style:font-weight-complex="bold"/>
    </style:style>
    <style:style style:name="T312" style:family="text">
      <style:text-properties fo:font-size="14pt" fo:font-style="normal" fo:font-weight="bold" officeooo:rsid="039adf8f" style:font-size-asian="14pt" style:font-style-asian="normal" style:font-weight-asian="bold" style:font-size-complex="14pt" style:font-weight-complex="bold"/>
    </style:style>
    <style:style style:name="T313" style:family="text">
      <style:text-properties fo:font-size="14pt" fo:font-style="normal" fo:font-weight="bold" officeooo:rsid="0088537c" style:font-size-asian="14pt" style:language-asian="it" style:country-asian="IT" style:font-style-asian="normal" style:font-weight-asian="bold" style:font-size-complex="14pt" style:font-weight-complex="bold"/>
    </style:style>
    <style:style style:name="T314" style:family="text">
      <style:text-properties fo:font-size="14pt" fo:font-style="normal" fo:font-weight="bold" officeooo:rsid="027a155b" style:font-size-asian="14pt" style:language-asian="it" style:country-asian="IT" style:font-style-asian="normal" style:font-weight-asian="bold" style:font-size-complex="14pt" style:font-weight-complex="bold"/>
    </style:style>
    <style:style style:name="T315" style:family="text">
      <style:text-properties fo:font-size="14pt" fo:font-style="normal" fo:font-weight="bold" officeooo:rsid="027bb092" style:font-size-asian="14pt" style:language-asian="it" style:country-asian="IT" style:font-style-asian="normal" style:font-weight-asian="bold" style:font-size-complex="14pt" style:font-weight-complex="bold"/>
    </style:style>
    <style:style style:name="T316" style:family="text">
      <style:text-properties fo:font-size="14pt" fo:font-style="normal" fo:font-weight="bold" officeooo:rsid="027eedf8" style:font-size-asian="14pt" style:language-asian="it" style:country-asian="IT" style:font-style-asian="normal" style:font-weight-asian="bold" style:font-size-complex="14pt" style:font-weight-complex="bold"/>
    </style:style>
    <style:style style:name="T317" style:family="text">
      <style:text-properties fo:font-size="14pt" fo:font-style="normal" fo:font-weight="bold" officeooo:rsid="02f2dffc" style:font-size-asian="14pt" style:language-asian="it" style:country-asian="IT" style:font-style-asian="normal" style:font-weight-asian="bold" style:font-size-complex="14pt" style:font-weight-complex="bold"/>
    </style:style>
    <style:style style:name="T318" style:family="text">
      <style:text-properties fo:font-size="14pt" fo:font-style="normal" fo:font-weight="bold" officeooo:rsid="039a571a" style:font-size-asian="14pt" style:language-asian="it" style:country-asian="IT" style:font-style-asian="normal" style:font-weight-asian="bold" style:font-size-complex="14pt" style:font-weight-complex="bold"/>
    </style:style>
    <style:style style:name="T319" style:family="text">
      <style:text-properties fo:font-size="14pt" fo:font-style="normal" fo:font-weight="bold" officeooo:rsid="039adf8f" style:font-size-asian="14pt" style:language-asian="it" style:country-asian="IT" style:font-style-asian="normal" style:font-weight-asian="bold" style:font-size-complex="14pt" style:font-weight-complex="bold"/>
    </style:style>
    <style:style style:name="T320" style:family="text">
      <style:text-properties fo:font-size="12pt" fo:font-style="normal" fo:font-weight="normal" style:font-size-asian="10.5pt" style:font-style-asian="normal" style:font-weight-asian="normal" style:font-size-complex="12pt" style:font-weight-complex="normal"/>
    </style:style>
    <style:style style:name="T321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weight-complex="normal"/>
    </style:style>
    <style:style style:name="T322" style:family="text">
      <style:text-properties fo:font-size="12pt" fo:font-style="normal" fo:font-weight="normal" officeooo:rsid="00d39810" style:font-size-asian="10.5pt" style:font-style-asian="normal" style:font-weight-asian="normal" style:font-size-complex="12pt" style:font-weight-complex="normal"/>
    </style:style>
    <style:style style:name="T323" style:family="text">
      <style:text-properties fo:font-size="12pt" fo:font-style="normal" fo:font-weight="normal" officeooo:rsid="00f8c06d" style:font-size-asian="10.5pt" style:font-style-asian="normal" style:font-weight-asian="normal" style:font-size-complex="12pt" style:font-weight-complex="normal"/>
    </style:style>
    <style:style style:name="T324" style:family="text">
      <style:text-properties fo:font-size="12pt" fo:font-style="normal" fo:font-weight="normal" officeooo:rsid="01045857" style:font-size-asian="10.5pt" style:font-style-asian="normal" style:font-weight-asian="normal" style:font-size-complex="12pt" style:font-weight-complex="normal"/>
    </style:style>
    <style:style style:name="T325" style:family="text">
      <style:text-properties fo:font-size="12pt" fo:font-style="normal" fo:font-weight="normal" officeooo:rsid="01154459" style:font-size-asian="10.5pt" style:font-style-asian="normal" style:font-weight-asian="normal" style:font-size-complex="12pt" style:font-weight-complex="normal"/>
    </style:style>
    <style:style style:name="T326" style:family="text">
      <style:text-properties fo:font-size="12pt" fo:font-style="normal" fo:font-weight="normal" officeooo:rsid="01171543" style:font-size-asian="10.5pt" style:font-style-asian="normal" style:font-weight-asian="normal" style:font-size-complex="12pt" style:font-weight-complex="normal"/>
    </style:style>
    <style:style style:name="T327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weight-complex="normal"/>
    </style:style>
    <style:style style:name="T328" style:family="text">
      <style:text-properties fo:font-size="12pt" fo:font-style="normal" fo:font-weight="normal" officeooo:rsid="028f3d89" style:font-size-asian="10.5pt" style:font-style-asian="normal" style:font-weight-asian="normal" style:font-size-complex="12pt" style:font-weight-complex="normal"/>
    </style:style>
    <style:style style:name="T329" style:family="text">
      <style:text-properties fo:font-size="12pt" fo:font-style="normal" fo:font-weight="normal" officeooo:rsid="02a56406" style:font-size-asian="10.5pt" style:font-style-asian="normal" style:font-weight-asian="normal" style:font-size-complex="12pt" style:font-weight-complex="normal"/>
    </style:style>
    <style:style style:name="T330" style:family="text">
      <style:text-properties fo:font-size="12pt" fo:font-style="normal" fo:font-weight="normal" officeooo:rsid="02c83854" style:font-size-asian="10.5pt" style:font-style-asian="normal" style:font-weight-asian="normal" style:font-size-complex="12pt" style:font-weight-complex="normal"/>
    </style:style>
    <style:style style:name="T331" style:family="text">
      <style:text-properties fo:font-size="12pt" fo:font-style="normal" fo:font-weight="normal" officeooo:rsid="00507460" style:font-size-asian="10.5pt" style:font-style-asian="normal" style:font-weight-asian="normal" style:font-size-complex="12pt" style:font-weight-complex="normal"/>
    </style:style>
    <style:style style:name="T332" style:family="text">
      <style:text-properties fo:font-size="12pt" fo:font-style="normal" fo:font-weight="normal" officeooo:rsid="0077f617" style:font-size-asian="10.5pt" style:font-style-asian="normal" style:font-weight-asian="normal" style:font-size-complex="12pt" style:font-weight-complex="normal"/>
    </style:style>
    <style:style style:name="T333" style:family="text">
      <style:text-properties fo:font-size="12pt" fo:font-style="normal" fo:font-weight="normal" officeooo:rsid="01b7bae4" style:font-size-asian="10.5pt" style:font-style-asian="normal" style:font-weight-asian="normal" style:font-size-complex="12pt" style:font-weight-complex="normal"/>
    </style:style>
    <style:style style:name="T334" style:family="text">
      <style:text-properties fo:font-size="12pt" fo:font-style="normal" fo:font-weight="normal" officeooo:rsid="02c8c325" style:font-size-asian="10.5pt" style:font-style-asian="normal" style:font-weight-asian="normal" style:font-size-complex="12pt" style:font-weight-complex="normal"/>
    </style:style>
    <style:style style:name="T335" style:family="text">
      <style:text-properties fo:font-size="12pt" fo:font-style="normal" fo:font-weight="normal" officeooo:rsid="02cb01ff" style:font-size-asian="10.5pt" style:font-style-asian="normal" style:font-weight-asian="normal" style:font-size-complex="12pt" style:font-weight-complex="normal"/>
    </style:style>
    <style:style style:name="T336" style:family="text">
      <style:text-properties fo:font-size="12pt" fo:font-style="normal" fo:font-weight="normal" officeooo:rsid="02cca809" style:font-size-asian="10.5pt" style:font-style-asian="normal" style:font-weight-asian="normal" style:font-size-complex="12pt" style:font-weight-complex="normal"/>
    </style:style>
    <style:style style:name="T337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weight-complex="normal"/>
    </style:style>
    <style:style style:name="T338" style:family="text">
      <style:text-properties fo:font-size="12pt" fo:font-style="normal" fo:font-weight="normal" officeooo:rsid="02d3a80f" style:font-size-asian="10.5pt" style:font-style-asian="normal" style:font-weight-asian="normal" style:font-size-complex="12pt" style:font-weight-complex="normal"/>
    </style:style>
    <style:style style:name="T339" style:family="text">
      <style:text-properties fo:font-size="12pt" fo:font-style="normal" fo:font-weight="normal" officeooo:rsid="02ff5f0f" style:font-size-asian="10.5pt" style:font-style-asian="normal" style:font-weight-asian="normal" style:font-size-complex="12pt" style:font-weight-complex="normal"/>
    </style:style>
    <style:style style:name="T340" style:family="text">
      <style:text-properties fo:font-size="12pt" fo:font-style="normal" fo:font-weight="normal" officeooo:rsid="0305b88a" style:font-size-asian="10.5pt" style:font-style-asian="normal" style:font-weight-asian="normal" style:font-size-complex="12pt" style:font-weight-complex="normal"/>
    </style:style>
    <style:style style:name="T341" style:family="text">
      <style:text-properties fo:font-size="12pt" fo:font-style="normal" fo:font-weight="normal" officeooo:rsid="03816907" style:font-size-asian="10.5pt" style:font-style-asian="normal" style:font-weight-asian="normal" style:font-size-complex="12pt" style:font-weight-complex="normal"/>
    </style:style>
    <style:style style:name="T342" style:family="text">
      <style:text-properties fo:font-size="12pt" fo:font-style="normal" fo:font-weight="normal" officeooo:rsid="038179d9" style:font-size-asian="10.5pt" style:font-style-asian="normal" style:font-weight-asian="normal" style:font-size-complex="12pt" style:font-weight-complex="normal"/>
    </style:style>
    <style:style style:name="T343" style:family="text">
      <style:text-properties fo:font-size="12pt" fo:font-style="normal" fo:font-weight="normal" officeooo:rsid="038335f4" style:font-size-asian="10.5pt" style:font-style-asian="normal" style:font-weight-asian="normal" style:font-size-complex="12pt" style:font-weight-complex="normal"/>
    </style:style>
    <style:style style:name="T344" style:family="text">
      <style:text-properties fo:font-size="12pt" fo:font-style="normal" fo:font-weight="normal" officeooo:rsid="0383d1c6" style:font-size-asian="10.5pt" style:font-style-asian="normal" style:font-weight-asian="normal" style:font-size-complex="12pt" style:font-weight-complex="normal"/>
    </style:style>
    <style:style style:name="T345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style-complex="normal" style:font-weight-complex="normal"/>
    </style:style>
    <style:style style:name="T346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style-complex="normal" style:font-weight-complex="normal"/>
    </style:style>
    <style:style style:name="T347" style:family="text">
      <style:text-properties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48" style:family="text">
      <style:text-properties fo:font-size="12pt" fo:font-style="normal" fo:font-weight="normal" officeooo:rsid="03c73a71" style:font-size-asian="10.5pt" style:font-style-asian="normal" style:font-weight-asian="normal" style:font-size-complex="12pt" style:font-style-complex="normal" style:font-weight-complex="normal"/>
    </style:style>
    <style:style style:name="T349" style:family="text">
      <style:text-properties fo:font-size="12pt" fo:font-style="normal" fo:font-weight="bold" officeooo:rsid="00d39810" style:font-size-asian="10.5pt" style:font-style-asian="normal" style:font-weight-asian="bold" style:font-size-complex="12pt" style:font-weight-complex="bold"/>
    </style:style>
    <style:style style:name="T350" style:family="text">
      <style:text-properties fo:font-size="12pt" fo:font-style="normal" fo:font-weight="bold" officeooo:rsid="02c83854" style:font-size-asian="10.5pt" style:font-style-asian="normal" style:font-weight-asian="bold" style:font-size-complex="12pt" style:font-weight-complex="bold"/>
    </style:style>
    <style:style style:name="T351" style:family="text">
      <style:text-properties fo:font-size="12pt" fo:font-style="normal" fo:font-weight="bold" officeooo:rsid="02c8c325" style:font-size-asian="10.5pt" style:font-style-asian="normal" style:font-weight-asian="bold" style:font-size-complex="12pt" style:font-weight-complex="bold"/>
    </style:style>
    <style:style style:name="T352" style:family="text">
      <style:text-properties fo:font-size="12pt" fo:font-style="normal" fo:font-weight="bold" officeooo:rsid="02cb1ba9" style:font-size-asian="10.5pt" style:font-style-asian="normal" style:font-weight-asian="bold" style:font-size-complex="12pt" style:font-weight-complex="bold"/>
    </style:style>
    <style:style style:name="T353" style:family="text">
      <style:text-properties fo:font-size="12pt" fo:font-style="normal" fo:font-weight="bold" officeooo:rsid="02cca809" style:font-size-asian="10.5pt" style:font-style-asian="normal" style:font-weight-asian="bold" style:font-size-complex="12pt" style:font-weight-complex="bold"/>
    </style:style>
    <style:style style:name="T354" style:family="text">
      <style:text-properties fo:font-size="12pt" fo:font-style="normal" fo:font-weight="bold" officeooo:rsid="02d3a80f" style:font-size-asian="10.5pt" style:font-style-asian="normal" style:font-weight-asian="bold" style:font-size-complex="12pt" style:font-weight-complex="bold"/>
    </style:style>
    <style:style style:name="T355" style:family="text">
      <style:text-properties fo:font-size="12pt" fo:font-style="normal" fo:font-weight="bold" officeooo:rsid="02f2dffc" style:font-size-asian="10.5pt" style:font-style-asian="normal" style:font-weight-asian="bold" style:font-size-complex="12pt" style:font-weight-complex="bold"/>
    </style:style>
    <style:style style:name="T356" style:family="text">
      <style:text-properties fo:font-size="12pt" fo:font-style="normal" fo:font-weight="bold" officeooo:rsid="02ff5f0f" style:font-size-asian="10.5pt" style:font-style-asian="normal" style:font-weight-asian="bold" style:font-size-complex="12pt" style:font-weight-complex="bold"/>
    </style:style>
    <style:style style:name="T357" style:family="text">
      <style:text-properties fo:font-size="12pt" fo:font-style="normal" fo:font-weight="bold" officeooo:rsid="03876c73" style:font-size-asian="10.5pt" style:font-style-asian="normal" style:font-weight-asian="bold" style:font-size-complex="12pt" style:font-weight-complex="bold"/>
    </style:style>
    <style:style style:name="T358" style:family="text">
      <style:text-properties officeooo:rsid="00c3660b"/>
    </style:style>
    <style:style style:name="T359" style:family="text">
      <style:text-properties officeooo:rsid="00c401b9"/>
    </style:style>
    <style:style style:name="T360" style:family="text">
      <style:text-properties officeooo:rsid="00c52e77"/>
    </style:style>
    <style:style style:name="T361" style:family="text">
      <style:text-properties officeooo:rsid="00c9399d"/>
    </style:style>
    <style:style style:name="T362" style:family="text">
      <style:text-properties officeooo:rsid="00dcb1ed"/>
    </style:style>
    <style:style style:name="T363" style:family="text">
      <style:text-properties style:font-name="Arial3"/>
    </style:style>
    <style:style style:name="T364" style:family="text">
      <style:text-properties style:font-name="Arial3" officeooo:rsid="00d7165d"/>
    </style:style>
    <style:style style:name="T365" style:family="text">
      <style:text-properties style:font-name="Arial3" officeooo:rsid="0076378e"/>
    </style:style>
    <style:style style:name="T366" style:family="text">
      <style:text-properties style:font-name="Arial3" officeooo:rsid="00d76d20"/>
    </style:style>
    <style:style style:name="T367" style:family="text">
      <style:text-properties style:font-name="Arial3" officeooo:rsid="00d89fa1"/>
    </style:style>
    <style:style style:name="T368" style:family="text">
      <style:text-properties style:font-name="Arial3" fo:font-weight="bold" style:font-weight-asian="bold" style:font-weight-complex="bold"/>
    </style:style>
    <style:style style:name="T369" style:family="text">
      <style:text-properties style:font-name="Arial3" fo:font-weight="bold" officeooo:rsid="00ed32ca" style:font-weight-asian="bold" style:font-weight-complex="bold"/>
    </style:style>
    <style:style style:name="T370" style:family="text">
      <style:text-properties style:font-name="Arial3" fo:font-weight="bold" officeooo:rsid="00fe8540" style:font-weight-asian="bold" style:font-weight-complex="bold"/>
    </style:style>
    <style:style style:name="T371" style:family="text">
      <style:text-properties style:font-name="Arial3" fo:font-weight="bold" officeooo:rsid="011add49" style:font-weight-asian="bold" style:font-weight-complex="bold"/>
    </style:style>
    <style:style style:name="T372" style:family="text">
      <style:text-properties style:font-name="Arial3" fo:font-weight="bold" officeooo:rsid="02e75fbe" style:font-weight-asian="bold" style:font-weight-complex="bold"/>
    </style:style>
    <style:style style:name="T373" style:family="text">
      <style:text-properties style:font-name="Arial3" fo:font-weight="bold" officeooo:rsid="02f2dffc" style:font-weight-asian="bold" style:font-weight-complex="bold"/>
    </style:style>
    <style:style style:name="T374" style:family="text">
      <style:text-properties style:font-name="Arial3" officeooo:rsid="00dbc1c1"/>
    </style:style>
    <style:style style:name="T375" style:family="text">
      <style:text-properties style:font-name="Arial3" officeooo:rsid="00ed32ca"/>
    </style:style>
    <style:style style:name="T376" style:family="text">
      <style:text-properties style:font-name="Arial3" officeooo:rsid="00f03f83"/>
    </style:style>
    <style:style style:name="T377" style:family="text">
      <style:text-properties style:font-name="Arial3" officeooo:rsid="00f0b28b"/>
    </style:style>
    <style:style style:name="T378" style:family="text">
      <style:text-properties style:font-name="Arial3" officeooo:rsid="010e8a99"/>
    </style:style>
    <style:style style:name="T379" style:family="text">
      <style:text-properties style:font-name="Arial3" fo:font-size="11pt" fo:font-style="italic" fo:font-weight="normal" officeooo:rsid="01d5cb53" style:font-size-asian="11pt" style:font-style-asian="italic" style:font-weight-asian="normal" style:font-size-complex="11pt" style:font-style-complex="italic" style:font-weight-complex="normal"/>
    </style:style>
    <style:style style:name="T380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381" style:family="text">
      <style:text-properties style:font-name="Arial3" fo:font-style="italic" fo:font-weight="normal" officeooo:rsid="00a59b49" style:font-style-asian="italic" style:font-weight-asian="normal" style:font-style-complex="italic" style:font-weight-complex="normal"/>
    </style:style>
    <style:style style:name="T382" style:family="text">
      <style:text-properties style:font-name="Arial3" fo:font-style="italic" fo:font-weight="normal" officeooo:rsid="00e79971" style:font-style-asian="italic" style:font-weight-asian="normal" style:font-style-complex="italic" style:font-weight-complex="normal"/>
    </style:style>
    <style:style style:name="T383" style:family="text">
      <style:text-properties style:font-name="Arial3" fo:font-style="italic" fo:font-weight="normal" officeooo:rsid="00e624c4" style:font-style-asian="italic" style:font-weight-asian="normal" style:font-style-complex="italic" style:font-weight-complex="normal"/>
    </style:style>
    <style:style style:name="T384" style:family="text">
      <style:text-properties style:font-name="Arial3" fo:font-style="italic" fo:font-weight="normal" officeooo:rsid="00e8b054" style:font-style-asian="italic" style:font-weight-asian="normal" style:font-style-complex="italic" style:font-weight-complex="normal"/>
    </style:style>
    <style:style style:name="T385" style:family="text">
      <style:text-properties style:font-name="Arial3" fo:font-style="italic" fo:font-weight="normal" officeooo:rsid="02e5fd15" style:font-style-asian="italic" style:font-weight-asian="normal" style:font-style-complex="italic" style:font-weight-complex="normal"/>
    </style:style>
    <style:style style:name="T386" style:family="text">
      <style:text-properties style:font-name="Arial3" fo:font-style="italic" fo:font-weight="normal" officeooo:rsid="02e75fbe" style:font-style-asian="italic" style:font-weight-asian="normal" style:font-style-complex="italic" style:font-weight-complex="normal"/>
    </style:style>
    <style:style style:name="T387" style:family="text">
      <style:text-properties style:font-name="Arial3" fo:font-style="italic" fo:font-weight="normal" officeooo:rsid="02f2dffc" style:font-style-asian="italic" style:font-weight-asian="normal" style:font-style-complex="italic" style:font-weight-complex="normal"/>
    </style:style>
    <style:style style:name="T388" style:family="text">
      <style:text-properties style:font-name="Arial3" officeooo:rsid="0233ff8e"/>
    </style:style>
    <style:style style:name="T389" style:family="text">
      <style:text-properties style:font-name="Arial3" officeooo:rsid="02352b8e"/>
    </style:style>
    <style:style style:name="T390" style:family="text">
      <style:text-properties style:font-name="Arial3" officeooo:rsid="023599f4"/>
    </style:style>
    <style:style style:name="T391" style:family="text">
      <style:text-properties style:font-name="Arial3" officeooo:rsid="02e83a58"/>
    </style:style>
    <style:style style:name="T392" style:family="text">
      <style:text-properties style:font-name="Arial3" fo:font-size="12pt" officeooo:rsid="02e83a58" style:font-size-asian="12pt" style:font-size-complex="12pt"/>
    </style:style>
    <style:style style:name="T393" style:family="text">
      <style:text-properties officeooo:rsid="00e1afab"/>
    </style:style>
    <style:style style:name="T394" style:family="text">
      <style:text-properties officeooo:rsid="0104a4f1"/>
    </style:style>
    <style:style style:name="T395" style:family="text">
      <style:text-properties officeooo:rsid="022b6353"/>
    </style:style>
    <style:style style:name="T396" style:family="text">
      <style:text-properties style:font-name="Symbol" fo:font-style="normal" officeooo:rsid="01da64f7" style:font-style-asian="normal" style:font-style-complex="normal"/>
    </style:style>
    <style:style style:name="T397" style:family="text">
      <style:text-properties style:font-name="Symbol" officeooo:rsid="00447d95"/>
    </style:style>
    <style:style style:name="T398" style:family="text">
      <style:text-properties style:font-name="Symbol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99" style:family="text">
      <style:text-properties style:font-name="Arial2" fo:font-style="normal" officeooo:rsid="01da64f7" style:font-style-asian="normal" style:font-style-complex="normal"/>
    </style:style>
    <style:style style:name="T400" style:family="text">
      <style:text-properties style:font-name="Arial2" officeooo:rsid="026dcd0d"/>
    </style:style>
    <style:style style:name="T401" style:family="text">
      <style:text-properties style:font-name="Arial2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402" style:family="text">
      <style:text-properties officeooo:rsid="0268398e"/>
    </style:style>
    <style:style style:name="T403" style:family="text">
      <style:text-properties officeooo:rsid="027a155b"/>
    </style:style>
    <style:style style:name="T404" style:family="text">
      <style:text-properties officeooo:rsid="027ee962"/>
    </style:style>
    <style:style style:name="T405" style:family="text">
      <style:text-properties officeooo:rsid="0284b44a"/>
    </style:style>
    <style:style style:name="T406" style:family="text">
      <style:text-properties officeooo:rsid="002fa0c1"/>
    </style:style>
    <style:style style:name="T407" style:family="text">
      <style:text-properties officeooo:rsid="029038e9"/>
    </style:style>
    <style:style style:name="T408" style:family="text">
      <style:text-properties officeooo:rsid="0296376d"/>
    </style:style>
    <style:style style:name="T409" style:family="text">
      <style:text-properties officeooo:rsid="029be40d"/>
    </style:style>
    <style:style style:name="T410" style:family="text">
      <style:text-properties officeooo:rsid="029bf8e5"/>
    </style:style>
    <style:style style:name="T411" style:family="text">
      <style:text-properties officeooo:rsid="02b15c6f"/>
    </style:style>
    <style:style style:name="T412" style:family="text">
      <style:text-properties officeooo:rsid="02cb1ba9"/>
    </style:style>
    <style:style style:name="T413" style:family="text">
      <style:text-properties officeooo:rsid="02d08900"/>
    </style:style>
    <style:style style:name="T414" style:family="text">
      <style:text-properties officeooo:rsid="02d3a80f"/>
    </style:style>
    <style:style style:name="T415" style:family="text">
      <style:text-properties officeooo:rsid="02d3cce8"/>
    </style:style>
    <style:style style:name="T416" style:family="text">
      <style:text-properties officeooo:rsid="02d4f280"/>
    </style:style>
    <style:style style:name="T417" style:family="text">
      <style:text-properties officeooo:rsid="02dbfb8e"/>
    </style:style>
    <style:style style:name="T418" style:family="text">
      <style:text-properties officeooo:rsid="02dc5040"/>
    </style:style>
    <style:style style:name="T419" style:family="text">
      <style:text-properties officeooo:rsid="02ddc3d7"/>
    </style:style>
    <style:style style:name="T420" style:family="text">
      <style:text-properties officeooo:rsid="02e75fbe"/>
    </style:style>
    <style:style style:name="T421" style:family="text">
      <style:text-properties style:font-name="Arial"/>
    </style:style>
    <style:style style:name="T422" style:family="text">
      <style:text-properties style:font-name="Arial" fo:font-size="12pt" fo:font-style="normal" officeooo:rsid="02e83a58" style:font-size-asian="12pt" style:font-style-asian="normal" style:font-size-complex="12pt" style:font-style-complex="normal"/>
    </style:style>
    <style:style style:name="T423" style:family="text">
      <style:text-properties style:font-name="Arial" fo:font-size="12pt" fo:font-style="normal" fo:font-weight="normal" officeooo:rsid="00a26eee" style:font-size-asian="12pt" style:font-style-asian="normal" style:font-weight-asian="normal" style:font-size-complex="12pt" style:font-style-complex="normal" style:font-weight-complex="normal"/>
    </style:style>
    <style:style style:name="T424" style:family="text">
      <style:text-properties style:font-name="Arial" fo:font-size="12pt" fo:font-style="normal" fo:font-weight="normal" officeooo:rsid="02e83a58" style:font-size-asian="12pt" style:font-style-asian="normal" style:font-weight-asian="normal" style:font-size-complex="12pt" style:font-style-complex="normal" style:font-weight-complex="normal"/>
    </style:style>
    <style:style style:name="T425" style:family="text">
      <style:text-properties style:font-name="Arial" fo:font-size="12pt" fo:font-style="normal" fo:font-weight="normal" officeooo:rsid="02ea1b1a" style:font-size-asian="12pt" style:font-style-asian="normal" style:font-weight-asian="normal" style:font-size-complex="12pt" style:font-style-complex="normal" style:font-weight-complex="normal"/>
    </style:style>
    <style:style style:name="T426" style:family="text">
      <style:text-properties style:font-name="Arial" fo:font-size="12pt" fo:font-weight="normal" officeooo:rsid="02e83a58" style:font-size-asian="12pt" style:font-weight-asian="normal" style:font-size-complex="12pt" style:font-weight-complex="normal"/>
    </style:style>
    <style:style style:name="T427" style:family="text">
      <style:text-properties style:font-name="Arial" officeooo:rsid="039adf8f"/>
    </style:style>
    <style:style style:name="T428" style:family="text">
      <style:text-properties style:font-name="Arial" officeooo:rsid="039b399e"/>
    </style:style>
    <style:style style:name="T429" style:family="text">
      <style:text-properties officeooo:rsid="02f2dffc"/>
    </style:style>
    <style:style style:name="T430" style:family="text">
      <style:text-properties officeooo:rsid="02ff5f0f"/>
    </style:style>
    <style:style style:name="T431" style:family="text">
      <style:text-properties officeooo:rsid="02ff8eef"/>
    </style:style>
    <style:style style:name="T432" style:family="text">
      <style:text-properties officeooo:rsid="0300a413"/>
    </style:style>
    <style:style style:name="T433" style:family="text">
      <style:text-properties style:language-asian="it" style:country-asian="IT" style:font-style-complex="normal"/>
    </style:style>
    <style:style style:name="T434" style:family="text">
      <style:text-properties officeooo:rsid="02f1365e" style:language-asian="it" style:country-asian="IT" style:font-style-complex="normal"/>
    </style:style>
    <style:style style:name="T435" style:family="text">
      <style:text-properties officeooo:rsid="02f1365e" style:language-asian="it" style:country-asian="IT"/>
    </style:style>
    <style:style style:name="T436" style:family="text">
      <style:text-properties officeooo:rsid="03206573" style:language-asian="it" style:country-asian="IT"/>
    </style:style>
    <style:style style:name="T437" style:family="text">
      <style:text-properties officeooo:rsid="0305b88a"/>
    </style:style>
    <style:style style:name="T438" style:family="text">
      <style:text-properties officeooo:rsid="030717fe"/>
    </style:style>
    <style:style style:name="T439" style:family="text">
      <style:text-properties officeooo:rsid="0314c14c"/>
    </style:style>
    <style:style style:name="T440" style:family="text">
      <style:text-properties officeooo:rsid="031e845b"/>
    </style:style>
    <style:style style:name="T441" style:family="text">
      <style:text-properties fo:color="#1c1c1c" style:font-name="Arial" fo:font-size="12pt" fo:font-weight="normal" style:font-size-asian="12pt" style:font-weight-asian="normal" style:font-size-complex="12pt" style:font-weight-complex="normal"/>
    </style:style>
    <style:style style:name="T442" style:family="text">
      <style:text-properties fo:color="#1c1c1c" style:font-name="Arial" fo:font-size="12pt" fo:font-weight="normal" officeooo:rsid="0327e428" style:font-size-asian="12pt" style:font-weight-asian="normal" style:font-size-complex="12pt" style:font-weight-complex="normal"/>
    </style:style>
    <style:style style:name="T443" style:family="text">
      <style:text-properties fo:color="#1c1c1c" style:font-name="Arial" fo:font-size="12pt" fo:font-weight="normal" officeooo:rsid="03660456" style:font-size-asian="12pt" style:font-weight-asian="normal" style:font-size-complex="12pt" style:font-weight-complex="normal"/>
    </style:style>
    <style:style style:name="T444" style:family="text">
      <style:text-properties fo:color="#1c1c1c" style:font-name="Arial" fo:font-size="12pt" fo:font-style="normal" fo:font-weight="normal" officeooo:rsid="03660456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45" style:family="text">
      <style:text-properties fo:color="#1c1c1c" style:font-name="Arial" fo:font-size="12pt" fo:font-style="normal" fo:font-weight="normal" officeooo:rsid="0369b2e7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46" style:family="text">
      <style:text-properties fo:color="#1c1c1c" style:font-name="Arial" fo:font-size="12pt" fo:font-style="normal" fo:font-weight="normal" officeooo:rsid="036cd620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47" style:family="text">
      <style:text-properties fo:color="#1c1c1c" style:font-name="Helvetica1" fo:font-size="14pt" fo:font-weight="bold" style:font-size-asian="14pt" style:font-weight-asian="bold"/>
    </style:style>
    <style:style style:name="T448" style:family="text">
      <style:text-properties officeooo:rsid="032cf5c2"/>
    </style:style>
    <style:style style:name="T449" style:family="text">
      <style:text-properties officeooo:rsid="03318978"/>
    </style:style>
    <style:style style:name="T450" style:family="text">
      <style:text-properties officeooo:rsid="03522ac3"/>
    </style:style>
    <style:style style:name="T451" style:family="text">
      <style:text-properties officeooo:rsid="03570046"/>
    </style:style>
    <style:style style:name="T452" style:family="text">
      <style:text-properties officeooo:rsid="035b3086"/>
    </style:style>
    <style:style style:name="T453" style:family="text">
      <style:text-properties officeooo:rsid="035fc795"/>
    </style:style>
    <style:style style:name="T454" style:family="text">
      <style:text-properties officeooo:rsid="03612c78"/>
    </style:style>
    <style:style style:name="T455" style:family="text">
      <style:text-properties officeooo:rsid="036269d4"/>
    </style:style>
    <style:style style:name="T456" style:family="text">
      <style:text-properties officeooo:rsid="03641600"/>
    </style:style>
    <style:style style:name="T457" style:family="text">
      <style:text-properties officeooo:rsid="0371027e"/>
    </style:style>
    <style:style style:name="T458" style:family="text">
      <style:text-properties officeooo:rsid="03876c73"/>
    </style:style>
    <style:style style:name="T459" style:family="text"/>
    <style:style style:name="T4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1" style:family="text">
      <style:text-properties style:use-window-font-color="true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2" style:family="text">
      <style:text-properties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63" style:family="text">
      <style:text-properties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002in" fo:margin-left="0.252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0"><text:span text:style-name="T1"><text:user-defined style:data-style-name="N0" text:name="Project_acronym">CryOcean-QCV</text:user-defined></text:span><text:span text:style-name="T1"> - </text:span><text:span text:style-name="T41">quality control/validation for CryoSat-2</text:span><text:span text:style-name="T1"><text:line-break/></text:span><text:span text:style-name="T42">Monthly</text:span><text:span text:style-name="T1">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122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121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P124"><text:span text:style-name="Default_20_Paragraph_20_Font"><text:span text:style-name="T298"><text:conditional-text text:condition="ooow:true" text:string-value-if-true="date_issued" text:string-value-if-false="">date_issued</text:conditional-text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5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conditional-text text:condition="ooow:true" text:string-value-if-true="date_issued" text:string-value-if-false="">date_issued</text:conditional-text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123"><text:span text:style-name="Default_20_Paragraph_20_Font"><text:span text:style-name="T163">Jerome Bouffard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401"><text:span text:style-name="T403">MONTHLY</text:span> QUALITY ASSESSMENT <text:span text:style-name="T358">FOR </text:span><text:span text:style-name="T358"><text:conditional-text text:condition="ooow:true" text:string-value-if-true="Report_Date" text:string-value-if-false="">Report_Date</text:conditional-text></text:span></text:p>
      <text:p text:style-name="P238"><text:span text:style-name="T358">Report issued on </text:span><text:span text:style-name="T11"><text:conditional-text text:condition="ooow:true" text:string-value-if-true="date_issued" text:string-value-if-false="">date_issued</text:conditional-text></text:span></text:p>
      <text:p text:style-name="P215"/>
      <text:p text:style-name="P229">Contents</text:p>
      <text:list xml:id="list4203473574097973827" text:style-name="L303">
        <text:list-item>
          <text:p text:style-name="P402">Summary of results for FDM</text:p>
          <text:list>
            <text:list-item>
              <text:p text:style-name="P403"><text:span text:style-name="T427">D</text:span><text:span text:style-name="T421">ata used</text:span></text:p>
            </text:list-item>
            <text:list-item>
              <text:p text:style-name="P404">Data flow</text:p>
            </text:list-item>
            <text:list-item>
              <text:p text:style-name="P404">Data coverage and completeness</text:p>
            </text:list-item>
            <text:list-item>
              <text:p text:style-name="P404">SSH anomaly coverage and completeness</text:p>
            </text:list-item>
            <text:list-item>
              <text:p text:style-name="P404">Crossover analysis</text:p>
            </text:list-item>
            <text:list-item>
              <text:p text:style-name="P404">SWH coverage and validity</text:p>
            </text:list-item>
            <text:list-item>
              <text:p text:style-name="P404">Sigma0 coverage and validity</text:p>
            </text:list-item>
            <text:list-item>
              <text:p text:style-name="P404">Wind speed coverage and validity</text:p>
            </text:list-item>
            <text:list-item>
              <text:p text:style-name="P404">Mispointing coverage and validity</text:p>
            </text:list-item>
          </text:list>
        </text:list-item>
      </text:list>
      <text:p text:style-name="P391"/>
      <text:list xml:id="list124340064357046" text:continue-numbering="true" text:style-name="L303">
        <text:list-item>
          <text:p text:style-name="P405"><text:span text:style-name="T427">Summary of results for </text:span><text:span text:style-name="T428">IOP</text:span></text:p>
          <text:list>
            <text:list-item>
              <text:p text:style-name="P407"><text:span text:style-name="T427">D</text:span><text:span text:style-name="T421">ata used</text:span></text:p>
            </text:list-item>
            <text:list-item>
              <text:p text:style-name="P410">Data flow</text:p>
            </text:list-item>
            <text:list-item>
              <text:p text:style-name="P410">Data coverage and completeness</text:p>
            </text:list-item>
            <text:list-item>
              <text:p text:style-name="P410">SSH anomaly coverage and completeness</text:p>
            </text:list-item>
            <text:list-item>
              <text:p text:style-name="P410">Crossover analysis</text:p>
            </text:list-item>
            <text:list-item>
              <text:p text:style-name="P410">SWH coverage and validity</text:p>
            </text:list-item>
            <text:list-item>
              <text:p text:style-name="P410">Sigma0 coverage and validity</text:p>
            </text:list-item>
            <text:list-item>
              <text:p text:style-name="P410">Wind speed coverage and validity</text:p>
            </text:list-item>
            <text:list-item>
              <text:p text:style-name="P410">Mispointing coverage and validity</text:p>
            </text:list-item>
          </text:list>
        </text:list-item>
      </text:list>
      <text:p text:style-name="P392"/>
      <text:list xml:id="list124339832055120" text:continue-numbering="true" text:style-name="L303">
        <text:list-item>
          <text:p text:style-name="P405"><text:span text:style-name="T427">Summary of results for </text:span><text:span text:style-name="T428">GOP</text:span></text:p>
          <text:list>
            <text:list-item>
              <text:p text:style-name="P407"><text:span text:style-name="T427">D</text:span><text:span text:style-name="T421">ata used</text:span></text:p>
            </text:list-item>
            <text:list-item>
              <text:p text:style-name="P410">Data flow</text:p>
            </text:list-item>
            <text:list-item>
              <text:p text:style-name="P410">Data coverage and completeness</text:p>
            </text:list-item>
            <text:list-item>
              <text:p text:style-name="P410">SSH anomaly coverage and completeness</text:p>
            </text:list-item>
            <text:list-item>
              <text:p text:style-name="P410">Crossover analysis</text:p>
            </text:list-item>
            <text:list-item>
              <text:p text:style-name="P410">SWH coverage and validity</text:p>
            </text:list-item>
            <text:list-item>
              <text:p text:style-name="P411">Sigma0 coverage and validity</text:p>
            </text:list-item>
            <text:list-item>
              <text:p text:style-name="P410">Wind speed coverage and validity</text:p>
            </text:list-item>
            <text:list-item>
              <text:p text:style-name="P410">Mispointing coverage and validity</text:p>
            </text:list-item>
          </text:list>
        </text:list-item>
      </text:list>
      <text:p text:style-name="P392"/>
      <text:list xml:id="list124339658295497" text:continue-numbering="true" text:style-name="L303">
        <text:list-item>
          <text:p text:style-name="P406"><text:span text:style-name="T427">G</text:span><text:span text:style-name="T421">OP validation</text:span></text:p>
          <text:list>
            <text:list-item>
              <text:p text:style-name="P408"><text:span text:style-name="T427">V</text:span><text:span text:style-name="T421">alidation against in situ measurements and models</text:span></text:p>
              <text:list>
                <text:list-item>
                  <text:p text:style-name="P412">Absolute validation of GOP SSH against selected tide gauges</text:p>
                </text:list-item>
                <text:list-item>
                  <text:p text:style-name="P412">Validation of GOP SSH anomaly against tide gauges</text:p>
                </text:list-item>
                <text:list-item>
                  <text:p text:style-name="P412">Validation of GOP SWH and wind speed against buoy data</text:p>
                </text:list-item>
                <text:list-item>
                  <text:p text:style-name="P412">Validation of GOP SWH against Wavewatch III model data</text:p>
                </text:list-item>
                <text:list-item>
                  <text:p text:style-name="P412">Validation of GOP derived geostrophic velocities</text:p>
                </text:list-item>
                <text:list-item>
                  <text:p text:style-name="P412">Comparison of GOP SSH anomaly with the steric heights derived from <text:s text:c="3"/>temperature and salinity ARGO profiles</text:p>
                </text:list-item>
              </text:list>
            </text:list-item>
            <text:list-item>
              <text:p text:style-name="P409">Validation against Jason-2</text:p>
            </text:list-item>
            <text:list-item>
              <text:p text:style-name="P409">Global mean sea level time series</text:p>
            </text:list-item>
          </text:list>
        </text:list-item>
      </text:list>
      <text:p text:style-name="P227"/>
      <text:p text:style-name="P217"><text:s/></text:p>
      <text:p text:style-name="P228">Annex. Geographical distribution of corrections</text:p>
      <text:p text:style-name="P216"/>
      <text:list xml:id="list8142046422906049104" text:style-name="Outline">
        <text:list-item>
          <text:p text:style-name="P396">Summary of results for FDM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9">Note <text:span text:style-name="T409">1.1</text:span>:</text:p>
          </table:table-cell>
          <table:table-cell table:style-name="Table3.A1" office:value-type="string">
            <text:p text:style-name="P325">“flag-valid” refers to those records that have not been flagged as bad by either</text:p>
            <text:p text:style-name="P101">the average status flag or the measurement confidence flag.</text:p>
          </table:table-cell>
        </table:table-row>
      </table:table>
      <text:p text:style-name="P9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28">Note <text:span text:style-name="T409">1.2</text:span>:</text:p>
          </table:table-cell>
          <table:table-cell table:style-name="Table13.A1" office:value-type="string">
            <text:p text:style-name="P318"><text:span text:style-name="Emphasis"><text:span text:style-name="T380">“</text:span></text:span><text:span text:style-name="Emphasis"><text:span text:style-name="T381">science-valid</text:span></text:span><text:span text:style-name="Emphasis"><text:span text:style-name="T380">” refers to </text:span></text:span><text:span text:style-name="Emphasis"><text:span text:style-name="T385">flag-valid </text:span></text:span><text:span text:style-name="Emphasis"><text:span text:style-name="T382">records</text:span></text:span><text:span text:style-name="Emphasis"><text:span text:style-name="T380"> </text:span></text:span><text:span text:style-name="Emphasis"><text:span text:style-name="T385">(</text:span></text:span><text:span text:style-name="Emphasis"><text:span text:style-name="T383">over oceans and lakes </text:span></text:span><text:span text:style-name="Emphasis"><text:span text:style-name="T385">and excluding polar regions)</text:span></text:span><text:span text:style-name="Emphasis"><text:span text:style-name="T383"> </text:span></text:span><text:span text:style-name="Emphasis"><text:span text:style-name="T384">that meet</text:span></text:span><text:span text:style-name="Emphasis"><text:span text:style-name="T383"> the editing criteria described in </text:span></text:span><text:span text:style-name="Emphasis"><text:span text:style-name="T385">the </text:span></text:span><text:span text:style-name="Emphasis"><text:span text:style-name="T386">T</text:span></text:span><text:span text:style-name="Emphasis"><text:span text:style-name="T385">ables </text:span></text:span><text:span text:style-name="Emphasis"><text:span text:style-name="T386">2, 3, 4, 5.</text:span></text:span></text:p>
          </table:table-cell>
        </table:table-row>
      </table:table>
      <text:p text:style-name="P336"/>
      <text:p text:style-name="P272"><text:span text:style-name="Emphasis"><text:span text:style-name="T314">1</text:span></text:span><text:span text:style-name="Emphasis"><text:span text:style-name="T313">.</text:span></text:span><text:span text:style-name="Emphasis"><text:span text:style-name="T318">1</text:span></text:span><text:span text:style-name="Emphasis"><text:span text:style-name="T313">. </text:span></text:span><text:span text:style-name="Emphasis"><text:span text:style-name="T314">Data used</text:span></text:span></text:p>
      <text:p text:style-name="P224">Product: <text:span text:style-name="T2">FDM</text:span></text:p>
      <text:p text:style-name="P221"><text:span text:style-name="T290">Date and time of the first record</text:span>: <text:span text:style-name="T2"><text:conditional-text text:condition="ooow:true" text:string-value-if-true="start_timeFDM" text:string-value-if-false="">start_timeFDM</text:conditional-text></text:span></text:p>
      <text:p text:style-name="P221"><text:span text:style-name="T290">Date and time of the last record</text:span>: <text:span text:style-name="T2"><text:conditional-text text:condition="ooow:true" text:string-value-if-true="stop_timeFDM" text:string-value-if-false="">stop_timeFDM</text:conditional-text></text:span></text:p>
      <text:p text:style-name="P218">Range of <text:span text:style-name="T301">complete </text:span>orbits <text:span text:style-name="T301">in present month</text:span>: <text:span text:style-name="T2"><text:conditional-text text:condition="ooow:true" text:string-value-if-true="orbit0FDM" text:string-value-if-false="">orbit0FDM</text:conditional-text></text:span> to <text:span text:style-name="T2"><text:conditional-text text:condition="ooow:true" text:string-value-if-true="orbitfFDM" text:string-value-if-false="">orbitfFDM</text:conditional-text></text:span></text:p>
      <text:p text:style-name="P272"><text:span text:style-name="Emphasis"><text:span text:style-name="T314">1</text:span></text:span><text:span text:style-name="Emphasis"><text:span text:style-name="T313">.</text:span></text:span><text:span text:style-name="Emphasis"><text:span text:style-name="T318">2</text:span></text:span><text:span text:style-name="Emphasis"><text:span text:style-name="T313">. </text:span></text:span><text:span text:style-name="Emphasis"><text:span text:style-name="T314">Data flow</text:span></text:span></text:p>
      <text:p text:style-name="P17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91"> </text:span></text:span><text:span text:style-name="Default_20_Paragraph_20_Font"><text:span text:style-name="T291"><text:conditional-text text:condition="ooow:true" text:string-value-if-true="median_latencyFDM" text:string-value-if-false="">median_latencyFDM</text:conditional-text></text:span></text:span><text:span text:style-name="Default_20_Paragraph_20_Font"><text:span text:style-name="T291"> hours [</text:span></text:span><text:span text:style-name="Default_20_Paragraph_20_Font"><text:span text:style-name="T291"><text:conditional-text text:condition="ooow:true" text:string-value-if-true="latencyLowFDM" text:string-value-if-false="">latencyLowFDM</text:conditional-text></text:span></text:span><text:span text:style-name="Default_20_Paragraph_20_Font"><text:span text:style-name="T291"> - </text:span></text:span><text:span text:style-name="Default_20_Paragraph_20_Font"><text:span text:style-name="T291"><text:conditional-text text:condition="ooow:true" text:string-value-if-true="latencyUpFDM" text:string-value-if-false="">latencyUpFDM</text:conditional-text></text:span></text:span><text:span text:style-name="Default_20_Paragraph_20_Font"><text:span text:style-name="T291">]</text:span></text:span></text:p>
      <text:p text:style-name="P17"/>
      <text:p text:style-name="P17"/>
      <text:p text:style-name="P17"/>
      <text:p text:style-name="P18"><office:annotation office:name="__Fieldmark__11067_1469397881"><dc:creator>Unknown Author</dc:creator><dc:date>2014-08-21T12:13:42</dc:date><text:list text:style-name=""><text:list-item><text:p>do text</text:p></text:list-item></text:list><text:p>from <text:s text:c="28"/>document(at='%s/FDM_Fig_1.jpg' %(image_dir),anchor='paragraph',size=(11.9,7.6),sizeUnit='cm')</text:p></office:annotation><text:span text:style-name="Default_20_Paragraph_20_Font"><text:span text:style-name="T292">Fig. 1</text:span></text:span><office:annotation-end office:name="__Fieldmark__11067_1469397881"/></text:p>
      <text:p text:style-name="P75"><text:span text:style-name="Default_20_Paragraph_20_Font"><text:span text:style-name="T6">Figure 1</text:span></text:span><text:span text:style-name="Default_20_Paragraph_20_Font"><text:span text:style-name="T292">. Box-and-whiskers plot for the FDM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2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7">±</text:span></text:span><text:span text:style-name="Default_20_Paragraph_20_Font"><text:span text:style-name="T400">1</text:span></text:span><text:span text:style-name="Default_20_Paragraph_20_Font"><text:span text:style-name="T292"> standard deviation (blue dashed line). The percentage of records delivered within 3 hours is also shown (red, right y-axis). The horizontal black line denotes the 3 hours threshold.</text:span></text:span></text:p>
      <text:p text:style-name="P18"><text:span text:style-name="Default_20_Paragraph_20_Font"/></text:p>
      <text:p text:style-name="P18"><text:span text:style-name="Default_20_Paragraph_20_Font"/></text:p>
      <text:p text:style-name="P55"><office:annotation office:name="__Fieldmark__5857_401713097"><dc:creator>Francisco Calafat</dc:creator><dc:date>2014-10-02T13:41:54</dc:date><text:list text:continue-numbering="true" text:style-name=""><text:list-item><text:p>do text</text:p></text:list-item></text:list><text:p>from <text:s text:c="28"/>document(at='%s/FDM_Fig_2.jpg' %(image_dir),anchor='paragraph',size=(7.4,6.3),sizeUnit='cm')</text:p></office:annotation><text:span text:style-name="Default_20_Paragraph_20_Font"><text:span text:style-name="T359">Fig. 2</text:span></text:span><office:annotation-end office:name="__Fieldmark__5857_401713097"/></text:p>
      <text:p text:style-name="P62"><text:span text:style-name="Default_20_Paragraph_20_Font"><text:span text:style-name="T12">Figure 2</text:span></text:span><text:span text:style-name="Default_20_Paragraph_20_Font"><text:span text:style-name="T359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73">FDM</text:span></text:span><text:span text:style-name="Emphasis"><text:span text:style-name="T49"> 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4">hat </text:span></text:span><text:span text:style-name="Emphasis"><text:span text:style-name="T168">are made available with a delay of </text:span></text:span><text:span text:style-name="Emphasis"><text:span text:style-name="T169">x-</text:span></text:span><text:span text:style-name="Emphasis"><text:span text:style-name="T168">hours with respect to the mean time of the records stored in the file.</text:span></text:span></text:p>
      <text:p text:style-name="P62"/>
      <text:p text:style-name="P272"><text:span text:style-name="Emphasis"><text:span text:style-name="T314">1</text:span></text:span><text:span text:style-name="Emphasis"><text:span text:style-name="T313">.</text:span></text:span><text:span text:style-name="Emphasis"><text:span text:style-name="T318">3</text:span></text:span><text:span text:style-name="Emphasis"><text:span text:style-name="T313">. </text:span></text:span><text:span text:style-name="Emphasis"><text:span text:style-name="T314">Data coverage and completeness</text:span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5"/>
          </table:table-cell>
          <table:table-cell table:style-name="Table1.A1" office:value-type="string">
            <text:p text:style-name="P185">Present in <text:span text:style-name="T417">month</text:span></text:p>
          </table:table-cell>
          <table:table-cell table:style-name="Table1.A1" office:value-type="string">
            <text:p text:style-name="P183">Theoretical max.</text:p>
          </table:table-cell>
          <table:table-cell table:style-name="Table1.D1" office:value-type="string">
            <text:p text:style-name="P183">Percentage (%)</text:p>
          </table:table-cell>
        </table:table-row>
        <text:soft-page-break/>
        <table:table-row>
          <table:table-cell table:style-name="Table1.A2" office:value-type="string">
            <text:p text:style-name="P183">Total</text:p>
          </table:table-cell>
          <table:table-cell table:style-name="Table1.B2" office:value-type="string">
            <text:p text:style-name="P126"><text:conditional-text text:condition="ooow:true" text:string-value-if-true="total_nrecordFDM" text:string-value-if-false="">total_nrecordFDM</text:conditional-text></text:p>
          </table:table-cell>
          <table:table-cell table:style-name="Table1.C2" office:value-type="string">
            <text:p text:style-name="P129"><text:conditional-text text:condition="ooow:true" text:string-value-if-true="theor_totalFDM" text:string-value-if-false="">theor_totalFDM</text:conditional-text></text:p>
          </table:table-cell>
          <table:table-cell table:style-name="Table1.D2" office:value-type="string">
            <text:p text:style-name="P126"><text:conditional-text text:condition="ooow:true" text:string-value-if-true="total_precordFDM" text:string-value-if-false="">total_precordFDM</text:conditional-text></text:p>
          </table:table-cell>
        </table:table-row>
        <table:table-row>
          <table:table-cell table:style-name="Table1.A3" office:value-type="string">
            <text:p text:style-name="P183">Ocean<text:span text:style-name="T393">s and lakes</text:span></text:p>
          </table:table-cell>
          <table:table-cell table:style-name="Table1.B3" office:value-type="string">
            <text:p text:style-name="P126"><text:conditional-text text:condition="ooow:true" text:string-value-if-true="ocean_nrecordFDM" text:string-value-if-false="">ocean_nrecordFDM</text:conditional-text></text:p>
          </table:table-cell>
          <table:table-cell table:style-name="Table1.C3" office:value-type="string">
            <text:p text:style-name="P126"><text:conditional-text text:condition="ooow:true" text:string-value-if-true="theor_oceanFDM" text:string-value-if-false="">theor_oceanFDM</text:conditional-text></text:p>
          </table:table-cell>
          <table:table-cell table:style-name="Table1.D3" office:value-type="string">
            <text:p text:style-name="P126"><text:conditional-text text:condition="ooow:true" text:string-value-if-true="ocean_precordFDM" text:string-value-if-false="">ocean_precordFDM</text:conditional-text></text:p>
          </table:table-cell>
        </table:table-row>
      </table:table>
      <text:p text:style-name="P239"><text:span text:style-name="T368">Table 1</text:span>. <text:span text:style-name="T363">Number of total </text:span><text:span text:style-name="T364">(land and ocean/</text:span><text:span text:style-name="T378">lake</text:span><text:span text:style-name="T364">)</text:span><text:span text:style-name="T363"> and </text:span><text:span text:style-name="T378">only </text:span><text:span text:style-name="T363">ocean/</text:span><text:span text:style-name="T374">lake</text:span><text:span text:style-name="T363"> records </text:span><text:span text:style-name="T388">(based on the surface_type flag)</text:span><text:span text:style-name="T363"> </text:span><text:span text:style-name="T365">together with the</text:span><text:span text:style-name="T366">ir</text:span><text:span text:style-name="T365"> percentage </text:span><text:span text:style-name="T366">relative to the theoretically expected number of measurements </text:span><text:span text:style-name="Default_20_Paragraph_20_Font"><text:span text:style-name="T362">from the orbits ground tracks</text:span></text:span><text:span text:style-name="T378"> for</text:span><text:span text:style-name="T363"> </text:span><text:span text:style-name="T363"><text:conditional-text text:condition="ooow:true" text:string-value-if-true="Report_Date" text:string-value-if-false="">Report_Date</text:conditional-text></text:span><text:span text:style-name="T363">. </text:span><text:span text:style-name="T366">Th</text:span><text:span text:style-name="T367">eoretical values are also shown.</text:span></text:p>
      <text:p text:style-name="P5"/>
      <text:p text:style-name="P5"/>
      <text:p text:style-name="P5"/>
      <text:p text:style-name="P6">Fig. <text:span text:style-name="T360">3</text:span><office:annotation office:name="__Fieldmark__580_1509170116"><dc:creator>Unknown Author</dc:creator><dc:date>2014-07-25T11:19:08</dc:date><text:list text:continue-numbering="true" text:style-name=""><text:list-item><text:p text:style-name="P413"><text:span text:style-name="T462">do text</text:span></text:p></text:list-item><text:list-item><text:p text:style-name="P413"><text:span text:style-name="T462">from <text:s text:c="28"/>document(at='%s/FDM_Fig_3.jpg' %(image_dir),anchor='paragraph',</text:span><text:span text:style-name="T463">size=(12,7.2),sizeUnit='cm'</text:span><text:span text:style-name="T462">)</text:span></text:p></text:list-item></text:list></office:annotation></text:p>
      <text:p text:style-name="P76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292">. Percentage of FDM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60"/>
      <text:p text:style-name="P60"><text:span text:style-name="Default_20_Paragraph_20_Font"/></text:p>
      <text:p text:style-name="P268"><office:annotation office:name="__Fieldmark__161278_1285001684"><dc:creator>Francisco Calafat</dc:creator><dc:date>2014-10-15T11:43:31</dc:date><text:list text:continue-numbering="true" text:style-name=""><text:list-item><text:p>do text</text:p></text:list-item></text:list><text:p>from <text:s text:c="28"/>document(at='%s/FDM_Fig_4.jpg' %(image_dir),anchor='paragraph',size=(12,7.2),sizeUnit='cm')</text:p></office:annotation><text:span text:style-name="Default_20_Paragraph_20_Font"><text:span text:style-name="T293">Fig. 4</text:span></text:span><office:annotation-end office:name="__Fieldmark__161278_1285001684"/></text:p>
      <text:p text:style-name="P259"><text:span text:style-name="Default_20_Paragraph_20_Font"><text:span text:style-name="T7">Figure </text:span></text:span><text:span text:style-name="Default_20_Paragraph_20_Font"><text:span text:style-name="T13">4</text:span></text:span><text:span text:style-name="Default_20_Paragraph_20_Font"><text:span text:style-name="T293">. Percentage of FDM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3">. <text:s/>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250"/>
      <text:p text:style-name="P250"/>
      <text:p text:style-name="P250"/>
      <text:p text:style-name="P273"><text:span text:style-name="Emphasis"><text:span text:style-name="T314">1</text:span></text:span><text:span text:style-name="Emphasis"><text:span text:style-name="T313">.</text:span></text:span><text:span text:style-name="Emphasis"><text:span text:style-name="T318">4</text:span></text:span><text:span text:style-name="Emphasis"><text:span text:style-name="T313">. </text:span></text:span><text:span text:style-name="Emphasis"><text:span text:style-name="T315">SSH anomaly coverage and validity</text:span></text:span></text:p>
      <text:p text:style-name="P251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89">Parameter</text:p>
          </table:table-cell>
          <table:table-cell table:style-name="Table20.A1" office:value-type="string">
            <text:p text:style-name="P189">Min threshold</text:p>
          </table:table-cell>
          <table:table-cell table:style-name="Table20.A1" office:value-type="string">
            <text:p text:style-name="P189">Max threshold</text:p>
          </table:table-cell>
          <table:table-cell table:style-name="Table20.D1" office:value-type="string">
            <text:p text:style-name="P193">Percentage edited</text:p>
          </table:table-cell>
        </table:table-row>
        <table:table-row>
          <table:table-cell table:style-name="Table20.A4" office:value-type="string">
            <text:p text:style-name="P211">Flagged as bad</text:p>
          </table:table-cell>
          <table:table-cell table:style-name="Table20.B4" office:value-type="string">
            <text:p text:style-name="P135">-</text:p>
          </table:table-cell>
          <table:table-cell table:style-name="Table20.C4" office:value-type="string">
            <text:p text:style-name="P135">-</text:p>
          </table:table-cell>
          <table:table-cell table:style-name="Table20.D4" office:value-type="string">
            <text:p text:style-name="P179"><text:conditional-text text:condition="ooow:True" text:string-value-if-true="flagSLAFDM" text:string-value-if-false="">flagSLAFDM</text:conditional-text>%</text:p>
          </table:table-cell>
        </table:table-row>
        <table:table-row>
          <table:table-cell table:style-name="Table20.A4" office:value-type="string">
            <text:p text:style-name="P214">Biased orbit</text:p>
          </table:table-cell>
          <table:table-cell table:style-name="Table20.B4" office:value-type="string">
            <text:p text:style-name="P150">-</text:p>
          </table:table-cell>
          <table:table-cell table:style-name="Table20.C4" office:value-type="string">
            <text:p text:style-name="P150">-</text:p>
          </table:table-cell>
          <table:table-cell table:style-name="Table20.D4" office:value-type="string">
            <text:p text:style-name="P144"><text:conditional-text text:condition="ooow:true" text:string-value-if-true="BiasedOrbitFDM" text:string-value-if-false="">BiasedOrbitFDM</text:conditional-text>%</text:p>
          </table:table-cell>
        </table:table-row>
        <table:table-row>
          <table:table-cell table:style-name="Table20.A4" office:value-type="string">
            <text:p text:style-name="P189">SSH anomaly</text:p>
          </table:table-cell>
          <table:table-cell table:style-name="Table20.B4" office:value-type="string">
            <text:p text:style-name="P132">-<text:span text:style-name="T402">3</text:span> m</text:p>
          </table:table-cell>
          <table:table-cell table:style-name="Table20.C4" office:value-type="string">
            <text:p text:style-name="P132"><text:span text:style-name="T402">3</text:span> m</text:p>
          </table:table-cell>
          <table:table-cell table:style-name="Table20.D4" office:value-type="string">
            <text:p text:style-name="P144"><text:conditional-text text:condition="ooow:true" text:string-value-if-true="editSLAFDM" text:string-value-if-false="">editSLAFDM</text:conditional-text>%</text:p>
          </table:table-cell>
        </table:table-row>
        <table:table-row>
          <table:table-cell table:style-name="Table20.A5" office:value-type="string">
            <text:p text:style-name="P189">Standard deviation of SSH anomaly</text:p>
          </table:table-cell>
          <table:table-cell table:style-name="Table20.B5" office:value-type="string">
            <text:p text:style-name="P132">0 m</text:p>
          </table:table-cell>
          <table:table-cell table:style-name="Table20.C5" office:value-type="string">
            <text:p text:style-name="P132">0.<text:span text:style-name="T419">20</text:span> m</text:p>
          </table:table-cell>
          <table:table-cell table:style-name="Table20.D5" office:value-type="string">
            <text:p text:style-name="P144"><text:conditional-text text:condition="ooow:true" text:string-value-if-true="editSLAstdFDM" text:string-value-if-false="">editSLAstdFDM</text:conditional-text>%</text:p>
          </table:table-cell>
        </table:table-row>
        <text:soft-page-break/>
        <table:table-row>
          <table:table-cell table:style-name="Table20.A6" office:value-type="string">
            <text:p text:style-name="P189">Inverse barometer correction</text:p>
          </table:table-cell>
          <table:table-cell table:style-name="Table20.B6" office:value-type="string">
            <text:p text:style-name="P132">-2 m</text:p>
          </table:table-cell>
          <table:table-cell table:style-name="Table20.C6" office:value-type="string">
            <text:p text:style-name="P132">2 m</text:p>
          </table:table-cell>
          <table:table-cell table:style-name="Table20.D6" office:value-type="string">
            <text:p text:style-name="P144"><text:conditional-text text:condition="ooow:true" text:string-value-if-true="editIBFDM" text:string-value-if-false="">editIBFDM</text:conditional-text>%</text:p>
          </table:table-cell>
        </table:table-row>
        <table:table-row>
          <table:table-cell table:style-name="Table20.A11" office:value-type="string">
            <text:p text:style-name="P193">Wet tropospheric correction</text:p>
          </table:table-cell>
          <table:table-cell table:style-name="Table20.B7" office:value-type="string">
            <text:p text:style-name="P147">-<text:span text:style-name="T395">0.5 m</text:span></text:p>
          </table:table-cell>
          <table:table-cell table:style-name="Table20.C7" office:value-type="string">
            <text:p text:style-name="P147">-<text:span text:style-name="T395">0.001 m</text:span></text:p>
          </table:table-cell>
          <table:table-cell table:style-name="Table20.D7" office:value-type="string">
            <text:p text:style-name="P144"><text:conditional-text text:condition="ooow:true" text:string-value-if-true="editWetFDM" text:string-value-if-false="">editWetFDM</text:conditional-text>%</text:p>
          </table:table-cell>
        </table:table-row>
        <table:table-row>
          <table:table-cell table:style-name="Table20.A11" office:value-type="string">
            <text:p text:style-name="P193">Dry tropospheric correction</text:p>
          </table:table-cell>
          <table:table-cell table:style-name="Table20.B8" office:value-type="string">
            <text:p text:style-name="P147">-<text:span text:style-name="T395">2.5 m</text:span></text:p>
          </table:table-cell>
          <table:table-cell table:style-name="Table20.C8" office:value-type="string">
            <text:p text:style-name="P147">-<text:span text:style-name="T395">1.9 m</text:span></text:p>
          </table:table-cell>
          <table:table-cell table:style-name="Table20.D8" office:value-type="string">
            <text:p text:style-name="P144"><text:conditional-text text:condition="ooow:true" text:string-value-if-true="editDryFDM" text:string-value-if-false="">editDryFDM</text:conditional-text>%</text:p>
          </table:table-cell>
        </table:table-row>
        <table:table-row>
          <table:table-cell table:style-name="Table20.A11" office:value-type="string">
            <text:p text:style-name="P193">Ionospheric correction</text:p>
          </table:table-cell>
          <table:table-cell table:style-name="Table20.B9" office:value-type="string">
            <text:p text:style-name="P147">-<text:span text:style-name="T395">0.4 m</text:span></text:p>
          </table:table-cell>
          <table:table-cell table:style-name="Table20.C9" office:value-type="string">
            <text:p text:style-name="P144">0.04 m</text:p>
          </table:table-cell>
          <table:table-cell table:style-name="Table20.D9" office:value-type="string">
            <text:p text:style-name="P144"><text:conditional-text text:condition="ooow:true" text:string-value-if-true="editIonoFDM" text:string-value-if-false="">editIonoFDM</text:conditional-text>%</text:p>
          </table:table-cell>
        </table:table-row>
        <table:table-row>
          <table:table-cell table:style-name="Table20.A11" office:value-type="string">
            <text:p text:style-name="P193">Sea state bias</text:p>
          </table:table-cell>
          <table:table-cell table:style-name="Table20.B11" office:value-type="string">
            <text:p text:style-name="P147">-<text:span text:style-name="T395">0.5 m</text:span></text:p>
          </table:table-cell>
          <table:table-cell table:style-name="Table20.C11" office:value-type="string">
            <text:p text:style-name="P144">0 m</text:p>
          </table:table-cell>
          <table:table-cell table:style-name="Table20.D11" office:value-type="string">
            <text:p text:style-name="P144"><text:conditional-text text:condition="ooow:true" text:string-value-if-true="editSsbFDM" text:string-value-if-false="">editSsbFDM</text:conditional-text>%</text:p>
          </table:table-cell>
        </table:table-row>
        <table:table-row>
          <table:table-cell table:style-name="Table20.A11" office:value-type="string">
            <text:p text:style-name="P196">Sigma0</text:p>
          </table:table-cell>
          <table:table-cell table:style-name="Table20.B11" office:value-type="string">
            <text:p text:style-name="P151">7 dB</text:p>
          </table:table-cell>
          <table:table-cell table:style-name="Table20.C11" office:value-type="string">
            <text:p text:style-name="P151">30 dB</text:p>
          </table:table-cell>
          <table:table-cell table:style-name="Table20.D11" office:value-type="string">
            <text:p text:style-name="P158"><text:conditional-text text:condition="ooow:true" text:string-value-if-true="editS0SLAFDM" text:string-value-if-false="">editS0SLAFDM</text:conditional-text>%</text:p>
          </table:table-cell>
        </table:table-row>
        <table:table-row>
          <table:table-cell table:style-name="Table20.A12" office:value-type="string">
            <text:p text:style-name="P193">Standard deviation of sigma0</text:p>
          </table:table-cell>
          <table:table-cell table:style-name="Table20.B12" office:value-type="string">
            <text:p text:style-name="P144">0 <text:span text:style-name="T440">dB</text:span></text:p>
          </table:table-cell>
          <table:table-cell table:style-name="Table20.C12" office:value-type="string">
            <text:p text:style-name="P144">0.23 dB</text:p>
          </table:table-cell>
          <table:table-cell table:style-name="Table20.D12" office:value-type="string">
            <text:p text:style-name="P144"><text:conditional-text text:condition="ooow:true" text:string-value-if-true="editS0stdSLAFDM" text:string-value-if-false="">editS0stdSLAFDM</text:conditional-text>%</text:p>
          </table:table-cell>
        </table:table-row>
        <table:table-row>
          <table:table-cell table:style-name="Table20.A13" office:value-type="string">
            <text:p text:style-name="P199">All together</text:p>
          </table:table-cell>
          <table:table-cell table:style-name="Table20.B13" office:value-type="string">
            <text:p text:style-name="P140">-</text:p>
          </table:table-cell>
          <table:table-cell table:style-name="Table20.C13" office:value-type="string">
            <text:p text:style-name="P140">-</text:p>
          </table:table-cell>
          <table:table-cell table:style-name="Table20.D13" office:value-type="string">
            <text:p text:style-name="P162"><text:conditional-text text:condition="ooow:true" text:string-value-if-true="editAllSLAFDM" text:string-value-if-false="">editAllSLAFDM</text:conditional-text>%</text:p>
          </table:table-cell>
        </table:table-row>
      </table:table>
      <text:p text:style-name="P246"><text:span text:style-name="T368">Table </text:span><text:span text:style-name="T369">2</text:span>. <text:span text:style-name="T375">Editing criteria. </text:span><text:span text:style-name="T391">The percentage of “flagged</text:span><text:span text:style-name="T392"> as bad” re</text:span><text:span text:style-name="T422">fers to records that </text:span><text:span text:style-name="T423">have been flagged as bad by either </text:span><text:span text:style-name="T426">the average status flag or the measurement confidence flag. Such percentage is computed only for </text:span><text:span text:style-name="T424">records over oceans/lakes and outside polar regions. </text:span><text:span text:style-name="T425">All other percentages refer to the percentage of flag-valid records that have been rejected by the corresponding criteria or by all criteria (“All together”).</text:span><text:span text:style-name="T392"> </text:span><text:span text:style-name="T376">The </text:span><text:span text:style-name="T389">biased orbit</text:span><text:span text:style-name="T376"> criteria in the table refers to the orbits highlighted in the 'Warnings' table at the beginning of this report as being suspicious of suffering from a significant orbit bias. </text:span><text:span text:style-name="T377">For such orbits, </text:span><text:span text:style-name="T390">all records</text:span><text:span text:style-name="T377"> </text:span><text:span text:style-name="T390">are</text:span><text:span text:style-name="T377"> rejected.</text:span></text:p>
      <text:p text:style-name="P271"/>
      <text:p text:style-name="P271"/>
      <text:p text:style-name="P271"/>
      <text:p text:style-name="P66"><text:span text:style-name="Emphasis"><text:span text:style-name="T162">Fig. 5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FDM_Fig_5.jpg' %(image_dir),anchor='paragraph',size=(10,6),sizeUnit='cm')</text:span></text:p></text:list-item></text:list></office:annotation></text:p>
      <text:p text:style-name="P295"><text:span text:style-name="T8">Figure </text:span><text:span text:style-name="T17">5</text:span><text:span text:style-name="T294">. Percentage of science-valid FDM 1-Hz SSH records over ocean and lakes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271"/>
      <text:p text:style-name="P309">Fig. <office:annotation office:name="__Fieldmark__4141_123346739"><dc:creator>Unknown Author</dc:creator><dc:date>2014-07-31T14:24:16</dc:date><text:list text:continue-numbering="true" text:style-name=""><text:list-item><text:p>do text</text:p></text:list-item></text:list><text:p>from <text:s text:c="28"/>document(at='%s/FDM_Fig_6.jpg' %(image_dir),anchor='paragraph',size=(13.8,8.7),sizeUnit='cm')</text:p></office:annotation><text:span text:style-name="T405">6</text:span><office:annotation-end office:name="__Fieldmark__4141_123346739"/>:</text:p>
      <text:p text:style-name="P59"><text:span text:style-name="T8">Figure </text:span><text:span text:style-name="T17">6</text:span><text:span text:style-name="T294">. Geographical distribution of science-valid FDM 1-Hz SSH anomaly data over oceans and lakes for </text:span><text:span text:style-name="T294"><text:conditional-text text:condition="ooow:true" text:string-value-if-true="Report_Date" text:string-value-if-false="">Report_Date</text:conditional-text></text:span><text:span text:style-name="T294">.</text:span> <text:span text:style-name="T394">The statistical values shown in the table refer to the SSH anomaly in cm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/text:p>
      <text:p text:style-name="Standard"><text:soft-page-break/></text:p>
      <text:p text:style-name="P61"><text:span text:style-name="Emphasis"><text:span text:style-name="T70"/></text:span></text:p>
      <text:p text:style-name="P310"><office:annotation office:name="__Fieldmark__3187_2070406521"><dc:creator>Unknown Author</dc:creator><dc:date>2014-08-21T13:56:07</dc:date><text:list text:continue-numbering="true" text:style-name=""><text:list-item><text:p>do text</text:p></text:list-item></text:list><text:p>from <text:s text:c="28"/>document(at='%s/FDM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3187_2070406521"/></text:p>
      <text:p text:style-name="P249"><text:span text:style-name="Emphasis"><text:span text:style-name="T132">Figure </text:span></text:span><text:span text:style-name="Emphasis"><text:span text:style-name="T134">7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SH anomaly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Standard"/>
      <text:p text:style-name="Standard"><text:span text:style-name="Emphasis"><text:span text:style-name="T161"/></text:span></text:p>
      <text:p text:style-name="P263"><text:span text:style-name="Emphasis"><text:span text:style-name="T43">Fig. </text:span></text:span><office:annotation office:name="__Fieldmark__5218_123346739"><dc:creator>Unknown Author</dc:creator><dc:date>2014-07-31T14:25:32</dc:date><text:list text:continue-numbering="true" text:style-name=""><text:list-item><text:p>do text</text:p></text:list-item></text:list><text:p>from <text:s text:c="28"/>document(at='%s/FDM_Fig_8.jpg' %(image_dir),anchor='paragraph',size=(13.8,8.7),sizeUnit='cm')</text:p></office:annotation><text:span text:style-name="Emphasis"><text:span text:style-name="T118">8</text:span></text:span><office:annotation-end office:name="__Fieldmark__5218_123346739"/></text:p>
      <text:p text:style-name="P393"><text:span text:style-name="T9">Figure </text:span><text:span text:style-name="T14">8</text:span><text:span text:style-name="T295">. Geographical distribution of science-valid FDM 20-Hz SSH anomaly measurement noise over oceans and lakes for </text:span><text:span text:style-name="T295"><text:conditional-text text:condition="ooow:true" text:string-value-if-true="Report_Date" text:string-value-if-false="">Report_Date</text:conditional-text></text:span><text:span text:style-name="T295">. The statistical values shown in the table refer to the SSH anomaly noise</text:span><text:span text:style-name="Emphasis"><text:span text:style-name="T60">.</text:span></text:span></text:p>
      <text:p text:style-name="P67"/>
      <text:p text:style-name="P67"><text:span text:style-name="T406">Fig. 9</text:span><text:span text:style-name="T406"><office:annotation office:name="__Fieldmark__5217_123346739"><dc:creator>Unknown Author</dc:creator><dc:date>2014-07-31T14:25:19</dc:date><text:list text:continue-numbering="true" text:style-name=""><text:list-item><text:p text:style-name="P413"><text:span text:style-name="T461">do text</text:span></text:p></text:list-item><text:list-item><text:p text:style-name="P413"><text:span text:style-name="T461">from <text:s text:c="28"/>document(at='%s/FDM_Fig_9.jpg' %(image_dir),anchor='char',size=(10.3,6.7),sizeUnit='cm')</text:span></text:p></text:list-item></text:list></office:annotation></text:span></text:p>
      <text:p text:style-name="P22"><text:span text:style-name="Emphasis"><text:span text:style-name="T135">Figure </text:span></text:span><text:span text:style-name="Emphasis"><text:span text:style-name="T137">9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SH anomaly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20"/>
      <text:p text:style-name="P20"/>
      <text:p text:style-name="P20"/>
      <text:p text:style-name="P56"><text:span text:style-name="Emphasis"><text:span text:style-name="T43">Fig. </text:span></text:span><text:span text:style-name="Emphasis"><text:span text:style-name="T117">1</text:span></text:span><text:span text:style-name="Emphasis"><text:span text:style-name="T119">0</text:span></text:span><office:annotation office:name="__Fieldmark__5219_123346739"><dc:creator>Unknown Author</dc:creator><dc:date>2014-07-31T14:25:39</dc:date><text:list text:continue-numbering="true" text:style-name=""><text:list-item><text:p text:style-name="P413"><text:span text:style-name="T461">do text</text:span></text:p></text:list-item><text:list-item><text:p text:style-name="P413"><text:span text:style-name="T461">from <text:s text:c="28"/>document(at='%s/FDM_Fig_10.jpg' %(image_dir),anchor='paragraph',size=(10.2,6.1),sizeUnit='cm')</text:span></text:p></text:list-item></text:list></office:annotation></text:p>
      <text:p text:style-name="P28"><text:span text:style-name="Default_20_Paragraph_20_Font"><text:span text:style-name="T136">Figure </text:span></text:span><text:span text:style-name="Default_20_Paragraph_20_Font"><text:span text:style-name="T134">1</text:span></text:span><text:span text:style-name="Default_20_Paragraph_20_Font"><text:span text:style-name="T138">0</text:span></text:span><text:span text:style-name="Default_20_Paragraph_20_Font"><text:span text:style-name="T53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53">SSH anomaly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46"/>
      <text:p text:style-name="P53"><office:annotation office:name="__Fieldmark__30238_747770932"><dc:creator>Unknown Author</dc:creator><dc:date>2015-02-05T17:15:58</dc:date><text:list text:continue-numbering="true" text:style-name=""><text:list-item><text:p>do text</text:p></text:list-item></text:list><text:p>from <text:s text:c="28"/>document(at='%s/FDM_Fig_11.jpg' %(image_dir),anchor='paragraph',size=(10,7.75),sizeUnit='cm')</text:p></office:annotation><text:span text:style-name="Emphasis"><text:span text:style-name="T330">Fig. 11</text:span></text:span><office:annotation-end office:name="__Fieldmark__30238_747770932"/></text:p>
      <text:p text:style-name="P53"><text:span text:style-name="Emphasis"><text:span text:style-name="T350">Figure 11</text:span></text:span><text:span text:style-name="Emphasis"><text:span text:style-name="T330">. </text:span></text:span><text:span text:style-name="Emphasis"><text:span text:style-name="T320">2D histogram showing </text:span></text:span><text:span text:style-name="Emphasis"><text:span text:style-name="T330">science</text:span></text:span><text:span text:style-name="Emphasis"><text:span text:style-name="T321">-valid</text:span></text:span><text:span text:style-name="Emphasis"><text:span text:style-name="T320"> </text:span></text:span><text:span text:style-name="Emphasis"><text:span text:style-name="T335">FDM </text:span></text:span><text:span text:style-name="Emphasis"><text:span text:style-name="T320">S</text:span></text:span><text:span text:style-name="Emphasis"><text:span text:style-name="T331">SH anomaly</text:span></text:span><text:span text:style-name="Emphasis"><text:span text:style-name="T320"> noise </text:span></text:span><text:span text:style-name="Emphasis"><text:span text:style-name="T331">as a function of</text:span></text:span><text:span text:style-name="Emphasis"><text:span text:style-name="T320"> SWH </text:span></text:span><text:span text:style-name="Emphasis"><text:span text:style-name="T332">for </text:span></text:span><text:span text:style-name="Emphasis"><text:span text:style-name="T332"><text:conditional-text text:condition="ooow:true" text:string-value-if-true="Report_Date" text:string-value-if-false="">Report_Date</text:conditional-text></text:span></text:span><text:span text:style-name="Emphasis"><text:span text:style-name="T320">. </text:span></text:span><text:span text:style-name="Emphasis"><text:span text:style-name="T333">The black line denotes the median SSH anomaly </text:span></text:span><text:span text:style-name="Emphasis"><text:span text:style-name="T341">noise</text:span></text:span><text:span text:style-name="Emphasis"><text:span text:style-name="T333"> as a function of SWH.</text:span></text:span></text:p>
      <text:p text:style-name="P46"/>
      <text:p text:style-name="P46"/>
      <text:p text:style-name="P230"><text:span text:style-name="Emphasis"><text:span text:style-name="T305">1</text:span></text:span><text:span text:style-name="Emphasis"><text:span text:style-name="T302">.</text:span></text:span><text:span text:style-name="Emphasis"><text:span text:style-name="T311">5</text:span></text:span><text:span text:style-name="Emphasis"><text:span text:style-name="T302">. </text:span></text:span><text:span text:style-name="Emphasis"><text:span text:style-name="T304">Crossover analysis</text:span></text:span></text:p>
      <text:p text:style-name="P47"/>
      <text:p text:style-name="P48"><office:annotation office:name="__Fieldmark__84166_103172357"><dc:creator>Francisco Calafat</dc:creator><dc:date>2014-10-14T18:49:35</dc:date><text:list text:continue-numbering="true" text:style-name=""><text:list-item><text:p>do text</text:p></text:list-item></text:list><text:p>from <text:s text:c="28"/>document(at='%s/FDM_Fig_12.jpg' %(image_dir),anchor='char',size=(13.8,8.7),sizeUnit='cm')</text:p></office:annotation><text:span text:style-name="Emphasis"><text:span text:style-name="T322">Fig 1</text:span></text:span><text:span text:style-name="Emphasis"><text:span text:style-name="T334">2</text:span></text:span><office:annotation-end office:name="__Fieldmark__84166_103172357"/></text:p>
      <text:p text:style-name="P90"><text:span text:style-name="Emphasis"><text:span text:style-name="T349">Figure 1</text:span></text:span><text:span text:style-name="Emphasis"><text:span text:style-name="T351">2</text:span></text:span><text:span text:style-name="Emphasis"><text:span text:style-name="T322">. </text:span></text:span><text:span text:style-name="Emphasis"><text:span text:style-name="T328">C</text:span></text:span><text:span text:style-name="Emphasis"><text:span text:style-name="T322">rossover </text:span></text:span><text:span text:style-name="Emphasis"><text:span text:style-name="T324">differences</text:span></text:span><text:span text:style-name="Emphasis"><text:span text:style-name="T322"> </text:span></text:span><text:span text:style-name="Emphasis"><text:span text:style-name="T323">for the </text:span></text:span><text:span text:style-name="Emphasis"><text:span text:style-name="T325">science-valid </text:span></text:span><text:span text:style-name="Emphasis"><text:span text:style-name="T329">FDM</text:span></text:span><text:span text:style-name="Emphasis"><text:span text:style-name="T323"> SSH anomaly </text:span></text:span><text:span text:style-name="Emphasis"><text:span text:style-name="T328">for </text:span></text:span><text:span text:style-name="Emphasis"><text:span text:style-name="T327"><text:conditional-text text:condition="ooow:true" text:string-value-if-true="Report_Date" text:string-value-if-false="">Report_Date</text:conditional-text></text:span></text:span><text:span text:style-name="Emphasis"><text:span text:style-name="T322">.</text:span></text:span><text:span text:style-name="Emphasis"><text:span text:style-name="T325"> The difference at each crossover is computed as the difference between median values over 2-</text:span></text:span><text:span text:style-name="Emphasis"><text:span text:style-name="T343">second</text:span></text:span><text:span text:style-name="Emphasis"><text:span text:style-name="T325"> window</text:span></text:span><text:span text:style-name="Emphasis"><text:span text:style-name="T343">s</text:span></text:span><text:span text:style-name="Emphasis"><text:span text:style-name="T325"> centred about the crossover.</text:span></text:span></text:p>
      <text:p text:style-name="P90"/>
      <text:p text:style-name="P90"/>
      <text:p text:style-name="P91"><text:soft-page-break/><office:annotation office:name="__Fieldmark__44342_747770932"><dc:creator>Unknown Author</dc:creator><dc:date>2015-02-13T12:10:52</dc:date><text:list text:continue-numbering="true" text:style-name=""><text:list-item><text:p>do text</text:p></text:list-item></text:list><text:p>from <text:s text:c="28"/>document(at='%s/FDM_Fig_13.jpg' %(image_dir),anchor='paragraph',size=(10.2,6.1),sizeUnit='cm')</text:p></office:annotation><text:span text:style-name="Emphasis"><text:span text:style-name="T336">Fig. 13</text:span></text:span><office:annotation-end office:name="__Fieldmark__44342_747770932"/></text:p>
      <text:p text:style-name="P92"><text:span text:style-name="Emphasis"><text:span text:style-name="T353">Figure 13</text:span></text:span><text:span text:style-name="Emphasis"><text:span text:style-name="T336">. Standard deviation of differences at crossovers </text:span></text:span><text:span text:style-name="Emphasis"><text:span text:style-name="T337">for FDM SSH anomaly</text:span></text:span><text:span text:style-name="Emphasis"><text:span text:style-name="T336"> </text:span></text:span><text:span text:style-name="Emphasis"><text:span text:style-name="T337">for each day in </text:span></text:span><text:span text:style-name="Default_20_Paragraph_20_Font"><text:span text:style-name="T345"><text:conditional-text text:condition="ooow:true" text:string-value-if-true="Report_Date" text:string-value-if-false="">Report_Date</text:conditional-text></text:span></text:span><text:span text:style-name="Default_20_Paragraph_20_Font"><text:span text:style-name="T345">. </text:span></text:span><text:span text:style-name="Default_20_Paragraph_20_Font"><text:span text:style-name="T346">The values shown in this figure have been computed for the science-valid data further edited according to the following two additional criteria: 1) rejecting crossover differences larger than </text:span></text:span><text:span text:style-name="Default_20_Paragraph_20_Font"><text:span text:style-name="T348">2</text:span></text:span><text:span text:style-name="Default_20_Paragraph_20_Font"><text:span text:style-name="T346">0 cm; and 2) rejecting shallow waters (1000 m). <text:s/></text:span></text:span><text:span text:style-name="Emphasis"><text:span text:style-name="T347">The mean (</text:span></text:span><text:span text:style-name="Emphasis"><text:span text:style-name="T398">μ</text:span></text:span><text:span text:style-name="Emphasis"><text:span text:style-name="T347">) and standard deviation (</text:span></text:span><text:span text:style-name="Emphasis"><text:span text:style-name="T398">σ</text:span></text:span><text:span text:style-name="Emphasis"><text:span text:style-name="T401">)</text:span></text:span><text:span text:style-name="Emphasis"><text:span text:style-name="T347"> are also shown.</text:span></text:span></text:p>
      <text:p text:style-name="P63"/>
      <text:p text:style-name="P231"><text:span text:style-name="Emphasis"><text:span text:style-name="T305">1</text:span></text:span><text:span text:style-name="Emphasis"><text:span text:style-name="T302">.</text:span></text:span><text:span text:style-name="Emphasis"><text:span text:style-name="T311">6</text:span></text:span><text:span text:style-name="Emphasis"><text:span text:style-name="T302">. </text:span></text:span><text:span text:style-name="Emphasis"><text:span text:style-name="T305">SWH coverage and validity</text:span></text:span></text:p>
      <text:p text:style-name="P33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90">Parameter</text:p>
          </table:table-cell>
          <table:table-cell table:style-name="Table7.A1" office:value-type="string">
            <text:p text:style-name="P190">Min threshold</text:p>
          </table:table-cell>
          <table:table-cell table:style-name="Table7.A1" office:value-type="string">
            <text:p text:style-name="P190">Max threshold</text:p>
          </table:table-cell>
          <table:table-cell table:style-name="Table7.D1" office:value-type="string">
            <text:p text:style-name="P202">Percentage edited</text:p>
          </table:table-cell>
        </table:table-row>
        <table:table-row>
          <table:table-cell table:style-name="Table7.A3" office:value-type="string">
            <text:p text:style-name="P212">Flagged as bad</text:p>
          </table:table-cell>
          <table:table-cell table:style-name="Table7.B3" office:value-type="string">
            <text:p text:style-name="P168">-</text:p>
          </table:table-cell>
          <table:table-cell table:style-name="Table7.C3" office:value-type="string">
            <text:p text:style-name="P137">-</text:p>
          </table:table-cell>
          <table:table-cell table:style-name="Table7.D3" office:value-type="string">
            <text:p text:style-name="P180"><text:conditional-text text:condition="ooow:true" text:string-value-if-true="flagSWHFDM" text:string-value-if-false="">flagSWHFDM</text:conditional-text>%</text:p>
          </table:table-cell>
        </table:table-row>
        <table:table-row>
          <table:table-cell table:style-name="Table7.A3" office:value-type="string">
            <text:p text:style-name="P190">SWH</text:p>
          </table:table-cell>
          <table:table-cell table:style-name="Table7.B3" office:value-type="string">
            <text:p text:style-name="P166">0 m</text:p>
          </table:table-cell>
          <table:table-cell table:style-name="Table7.C3" office:value-type="string">
            <text:p text:style-name="P133">15 m</text:p>
          </table:table-cell>
          <table:table-cell table:style-name="Table7.D3" office:value-type="string">
            <text:p text:style-name="P159"><text:conditional-text text:condition="ooow:true" text:string-value-if-true="editSWHFDM" text:string-value-if-false="">editSWHFDM</text:conditional-text>%</text:p>
          </table:table-cell>
        </table:table-row>
        <table:table-row>
          <table:table-cell table:style-name="Table7.A4" office:value-type="string">
            <text:p text:style-name="P190">Standard deviation of SWH (1-Hz block)</text:p>
          </table:table-cell>
          <table:table-cell table:style-name="Table7.B4" office:value-type="string">
            <text:p text:style-name="P133">0 m</text:p>
          </table:table-cell>
          <table:table-cell table:style-name="Table7.C4" office:value-type="string">
            <text:p text:style-name="P166">1 m</text:p>
          </table:table-cell>
          <table:table-cell table:style-name="Table7.D4" office:value-type="string">
            <text:p text:style-name="P159"><text:conditional-text text:condition="ooow:true" text:string-value-if-true="editSWHstdFDM" text:string-value-if-false="">editSWHstdFDM</text:conditional-text>%</text:p>
          </table:table-cell>
        </table:table-row>
        <table:table-row>
          <table:table-cell table:style-name="Table7.A5" office:value-type="string">
            <text:p text:style-name="P205">All together</text:p>
          </table:table-cell>
          <table:table-cell table:style-name="Table7.B5" office:value-type="string">
            <text:p text:style-name="P141">-</text:p>
          </table:table-cell>
          <table:table-cell table:style-name="Table7.C5" office:value-type="string">
            <text:p text:style-name="P141">-</text:p>
          </table:table-cell>
          <table:table-cell table:style-name="Table7.D5" office:value-type="string">
            <text:p text:style-name="P163"><text:conditional-text text:condition="ooow:true" text:string-value-if-true="editAllSWHFDM" text:string-value-if-false="">editAllSWHFDM</text:conditional-text>%</text:p>
          </table:table-cell>
        </table:table-row>
      </table:table>
      <text:p text:style-name="P243"><text:span text:style-name="T368">Table </text:span><text:span text:style-name="T370">3</text:span>. <text:span text:style-name="T375">Editing criteria. </text:span><text:span text:style-name="T391">The percentage of “flagged</text:span><text:span text:style-name="T392"> as bad” re</text:span><text:span text:style-name="T422">fers to records that </text:span><text:span text:style-name="T423">have been flagged as bad by either </text:span><text:span text:style-name="T426">the average status flag or the measurement confidence flag. Such percentage is computed only for </text:span><text:span text:style-name="T424">records over oceans/lakes and outside polar regions. </text:span><text:span text:style-name="T425">All other percentages refer to the percentage of flag-valid records that have been rejected by the corresponding criteria or by all criteria (“All together”).</text:span></text:p>
      <text:p text:style-name="Standard"/>
      <text:p text:style-name="P70"><text:span text:style-name="Emphasis"><text:span text:style-name="T162">Fig. 14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FDM_Fig_14.jpg' %(image_dir),anchor='paragraph',size=(10,6),sizeUnit='cm')</text:span></text:p></text:list-item></text:list></office:annotation></text:p>
      <text:p text:style-name="P303"><text:span text:style-name="T8">Figure </text:span><text:span text:style-name="T18">1</text:span><text:span text:style-name="T28">4</text:span><text:span text:style-name="T294">. Percentage of science-valid FDM 1-Hz SWH records over ocean and lakes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text:s/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275"/>
      <text:p text:style-name="P313"><office:annotation office:name="__Fieldmark__18631_631261100"><dc:creator>Unknown Author</dc:creator><dc:date>2015-02-05T15:39:03</dc:date><text:list text:continue-numbering="true" text:style-name=""><text:list-item><text:p>do text</text:p></text:list-item></text:list><text:p>from <text:s text:c="28"/>document(at='%s/FDM_Fig_15.jpg' %(image_dir),anchor='paragraph',size=(13.8,8.7),sizeUnit='cm')</text:p></office:annotation>Fig. <text:span text:style-name="T407">15</text:span>:<office:annotation-end office:name="__Fieldmark__18631_631261100"/></text:p>
      <text:p text:style-name="P119"><text:span text:style-name="T8">Figure </text:span><text:span text:style-name="T18">1</text:span><text:span text:style-name="T28">5</text:span><text:span text:style-name="T294">. Geographical distribution of science-valid FDM 1-Hz SWH data over oceans and lakes for </text:span><text:span text:style-name="T294"><text:conditional-text text:condition="ooow:true" text:string-value-if-true="Report_Date" text:string-value-if-false="">Report_Date</text:conditional-text></text:span><text:span text:style-name="T294">.</text:span> <text:span text:style-name="T394">The statistical values shown in the table refer to the SWH in m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/text:p>
      <text:p text:style-name="P70"/>
      <text:p text:style-name="P70"><text:span text:style-name="Emphasis"><text:span text:style-name="T70"/></text:span></text:p>
      <text:p text:style-name="P313"><office:annotation office:name="__Fieldmark__18632_631261100"><dc:creator>Unknown Author</dc:creator><dc:date>2015-02-05T15:39:30</dc:date><text:list text:continue-numbering="true" text:style-name=""><text:list-item><text:p>do text</text:p></text:list-item></text:list><text:p>from <text:s text:c="28"/>document(at='%s/FDM_Fig_16.jpg' %(image_dir),anchor='paragraph',size=(7.4,6.3),sizeUnit='cm')</text:p></office:annotation><text:span text:style-name="Emphasis"><text:span text:style-name="T47">Fig. </text:span></text:span><text:span text:style-name="Emphasis"><text:span text:style-name="T79">1</text:span></text:span><text:span text:style-name="Emphasis"><text:span text:style-name="T98">6</text:span></text:span><office:annotation-end office:name="__Fieldmark__18632_631261100"/></text:p>
      <text:p text:style-name="P255"><text:soft-page-break/><text:span text:style-name="Emphasis"><text:span text:style-name="T132">Figure </text:span></text:span><text:span text:style-name="Emphasis"><text:span text:style-name="T139">1</text:span></text:span><text:span text:style-name="Emphasis"><text:span text:style-name="T147">6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</text:span></text:span><text:span text:style-name="Emphasis"><text:span text:style-name="T79">W</text:span></text:span><text:span text:style-name="Emphasis"><text:span text:style-name="T47">H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87">larger than </text:span></text:span><text:span text:style-name="Emphasis"><text:span text:style-name="T79">12</text:span></text:span><text:span text:style-name="Emphasis"><text:span text:style-name="T71">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P70"/>
      <text:p text:style-name="P70"><text:span text:style-name="Emphasis"><text:span text:style-name="T161"/></text:span></text:p>
      <text:p text:style-name="P265"><office:annotation office:name="__Fieldmark__19217_631261100"><dc:creator>Unknown Author</dc:creator><dc:date>2015-02-05T15:40:03</dc:date><text:list text:continue-numbering="true" text:style-name=""><text:list-item><text:p>do text</text:p></text:list-item></text:list><text:p>from <text:s text:c="28"/>document(at='%s/FDM_Fig_17.jpg' %(image_dir),anchor='paragraph',size=(13.8,8.7),sizeUnit='cm')</text:p></office:annotation><text:span text:style-name="Emphasis"><text:span text:style-name="T43">Fig. </text:span></text:span><text:span text:style-name="Emphasis"><text:span text:style-name="T120">1</text:span></text:span><text:span text:style-name="Emphasis"><text:span text:style-name="T125">7</text:span></text:span><office:annotation-end office:name="__Fieldmark__19217_631261100"/></text:p>
      <text:p text:style-name="P394"><text:span text:style-name="T9">Figure </text:span><text:span text:style-name="T18">1</text:span><text:span text:style-name="T29">7</text:span><text:span text:style-name="T295">. Geographical distribution of science-valid FDM 20-Hz SWH measurement noise over oceans and lakes for </text:span><text:span text:style-name="T295"><text:conditional-text text:condition="ooow:true" text:string-value-if-true="Report_Date" text:string-value-if-false="">Report_Date</text:conditional-text></text:span><text:span text:style-name="T295">. The statistical values shown in the table refer to the SWH noise</text:span><text:span text:style-name="Emphasis"><text:span text:style-name="T60">.</text:span></text:span></text:p>
      <text:p text:style-name="P68"/>
      <text:p text:style-name="P68"><text:span text:style-name="T406">Fig. 18</text:span><text:span text:style-name="T406"><office:annotation office:name="__Fieldmark__5217_123346739"><dc:creator>Unknown Author</dc:creator><dc:date>2014-07-31T14:25:19</dc:date><text:list text:continue-numbering="true" text:style-name=""><text:list-item><text:p text:style-name="P413"><text:span text:style-name="T461">do text</text:span></text:p></text:list-item><text:list-item><text:p text:style-name="P413"><text:span text:style-name="T461">from <text:s text:c="28"/>document(at='%s/FDM_Fig_18.jpg' %(image_dir),anchor='char',size=(10.3,6.7),sizeUnit='cm')</text:span></text:p></text:list-item></text:list></office:annotation></text:span></text:p>
      <text:p text:style-name="P22"><text:span text:style-name="Emphasis"><text:span text:style-name="T135">Figure </text:span></text:span><text:span text:style-name="Emphasis"><text:span text:style-name="T139">1</text:span></text:span><text:span text:style-name="Emphasis"><text:span text:style-name="T147">8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</text:span></text:span><text:span text:style-name="Emphasis"><text:span text:style-name="T79">W</text:span></text:span><text:span text:style-name="Emphasis"><text:span text:style-name="T55">H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16"/>
      <text:p text:style-name="P16"/>
      <text:p text:style-name="P93"><office:annotation office:name="__Fieldmark__46680_747770932"><dc:creator>Unknown Author</dc:creator><dc:date>2015-02-13T14:13:06</dc:date><text:list text:continue-numbering="true" text:style-name=""><text:list-item><text:p>do text</text:p></text:list-item></text:list><text:p>from <text:s text:c="28"/>document(at='%s/FDM_Fig_19.jpg' %(image_dir),anchor='paragraph',size=(10.2,6.1),sizeUnit='cm')</text:p></office:annotation>Fig. 19<office:annotation-end office:name="__Fieldmark__46680_747770932"/></text:p>
      <text:p text:style-name="P31"><text:span text:style-name="Default_20_Paragraph_20_Font"><text:span text:style-name="T131">Figure </text:span></text:span><text:span text:style-name="Default_20_Paragraph_20_Font"><text:span text:style-name="T134">1</text:span></text:span><text:span text:style-name="Default_20_Paragraph_20_Font"><text:span text:style-name="T147">9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99">W</text:span></text:span><text:span text:style-name="Default_20_Paragraph_20_Font"><text:span text:style-name="T45">H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19"><text:span text:style-name="Default_20_Paragraph_20_Font"><text:span text:style-name="T52"/></text:span></text:p>
      <text:p text:style-name="P57"/>
      <text:p text:style-name="P232"><text:span text:style-name="Emphasis"><text:span text:style-name="T305">1</text:span></text:span><text:span text:style-name="Emphasis"><text:span text:style-name="T302">.</text:span></text:span><text:span text:style-name="Emphasis"><text:span text:style-name="T311">7</text:span></text:span><text:span text:style-name="Emphasis"><text:span text:style-name="T302">. </text:span></text:span><text:span text:style-name="Emphasis"><text:span text:style-name="T305">S</text:span></text:span><text:span text:style-name="Emphasis"><text:span text:style-name="T306">igma0</text:span></text:span><text:span text:style-name="Emphasis"><text:span text:style-name="T305"> coverage and validity</text:span></text:span></text:p>
      <text:p text:style-name="P33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90">Parameter</text:p>
          </table:table-cell>
          <table:table-cell table:style-name="Table4.A1" office:value-type="string">
            <text:p text:style-name="P190">Min threshold</text:p>
          </table:table-cell>
          <table:table-cell table:style-name="Table4.A1" office:value-type="string">
            <text:p text:style-name="P190">Max threshold</text:p>
          </table:table-cell>
          <table:table-cell table:style-name="Table4.D1" office:value-type="string">
            <text:p text:style-name="P202">Percentage edited</text:p>
          </table:table-cell>
        </table:table-row>
        <table:table-row>
          <table:table-cell table:style-name="Table4.A3" office:value-type="string">
            <text:p text:style-name="P212">Flagged as bad</text:p>
          </table:table-cell>
          <table:table-cell table:style-name="Table4.B3" office:value-type="string">
            <text:p text:style-name="P154">-</text:p>
          </table:table-cell>
          <table:table-cell table:style-name="Table4.C3" office:value-type="string">
            <text:p text:style-name="P154">-</text:p>
          </table:table-cell>
          <table:table-cell table:style-name="Table4.D3" office:value-type="string">
            <text:p text:style-name="P180"><text:conditional-text text:condition="ooow:true" text:string-value-if-true="flagSigma0FDM" text:string-value-if-false="">flagSigma0FDM</text:conditional-text>%</text:p>
          </table:table-cell>
        </table:table-row>
        <table:table-row>
          <table:table-cell table:style-name="Table4.A3" office:value-type="string">
            <text:p text:style-name="P190">Sigma0</text:p>
          </table:table-cell>
          <table:table-cell table:style-name="Table4.B3" office:value-type="string">
            <text:p text:style-name="P152">7 dB</text:p>
          </table:table-cell>
          <table:table-cell table:style-name="Table4.C3" office:value-type="string">
            <text:p text:style-name="P152">30 dB</text:p>
          </table:table-cell>
          <table:table-cell table:style-name="Table4.D3" office:value-type="string">
            <text:p text:style-name="P159"><text:conditional-text text:condition="ooow:true" text:string-value-if-true="editS0FDM" text:string-value-if-false="">editS0FDM</text:conditional-text>%</text:p>
          </table:table-cell>
        </table:table-row>
        <table:table-row>
          <table:table-cell table:style-name="Table4.A4" office:value-type="string">
            <text:p text:style-name="P190">Standard deviation of Sigma0 (1-Hz block)</text:p>
          </table:table-cell>
          <table:table-cell table:style-name="Table4.B4" office:value-type="string">
            <text:p text:style-name="P133">0 dB</text:p>
          </table:table-cell>
          <table:table-cell table:style-name="Table4.C4" office:value-type="string">
            <text:p text:style-name="P152">0.23 dB</text:p>
          </table:table-cell>
          <table:table-cell table:style-name="Table4.D4" office:value-type="string">
            <text:p text:style-name="P159"><text:conditional-text text:condition="ooow:true" text:string-value-if-true="editS0stdFDM" text:string-value-if-false="">editS0stdFDM</text:conditional-text>%</text:p>
          </table:table-cell>
        </table:table-row>
        <table:table-row>
          <table:table-cell table:style-name="Table4.A5" office:value-type="string">
            <text:p text:style-name="P205">All together</text:p>
          </table:table-cell>
          <table:table-cell table:style-name="Table4.B5" office:value-type="string">
            <text:p text:style-name="P141">-</text:p>
          </table:table-cell>
          <table:table-cell table:style-name="Table4.C5" office:value-type="string">
            <text:p text:style-name="P141">-</text:p>
          </table:table-cell>
          <table:table-cell table:style-name="Table4.D5" office:value-type="string">
            <text:p text:style-name="P163"><text:conditional-text text:condition="ooow:true" text:string-value-if-true="editAllS0FDM" text:string-value-if-false="">editAllS0FDM</text:conditional-text>%</text:p>
          </table:table-cell>
        </table:table-row>
      </table:table>
      <text:p text:style-name="P243"><text:span text:style-name="T368">Table </text:span><text:span text:style-name="T371">4</text:span>. <text:span text:style-name="T375">Editing criteria. </text:span><text:span text:style-name="T391">The percentage of “flagged</text:span><text:span text:style-name="T392"> as bad” re</text:span><text:span text:style-name="T422">fers to records that </text:span><text:span text:style-name="T423">have been flagged as bad by either </text:span><text:span text:style-name="T426">the average status flag or the measurement confidence flag. Such percentage is computed only for </text:span><text:span text:style-name="T424">records over oceans/lakes and outside polar </text:span><text:soft-page-break/><text:span text:style-name="T424">regions. </text:span><text:span text:style-name="T425">All other percentages refer to the percentage of flag-valid records that have been rejected by the corresponding criteria or by all criteria (“All together”).</text:span></text:p>
      <text:p text:style-name="Standard"/>
      <text:p text:style-name="Standard"/>
      <text:p text:style-name="Standard"/>
      <text:p text:style-name="Standard"/>
      <text:p text:style-name="P71"><text:span text:style-name="Emphasis"><text:span text:style-name="T162">Fig. 20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FDM_Fig_20.jpg' %(image_dir),anchor='paragraph',size=(10,6),sizeUnit='cm')</text:span></text:p></text:list-item></text:list></office:annotation></text:p>
      <text:p text:style-name="P296"><text:span text:style-name="T8">Figure </text:span><text:span text:style-name="T30">20</text:span><text:span text:style-name="T294">. Percentage of science-valid FDM 1-Hz sigma0 records over ocean and lakes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text:s/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276"/>
      <text:p text:style-name="P314"><office:annotation office:name="__Fieldmark__19218_631261100"><dc:creator>Unknown Author</dc:creator><dc:date>2015-02-05T15:40:42</dc:date><text:list text:continue-numbering="true" text:style-name=""><text:list-item><text:p>do text</text:p></text:list-item></text:list><text:p>from <text:s text:c="28"/>document(at='%s/FDM_Fig_21.jpg' %(image_dir),anchor='paragraph',size=(13.8,8.7),sizeUnit='cm')</text:p></office:annotation>Fig. <text:span text:style-name="T413">21</text:span>:<office:annotation-end office:name="__Fieldmark__19218_631261100"/></text:p>
      <text:p text:style-name="P119"><text:span text:style-name="T8">Figure </text:span><text:span text:style-name="T29">2</text:span><text:span text:style-name="T30">1</text:span><text:span text:style-name="T294">. Geographical distribution of science-valid FDM 1-Hz sigma0 data over oceans and lakes for </text:span><text:span text:style-name="T294"><text:conditional-text text:condition="ooow:true" text:string-value-if-true="Report_Date" text:string-value-if-false="">Report_Date</text:conditional-text></text:span><text:span text:style-name="T294">.</text:span> <text:span text:style-name="T394">The statistical values shown in the table refer to the sigma0 in dB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/text:p>
      <text:p text:style-name="P71"/>
      <text:p text:style-name="P71"><text:span text:style-name="Emphasis"><text:span text:style-name="T70"/></text:span></text:p>
      <text:p text:style-name="P314"><office:annotation office:name="__Fieldmark__19809_631261100"><dc:creator>Unknown Author</dc:creator><dc:date>2015-02-05T15:42:22</dc:date><text:list text:continue-numbering="true" text:style-name=""><text:list-item><text:p>do text</text:p></text:list-item></text:list><text:p>from <text:s text:c="28"/>document(at='%s/FDM_Fig_22.jpg' %(image_dir),anchor='paragraph',size=(7.4,6.3),sizeUnit='cm')</text:p></office:annotation><text:span text:style-name="Emphasis"><text:span text:style-name="T47">Fig. </text:span></text:span><text:span text:style-name="Emphasis"><text:span text:style-name="T92">2</text:span></text:span><text:span text:style-name="Emphasis"><text:span text:style-name="T99">2</text:span></text:span><office:annotation-end office:name="__Fieldmark__19809_631261100"/></text:p>
      <text:p text:style-name="P256"><text:span text:style-name="Emphasis"><text:span text:style-name="T132">Figure </text:span></text:span><text:span text:style-name="Emphasis"><text:span text:style-name="T145">2</text:span></text:span><text:span text:style-name="Emphasis"><text:span text:style-name="T148">2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0">4</text:span></text:span><text:span text:style-name="Emphasis"><text:span text:style-name="T71"> </text:span></text:span><text:span text:style-name="Emphasis"><text:span text:style-name="T80">20</text:span></text:span><text:span text:style-name="Emphasis"><text:span text:style-name="T71">] </text:span></text:span><text:span text:style-name="Emphasis"><text:span text:style-name="T80">dB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P71"/>
      <text:p text:style-name="P71"><text:span text:style-name="Emphasis"><text:span text:style-name="T161"/></text:span></text:p>
      <text:p text:style-name="P266"><office:annotation office:name="__Fieldmark__19810_631261100"><dc:creator>Unknown Author</dc:creator><dc:date>2015-02-05T15:42:43</dc:date><text:list text:continue-numbering="true" text:style-name=""><text:list-item><text:p>do text</text:p></text:list-item></text:list><text:p>from <text:s text:c="28"/>document(at='%s/FDM_Fig_23.jpg' %(image_dir),anchor='paragraph',size=(13.8,8.7),sizeUnit='cm')</text:p></office:annotation><text:span text:style-name="Emphasis"><text:span text:style-name="T43">Fig. </text:span></text:span><text:span text:style-name="Emphasis"><text:span text:style-name="T121">2</text:span></text:span><text:span text:style-name="Emphasis"><text:span text:style-name="T126">3</text:span></text:span><office:annotation-end office:name="__Fieldmark__19810_631261100"/></text:p>
      <text:p text:style-name="P307"><text:span text:style-name="T9">Figure </text:span><text:span text:style-name="T19">2</text:span><text:span text:style-name="T30">3</text:span><text:span text:style-name="T295">. Geographical distribution of science-valid FDM 20-Hz sigma0 measurement noise over oceans and lakes for </text:span><text:span text:style-name="T295"><text:conditional-text text:condition="ooow:true" text:string-value-if-true="Report_Date" text:string-value-if-false="">Report_Date</text:conditional-text></text:span><text:span text:style-name="T295">. The statistical values shown in the table refer to the Sigma0 noise</text:span><text:span text:style-name="Emphasis"><text:span text:style-name="T60">.</text:span></text:span></text:p>
      <text:p text:style-name="P69"/>
      <text:p text:style-name="P69"/>
      <text:p text:style-name="P69"><text:span text:style-name="T406">Fig. 24</text:span><text:span text:style-name="T406"><office:annotation office:name="__Fieldmark__5217_123346739"><dc:creator>Unknown Author</dc:creator><dc:date>2014-07-31T14:25:19</dc:date><text:list text:continue-numbering="true" text:style-name=""><text:list-item><text:p text:style-name="P413"><text:span text:style-name="T461">do text</text:span></text:p></text:list-item><text:list-item><text:p text:style-name="P413"><text:span text:style-name="T461">from <text:s text:c="28"/>document(at='%s/FDM_Fig_24.jpg' %(image_dir),anchor='char',size=(10.3,6.7),sizeUnit='cm')</text:span></text:p></text:list-item></text:list></office:annotation></text:span></text:p>
      <text:p text:style-name="P23"><text:span text:style-name="Emphasis"><text:span text:style-name="T135">Figure </text:span></text:span><text:span text:style-name="Emphasis"><text:span text:style-name="T140">2</text:span></text:span><text:span text:style-name="Emphasis"><text:span text:style-name="T148">4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55">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64"/>
      <text:p text:style-name="P64"/>
      <text:p text:style-name="P94"><office:annotation office:name="__Fieldmark__47858_747770932"><dc:creator>Unknown Author</dc:creator><dc:date>2015-02-13T14:17:34</dc:date><text:list text:continue-numbering="true" text:style-name=""><text:list-item><text:p>do text</text:p></text:list-item></text:list><text:p>from <text:s text:c="28"/>document(at='%s/FDM_Fig_25.jpg' %(image_dir),anchor='paragraph',size=(10.2,6.1),sizeUnit='cm')</text:p></office:annotation>Fig. 25<office:annotation-end office:name="__Fieldmark__47858_747770932"/></text:p>
      <text:p text:style-name="P32"><text:soft-page-break/><text:span text:style-name="Default_20_Paragraph_20_Font"><text:span text:style-name="T131">Figure </text:span></text:span><text:span text:style-name="Default_20_Paragraph_20_Font"><text:span text:style-name="T149">25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0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64"/>
      <text:p text:style-name="P64"/>
      <text:p text:style-name="P232"><text:span text:style-name="Emphasis"><text:span text:style-name="T305">1</text:span></text:span><text:span text:style-name="Emphasis"><text:span text:style-name="T302">.</text:span></text:span><text:span text:style-name="Emphasis"><text:span text:style-name="T311">8</text:span></text:span><text:span text:style-name="Emphasis"><text:span text:style-name="T302">. </text:span></text:span><text:span text:style-name="Emphasis"><text:span text:style-name="T306">wind speed</text:span></text:span><text:span text:style-name="Emphasis"><text:span text:style-name="T305"> coverage and validity</text:span></text:span></text:p>
      <text:p text:style-name="P58"/>
      <text:p text:style-name="P33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90">Parameter</text:p>
          </table:table-cell>
          <table:table-cell table:style-name="Table5.A1" office:value-type="string">
            <text:p text:style-name="P190">Min threshold</text:p>
          </table:table-cell>
          <table:table-cell table:style-name="Table5.A1" office:value-type="string">
            <text:p text:style-name="P190">Max threshold</text:p>
          </table:table-cell>
          <table:table-cell table:style-name="Table5.D1" office:value-type="string">
            <text:p text:style-name="P202">Percentage edited</text:p>
          </table:table-cell>
        </table:table-row>
        <table:table-row>
          <table:table-cell table:style-name="Table5.A2" office:value-type="string">
            <text:p text:style-name="P212">Flagged as bad</text:p>
          </table:table-cell>
          <table:table-cell table:style-name="Table5.B2" office:value-type="string">
            <text:p text:style-name="P168">-</text:p>
          </table:table-cell>
          <table:table-cell table:style-name="Table5.C2" office:value-type="string">
            <text:p text:style-name="P174">-</text:p>
          </table:table-cell>
          <table:table-cell table:style-name="Table5.D2" office:value-type="string">
            <text:p text:style-name="P180"><text:conditional-text text:condition="ooow:true" text:string-value-if-true="flagWspFDM" text:string-value-if-false="">flagWspFDM</text:conditional-text>%</text:p>
          </table:table-cell>
        </table:table-row>
        <table:table-row>
          <table:table-cell table:style-name="Table5.A3" office:value-type="string">
            <text:p text:style-name="P208">Altimeter wind speed</text:p>
          </table:table-cell>
          <table:table-cell table:style-name="Table5.B3" office:value-type="string">
            <text:p text:style-name="P166">0 m/s</text:p>
          </table:table-cell>
          <table:table-cell table:style-name="Table5.C3" office:value-type="string">
            <text:p text:style-name="P172">30 m/s</text:p>
          </table:table-cell>
          <table:table-cell table:style-name="Table5.D3" office:value-type="string">
            <text:p text:style-name="P159"><text:conditional-text text:condition="ooow:true" text:string-value-if-true="editWspFDM" text:string-value-if-false="">editWspFDM</text:conditional-text>%</text:p>
          </table:table-cell>
        </table:table-row>
      </table:table>
      <text:p text:style-name="P243"><text:span text:style-name="T368">Table </text:span><text:span text:style-name="T371">5</text:span>. <text:span text:style-name="T375">Editing criteria. </text:span><text:span text:style-name="T391">The percentage of “flagged</text:span><text:span text:style-name="T392"> as bad” re</text:span><text:span text:style-name="T422">fers to records that </text:span><text:span text:style-name="T423">have been flagged as bad by either </text:span><text:span text:style-name="T426">the average status flag or the measurement confidence flag. Such percentage is computed only for </text:span><text:span text:style-name="T424">records over oceans/lakes and outside polar regions. </text:span><text:span text:style-name="T425">All other percentages refer to the percentage of flag-valid records that have been rejected by the corresponding criteria.</text:span></text:p>
      <text:p text:style-name="P58"/>
      <text:p text:style-name="P58"/>
      <text:p text:style-name="P58"/>
      <text:p text:style-name="P72"><text:span text:style-name="Emphasis"><text:span text:style-name="T162">Fig. 26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FDM_Fig_26.jpg' %(image_dir),anchor='paragraph',size=(10,6),sizeUnit='cm')</text:span></text:p></text:list-item></text:list></office:annotation></text:p>
      <text:p text:style-name="P297"><text:span text:style-name="T8">Figure </text:span><text:span text:style-name="T20">2</text:span><text:span text:style-name="T31">6</text:span><text:span text:style-name="T294">. Percentage of science-valid FDM 1-Hz wind records over ocean and lakes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text:s/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277"/>
      <text:p text:style-name="P312"><office:annotation office:name="__Fieldmark__20403_631261100"><dc:creator>Unknown Author</dc:creator><dc:date>2015-02-05T15:44:11</dc:date><text:list text:continue-numbering="true" text:style-name=""><text:list-item><text:p>do text</text:p></text:list-item></text:list><text:p>from <text:s text:c="28"/>document(at='%s/FDM_Fig_27.jpg' %(image_dir),anchor='paragraph',size=(13.8,8.7),sizeUnit='cm')</text:p></office:annotation>Fig. <text:span text:style-name="T408">27</text:span>:<office:annotation-end office:name="__Fieldmark__20403_631261100"/></text:p>
      <text:p text:style-name="P119"><text:span text:style-name="T8">Figure </text:span><text:span text:style-name="T20">2</text:span><text:span text:style-name="T31">7</text:span><text:span text:style-name="T294">. Geographical distribution of science-valid FDM 1-Hz wind data over oceans and lakes for </text:span><text:span text:style-name="T294"><text:conditional-text text:condition="ooow:true" text:string-value-if-true="Report_Date" text:string-value-if-false="">Report_Date</text:conditional-text></text:span><text:span text:style-name="T294">.</text:span> <text:span text:style-name="T394">The statistical values shown in the table refer to the wind in m/s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/text:p>
      <text:p text:style-name="P72"/>
      <text:p text:style-name="P72"><text:span text:style-name="Emphasis"><text:span text:style-name="T70"/></text:span></text:p>
      <text:p text:style-name="P312"><office:annotation office:name="__Fieldmark__20404_631261100"><dc:creator>Unknown Author</dc:creator><dc:date>2015-02-05T15:44:34</dc:date><text:list text:continue-numbering="true" text:style-name=""><text:list-item><text:p>do text</text:p></text:list-item></text:list><text:p>from <text:s text:c="28"/>document(at='%s/FDM_Fig_28.jpg' %(image_dir),anchor='paragraph',size=(7.4,6.3),sizeUnit='cm')</text:p></office:annotation><text:span text:style-name="Emphasis"><text:span text:style-name="T47">Fig. </text:span></text:span><text:span text:style-name="Emphasis"><text:span text:style-name="T82">2</text:span></text:span><text:span text:style-name="Emphasis"><text:span text:style-name="T100">8</text:span></text:span><office:annotation-end office:name="__Fieldmark__20404_631261100"/></text:p>
      <text:p text:style-name="P257"><text:span text:style-name="Emphasis"><text:span text:style-name="T132">Figure </text:span></text:span><text:span text:style-name="Emphasis"><text:span text:style-name="T141">2</text:span></text:span><text:span text:style-name="Emphasis"><text:span text:style-name="T149">8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wind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0">2</text:span></text:span><text:span text:style-name="Emphasis"><text:span text:style-name="T82">4</text:span></text:span><text:span text:style-name="Emphasis"><text:span text:style-name="T71">] </text:span></text:span><text:soft-page-break/><text:span text:style-name="Emphasis"><text:span text:style-name="T82">m/s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P72"/>
      <text:p text:style-name="P24"/>
      <text:p text:style-name="P58"/>
      <text:p text:style-name="P233"><text:span text:style-name="Emphasis"><text:span text:style-name="T305">1</text:span></text:span><text:span text:style-name="Emphasis"><text:span text:style-name="T302">.</text:span></text:span><text:span text:style-name="Emphasis"><text:span text:style-name="T311">9</text:span></text:span><text:span text:style-name="Emphasis"><text:span text:style-name="T302">. </text:span></text:span><text:span text:style-name="Emphasis"><text:span text:style-name="T307">mispointing</text:span></text:span><text:span text:style-name="Emphasis"><text:span text:style-name="T306"> </text:span></text:span><text:span text:style-name="Emphasis"><text:span text:style-name="T305">coverage and validity</text:span></text:span></text:p>
      <text:p text:style-name="P58"/>
      <text:p text:style-name="P72"><text:span text:style-name="Emphasis"><text:span text:style-name="T162">Fig. 29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FDM_Fig_29.jpg' %(image_dir),anchor='paragraph',size=(10,6),sizeUnit='cm')</text:span></text:p></text:list-item></text:list></office:annotation></text:p>
      <text:p text:style-name="P395"><text:span text:style-name="T8">Figure </text:span><text:span text:style-name="T20">2</text:span><text:span text:style-name="T31">9</text:span><text:span text:style-name="T294">. Percentage of science-valid FDM 1-Hz mispointing records over ocean and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text:s/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277"/>
      <text:p text:style-name="P312"><office:annotation office:name="__Fieldmark__20405_631261100"><dc:creator>Unknown Author</dc:creator><dc:date>2015-02-05T15:44:54</dc:date><text:list text:continue-numbering="true" text:style-name=""><text:list-item><text:p>do text</text:p></text:list-item></text:list><text:p>from <text:s text:c="28"/>document(at='%s/FDM_Fig_30.jpg' %(image_dir),anchor='paragraph',size=(13.8,8.7),sizeUnit='cm')</text:p></office:annotation>Fig. <text:span text:style-name="T414">30</text:span>:<office:annotation-end office:name="__Fieldmark__20405_631261100"/></text:p>
      <text:p text:style-name="P73"/>
      <text:p text:style-name="P104"><office:annotation office:name="__Fieldmark__12871_387857094"><dc:creator>Unknown Author</dc:creator><dc:date>2015-02-25T12:24:29</dc:date><text:list text:continue-numbering="true" text:style-name=""><text:list-item><text:p>do text</text:p></text:list-item></text:list><text:p>from <text:s text:c="28"/>document(at='%s/FDM_Fig_30_descend.jpg' %(image_dir),anchor='paragraph',size=(13.8,8.7),sizeUnit='cm')</text:p></office:annotation>Fig. 30b<office:annotation-end office:name="__Fieldmark__12871_387857094"/></text:p>
      <text:p text:style-name="P73"><text:span text:style-name="T8">Figure </text:span><text:span text:style-name="T31">30</text:span><text:span text:style-name="T294">. Geographical distribution of science-valid FDM 1-Hz mispointing data over oceans and lakes for ascending (top) and descending (bottom) passes for </text:span><text:span text:style-name="T294"><text:conditional-text text:condition="ooow:true" text:string-value-if-true="Report_Date" text:string-value-if-false="">Report_Date</text:conditional-text></text:span><text:span text:style-name="T294">.</text:span> <text:span text:style-name="T394">The statistical values shown in the table refer to the mispointing in </text:span><text:span text:style-name="Emphasis"><text:span text:style-name="T191">10</text:span></text:span><text:span text:style-name="Emphasis"><text:span text:style-name="T205">-2</text:span></text:span><text:span text:style-name="Emphasis"><text:span text:style-name="T206"> deg</text:span></text:span><text:span text:style-name="Emphasis"><text:span text:style-name="T205">2</text:span></text:span><text:span text:style-name="Emphasis"><text:span text:style-name="T60">.</text:span></text:span></text:p>
      <text:p text:style-name="P72"/>
      <text:p text:style-name="P72"><text:span text:style-name="Emphasis"><text:span text:style-name="T70"/></text:span></text:p>
      <text:p text:style-name="P312"><office:annotation office:name="__Fieldmark__20406_631261100"><dc:creator>Unknown Author</dc:creator><dc:date>2015-02-05T15:45:19</dc:date><text:list text:continue-numbering="true" text:style-name=""><text:list-item><text:p>do text</text:p></text:list-item></text:list><text:p>from <text:s text:c="28"/>document(at='%s/FDM_Fig_31.jpg' %(image_dir),anchor='paragraph',size=(7.4,6.3),sizeUnit='cm')</text:p></office:annotation><text:span text:style-name="Emphasis"><text:span text:style-name="T47">Fig. </text:span></text:span><text:span text:style-name="Emphasis"><text:span text:style-name="T100">31</text:span></text:span><office:annotation-end office:name="__Fieldmark__20406_631261100"/></text:p>
      <text:p text:style-name="P258"><text:span text:style-name="Emphasis"><text:span text:style-name="T132">Figure </text:span></text:span><text:span text:style-name="Emphasis"><text:span text:style-name="T149">31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mispointing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3">6</text:span></text:span><text:span text:style-name="Emphasis"><text:span text:style-name="T71">] </text:span></text:span><text:span text:style-name="Emphasis"><text:span text:style-name="T191">10</text:span></text:span><text:span text:style-name="Emphasis"><text:span text:style-name="T205">-2</text:span></text:span><text:span text:style-name="Emphasis"><text:span text:style-name="T206"> deg</text:span></text:span><text:span text:style-name="Emphasis"><text:span text:style-name="T205">2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list xml:id="list124340714457395" text:continue-list="list8142046422906049104" text:style-name="Outline">
        <text:list-item>
          <text:p text:style-name="P397">Summary of results for <text:span text:style-name="T404">IOP</text:span></text:p>
        </text:list-item>
      </text:list>
      <text:p text:style-name="P25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9">Note <text:span text:style-name="T410">2.</text:span>1:</text:p>
          </table:table-cell>
          <table:table-cell table:style-name="Table6.A1" office:value-type="string">
            <text:p text:style-name="P321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6.A1" office:value-type="string">
            <text:p text:style-name="P339">Note <text:span text:style-name="T410">2.2</text:span>:</text:p>
          </table:table-cell>
          <table:table-cell table:style-name="Table6.A1" office:value-type="string">
            <text:p text:style-name="P323"><text:span text:style-name="Emphasis"><text:span text:style-name="T379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30">Note <text:span text:style-name="T420">2.3</text:span>:</text:p>
          </table:table-cell>
          <table:table-cell table:style-name="Table15.A1" office:value-type="string">
            <text:p text:style-name="P326">“flag-valid” refers to those records that have not been flagged as bad by either</text:p>
            <text:p text:style-name="P102">the average status flag or the measurement confidence flag.</text:p>
          </table:table-cell>
        </table:table-row>
      </table:table>
      <text:p text:style-name="P9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30">Note <text:span text:style-name="T420">2.4</text:span>:</text:p>
          </table:table-cell>
          <table:table-cell table:style-name="Table16.A1" office:value-type="string">
            <text:p text:style-name="P319"><text:span text:style-name="Emphasis"><text:span text:style-name="T380">“</text:span></text:span><text:span text:style-name="Emphasis"><text:span text:style-name="T381">science-valid</text:span></text:span><text:span text:style-name="Emphasis"><text:span text:style-name="T380">” refers to </text:span></text:span><text:span text:style-name="Emphasis"><text:span text:style-name="T385">flag-valid </text:span></text:span><text:span text:style-name="Emphasis"><text:span text:style-name="T382">records</text:span></text:span><text:span text:style-name="Emphasis"><text:span text:style-name="T380"> </text:span></text:span><text:span text:style-name="Emphasis"><text:span text:style-name="T385">(</text:span></text:span><text:span text:style-name="Emphasis"><text:span text:style-name="T383">over oceans and lakes </text:span></text:span><text:span text:style-name="Emphasis"><text:span text:style-name="T385">and excluding polar regions)</text:span></text:span><text:span text:style-name="Emphasis"><text:span text:style-name="T383"> </text:span></text:span><text:span text:style-name="Emphasis"><text:span text:style-name="T384">that meet</text:span></text:span><text:span text:style-name="Emphasis"><text:span text:style-name="T383"> the editing criteria described in </text:span></text:span><text:span text:style-name="Emphasis"><text:span text:style-name="T385">the </text:span></text:span><text:span text:style-name="Emphasis"><text:span text:style-name="T386">T</text:span></text:span><text:span text:style-name="Emphasis"><text:span text:style-name="T385">ables </text:span></text:span><text:span text:style-name="Emphasis"><text:span text:style-name="T386">7, 8, 9, 10.</text:span></text:span></text:p>
          </table:table-cell>
        </table:table-row>
      </table:table>
      <text:p text:style-name="P337"/>
      <text:p text:style-name="P274"><text:span text:style-name="Emphasis"><text:span text:style-name="T316">2</text:span></text:span><text:span text:style-name="Emphasis"><text:span text:style-name="T313">.</text:span></text:span><text:span text:style-name="Emphasis"><text:span text:style-name="T318">1</text:span></text:span><text:span text:style-name="Emphasis"><text:span text:style-name="T313">. </text:span></text:span><text:span text:style-name="Emphasis"><text:span text:style-name="T314">Data used</text:span></text:span></text:p>
      <text:p text:style-name="P225">Product: <text:span text:style-name="T2">IOP</text:span></text:p>
      <text:p text:style-name="P222"><text:span text:style-name="T290">Date and time of the first record</text:span>: <text:span text:style-name="T2"><text:conditional-text text:condition="ooow:true" text:string-value-if-true="start_timeIOP" text:string-value-if-false="">start_timeIOP</text:conditional-text></text:span></text:p>
      <text:p text:style-name="P222"><text:span text:style-name="T290">Date and time of the last record</text:span>: <text:span text:style-name="T2"><text:conditional-text text:condition="ooow:true" text:string-value-if-true="stop_timeIOP" text:string-value-if-false="">stop_timeIOP</text:conditional-text></text:span></text:p>
      <text:p text:style-name="P219">Range of <text:span text:style-name="T301">complete </text:span>orbits <text:span text:style-name="T301">in present month</text:span>: <text:span text:style-name="T2"><text:conditional-text text:condition="ooow:true" text:string-value-if-true="orbit0IOP" text:string-value-if-false="">orbit0IOP</text:conditional-text></text:span> to <text:span text:style-name="T2"><text:conditional-text text:condition="ooow:true" text:string-value-if-true="orbitfIOP" text:string-value-if-false="">orbitfIOP</text:conditional-text></text:span></text:p>
      <text:p text:style-name="P274"><text:span text:style-name="Emphasis"><text:span text:style-name="T316">2</text:span></text:span><text:span text:style-name="Emphasis"><text:span text:style-name="T313">.</text:span></text:span><text:span text:style-name="Emphasis"><text:span text:style-name="T318">2</text:span></text:span><text:span text:style-name="Emphasis"><text:span text:style-name="T313">. </text:span></text:span><text:span text:style-name="Emphasis"><text:span text:style-name="T314">Data flow</text:span></text:span></text:p>
      <text:p text:style-name="P65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91"> </text:span></text:span><text:span text:style-name="Default_20_Paragraph_20_Font"><text:span text:style-name="T291"><text:conditional-text text:condition="ooow:true" text:string-value-if-true="median_latencyIOP" text:string-value-if-false="">median_latencyIOP</text:conditional-text></text:span></text:span><text:span text:style-name="Default_20_Paragraph_20_Font"><text:span text:style-name="T291"> days [</text:span></text:span><text:span text:style-name="Default_20_Paragraph_20_Font"><text:span text:style-name="T291"><text:conditional-text text:condition="ooow:true" text:string-value-if-true="latencyLowIOP" text:string-value-if-false="">latencyLowIOP</text:conditional-text></text:span></text:span><text:span text:style-name="Default_20_Paragraph_20_Font"><text:span text:style-name="T291"> - </text:span></text:span><text:span text:style-name="Default_20_Paragraph_20_Font"><text:span text:style-name="T291"><text:conditional-text text:condition="ooow:true" text:string-value-if-true="latencyUpIOP" text:string-value-if-false="">latencyUpIOP</text:conditional-text></text:span></text:span><text:span text:style-name="Default_20_Paragraph_20_Font"><text:span text:style-name="T291">]</text:span></text:span></text:p>
      <text:p text:style-name="P65"/>
      <text:p text:style-name="P65"><office:annotation office:name="__Fieldmark__54119_412694018"><dc:creator>Unknown Author</dc:creator><dc:date>2015-02-05T09:19:15</dc:date><text:list text:style-name=""><text:list-item><text:p>do text</text:p></text:list-item></text:list><text:p>from <text:s text:c="28"/>document(at='%s/IOP_Fig_1.jpg' %(image_dir),anchor='paragraph',size=(11.9,7.6),sizeUnit='cm')</text:p></office:annotation><text:span text:style-name="Default_20_Paragraph_20_Font"><text:span text:style-name="T292">Fig. 1</text:span></text:span><office:annotation-end office:name="__Fieldmark__54119_412694018"/></text:p>
      <text:p text:style-name="P76"><text:span text:style-name="Default_20_Paragraph_20_Font"><text:span text:style-name="T6">Figure </text:span></text:span><text:span text:style-name="Default_20_Paragraph_20_Font"><text:span text:style-name="T31">32</text:span></text:span><text:span text:style-name="Default_20_Paragraph_20_Font"><text:span text:style-name="T292">. Box-and-whiskers plot for the I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2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7">±</text:span></text:span><text:span text:style-name="Default_20_Paragraph_20_Font"><text:span text:style-name="T400">1</text:span></text:span><text:span text:style-name="Default_20_Paragraph_20_Font"><text:span text:style-name="T292"> standard deviation (blue dashed line). The percentage of records delivered within 3 days is also shown (red, right y-axis). The horizontal black line denotes the 3 days threshold.</text:span></text:span></text:p>
      <text:p text:style-name="P65"><text:span text:style-name="Default_20_Paragraph_20_Font"/></text:p>
      <text:p text:style-name="P65"><text:span text:style-name="Default_20_Paragraph_20_Font"/></text:p>
      <text:p text:style-name="P65"><office:annotation office:name="__Fieldmark__55361_412694018"><dc:creator>Unknown Author</dc:creator><dc:date>2015-02-05T09:29:57</dc:date><text:list text:continue-numbering="true" text:style-name=""><text:list-item><text:p>do text</text:p></text:list-item></text:list><text:p>from <text:s text:c="28"/>document(at='%s/IOP_Fig_2.jpg' %(image_dir),anchor='paragraph',size=(7.4,6.3),sizeUnit='cm')</text:p></office:annotation><text:span text:style-name="Default_20_Paragraph_20_Font"><text:span text:style-name="T359">Fig. 2</text:span></text:span><office:annotation-end office:name="__Fieldmark__55361_412694018"/></text:p>
      <text:p text:style-name="P65"><text:span text:style-name="Default_20_Paragraph_20_Font"><text:span text:style-name="T12">Figure </text:span></text:span><text:span text:style-name="Default_20_Paragraph_20_Font"><text:span text:style-name="T26">3</text:span></text:span><text:span text:style-name="Default_20_Paragraph_20_Font"><text:span text:style-name="T31">3</text:span></text:span><text:span text:style-name="Default_20_Paragraph_20_Font"><text:span text:style-name="T359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I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4">hat </text:span></text:span><text:span text:style-name="Emphasis"><text:span text:style-name="T168">are made available with a delay of </text:span></text:span><text:span text:style-name="Emphasis"><text:span text:style-name="T169">x-</text:span></text:span><text:span text:style-name="Emphasis"><text:span text:style-name="T168">hours with respect to the mean time of the records stored in the file.</text:span></text:span></text:p>
      <text:p text:style-name="P65"/>
      <text:p text:style-name="P65"/>
      <text:p text:style-name="P65"/>
      <text:p text:style-name="P274"><text:soft-page-break/><text:span text:style-name="Emphasis"><text:span text:style-name="T316">2</text:span></text:span><text:span text:style-name="Emphasis"><text:span text:style-name="T313">.</text:span></text:span><text:span text:style-name="Emphasis"><text:span text:style-name="T318">3</text:span></text:span><text:span text:style-name="Emphasis"><text:span text:style-name="T313">. </text:span></text:span><text:span text:style-name="Emphasis"><text:span text:style-name="T314">Data coverage and completeness</text:span></text:span>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78"/>
          </table:table-cell>
          <table:table-cell table:style-name="Table9.A1" office:value-type="string">
            <text:p text:style-name="P186">Present in <text:span text:style-name="T418">month</text:span></text:p>
          </table:table-cell>
          <table:table-cell table:style-name="Table9.A1" office:value-type="string">
            <text:p text:style-name="P184">Theoretical max.</text:p>
          </table:table-cell>
          <table:table-cell table:style-name="Table9.D1" office:value-type="string">
            <text:p text:style-name="P184">Percentage (%)</text:p>
          </table:table-cell>
        </table:table-row>
        <table:table-row>
          <table:table-cell table:style-name="Table9.A2" office:value-type="string">
            <text:p text:style-name="P184">Total</text:p>
          </table:table-cell>
          <table:table-cell table:style-name="Table9.B2" office:value-type="string">
            <text:p text:style-name="P127"><text:conditional-text text:condition="ooow:true" text:string-value-if-true="total_nrecordIOP" text:string-value-if-false="">total_nrecordIOP</text:conditional-text></text:p>
          </table:table-cell>
          <table:table-cell table:style-name="Table9.C2" office:value-type="string">
            <text:p text:style-name="P130"><text:conditional-text text:condition="ooow:true" text:string-value-if-true="theor_totalIOP" text:string-value-if-false="">theor_totalIOP</text:conditional-text></text:p>
          </table:table-cell>
          <table:table-cell table:style-name="Table9.D2" office:value-type="string">
            <text:p text:style-name="P127"><text:conditional-text text:condition="ooow:true" text:string-value-if-true="total_precordIOP" text:string-value-if-false="">total_precordIOP</text:conditional-text></text:p>
          </table:table-cell>
        </table:table-row>
        <table:table-row>
          <table:table-cell table:style-name="Table9.A3" office:value-type="string">
            <text:p text:style-name="P184">Ocean<text:span text:style-name="T393">s and lakes</text:span></text:p>
          </table:table-cell>
          <table:table-cell table:style-name="Table9.B3" office:value-type="string">
            <text:p text:style-name="P127"><text:conditional-text text:condition="ooow:true" text:string-value-if-true="ocean_nrecordIOP" text:string-value-if-false="">ocean_nrecordIOP</text:conditional-text></text:p>
          </table:table-cell>
          <table:table-cell table:style-name="Table9.C3" office:value-type="string">
            <text:p text:style-name="P127"><text:conditional-text text:condition="ooow:true" text:string-value-if-true="theor_oceanIOP" text:string-value-if-false="">theor_oceanIOP</text:conditional-text></text:p>
          </table:table-cell>
          <table:table-cell table:style-name="Table9.D3" office:value-type="string">
            <text:p text:style-name="P127"><text:conditional-text text:condition="ooow:true" text:string-value-if-true="ocean_precordIOP" text:string-value-if-false="">ocean_precordIOP</text:conditional-text></text:p>
          </table:table-cell>
        </table:table-row>
      </table:table>
      <text:p text:style-name="P240"><text:span text:style-name="T368">Table </text:span><text:span text:style-name="T372">6</text:span>. <text:span text:style-name="T363">Number of total </text:span><text:span text:style-name="T364">(land and ocean/</text:span><text:span text:style-name="T378">lake</text:span><text:span text:style-name="T364">)</text:span><text:span text:style-name="T363"> and </text:span><text:span text:style-name="T378">only </text:span><text:span text:style-name="T363">ocean/</text:span><text:span text:style-name="T374">lake</text:span><text:span text:style-name="T363"> records </text:span><text:span text:style-name="T388">(based on the surface_type flag)</text:span><text:span text:style-name="T363"> </text:span><text:span text:style-name="T365">together with the</text:span><text:span text:style-name="T366">ir</text:span><text:span text:style-name="T365"> percentage </text:span><text:span text:style-name="T366">relative to the theoretically expected number of measurements </text:span><text:span text:style-name="Default_20_Paragraph_20_Font"><text:span text:style-name="T362">from the orbits ground tracks</text:span></text:span><text:span text:style-name="T378"> for</text:span><text:span text:style-name="T363"> </text:span><text:span text:style-name="T363"><text:conditional-text text:condition="ooow:true" text:string-value-if-true="Report_Date" text:string-value-if-false="">Report_Date</text:conditional-text></text:span><text:span text:style-name="T363">. </text:span><text:span text:style-name="T366">Th</text:span><text:span text:style-name="T367">eoretical values are also shown.</text:span></text:p>
      <text:p text:style-name="P12"/>
      <text:p text:style-name="P12"/>
      <text:p text:style-name="P12"/>
      <text:p text:style-name="P7">Fig. <text:span text:style-name="T360">3</text:span><office:annotation office:name="__Fieldmark__580_1509170116"><dc:creator>Unknown Author</dc:creator><dc:date>2014-07-25T11:19:08</dc:date><text:list text:continue-numbering="true" text:style-name=""><text:list-item><text:p text:style-name="P413"><text:span text:style-name="T462">do text</text:span></text:p></text:list-item><text:list-item><text:p text:style-name="P413"><text:span text:style-name="T462">from <text:s text:c="28"/>document(at='%s/IOP_Fig_3.jpg' %(image_dir),anchor='paragraph',</text:span><text:span text:style-name="T463">size=(12,7.2),sizeUnit='cm'</text:span><text:span text:style-name="T462">)</text:span></text:p></text:list-item></text:list></office:annotation></text:p>
      <text:p text:style-name="P76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31">4</text:span></text:span><text:span text:style-name="Default_20_Paragraph_20_Font"><text:span text:style-name="T292">. Percentage of I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2">.</text:span></text:span></text:p>
      <text:p text:style-name="P65"/>
      <text:p text:style-name="P65"><text:span text:style-name="Default_20_Paragraph_20_Font"/></text:p>
      <text:p text:style-name="P269"><office:annotation office:name="__Fieldmark__56602_412694018"><dc:creator>Unknown Author</dc:creator><dc:date>2015-02-05T09:41:45</dc:date><text:list text:continue-numbering="true" text:style-name=""><text:list-item><text:p>do text</text:p></text:list-item></text:list><text:p>from <text:s text:c="28"/>document(at='%s/IOP_Fig_4.jpg' %(image_dir),anchor='paragraph',size=(12,7.2),sizeUnit='cm')</text:p></office:annotation><text:span text:style-name="Default_20_Paragraph_20_Font"><text:span text:style-name="T293">Fig. 4</text:span></text:span><office:annotation-end office:name="__Fieldmark__56602_412694018"/></text:p>
      <text:p text:style-name="P259"><text:span text:style-name="Default_20_Paragraph_20_Font"><text:span text:style-name="T7">Figure </text:span></text:span><text:span text:style-name="Default_20_Paragraph_20_Font"><text:span text:style-name="T21">3</text:span></text:span><text:span text:style-name="Default_20_Paragraph_20_Font"><text:span text:style-name="T31">5</text:span></text:span><text:span text:style-name="Default_20_Paragraph_20_Font"><text:span text:style-name="T293">. Percentage of I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3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254"/>
      <text:p text:style-name="P254"/>
      <text:p text:style-name="P254"/>
      <text:p text:style-name="P274"><text:span text:style-name="Emphasis"><text:span text:style-name="T316">2</text:span></text:span><text:span text:style-name="Emphasis"><text:span text:style-name="T313">.</text:span></text:span><text:span text:style-name="Emphasis"><text:span text:style-name="T318">4</text:span></text:span><text:span text:style-name="Emphasis"><text:span text:style-name="T313">. </text:span></text:span><text:span text:style-name="Emphasis"><text:span text:style-name="T315">SSH anomaly coverage and validity</text:span></text:span></text:p>
      <text:p text:style-name="P25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91">Parameter</text:p>
          </table:table-cell>
          <table:table-cell table:style-name="Table10.A1" office:value-type="string">
            <text:p text:style-name="P191">Min threshold</text:p>
          </table:table-cell>
          <table:table-cell table:style-name="Table10.A1" office:value-type="string">
            <text:p text:style-name="P191">Max threshold</text:p>
          </table:table-cell>
          <table:table-cell table:style-name="Table10.D1" office:value-type="string">
            <text:p text:style-name="P194">Percentage edited</text:p>
          </table:table-cell>
        </table:table-row>
        <table:table-row>
          <table:table-cell table:style-name="Table10.A4" office:value-type="string">
            <text:p text:style-name="P212">Flagged as bad</text:p>
          </table:table-cell>
          <table:table-cell table:style-name="Table10.B4" office:value-type="string">
            <text:p text:style-name="P136">-</text:p>
          </table:table-cell>
          <table:table-cell table:style-name="Table10.C4" office:value-type="string">
            <text:p text:style-name="P136">-</text:p>
          </table:table-cell>
          <table:table-cell table:style-name="Table10.D4" office:value-type="string">
            <text:p text:style-name="P180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0.A4" office:value-type="string">
            <text:p text:style-name="P214">Biased orbit</text:p>
          </table:table-cell>
          <table:table-cell table:style-name="Table10.B4" office:value-type="string">
            <text:p text:style-name="P150">-</text:p>
          </table:table-cell>
          <table:table-cell table:style-name="Table10.C4" office:value-type="string">
            <text:p text:style-name="P150">-</text:p>
          </table:table-cell>
          <table:table-cell table:style-name="Table10.D4" office:value-type="string">
            <text:p text:style-name="P144"><text:conditional-text text:condition="ooow:true" text:string-value-if-true="BiasedOrbitIOP" text:string-value-if-false="">BiasedOrbitIOP</text:conditional-text>%</text:p>
          </table:table-cell>
        </table:table-row>
        <text:soft-page-break/>
        <table:table-row>
          <table:table-cell table:style-name="Table10.A4" office:value-type="string">
            <text:p text:style-name="P191">SSH anomaly</text:p>
          </table:table-cell>
          <table:table-cell table:style-name="Table10.B4" office:value-type="string">
            <text:p text:style-name="P134">-<text:span text:style-name="T402">3</text:span> m</text:p>
          </table:table-cell>
          <table:table-cell table:style-name="Table10.C4" office:value-type="string">
            <text:p text:style-name="P134"><text:span text:style-name="T402">3</text:span> m</text:p>
          </table:table-cell>
          <table:table-cell table:style-name="Table10.D4" office:value-type="string">
            <text:p text:style-name="P145"><text:conditional-text text:condition="ooow:true" text:string-value-if-true="editSLAIOP" text:string-value-if-false="">editSLAIOP</text:conditional-text>%</text:p>
          </table:table-cell>
        </table:table-row>
        <table:table-row>
          <table:table-cell table:style-name="Table10.A5" office:value-type="string">
            <text:p text:style-name="P191">Standard deviation of SSH anomaly</text:p>
          </table:table-cell>
          <table:table-cell table:style-name="Table10.B5" office:value-type="string">
            <text:p text:style-name="P134">0 m</text:p>
          </table:table-cell>
          <table:table-cell table:style-name="Table10.C5" office:value-type="string">
            <text:p text:style-name="P134">0.<text:span text:style-name="T419">20</text:span> m</text:p>
          </table:table-cell>
          <table:table-cell table:style-name="Table10.D5" office:value-type="string">
            <text:p text:style-name="P145"><text:conditional-text text:condition="ooow:true" text:string-value-if-true="editSLAstdIOP" text:string-value-if-false="">editSLAstdIOP</text:conditional-text>%</text:p>
          </table:table-cell>
        </table:table-row>
        <table:table-row>
          <table:table-cell table:style-name="Table10.A6" office:value-type="string">
            <text:p text:style-name="P191">Inverse barometer correction</text:p>
          </table:table-cell>
          <table:table-cell table:style-name="Table10.B6" office:value-type="string">
            <text:p text:style-name="P134">-2 m</text:p>
          </table:table-cell>
          <table:table-cell table:style-name="Table10.C6" office:value-type="string">
            <text:p text:style-name="P134">2 m</text:p>
          </table:table-cell>
          <table:table-cell table:style-name="Table10.D6" office:value-type="string">
            <text:p text:style-name="P145"><text:conditional-text text:condition="ooow:true" text:string-value-if-true="editIBIOP" text:string-value-if-false="">editIBIOP</text:conditional-text>%</text:p>
          </table:table-cell>
        </table:table-row>
        <table:table-row>
          <table:table-cell table:style-name="Table10.A11" office:value-type="string">
            <text:p text:style-name="P194">Wet tropospheric correction</text:p>
          </table:table-cell>
          <table:table-cell table:style-name="Table10.B7" office:value-type="string">
            <text:p text:style-name="P148">-<text:span text:style-name="T395">0.5 m</text:span></text:p>
          </table:table-cell>
          <table:table-cell table:style-name="Table10.C7" office:value-type="string">
            <text:p text:style-name="P148">-<text:span text:style-name="T395">0.001 m</text:span></text:p>
          </table:table-cell>
          <table:table-cell table:style-name="Table10.D7" office:value-type="string">
            <text:p text:style-name="P145"><text:conditional-text text:condition="ooow:true" text:string-value-if-true="editWetIOP" text:string-value-if-false="">editWetIOP</text:conditional-text>%</text:p>
          </table:table-cell>
        </table:table-row>
        <table:table-row>
          <table:table-cell table:style-name="Table10.A11" office:value-type="string">
            <text:p text:style-name="P194">Dry tropospheric correction</text:p>
          </table:table-cell>
          <table:table-cell table:style-name="Table10.B8" office:value-type="string">
            <text:p text:style-name="P148">-<text:span text:style-name="T395">2.5 m</text:span></text:p>
          </table:table-cell>
          <table:table-cell table:style-name="Table10.C8" office:value-type="string">
            <text:p text:style-name="P148">-<text:span text:style-name="T395">1.9 m</text:span></text:p>
          </table:table-cell>
          <table:table-cell table:style-name="Table10.D8" office:value-type="string">
            <text:p text:style-name="P145"><text:conditional-text text:condition="ooow:true" text:string-value-if-true="editDryIOP" text:string-value-if-false="">editDryIOP</text:conditional-text>%</text:p>
          </table:table-cell>
        </table:table-row>
        <table:table-row>
          <table:table-cell table:style-name="Table10.A11" office:value-type="string">
            <text:p text:style-name="P194">Ionospheric correction</text:p>
          </table:table-cell>
          <table:table-cell table:style-name="Table10.B9" office:value-type="string">
            <text:p text:style-name="P148">-<text:span text:style-name="T395">0.4 m</text:span></text:p>
          </table:table-cell>
          <table:table-cell table:style-name="Table10.C9" office:value-type="string">
            <text:p text:style-name="P145">0.04 m</text:p>
          </table:table-cell>
          <table:table-cell table:style-name="Table10.D9" office:value-type="string">
            <text:p text:style-name="P145"><text:conditional-text text:condition="ooow:true" text:string-value-if-true="editIonoIOP" text:string-value-if-false="">editIonoIOP</text:conditional-text>%</text:p>
          </table:table-cell>
        </table:table-row>
        <table:table-row>
          <table:table-cell table:style-name="Table10.A11" office:value-type="string">
            <text:p text:style-name="P194">Sea state bias</text:p>
          </table:table-cell>
          <table:table-cell table:style-name="Table10.B11" office:value-type="string">
            <text:p text:style-name="P148">-<text:span text:style-name="T395">0.5 m</text:span></text:p>
          </table:table-cell>
          <table:table-cell table:style-name="Table10.C11" office:value-type="string">
            <text:p text:style-name="P145">0 m</text:p>
          </table:table-cell>
          <table:table-cell table:style-name="Table10.D11" office:value-type="string">
            <text:p text:style-name="P145"><text:conditional-text text:condition="ooow:true" text:string-value-if-true="editSsbIOP" text:string-value-if-false="">editSsbIOP</text:conditional-text>%</text:p>
          </table:table-cell>
        </table:table-row>
        <table:table-row>
          <table:table-cell table:style-name="Table10.A11" office:value-type="string">
            <text:p text:style-name="P197">Sigma0</text:p>
          </table:table-cell>
          <table:table-cell table:style-name="Table10.B11" office:value-type="string">
            <text:p text:style-name="P153">7 dB</text:p>
          </table:table-cell>
          <table:table-cell table:style-name="Table10.C11" office:value-type="string">
            <text:p text:style-name="P153">30 dB</text:p>
          </table:table-cell>
          <table:table-cell table:style-name="Table10.D11" office:value-type="string">
            <text:p text:style-name="P160"><text:conditional-text text:condition="ooow:true" text:string-value-if-true="editS0SLAIOP" text:string-value-if-false="">editS0SLAIOP</text:conditional-text>%</text:p>
          </table:table-cell>
        </table:table-row>
        <table:table-row>
          <table:table-cell table:style-name="Table10.A12" office:value-type="string">
            <text:p text:style-name="P194">Standard deviation of sigma0</text:p>
          </table:table-cell>
          <table:table-cell table:style-name="Table10.B12" office:value-type="string">
            <text:p text:style-name="P145">0 <text:span text:style-name="T440">dB</text:span></text:p>
          </table:table-cell>
          <table:table-cell table:style-name="Table10.C12" office:value-type="string">
            <text:p text:style-name="P145">0.23 dB</text:p>
          </table:table-cell>
          <table:table-cell table:style-name="Table10.D12" office:value-type="string">
            <text:p text:style-name="P145"><text:conditional-text text:condition="ooow:true" text:string-value-if-true="editS0stdSLAIOP" text:string-value-if-false="">editS0stdSLAIOP</text:conditional-text>%</text:p>
          </table:table-cell>
        </table:table-row>
        <table:table-row>
          <table:table-cell table:style-name="Table10.A13" office:value-type="string">
            <text:p text:style-name="P200">All together</text:p>
          </table:table-cell>
          <table:table-cell table:style-name="Table10.B13" office:value-type="string">
            <text:p text:style-name="P142">-</text:p>
          </table:table-cell>
          <table:table-cell table:style-name="Table10.C13" office:value-type="string">
            <text:p text:style-name="P142">-</text:p>
          </table:table-cell>
          <table:table-cell table:style-name="Table10.D13" office:value-type="string">
            <text:p text:style-name="P164"><text:conditional-text text:condition="ooow:true" text:string-value-if-true="editAllSLAIOP" text:string-value-if-false="">editAllSLAIOP</text:conditional-text>%</text:p>
          </table:table-cell>
        </table:table-row>
      </table:table>
      <text:p text:style-name="P242"><text:span text:style-name="T368">Table </text:span><text:span text:style-name="T372">7</text:span>. <text:span text:style-name="T375">Editing criteria. </text:span><text:span text:style-name="T391">The percentage of “flagged</text:span><text:span text:style-name="T392"> as bad” re</text:span><text:span text:style-name="T422">fers to records that </text:span><text:span text:style-name="T423">have been flagged as bad by either </text:span><text:span text:style-name="T426">the average status flag or the measurement confidence flag. Such percentage is computed only for </text:span><text:span text:style-name="T424">records over oceans/lakes and outside polar regions. </text:span><text:span text:style-name="T425">All other percentages refer to the percentage of flag-valid records that have been rejected by the corresponding criteria or by all criteria (“All together”).</text:span><text:span text:style-name="T392"> </text:span><text:span text:style-name="T376">The </text:span><text:span text:style-name="T389">biased orbit</text:span><text:span text:style-name="T376"> criteria in the table refers to the orbits highlighted in the 'Warnings' table at the beginning of this report as being suspicious of suffering from a significant orbit bias. </text:span><text:span text:style-name="T377">For such orbits, </text:span><text:span text:style-name="T390">all records</text:span><text:span text:style-name="T377"> </text:span><text:span text:style-name="T390">are</text:span><text:span text:style-name="T377"> rejected.</text:span></text:p>
      <text:p text:style-name="P274"/>
      <text:p text:style-name="P74"><office:annotation office:name="__Fieldmark__57846_412694018"><dc:creator>Unknown Author</dc:creator><dc:date>2015-02-05T09:50:30</dc:date><text:list text:continue-numbering="true" text:style-name=""><text:list-item><text:p>do text</text:p></text:list-item></text:list><text:p>from <text:s text:c="28"/>document(at='%s/IOP_Fig_5.jpg' %(image_dir),anchor='paragraph',size=(10,6),sizeUnit='cm')</text:p></office:annotation><text:span text:style-name="Emphasis"><text:span text:style-name="T162">Fig. 5</text:span></text:span><office:annotation-end office:name="__Fieldmark__57846_412694018"/></text:p>
      <text:p text:style-name="P298"><text:span text:style-name="T8">Figure </text:span><text:span text:style-name="T23">3</text:span><text:span text:style-name="T31">6</text:span><text:span text:style-name="T294">. Percentage of science-valid I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94"> 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274"/>
      <text:p text:style-name="P311"><office:annotation office:name="__Fieldmark__59091_412694018"><dc:creator>Unknown Author</dc:creator><dc:date>2015-02-05T09:52:39</dc:date><text:list text:continue-numbering="true" text:style-name=""><text:list-item><text:p>do text</text:p></text:list-item></text:list><text:p>from <text:s text:c="28"/>document(at='%s/IOP_Fig_6.jpg' %(image_dir),anchor='paragraph',size=(13.8,8.7),sizeUnit='cm')</text:p></office:annotation>Fig. <text:span text:style-name="T361">6</text:span><office:annotation-end office:name="__Fieldmark__59091_412694018"/></text:p>
      <text:p text:style-name="P119"><text:span text:style-name="T8">Figure </text:span><text:span text:style-name="T22">3</text:span><text:span text:style-name="T31">7</text:span><text:span text:style-name="T294">. Geographical distribution of science-valid IOP 1-Hz SSH anomaly data over oceans and lakes for </text:span><text:span text:style-name="T294"><text:conditional-text text:condition="ooow:true" text:string-value-if-true="Report_Date" text:string-value-if-false="">Report_Date</text:conditional-text></text:span><text:span text:style-name="T294">.</text:span> <text:span text:style-name="T394">The statistical values shown in the table refer to the </text:span><text:soft-page-break/><text:span text:style-name="T394">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text:span text:style-name="T394"> Measurements taken over polar polygons have been excluded from the computation of the statistical values. The black lines mark the outer limit of the Arctic and Antarctic polar polygons.</text:span></text:p>
      <text:p text:style-name="P65"/>
      <text:p text:style-name="P65"/>
      <text:p text:style-name="P311"><office:annotation office:name="__Fieldmark__59717_412694018"><dc:creator>Unknown Author</dc:creator><dc:date>2015-02-05T10:00:00</dc:date><text:list text:continue-numbering="true" text:style-name=""><text:list-item><text:p>do text</text:p></text:list-item></text:list><text:p>from <text:s text:c="28"/>document(at='%s/I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59717_412694018"/></text:p>
      <text:p text:style-name="P254"><text:span text:style-name="Emphasis"><text:span text:style-name="T132">Figure </text:span></text:span><text:span text:style-name="Emphasis"><text:span text:style-name="T142">3</text:span></text:span><text:span text:style-name="Emphasis"><text:span text:style-name="T149">8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I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P65"/>
      <text:p text:style-name="P65"><text:span text:style-name="Emphasis"><text:span text:style-name="T161"/></text:span></text:p>
      <text:p text:style-name="P264"><office:annotation office:name="__Fieldmark__60990_412694018"><dc:creator>Unknown Author</dc:creator><dc:date>2015-02-05T10:04:49</dc:date><text:list text:continue-numbering="true" text:style-name=""><text:list-item><text:p>do text</text:p></text:list-item></text:list><text:p>from <text:s text:c="28"/>document(at='%s/IOP_Fig_8.jpg' %(image_dir),anchor='paragraph',size=(13.8,8.7),sizeUnit='cm')</text:p></office:annotation><text:span text:style-name="Emphasis"><text:span text:style-name="T43">Fig. </text:span></text:span><text:span text:style-name="Emphasis"><text:span text:style-name="T118">8</text:span></text:span><office:annotation-end office:name="__Fieldmark__60990_412694018"/></text:p>
      <text:p text:style-name="P306"><text:span text:style-name="T9">Figure </text:span><text:span text:style-name="T24">3</text:span><text:span text:style-name="T31">9</text:span><text:span text:style-name="T295">. Geographical distribution of science-valid IOP 20-Hz SSH anomaly measurement noise over oceans and lakes for </text:span><text:span text:style-name="T295"><text:conditional-text text:condition="ooow:true" text:string-value-if-true="Report_Date" text:string-value-if-false="">Report_Date</text:conditional-text></text:span><text:span text:style-name="T295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4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1"/>
      <text:p text:style-name="P21"/>
      <text:p text:style-name="P65"><office:annotation office:name="__Fieldmark__61627_412694018"><dc:creator>Unknown Author</dc:creator><dc:date>2015-02-05T10:06:55</dc:date><text:list text:continue-numbering="true" text:style-name=""><text:list-item><text:p>do text</text:p></text:list-item></text:list><text:p>from <text:s text:c="28"/>document(at='%s/IOP_Fig_9.jpg' %(image_dir),anchor='char',size=(10.3,6.7),sizeUnit='cm')</text:p></office:annotation><text:span text:style-name="Emphasis"><text:span text:style-name="T43">Fig. </text:span></text:span><text:span text:style-name="Emphasis"><text:span text:style-name="T122">9</text:span></text:span><office:annotation-end office:name="__Fieldmark__61627_412694018"/></text:p>
      <text:p text:style-name="P29"><text:span text:style-name="Default_20_Paragraph_20_Font"><text:span text:style-name="T131">Figure </text:span></text:span><text:span text:style-name="Default_20_Paragraph_20_Font"><text:span text:style-name="T149">4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29"/>
      <text:p text:style-name="P77"><text:span text:style-name="Emphasis"><text:span text:style-name="T43">Fig. </text:span></text:span><text:span text:style-name="Emphasis"><text:span text:style-name="T117">1</text:span></text:span><text:span text:style-name="Emphasis"><text:span text:style-name="T119">0</text:span></text:span><office:annotation office:name="__Fieldmark__5219_123346739"><dc:creator>Unknown Author</dc:creator><dc:date>2014-07-31T14:25:39</dc:date><text:list text:continue-numbering="true" text:style-name=""><text:list-item><text:p text:style-name="P413"><text:span text:style-name="T461">do text</text:span></text:p></text:list-item><text:list-item><text:p text:style-name="P413"><text:span text:style-name="T461">from <text:s text:c="28"/>document(at='%s/IOP_Fig_10.jpg' %(image_dir),anchor='paragraph',size=(9.2,11.2),sizeUnit='cm')</text:span></text:p></text:list-item></text:list></office:annotation></text:p>
      <text:p text:style-name="P29"><text:bookmark-start text:name="__DdeLink__26346_15718698032"/><text:span text:style-name="Default_20_Paragraph_20_Font"><text:span text:style-name="T131">Figure </text:span></text:span><text:span text:style-name="Default_20_Paragraph_20_Font"><text:span text:style-name="T149">4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"/></text:p>
      <text:p text:style-name="P29"/>
      <text:p text:style-name="P29"/>
      <text:p text:style-name="P29"/>
      <text:p text:style-name="P29"/>
      <text:p text:style-name="P88"><office:annotation office:name="__Fieldmark__30816_747770932"><dc:creator>Unknown Author</dc:creator><dc:date>2015-02-05T17:22:50</dc:date><text:list text:continue-numbering="true" text:style-name=""><text:list-item><text:p>do text</text:p></text:list-item></text:list><text:p>from <text:s text:c="28"/>document(at='%s/IOP_Fig_11b.jpg' %(image_dir),anchor='paragraph',size=(10,7.75),sizeUnit='cm')</text:p></office:annotation>Fig. 11a<office:annotation-end office:name="__Fieldmark__30816_747770932"/></text:p>
      <text:p text:style-name="P29"/>
      <text:p text:style-name="P30"><office:annotation office:name="__Fieldmark__30817_747770932"><dc:creator>Unknown Author</dc:creator><dc:date>2015-02-05T17:23:10</dc:date><text:list text:continue-numbering="true" text:style-name=""><text:list-item><text:p>do text</text:p></text:list-item></text:list><text:p>from <text:s text:c="28"/>document(at='%s/IOP_Fig_11.jpg' %(image_dir),anchor='paragraph',size=(10,7.75),sizeUnit='cm')</text:p></office:annotation><text:span text:style-name="Emphasis"><text:span text:style-name="T92">Fig. 11b</text:span></text:span><office:annotation-end office:name="__Fieldmark__30817_747770932"/></text:p>
      <text:p text:style-name="P30"><text:soft-page-break/><text:span text:style-name="Emphasis"><text:span text:style-name="T145">Figure </text:span></text:span><text:span text:style-name="Emphasis"><text:span text:style-name="T149">42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I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4">noise</text:span></text:span><text:span text:style-name="Emphasis"><text:span text:style-name="T96"> as a function of SWH.</text:span></text:span></text:p>
      <text:p text:style-name="P30"/>
      <text:p text:style-name="P30"/>
      <text:p text:style-name="P30"/>
      <text:p text:style-name="P105"><office:annotation office:name="__Fieldmark__14216_387857094"><dc:creator>Unknown Author</dc:creator><dc:date>2015-02-25T12:47:56</dc:date><text:list text:continue-numbering="true" text:style-name=""><text:list-item><text:p>do text</text:p></text:list-item></text:list><text:p>from <text:s text:c="28"/>document(at='%s/IOP_Fig_12.jpg' %(image_dir),anchor='paragraph',size=(9,9),sizeUnit='cm')</text:p></office:annotation>Fig. 12<office:annotation-end office:name="__Fieldmark__14216_387857094"/></text:p>
      <text:p text:style-name="P37"><text:span text:style-name="Emphasis"><text:span text:style-name="T153">Figure 4</text:span></text:span><text:span text:style-name="Emphasis"><text:span text:style-name="T154">3</text:span></text:span><text:span text:style-name="Emphasis"><text:span text:style-name="T102">. Scatter plot of the science-valid IOP SSH anomaly </text:span></text:span><text:span text:style-name="Emphasis"><text:span text:style-name="T103">at the two nearest points <text:s text:c="2"/>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IOP" text:string-value-if-false="">rmsEdge_SSHIOP</text:conditional-text></text:span></text:span><text:span text:style-name="Emphasis"><text:span text:style-name="T108"> c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IOP" text:string-value-if-false="">rmsOut_SSHIOP</text:conditional-text></text:span></text:span><text:span text:style-name="Emphasis"><text:span text:style-name="T108"> c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8"> </text:span>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234"><text:span text:style-name="Emphasis"><text:span text:style-name="T308">2</text:span></text:span><text:span text:style-name="Emphasis"><text:span text:style-name="T302">.</text:span></text:span><text:span text:style-name="Emphasis"><text:span text:style-name="T311">5</text:span></text:span><text:span text:style-name="Emphasis"><text:span text:style-name="T302">. </text:span></text:span><text:span text:style-name="Emphasis"><text:span text:style-name="T304">Crossover analysis</text:span></text:span></text:p>
      <text:p text:style-name="P52"/>
      <text:p text:style-name="P49"><office:annotation office:name="__Fieldmark__21008_631261100"><dc:creator>Unknown Author</dc:creator><dc:date>2015-02-05T15:47:48</dc:date><text:list text:continue-numbering="true" text:style-name=""><text:list-item><text:p>do text</text:p></text:list-item></text:list><text:p>from <text:s text:c="28"/>document(at='%s/IOP_Fig_13.jpg' %(image_dir),anchor='paragraph',size=(13.8,8.7),sizeUnit='cm')</text:p></office:annotation><text:span text:style-name="Emphasis"><text:span text:style-name="T322">Fig 1</text:span></text:span><text:span text:style-name="Emphasis"><text:span text:style-name="T339">3</text:span></text:span><office:annotation-end office:name="__Fieldmark__21008_631261100"/></text:p>
      <text:p text:style-name="P96"><text:span text:style-name="Emphasis"><text:span text:style-name="T349">Figure </text:span></text:span><text:span text:style-name="Emphasis"><text:span text:style-name="T352">4</text:span></text:span><text:span text:style-name="Emphasis"><text:span text:style-name="T356">4</text:span></text:span><text:span text:style-name="Emphasis"><text:span text:style-name="T322">. </text:span></text:span><text:span text:style-name="Emphasis"><text:span text:style-name="T328">C</text:span></text:span><text:span text:style-name="Emphasis"><text:span text:style-name="T322">rossover </text:span></text:span><text:span text:style-name="Emphasis"><text:span text:style-name="T324">differences </text:span></text:span><text:span text:style-name="Emphasis"><text:span text:style-name="T326">(absolute values)</text:span></text:span><text:span text:style-name="Emphasis"><text:span text:style-name="T322"> </text:span></text:span><text:span text:style-name="Emphasis"><text:span text:style-name="T323">for the </text:span></text:span><text:span text:style-name="Emphasis"><text:span text:style-name="T325">science-valid </text:span></text:span><text:span text:style-name="Emphasis"><text:span text:style-name="T329">IOP</text:span></text:span><text:span text:style-name="Emphasis"><text:span text:style-name="T323"> SSH anomaly </text:span></text:span><text:span text:style-name="Emphasis"><text:span text:style-name="T328">for </text:span></text:span><text:span text:style-name="Emphasis"><text:span text:style-name="T327"><text:conditional-text text:condition="ooow:true" text:string-value-if-true="Report_Date" text:string-value-if-false="">Report_Date</text:conditional-text></text:span></text:span><text:span text:style-name="Emphasis"><text:span text:style-name="T322">.</text:span></text:span><text:span text:style-name="Emphasis"><text:span text:style-name="T325"> The difference at each crossover is computed as the difference between median values over 2-s</text:span></text:span><text:span text:style-name="Emphasis"><text:span text:style-name="T342">econd</text:span></text:span><text:span text:style-name="Emphasis"><text:span text:style-name="T325"> windows centered about the crossover.</text:span></text:span></text:p>
      <text:p text:style-name="P96"><text:span text:style-name="Emphasis"><text:span text:style-name="T325"/></text:span></text:p>
      <text:p text:style-name="P96"/>
      <text:p text:style-name="P94"><office:annotation office:name="__Fieldmark__47860_747770932"><dc:creator>Unknown Author</dc:creator><dc:date>2015-02-13T14:22:32</dc:date><text:list text:continue-numbering="true" text:style-name=""><text:list-item><text:p>do text</text:p></text:list-item></text:list><text:p>from <text:s text:c="28"/>document(at='%s/IOP_Fig_14.jpg' %(image_dir),anchor='paragraph',size=(10.2,6.1),sizeUnit='cm')</text:p></office:annotation>Fig. 1<text:span text:style-name="T430">4</text:span><office:annotation-end office:name="__Fieldmark__47860_747770932"/></text:p>
      <text:p text:style-name="P97"><text:soft-page-break/><text:span text:style-name="Emphasis"><text:span text:style-name="T353">Figure </text:span></text:span><text:span text:style-name="Emphasis"><text:span text:style-name="T354">4</text:span></text:span><text:span text:style-name="Emphasis"><text:span text:style-name="T356">5</text:span></text:span><text:span text:style-name="Emphasis"><text:span text:style-name="T336">. Standard deviation of differences at crossovers </text:span></text:span><text:span text:style-name="Emphasis"><text:span text:style-name="T337">for </text:span></text:span><text:span text:style-name="Emphasis"><text:span text:style-name="T338">IOP</text:span></text:span><text:span text:style-name="Emphasis"><text:span text:style-name="T337"> SSH anomaly</text:span></text:span><text:span text:style-name="Emphasis"><text:span text:style-name="T336"> </text:span></text:span><text:span text:style-name="Emphasis"><text:span text:style-name="T337">for each day in </text:span></text:span><text:span text:style-name="Default_20_Paragraph_20_Font"><text:span text:style-name="T345"><text:conditional-text text:condition="ooow:true" text:string-value-if-true="Report_Date" text:string-value-if-false="">Report_Date</text:conditional-text></text:span></text:span><text:span text:style-name="Default_20_Paragraph_20_Font"><text:span text:style-name="T345">. </text:span></text:span><text:span text:style-name="Default_20_Paragraph_20_Font"><text:span text:style-name="T346">The values shown in this figure have been computed for the science-valid data further edited according to the following two additional criteria: 1) rejecting crossover differences larger than </text:span></text:span><text:span text:style-name="Default_20_Paragraph_20_Font"><text:span text:style-name="T348">2</text:span></text:span><text:span text:style-name="Default_20_Paragraph_20_Font"><text:span text:style-name="T346">0 cm; and 2) rejecting shallow waters (1000 m). <text:s/></text:span></text:span><text:span text:style-name="Emphasis"><text:span text:style-name="T347">The mean (</text:span></text:span><text:span text:style-name="Emphasis"><text:span text:style-name="T398">μ</text:span></text:span><text:span text:style-name="Emphasis"><text:span text:style-name="T347">) and standard deviation (</text:span></text:span><text:span text:style-name="Emphasis"><text:span text:style-name="T398">σ</text:span></text:span><text:span text:style-name="Emphasis"><text:span text:style-name="T401">)</text:span></text:span><text:span text:style-name="Emphasis"><text:span text:style-name="T347"> are also shown.</text:span></text:span></text:p>
      <text:p text:style-name="P65"/>
      <text:p text:style-name="P65"/>
      <text:p text:style-name="P234"><text:span text:style-name="Emphasis"><text:span text:style-name="T308">2</text:span></text:span><text:span text:style-name="Emphasis"><text:span text:style-name="T302">.</text:span></text:span><text:span text:style-name="Emphasis"><text:span text:style-name="T311">6</text:span></text:span><text:span text:style-name="Emphasis"><text:span text:style-name="T302">. </text:span></text:span><text:span text:style-name="Emphasis"><text:span text:style-name="T305">SWH coverage and validity</text:span></text:span></text:p>
      <text:p text:style-name="P33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91">Parameter</text:p>
          </table:table-cell>
          <table:table-cell table:style-name="Table11.A1" office:value-type="string">
            <text:p text:style-name="P191">Min threshold</text:p>
          </table:table-cell>
          <table:table-cell table:style-name="Table11.A1" office:value-type="string">
            <text:p text:style-name="P191">Max threshold</text:p>
          </table:table-cell>
          <table:table-cell table:style-name="Table11.D1" office:value-type="string">
            <text:p text:style-name="P203">Percentage edited</text:p>
          </table:table-cell>
        </table:table-row>
        <table:table-row>
          <table:table-cell table:style-name="Table11.A3" office:value-type="string">
            <text:p text:style-name="P212">Flagged as bad</text:p>
          </table:table-cell>
          <table:table-cell table:style-name="Table11.B3" office:value-type="string">
            <text:p text:style-name="P169">-</text:p>
          </table:table-cell>
          <table:table-cell table:style-name="Table11.C3" office:value-type="string">
            <text:p text:style-name="P136">-</text:p>
          </table:table-cell>
          <table:table-cell table:style-name="Table11.D3" office:value-type="string">
            <text:p text:style-name="P180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1.A3" office:value-type="string">
            <text:p text:style-name="P191">SWH</text:p>
          </table:table-cell>
          <table:table-cell table:style-name="Table11.B3" office:value-type="string">
            <text:p text:style-name="P167">0 m</text:p>
          </table:table-cell>
          <table:table-cell table:style-name="Table11.C3" office:value-type="string">
            <text:p text:style-name="P134">15 m</text:p>
          </table:table-cell>
          <table:table-cell table:style-name="Table11.D3" office:value-type="string">
            <text:p text:style-name="P160"><text:conditional-text text:condition="ooow:true" text:string-value-if-true="editSWHIOP" text:string-value-if-false="">editSWHIOP</text:conditional-text>%</text:p>
          </table:table-cell>
        </table:table-row>
        <table:table-row>
          <table:table-cell table:style-name="Table11.A4" office:value-type="string">
            <text:p text:style-name="P191">Standard deviation of SWH (1-Hz block)</text:p>
          </table:table-cell>
          <table:table-cell table:style-name="Table11.B4" office:value-type="string">
            <text:p text:style-name="P134">0 m</text:p>
          </table:table-cell>
          <table:table-cell table:style-name="Table11.C4" office:value-type="string">
            <text:p text:style-name="P167">1 m</text:p>
          </table:table-cell>
          <table:table-cell table:style-name="Table11.D4" office:value-type="string">
            <text:p text:style-name="P160"><text:conditional-text text:condition="ooow:true" text:string-value-if-true="editSWHstdIOP" text:string-value-if-false="">editSWHstdIOP</text:conditional-text>%</text:p>
          </table:table-cell>
        </table:table-row>
        <table:table-row>
          <table:table-cell table:style-name="Table11.A5" office:value-type="string">
            <text:p text:style-name="P206">All together</text:p>
          </table:table-cell>
          <table:table-cell table:style-name="Table11.B5" office:value-type="string">
            <text:p text:style-name="P142">-</text:p>
          </table:table-cell>
          <table:table-cell table:style-name="Table11.C5" office:value-type="string">
            <text:p text:style-name="P142">-</text:p>
          </table:table-cell>
          <table:table-cell table:style-name="Table11.D5" office:value-type="string">
            <text:p text:style-name="P164"><text:conditional-text text:condition="ooow:true" text:string-value-if-true="editAllSWHIOP" text:string-value-if-false="">editAllSWHIOP</text:conditional-text>%</text:p>
          </table:table-cell>
        </table:table-row>
      </table:table>
      <text:p text:style-name="P244"><text:span text:style-name="T368">Table </text:span><text:span text:style-name="T372">8</text:span>. <text:span text:style-name="T375">Editing criteria. </text:span><text:span text:style-name="T391">The percentage of “flagged</text:span><text:span text:style-name="T392"> as bad” re</text:span><text:span text:style-name="T422">fers to records that </text:span><text:span text:style-name="T423">have been flagged as bad by either </text:span><text:span text:style-name="T426">the average status flag or the measurement confidence flag. Such percentage is computed only for </text:span><text:span text:style-name="T424">records over oceans/lakes and outside polar regions. </text:span><text:span text:style-name="T425">All other percentages refer to the percentage of flag-valid records that have been rejected by the corresponding criteria or by all criteria (“All together”).</text:span></text:p>
      <text:p text:style-name="P65"/>
      <text:p text:style-name="P78"/>
      <text:p text:style-name="P78"><text:span text:style-name="Emphasis"><text:span text:style-name="T162">Fig. 15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IOP_Fig_15.jpg' %(image_dir),anchor='paragraph',size=(10,6),sizeUnit='cm')</text:span></text:p></text:list-item></text:list></office:annotation></text:p>
      <text:p text:style-name="P299"><text:span text:style-name="T8">Figure </text:span><text:span text:style-name="T27">4</text:span><text:span text:style-name="T35">6</text:span><text:span text:style-name="T294">. Percentage of science-valid IOP 1-Hz SWH records over ocean and lakes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text:s/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65"/>
      <text:p text:style-name="P65"/>
      <text:p text:style-name="P65"><office:annotation office:name="__Fieldmark__64146_412694018"><dc:creator>Unknown Author</dc:creator><dc:date>2015-02-05T10:20:49</dc:date><text:list text:continue-numbering="true" text:style-name=""><text:list-item><text:p>do text</text:p></text:list-item></text:list><text:p>from <text:s text:c="28"/>document(at='%s/IOP_Fig_16.jpg' %(image_dir),anchor='paragraph',size=(13.8,8.7),sizeUnit='cm')</text:p></office:annotation>Fig <text:span text:style-name="T296">16</text:span><office:annotation-end office:name="__Fieldmark__64146_412694018"/></text:p>
      <text:p text:style-name="P120"><text:span text:style-name="Emphasis"><text:span text:style-name="T133">Figure </text:span></text:span><text:span text:style-name="Emphasis"><text:span text:style-name="T143">4</text:span></text:span><text:span text:style-name="Emphasis"><text:span text:style-name="T155">7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IOP</text:span></text:span><text:span text:style-name="Emphasis"><text:span text:style-name="T185"> S</text:span></text:span><text:span text:style-name="Emphasis"><text:span text:style-name="T187">W</text:span></text:span><text:span text:style-name="Emphasis"><text:span text:style-name="T185">H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S</text:span></text:span><text:span text:style-name="Emphasis"><text:span text:style-name="T189">WH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 </text:span></text:span><text:span text:style-name="Emphasis"><text:span text:style-name="T209">Wmean and Wstd denote the spatial area-weighted average and its standard deviation.</text:span></text:span><text:span text:style-name="Emphasis"><text:span text:style-name="T188"> Measurements taken over polar </text:span></text:span><text:soft-page-break/><text:span text:style-name="Emphasis"><text:span text:style-name="T188">polygons have been excluded from the computation of the statistical values. The black lines mark the outer limit of the Arctic and Antarctic polar polygons.</text:span></text:span></text:p>
      <text:p text:style-name="P65"/>
      <text:p text:style-name="P65"/>
      <text:p text:style-name="P41"><office:annotation office:name="__Fieldmark__64776_412694018"><dc:creator>Unknown Author</dc:creator><dc:date>2015-02-05T10:22:48</dc:date><text:list text:continue-numbering="true" text:style-name=""><text:list-item><text:p>do text</text:p></text:list-item></text:list><text:p>from <text:s text:c="28"/>document(at='%s/IOP_Fig_17.jpg' %(image_dir),anchor='paragraph',size=(7.4,6.3),sizeUnit='cm')</text:p></office:annotation>Fig. 1<text:span text:style-name="T431">7</text:span><office:annotation-end office:name="__Fieldmark__64776_412694018"/></text:p>
      <text:p text:style-name="P65"><text:span text:style-name="Emphasis"><text:span text:style-name="T132">Figure </text:span></text:span><text:span text:style-name="Emphasis"><text:span text:style-name="T144">4</text:span></text:span><text:span text:style-name="Emphasis"><text:span text:style-name="T155">8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P65"/>
      <text:p text:style-name="P236"><text:span text:style-name="Emphasis"><text:span text:style-name="T303"/></text:span></text:p>
      <text:p text:style-name="P65"/>
      <text:p text:style-name="P65"><office:annotation office:name="__Fieldmark__65406_412694018"><dc:creator>Unknown Author</dc:creator><dc:date>2015-02-05T10:24:00</dc:date><text:list text:continue-numbering="true" text:style-name=""><text:list-item><text:p>do text</text:p></text:list-item></text:list><text:p>from <text:s text:c="28"/>document(at='%s/I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7">8</text:span></text:span><office:annotation-end office:name="__Fieldmark__65406_412694018"/></text:p>
      <text:p text:style-name="P65"><text:span text:style-name="T9">Figure </text:span><text:span text:style-name="T25">4</text:span><text:span text:style-name="T35">9</text:span><text:span text:style-name="T295">. Geographical distribution of science-valid IOP 20-Hz SWH measurement noise over oceans and lakes for </text:span><text:span text:style-name="T295"><text:conditional-text text:condition="ooow:true" text:string-value-if-true="Report_Date" text:string-value-if-false="">Report_Date</text:conditional-text></text:span><text:span text:style-name="T295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4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5"/>
      <text:p text:style-name="P79"><office:annotation office:name="__Fieldmark__21611_631261100"><dc:creator>Unknown Author</dc:creator><dc:date>2015-02-05T15:51:37</dc:date><text:list text:continue-numbering="true" text:style-name=""><text:list-item><text:p>do text</text:p></text:list-item></text:list><text:p>from <text:s text:c="28"/>document(at='%s/IOP_Fig_19.jpg' %(image_dir),anchor='char',size=(10.3,6.7),sizeUnit='cm')</text:p></office:annotation><text:span text:style-name="Emphasis"><text:span text:style-name="T43">Fig. </text:span></text:span><text:span text:style-name="Emphasis"><text:span text:style-name="T123">1</text:span></text:span><text:span text:style-name="Emphasis"><text:span text:style-name="T127">9</text:span></text:span><office:annotation-end office:name="__Fieldmark__21611_631261100"/></text:p>
      <text:p text:style-name="P33"><text:span text:style-name="Default_20_Paragraph_20_Font"><text:span text:style-name="T131">Figure </text:span></text:span><text:span text:style-name="Default_20_Paragraph_20_Font"><text:span text:style-name="T155">5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3"/>
      <text:p text:style-name="P33"/>
      <text:p text:style-name="P32"><office:annotation office:name="__Fieldmark__47865_747770932"><dc:creator>Unknown Author</dc:creator><dc:date>2015-02-13T14:31:36</dc:date><text:list text:continue-numbering="true" text:style-name=""><text:list-item><text:p>do text</text:p></text:list-item></text:list><text:p>from <text:s text:c="28"/>document(at='%s/I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4">20</text:span></text:span><office:annotation-end office:name="__Fieldmark__47865_747770932"/></text:p>
      <text:p text:style-name="P32"><text:span text:style-name="Default_20_Paragraph_20_Font"><text:span text:style-name="T131">Figure </text:span></text:span><text:span text:style-name="Default_20_Paragraph_20_Font"><text:span text:style-name="T149">5</text:span></text:span><text:span text:style-name="Default_20_Paragraph_20_Font"><text:span text:style-name="T155">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21"/>
      <text:p text:style-name="P106"><office:annotation office:name="__Fieldmark__16240_387857094"><dc:creator>Unknown Author</dc:creator><dc:date>2015-02-25T12:54:23</dc:date><text:list text:continue-numbering="true" text:style-name=""><text:list-item><text:p>do text</text:p></text:list-item></text:list><text:p>from <text:s text:c="28"/>document(at='%s/IOP_Fig_21.jpg' %(image_dir),anchor='paragraph',size=(9,9),sizeUnit='cm')</text:p></office:annotation>Fig. 21<office:annotation-end office:name="__Fieldmark__16240_387857094"/></text:p>
      <text:p text:style-name="P38"><text:span text:style-name="Emphasis"><text:span text:style-name="T153">Figure </text:span></text:span><text:span text:style-name="Emphasis"><text:span text:style-name="T155">52</text:span></text:span><text:span text:style-name="Emphasis"><text:span text:style-name="T102">. Scatter plot of the science-valid IOP S</text:span></text:span><text:span text:style-name="Emphasis"><text:span text:style-name="T109">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IOP" text:string-value-if-false="">rmsEdge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IOP" text:string-value-if-false="">rmsOut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/text:span></text:span></text:p>
      <text:p text:style-name="P65"/>
      <text:p text:style-name="P234"><text:span text:style-name="Emphasis"><text:span text:style-name="T308">2</text:span></text:span><text:span text:style-name="Emphasis"><text:span text:style-name="T302">.</text:span></text:span><text:span text:style-name="Emphasis"><text:span text:style-name="T311">7</text:span></text:span><text:span text:style-name="Emphasis"><text:span text:style-name="T302">. </text:span></text:span><text:span text:style-name="Emphasis"><text:span text:style-name="T305">S</text:span></text:span><text:span text:style-name="Emphasis"><text:span text:style-name="T306">igma0</text:span></text:span><text:span text:style-name="Emphasis"><text:span text:style-name="T305"> coverage and validity</text:span></text:span></text:p>
      <text:p text:style-name="P334"><text:soft-page-break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91">Parameter</text:p>
          </table:table-cell>
          <table:table-cell table:style-name="Table12.A1" office:value-type="string">
            <text:p text:style-name="P191">Min threshold</text:p>
          </table:table-cell>
          <table:table-cell table:style-name="Table12.A1" office:value-type="string">
            <text:p text:style-name="P191">Max threshold</text:p>
          </table:table-cell>
          <table:table-cell table:style-name="Table12.D1" office:value-type="string">
            <text:p text:style-name="P203">Percentage edited</text:p>
          </table:table-cell>
        </table:table-row>
        <table:table-row>
          <table:table-cell table:style-name="Table12.A3" office:value-type="string">
            <text:p text:style-name="P212">Flagged as bad</text:p>
          </table:table-cell>
          <table:table-cell table:style-name="Table12.B3" office:value-type="string">
            <text:p text:style-name="P155">-</text:p>
          </table:table-cell>
          <table:table-cell table:style-name="Table12.C3" office:value-type="string">
            <text:p text:style-name="P155">-</text:p>
          </table:table-cell>
          <table:table-cell table:style-name="Table12.D3" office:value-type="string">
            <text:p text:style-name="P180"><text:conditional-text text:condition="ooow:true" text:string-value-if-true="flagSigma0IOP" text:string-value-if-false="">flagSigma0IOP</text:conditional-text>%</text:p>
          </table:table-cell>
        </table:table-row>
        <table:table-row>
          <table:table-cell table:style-name="Table12.A3" office:value-type="string">
            <text:p text:style-name="P191">Sigma0</text:p>
          </table:table-cell>
          <table:table-cell table:style-name="Table12.B3" office:value-type="string">
            <text:p text:style-name="P153">7 dB</text:p>
          </table:table-cell>
          <table:table-cell table:style-name="Table12.C3" office:value-type="string">
            <text:p text:style-name="P153">30 dB</text:p>
          </table:table-cell>
          <table:table-cell table:style-name="Table12.D3" office:value-type="string">
            <text:p text:style-name="P160"><text:conditional-text text:condition="ooow:true" text:string-value-if-true="editS0IOP" text:string-value-if-false="">editS0IOP</text:conditional-text>%</text:p>
          </table:table-cell>
        </table:table-row>
        <table:table-row>
          <table:table-cell table:style-name="Table12.A4" office:value-type="string">
            <text:p text:style-name="P191">Standard deviation of Sigma0 (1-Hz block)</text:p>
          </table:table-cell>
          <table:table-cell table:style-name="Table12.B4" office:value-type="string">
            <text:p text:style-name="P134">0 dB</text:p>
          </table:table-cell>
          <table:table-cell table:style-name="Table12.C4" office:value-type="string">
            <text:p text:style-name="P153">0.23 dB</text:p>
          </table:table-cell>
          <table:table-cell table:style-name="Table12.D4" office:value-type="string">
            <text:p text:style-name="P160"><text:conditional-text text:condition="ooow:true" text:string-value-if-true="editS0stdIOP" text:string-value-if-false="">editS0stdIOP</text:conditional-text>%</text:p>
          </table:table-cell>
        </table:table-row>
        <table:table-row>
          <table:table-cell table:style-name="Table12.A5" office:value-type="string">
            <text:p text:style-name="P206">All together</text:p>
          </table:table-cell>
          <table:table-cell table:style-name="Table12.B5" office:value-type="string">
            <text:p text:style-name="P142">-</text:p>
          </table:table-cell>
          <table:table-cell table:style-name="Table12.C5" office:value-type="string">
            <text:p text:style-name="P142">-</text:p>
          </table:table-cell>
          <table:table-cell table:style-name="Table12.D5" office:value-type="string">
            <text:p text:style-name="P164"><text:conditional-text text:condition="ooow:true" text:string-value-if-true="editAllS0IOP" text:string-value-if-false="">editAllS0IOP</text:conditional-text>%</text:p>
          </table:table-cell>
        </table:table-row>
      </table:table>
      <text:p text:style-name="P244"><text:span text:style-name="T368">Table </text:span><text:span text:style-name="T372">9</text:span>. <text:span text:style-name="T375">Editing criteria. </text:span><text:span text:style-name="T391">The percentage of “flagged</text:span><text:span text:style-name="T392"> as bad” re</text:span><text:span text:style-name="T422">fers to records that </text:span><text:span text:style-name="T423">have been flagged as bad by either </text:span><text:span text:style-name="T426">the average status flag or the measurement confidence flag. Such percentage is computed only for </text:span><text:span text:style-name="T424">records over oceans/lakes and outside polar regions. </text:span><text:span text:style-name="T425">All other percentages refer to the percentage of flag-valid records that have been rejected by the corresponding criteria or by all criteria (“All together”).</text:span></text:p>
      <text:p text:style-name="P65"/>
      <text:p text:style-name="P80"><text:span text:style-name="Emphasis"><text:span text:style-name="T162">Fig. 22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IOP_Fig_22.jpg' %(image_dir),anchor='paragraph',size=(10,6),sizeUnit='cm')</text:span></text:p></text:list-item></text:list></office:annotation></text:p>
      <text:p text:style-name="P300"><text:span text:style-name="T8">Figure </text:span><text:span text:style-name="T32">5</text:span><text:span text:style-name="T36">3</text:span><text:span text:style-name="T294">. Percentage of science-valid IOP 1-Hz sigma0 records over ocean and lakes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text:s/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80"/>
      <text:p text:style-name="P80"/>
      <text:p text:style-name="P80"><office:annotation office:name="__Fieldmark__21612_631261100"><dc:creator>Unknown Author</dc:creator><dc:date>2015-02-05T15:52:04</dc:date><text:list text:continue-numbering="true" text:style-name=""><text:list-item><text:p>do text</text:p></text:list-item></text:list><text:p>from <text:s text:c="28"/>document(at='%s/IOP_Fig_23.jpg' %(image_dir),anchor='paragraph',size=(12.8,8.07),sizeUnit='cm')</text:p></office:annotation>Fig <text:span text:style-name="T415">23</text:span><office:annotation-end office:name="__Fieldmark__21612_631261100"/></text:p>
      <text:p text:style-name="P120"><text:span text:style-name="Emphasis"><text:span text:style-name="T133">Figure </text:span></text:span><text:span text:style-name="Emphasis"><text:span text:style-name="T150">5</text:span></text:span><text:span text:style-name="Emphasis"><text:span text:style-name="T156">4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IOP</text:span></text:span><text:span text:style-name="Emphasis"><text:span text:style-name="T185"> </text:span></text:span><text:span text:style-name="Emphasis"><text:span text:style-name="T193">sigma0</text:span></text:span><text:span text:style-name="Emphasis"><text:span text:style-name="T185">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3">sigma0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</text:span></text:span><text:span text:style-name="Emphasis"><text:span text:style-name="T188"> </text:span></text:span><text:span text:style-name="Emphasis"><text:span text:style-name="T209">Wmean and Wstd denote the spatial area-weighted average and its standard deviation. </text:span></text:span><text:span text:style-name="Emphasis"><text:span text:style-name="T188">Measurements taken over polar polygons have been excluded from the computation of the statistical values. The black lines mark the outer limit of the Arctic and Antarctic polar polygons.</text:span></text:span></text:p>
      <text:p text:style-name="P80"/>
      <text:p text:style-name="P80"/>
      <text:p text:style-name="P80"/>
      <text:p text:style-name="P80"/>
      <text:p text:style-name="P42"><office:annotation office:name="__Fieldmark__21613_631261100"><dc:creator>Unknown Author</dc:creator><dc:date>2015-02-05T15:52:23</dc:date><text:list text:continue-numbering="true" text:style-name=""><text:list-item><text:p>do text</text:p></text:list-item></text:list><text:p>from <text:s text:c="28"/>document(at='%s/IOP_Fig_24.jpg' %(image_dir),anchor='paragraph',size=(7.4,6.3),sizeUnit='cm')</text:p></office:annotation>Fig. <text:span text:style-name="T412">24</text:span><office:annotation-end office:name="__Fieldmark__21613_631261100"/></text:p>
      <text:p text:style-name="P80"><text:span text:style-name="Emphasis"><text:span text:style-name="T132">Figure </text:span></text:span><text:span text:style-name="Emphasis"><text:span text:style-name="T150">5</text:span></text:span><text:span text:style-name="Emphasis"><text:span text:style-name="T156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P80"><text:soft-page-break/></text:p>
      <text:p text:style-name="P80"/>
      <text:p text:style-name="P80"><office:annotation office:name="__Fieldmark__21614_631261100"><dc:creator>Unknown Author</dc:creator><dc:date>2015-02-05T15:52:44</dc:date><text:list text:continue-numbering="true" text:style-name=""><text:list-item><text:p>do text</text:p></text:list-item></text:list><text:p>from <text:s text:c="28"/>document(at='%s/IOP_Fig_25.jpg' %(image_dir),anchor='paragraph',size=(12.8,8.07),sizeUnit='cm')</text:p></office:annotation><text:span text:style-name="Emphasis"><text:span text:style-name="T43">Fig. </text:span></text:span><text:span text:style-name="Emphasis"><text:span text:style-name="T124">2</text:span></text:span><text:span text:style-name="Emphasis"><text:span text:style-name="T128">5</text:span></text:span><office:annotation-end office:name="__Fieldmark__21614_631261100"/></text:p>
      <text:p text:style-name="P80"><text:span text:style-name="T9">Figure </text:span><text:span text:style-name="T32">5</text:span><text:span text:style-name="T36">6</text:span><text:span text:style-name="T295">. Geographical distribution of science-valid IOP 20-Hz sigma0 measurement noise over oceans and lakes for </text:span><text:span text:style-name="T295"><text:conditional-text text:condition="ooow:true" text:string-value-if-true="Report_Date" text:string-value-if-false="">Report_Date</text:conditional-text></text:span><text:span text:style-name="T295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4"> Measurements taken over polar polygons have been excluded from the computation of the statistical values. The black lines mark the outer limit of the Arctic and Antarctic polar polygons.</text:span></text:p>
      <text:p text:style-name="P26"/>
      <text:p text:style-name="P26"/>
      <text:p text:style-name="P80"><office:annotation office:name="__Fieldmark__21615_631261100"><dc:creator>Unknown Author</dc:creator><dc:date>2015-02-05T15:53:17</dc:date><text:list text:continue-numbering="true" text:style-name=""><text:list-item><text:p>do text</text:p></text:list-item></text:list><text:p>from <text:s text:c="28"/>document(at='%s/IOP_Fig_26.jpg' %(image_dir),anchor='char',size=(10.3,6.7),sizeUnit='cm')</text:p></office:annotation><text:span text:style-name="Emphasis"><text:span text:style-name="T43">Fig. </text:span></text:span><text:span text:style-name="Emphasis"><text:span text:style-name="T124">2</text:span></text:span><text:span text:style-name="Emphasis"><text:span text:style-name="T128">6</text:span></text:span><office:annotation-end office:name="__Fieldmark__21615_631261100"/></text:p>
      <text:p text:style-name="P34"><text:span text:style-name="Default_20_Paragraph_20_Font"><text:span text:style-name="T131">Figure </text:span></text:span><text:span text:style-name="Default_20_Paragraph_20_Font"><text:span text:style-name="T146">5</text:span></text:span><text:span text:style-name="Default_20_Paragraph_20_Font"><text:span text:style-name="T156">7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4"/>
      <text:p text:style-name="P34"/>
      <text:p text:style-name="P34"/>
      <text:p text:style-name="P35"><office:annotation office:name="__Fieldmark__48467_747770932"><dc:creator>Unknown Author</dc:creator><dc:date>2015-02-13T14:33:29</dc:date><text:list text:continue-numbering="true" text:style-name=""><text:list-item><text:p>do text</text:p></text:list-item></text:list><text:p>from <text:s text:c="28"/>document(at='%s/I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5">7</text:span></text:span><office:annotation-end office:name="__Fieldmark__48467_747770932"/></text:p>
      <text:p text:style-name="P35"><text:span text:style-name="Default_20_Paragraph_20_Font"><text:span text:style-name="T131">Figure </text:span></text:span><text:span text:style-name="Default_20_Paragraph_20_Font"><text:span text:style-name="T149">5</text:span></text:span><text:span text:style-name="Default_20_Paragraph_20_Font"><text:span text:style-name="T156">8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65"/>
      <text:p text:style-name="P234"><text:span text:style-name="Emphasis"><text:span text:style-name="T308">2</text:span></text:span><text:span text:style-name="Emphasis"><text:span text:style-name="T302">.</text:span></text:span><text:span text:style-name="Emphasis"><text:span text:style-name="T311">8</text:span></text:span><text:span text:style-name="Emphasis"><text:span text:style-name="T302">. </text:span></text:span><text:span text:style-name="Emphasis"><text:span text:style-name="T309">W</text:span></text:span><text:span text:style-name="Emphasis"><text:span text:style-name="T306">ind speed</text:span></text:span><text:span text:style-name="Emphasis"><text:span text:style-name="T305"> coverage and validity</text:span></text:span></text:p>
      <text:p text:style-name="P65"/>
      <text:p text:style-name="P33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91">Parameter</text:p>
          </table:table-cell>
          <table:table-cell table:style-name="Table14.A1" office:value-type="string">
            <text:p text:style-name="P191">Min threshold</text:p>
          </table:table-cell>
          <table:table-cell table:style-name="Table14.A1" office:value-type="string">
            <text:p text:style-name="P191">Max threshold</text:p>
          </table:table-cell>
          <table:table-cell table:style-name="Table14.D1" office:value-type="string">
            <text:p text:style-name="P203">Percentage edited</text:p>
          </table:table-cell>
        </table:table-row>
        <table:table-row>
          <table:table-cell table:style-name="Table14.A2" office:value-type="string">
            <text:p text:style-name="P212">Flagged as bad</text:p>
          </table:table-cell>
          <table:table-cell table:style-name="Table14.B2" office:value-type="string">
            <text:p text:style-name="P169">-</text:p>
          </table:table-cell>
          <table:table-cell table:style-name="Table14.C2" office:value-type="string">
            <text:p text:style-name="P175">-</text:p>
          </table:table-cell>
          <table:table-cell table:style-name="Table14.D2" office:value-type="string">
            <text:p text:style-name="P180"><text:conditional-text text:condition="ooow:true" text:string-value-if-true="flagWspIOP" text:string-value-if-false="">flagWspIOP</text:conditional-text>%</text:p>
          </table:table-cell>
        </table:table-row>
        <table:table-row>
          <table:table-cell table:style-name="Table14.A3" office:value-type="string">
            <text:p text:style-name="P209">Altimeter wind speed</text:p>
          </table:table-cell>
          <table:table-cell table:style-name="Table14.B3" office:value-type="string">
            <text:p text:style-name="P167">0 m/s</text:p>
          </table:table-cell>
          <table:table-cell table:style-name="Table14.C3" office:value-type="string">
            <text:p text:style-name="P173">30 m/s</text:p>
          </table:table-cell>
          <table:table-cell table:style-name="Table14.D3" office:value-type="string">
            <text:p text:style-name="P160"><text:conditional-text text:condition="ooow:true" text:string-value-if-true="editWspIOP" text:string-value-if-false="">editWspIOP</text:conditional-text>%</text:p>
          </table:table-cell>
        </table:table-row>
      </table:table>
      <text:p text:style-name="P244"><text:span text:style-name="T368">Table </text:span><text:span text:style-name="T372">10</text:span>. <text:span text:style-name="T375">Editing criteria. </text:span><text:span text:style-name="T391">The percentage of “flagged</text:span><text:span text:style-name="T392"> as bad” re</text:span><text:span text:style-name="T422">fers to records that </text:span><text:span text:style-name="T423">have been flagged as bad by either </text:span><text:span text:style-name="T426">the average status flag or the measurement confidence flag. Such percentage is computed only for </text:span><text:span text:style-name="T424">records over oceans/lakes and outside polar regions. </text:span><text:span text:style-name="T425">All other percentages refer to the percentage of flag-valid records that have been rejected by the corresponding criteria.</text:span></text:p>
      <text:p text:style-name="P65"/>
      <text:p text:style-name="P65"><text:soft-page-break/></text:p>
      <text:p text:style-name="P81"><text:span text:style-name="Emphasis"><text:span text:style-name="T162">Fig. 28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IOP_Fig_28.jpg' %(image_dir),anchor='paragraph',size=(10,6),sizeUnit='cm')</text:span></text:p></text:list-item></text:list></office:annotation></text:p>
      <text:p text:style-name="P301"><text:span text:style-name="T8">Figure </text:span><text:span text:style-name="T27">5</text:span><text:span text:style-name="T36">9</text:span><text:span text:style-name="T294">. Percentage of science-valid IOP 1-Hz wind records over ocean and lakes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text:s/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81"/>
      <text:p text:style-name="P81"/>
      <text:p text:style-name="P81"><office:annotation office:name="__Fieldmark__22228_631261100"><dc:creator>Unknown Author</dc:creator><dc:date>2015-02-05T15:54:17</dc:date><text:list text:continue-numbering="true" text:style-name=""><text:list-item><text:p>do text</text:p></text:list-item></text:list><text:p>from <text:s text:c="28"/>document(at='%s/IOP_Fig_29.jpg' %(image_dir),anchor='paragraph',size=(12.8,8.07),sizeUnit='cm')</text:p></office:annotation>Fig <text:span text:style-name="T411">29</text:span><office:annotation-end office:name="__Fieldmark__22228_631261100"/></text:p>
      <text:p text:style-name="P120"><text:span text:style-name="Emphasis"><text:span text:style-name="T133">Figure </text:span></text:span><text:span text:style-name="Emphasis"><text:span text:style-name="T156">60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IOP</text:span></text:span><text:span text:style-name="Emphasis"><text:span text:style-name="T185"> </text:span></text:span><text:span text:style-name="Emphasis"><text:span text:style-name="T194">wind</text:span></text:span><text:span text:style-name="Emphasis"><text:span text:style-name="T185">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4">wind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 </text:span></text:span><text:span text:style-name="Emphasis"><text:span text:style-name="T209">Wmean and Wstd denote the spatial area-weighted average and its standard deviation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81"/>
      <text:p text:style-name="P81"/>
      <text:p text:style-name="P81"/>
      <text:p text:style-name="P81"/>
      <text:p text:style-name="P43"><office:annotation office:name="__Fieldmark__22229_631261100"><dc:creator>Unknown Author</dc:creator><dc:date>2015-02-05T15:54:39</dc:date><text:list text:continue-numbering="true" text:style-name=""><text:list-item><text:p>do text</text:p></text:list-item></text:list><text:p>from <text:s text:c="28"/>document(at='%s/IOP_Fig_30.jpg' %(image_dir),anchor='paragraph',size=(7.4,6.3),sizeUnit='cm')</text:p></office:annotation>Fig. <text:span text:style-name="T432">30</text:span><office:annotation-end office:name="__Fieldmark__22229_631261100"/></text:p>
      <text:p text:style-name="P81"><text:span text:style-name="Emphasis"><text:span text:style-name="T132">Figure </text:span></text:span><text:span text:style-name="Emphasis"><text:span text:style-name="T156">61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P81"/>
      <text:p text:style-name="P107"><office:annotation office:name="__Fieldmark__17594_387857094"><dc:creator>Unknown Author</dc:creator><dc:date>2015-02-25T12:57:26</dc:date><text:list text:continue-numbering="true" text:style-name=""><text:list-item><text:p>do text</text:p></text:list-item></text:list><text:p>from <text:s text:c="28"/>document(at='%s/IOP_Fig_31.jpg' %(image_dir),anchor='paragraph',size=(9,9),sizeUnit='cm')</text:p></office:annotation>Fig. 31<office:annotation-end office:name="__Fieldmark__17594_387857094"/></text:p>
      <text:p text:style-name="P39"><text:span text:style-name="Emphasis"><text:span text:style-name="T153">Figure </text:span></text:span><text:span text:style-name="Emphasis"><text:span text:style-name="T156">6</text:span></text:span><text:span text:style-name="Emphasis"><text:span text:style-name="T155">2</text:span></text:span><text:span text:style-name="Emphasis"><text:span text:style-name="T102">. Scatter plot of the science-valid IOP </text:span></text:span><text:span text:style-name="Emphasis"><text:span text:style-name="T110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IOP" text:string-value-if-false="">rmsEdge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IOP" text:string-value-if-false="">rmsOut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text:s/></text:span></text:span></text:p>
      <text:p text:style-name="P81"><text:span text:style-name="Emphasis"><text:span text:style-name="T396"/></text:span></text:p>
      <text:p text:style-name="P65"/>
      <text:p text:style-name="P65"/>
      <text:p text:style-name="P234"><text:span text:style-name="Emphasis"><text:span text:style-name="T308">2</text:span></text:span><text:span text:style-name="Emphasis"><text:span text:style-name="T302">.</text:span></text:span><text:span text:style-name="Emphasis"><text:span text:style-name="T311">9</text:span></text:span><text:span text:style-name="Emphasis"><text:span text:style-name="T302">. </text:span></text:span><text:span text:style-name="Emphasis"><text:span text:style-name="T309">M</text:span></text:span><text:span text:style-name="Emphasis"><text:span text:style-name="T307">ispointing</text:span></text:span><text:span text:style-name="Emphasis"><text:span text:style-name="T305"> coverage and validity</text:span></text:span></text:p>
      <text:p text:style-name="P65"><text:span text:style-name="Default_20_Paragraph_20_Font"><text:span text:style-name="T52"/></text:span></text:p>
      <text:p text:style-name="P82"><text:span text:style-name="Emphasis"><text:span text:style-name="T162">Fig. 32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IOP_Fig_32.jpg' %(image_dir),anchor='paragraph',size=(10,6),sizeUnit='cm')</text:span></text:p></text:list-item></text:list></office:annotation></text:p>
      <text:p text:style-name="P302"><text:span text:style-name="T8">Figure </text:span><text:span text:style-name="T33">6</text:span><text:span text:style-name="T37">3</text:span><text:span text:style-name="T294">. Percentage of science-valid IOP 1-Hz mispointing records over ocean and lakes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text:s/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82"><text:soft-page-break/></text:p>
      <text:p text:style-name="P82"/>
      <text:p text:style-name="P82"/>
      <text:p text:style-name="P82"/>
      <text:p text:style-name="P82"><office:annotation office:name="__Fieldmark__22230_631261100"><dc:creator>Unknown Author</dc:creator><dc:date>2015-02-05T15:55:01</dc:date><text:list text:continue-numbering="true" text:style-name=""><text:list-item><text:p>do text</text:p></text:list-item></text:list><text:p>from <text:s text:c="28"/>document(at='%s/IOP_Fig_33.jpg' %(image_dir),anchor='paragraph',size=(12.8,8.07),sizeUnit='cm')</text:p></office:annotation>Fig <text:span text:style-name="T416">33</text:span><office:annotation-end office:name="__Fieldmark__22230_631261100"/></text:p>
      <text:p text:style-name="P108"/>
      <text:p text:style-name="P109"><office:annotation office:name="__Fieldmark__18274_387857094"><dc:creator>Unknown Author</dc:creator><dc:date>2015-02-25T12:59:55</dc:date><text:list text:continue-numbering="true" text:style-name=""><text:list-item><text:p>do text</text:p></text:list-item></text:list><text:p>from <text:s text:c="28"/>document(at='%s/IOP_Fig_33_descend.jpg' %(image_dir),anchor='paragraph',size=(12.8,8.07),sizeUnit='cm')</text:p></office:annotation>Fig 33b<office:annotation-end office:name="__Fieldmark__18274_387857094"/></text:p>
      <text:p text:style-name="P108"><text:span text:style-name="Emphasis"><text:span text:style-name="T133">Figure </text:span></text:span><text:span text:style-name="Emphasis"><text:span text:style-name="T151">6</text:span></text:span><text:span text:style-name="Emphasis"><text:span text:style-name="T157">4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IOP</text:span></text:span><text:span text:style-name="Emphasis"><text:span text:style-name="T185"> </text:span></text:span><text:span text:style-name="Emphasis"><text:span text:style-name="T195">mispointing</text:span></text:span><text:span text:style-name="Emphasis"><text:span text:style-name="T185"> data over ocean</text:span></text:span><text:span text:style-name="Emphasis"><text:span text:style-name="T186">s and lakes </text:span></text:span><text:span text:style-name="Emphasis"><text:span text:style-name="T196">f</text:span></text:span><text:span text:style-name="Emphasis"><text:span text:style-name="T185">or ascending (top) and descending (bottom) passes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4">wind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82"/>
      <text:p text:style-name="P82"/>
      <text:p text:style-name="P82"/>
      <text:p text:style-name="P44"><office:annotation office:name="__Fieldmark__22231_631261100"><dc:creator>Unknown Author</dc:creator><dc:date>2015-02-05T15:55:23</dc:date><text:list text:continue-numbering="true" text:style-name=""><text:list-item><text:p>do text</text:p></text:list-item></text:list><text:p>from <text:s text:c="28"/>document(at='%s/IOP_Fig_34.jpg' %(image_dir),anchor='paragraph',size=(7.4,6.3),sizeUnit='cm')</text:p></office:annotation>Fig. <text:span text:style-name="T416">34</text:span><office:annotation-end office:name="__Fieldmark__22231_631261100"/></text:p>
      <text:p text:style-name="P82"><text:span text:style-name="Emphasis"><text:span text:style-name="T132">Figure </text:span></text:span><text:span text:style-name="Emphasis"><text:span text:style-name="T151">6</text:span></text:span><text:span text:style-name="Emphasis"><text:span text:style-name="T158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1">mispointing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P65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list xml:id="list124339237852263" text:continue-list="list124340714457395" text:style-name="Outline">
        <text:list-item>
          <text:p text:style-name="P398"><text:span text:style-name="T434">Quality control assessment for</text:span><text:span text:style-name="T433"> </text:span><text:span text:style-name="T434">GOP</text:span></text:p>
        </text:list-item>
      </text:list>
      <text:p text:style-name="P26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0">Note <text:span text:style-name="T429">3.</text:span>1:</text:p>
          </table:table-cell>
          <table:table-cell table:style-name="Table8.A1" office:value-type="string">
            <text:p text:style-name="P322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8.A1" office:value-type="string">
            <text:p text:style-name="P340">Note <text:span text:style-name="T429">3.2</text:span>:</text:p>
          </table:table-cell>
          <table:table-cell table:style-name="Table8.A1" office:value-type="string">
            <text:p text:style-name="P324"><text:span text:style-name="Emphasis"><text:span text:style-name="T379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7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31">Note <text:span text:style-name="T429">3.3</text:span>:</text:p>
          </table:table-cell>
          <table:table-cell table:style-name="Table17.A1" office:value-type="string">
            <text:p text:style-name="P327">“flag-valid” refers to those records that have not been flagged as bad by either</text:p>
            <text:p text:style-name="P103">the average status flag or the measurement confidence flag.</text:p>
          </table:table-cell>
        </table:table-row>
      </table:table>
      <text:p text:style-name="P10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31">Note <text:span text:style-name="T429">3.4</text:span>:</text:p>
          </table:table-cell>
          <table:table-cell table:style-name="Table18.A1" office:value-type="string">
            <text:p text:style-name="P320"><text:span text:style-name="Emphasis"><text:span text:style-name="T380">“</text:span></text:span><text:span text:style-name="Emphasis"><text:span text:style-name="T381">science-valid</text:span></text:span><text:span text:style-name="Emphasis"><text:span text:style-name="T380">” refers to </text:span></text:span><text:span text:style-name="Emphasis"><text:span text:style-name="T385">flag-valid </text:span></text:span><text:span text:style-name="Emphasis"><text:span text:style-name="T382">records</text:span></text:span><text:span text:style-name="Emphasis"><text:span text:style-name="T380"> </text:span></text:span><text:span text:style-name="Emphasis"><text:span text:style-name="T385">(</text:span></text:span><text:span text:style-name="Emphasis"><text:span text:style-name="T383">over oceans and lakes </text:span></text:span><text:span text:style-name="Emphasis"><text:span text:style-name="T385">and excluding polar regions)</text:span></text:span><text:span text:style-name="Emphasis"><text:span text:style-name="T383"> </text:span></text:span><text:span text:style-name="Emphasis"><text:span text:style-name="T384">that meet</text:span></text:span><text:span text:style-name="Emphasis"><text:span text:style-name="T383"> the editing criteria described in </text:span></text:span><text:span text:style-name="Emphasis"><text:span text:style-name="T385">the </text:span></text:span><text:span text:style-name="Emphasis"><text:span text:style-name="T386">T</text:span></text:span><text:span text:style-name="Emphasis"><text:span text:style-name="T385">ables </text:span></text:span><text:span text:style-name="Emphasis"><text:span text:style-name="T387">12</text:span></text:span><text:span text:style-name="Emphasis"><text:span text:style-name="T386">, </text:span></text:span><text:span text:style-name="Emphasis"><text:span text:style-name="T387">13</text:span></text:span><text:span text:style-name="Emphasis"><text:span text:style-name="T386">, </text:span></text:span><text:span text:style-name="Emphasis"><text:span text:style-name="T387">14</text:span></text:span><text:span text:style-name="Emphasis"><text:span text:style-name="T386">, 1</text:span></text:span><text:span text:style-name="Emphasis"><text:span text:style-name="T387">5</text:span></text:span><text:span text:style-name="Emphasis"><text:span text:style-name="T386">.</text:span></text:span></text:p>
          </table:table-cell>
        </table:table-row>
      </table:table>
      <text:p text:style-name="P338"/>
      <text:p text:style-name="P278"><text:span text:style-name="Emphasis"><text:span text:style-name="T317">3</text:span></text:span><text:span text:style-name="Emphasis"><text:span text:style-name="T313">.</text:span></text:span><text:span text:style-name="Emphasis"><text:span text:style-name="T319">1</text:span></text:span><text:span text:style-name="Emphasis"><text:span text:style-name="T313">. </text:span></text:span><text:span text:style-name="Emphasis"><text:span text:style-name="T314">Data used</text:span></text:span></text:p>
      <text:p text:style-name="P226">Product: <text:span text:style-name="T2">GOP</text:span></text:p>
      <text:p text:style-name="P223"><text:span text:style-name="T290">Date and time of the first record</text:span>: <text:span text:style-name="T2"><text:conditional-text text:condition="ooow:true" text:string-value-if-true="start_timeGOP" text:string-value-if-false="">start_timeGOP</text:conditional-text></text:span></text:p>
      <text:p text:style-name="P223"><text:span text:style-name="T290">Date and time of the last record</text:span>: <text:span text:style-name="T2"><text:conditional-text text:condition="ooow:true" text:string-value-if-true="stop_timeGOP" text:string-value-if-false="">stop_timeGOP</text:conditional-text></text:span></text:p>
      <text:p text:style-name="P220">Range of <text:span text:style-name="T301">complete </text:span>orbits <text:span text:style-name="T301">in present month</text:span>: <text:span text:style-name="T2"><text:conditional-text text:condition="ooow:true" text:string-value-if-true="orbit0GOP" text:string-value-if-false="">orbit0GOP</text:conditional-text></text:span> to <text:span text:style-name="T2"><text:conditional-text text:condition="ooow:true" text:string-value-if-true="orbitfGOP" text:string-value-if-false="">orbitfGOP</text:conditional-text></text:span></text:p>
      <text:p text:style-name="P278"><text:span text:style-name="Emphasis"><text:span text:style-name="T317">3</text:span></text:span><text:span text:style-name="Emphasis"><text:span text:style-name="T313">.</text:span></text:span><text:span text:style-name="Emphasis"><text:span text:style-name="T319">2</text:span></text:span><text:span text:style-name="Emphasis"><text:span text:style-name="T313">. </text:span></text:span><text:span text:style-name="Emphasis"><text:span text:style-name="T314">Data flow</text:span></text:span></text:p>
      <text:p text:style-name="P100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91"> </text:span></text:span><text:span text:style-name="Default_20_Paragraph_20_Font"><text:span text:style-name="T291"><text:conditional-text text:condition="ooow:true" text:string-value-if-true="median_latencyGOP" text:string-value-if-false="">median_latencyGOP</text:conditional-text></text:span></text:span><text:span text:style-name="Default_20_Paragraph_20_Font"><text:span text:style-name="T291"> days [</text:span></text:span><text:span text:style-name="Default_20_Paragraph_20_Font"><text:span text:style-name="T291"><text:conditional-text text:condition="ooow:true" text:string-value-if-true="latencyLowGOP" text:string-value-if-false="">latencyLowGOP</text:conditional-text></text:span></text:span><text:span text:style-name="Default_20_Paragraph_20_Font"><text:span text:style-name="T291"> - </text:span></text:span><text:span text:style-name="Default_20_Paragraph_20_Font"><text:span text:style-name="T291"><text:conditional-text text:condition="ooow:true" text:string-value-if-true="latencyUpGOP" text:string-value-if-false="">latencyUpGOP</text:conditional-text></text:span></text:span><text:span text:style-name="Default_20_Paragraph_20_Font"><text:span text:style-name="T291">]</text:span></text:span></text:p>
      <text:p text:style-name="P100"/>
      <text:p text:style-name="P100"/>
      <text:p text:style-name="P100"/>
      <text:p text:style-name="P100"/>
      <text:p text:style-name="P100"><office:annotation office:name="__Fieldmark__85533_747770932"><dc:creator>Unknown Author</dc:creator><dc:date>2015-02-19T17:10:41</dc:date><text:list text:style-name=""><text:list-item><text:p>do text</text:p></text:list-item></text:list><text:p>from <text:s text:c="28"/>document(at='%s/GOP_Fig_1.jpg' %(image_dir),anchor='paragraph',size=(11.9,7.6),sizeUnit='cm')</text:p></office:annotation><text:span text:style-name="Default_20_Paragraph_20_Font"><text:span text:style-name="T292">Fig. 1</text:span></text:span><office:annotation-end office:name="__Fieldmark__85533_747770932"/></text:p>
      <text:p text:style-name="P100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6</text:span></text:span><text:span text:style-name="Default_20_Paragraph_20_Font"><text:span text:style-name="T292">. Box-and-whiskers plot for the G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2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7">±</text:span></text:span><text:span text:style-name="Default_20_Paragraph_20_Font"><text:span text:style-name="T400">1</text:span></text:span><text:span text:style-name="Default_20_Paragraph_20_Font"><text:span text:style-name="T292"> standard deviation (blue dashed line). The percentage of records delivered within 3 days is also shown (red, right y-axis). The horizontal black line denotes the 30 days threshold.</text:span></text:span></text:p>
      <text:p text:style-name="P100"><text:span text:style-name="Default_20_Paragraph_20_Font"/></text:p>
      <text:p text:style-name="P100"/>
      <text:p text:style-name="P100"/>
      <text:p text:style-name="P100"><text:span text:style-name="Default_20_Paragraph_20_Font"/></text:p>
      <text:p text:style-name="P100"><office:annotation office:name="__Fieldmark__85534_747770932"><dc:creator>Unknown Author</dc:creator><dc:date>2015-02-19T17:12:37</dc:date><text:list text:continue-numbering="true" text:style-name=""><text:list-item><text:p>do text</text:p></text:list-item></text:list><text:p>from <text:s text:c="28"/>document(at='%s/GOP_Fig_2.jpg' %(image_dir),anchor='paragraph',size=(7.4,6.3),sizeUnit='cm')</text:p></office:annotation><text:span text:style-name="Default_20_Paragraph_20_Font"><text:span text:style-name="T359">Fig. 2</text:span></text:span><office:annotation-end office:name="__Fieldmark__85534_747770932"/></text:p>
      <text:p text:style-name="P100"><text:soft-page-break/><text:span text:style-name="Default_20_Paragraph_20_Font"><text:span text:style-name="T12">Figure </text:span></text:span><text:span text:style-name="Default_20_Paragraph_20_Font"><text:span text:style-name="T34">6</text:span></text:span><text:span text:style-name="Default_20_Paragraph_20_Font"><text:span text:style-name="T38">7</text:span></text:span><text:span text:style-name="Default_20_Paragraph_20_Font"><text:span text:style-name="T359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G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4">hat </text:span></text:span><text:span text:style-name="Emphasis"><text:span text:style-name="T168">are made available with a delay of </text:span></text:span><text:span text:style-name="Emphasis"><text:span text:style-name="T169">x-</text:span></text:span><text:span text:style-name="Emphasis"><text:span text:style-name="T168">hours with respect to the mean time of the records stored in the file.</text:span></text:span></text:p>
      <text:p text:style-name="P100"/>
      <text:p text:style-name="P278"><text:span text:style-name="Emphasis"><text:span text:style-name="T317">3</text:span></text:span><text:span text:style-name="Emphasis"><text:span text:style-name="T313">.</text:span></text:span><text:span text:style-name="Emphasis"><text:span text:style-name="T319">3</text:span></text:span><text:span text:style-name="Emphasis"><text:span text:style-name="T313">. </text:span></text:span><text:span text:style-name="Emphasis"><text:span text:style-name="T314">Data coverage and completeness</text:span></text:span></text:p>
      <text:p text:style-name="P11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82"/>
          </table:table-cell>
          <table:table-cell table:style-name="Table19.A1" office:value-type="string">
            <text:p text:style-name="P187">Present in <text:span text:style-name="T418">month</text:span></text:p>
          </table:table-cell>
          <table:table-cell table:style-name="Table19.A1" office:value-type="string">
            <text:p text:style-name="P188">Theoretical max.</text:p>
          </table:table-cell>
          <table:table-cell table:style-name="Table19.D1" office:value-type="string">
            <text:p text:style-name="P188">Percentage (%)</text:p>
          </table:table-cell>
        </table:table-row>
        <table:table-row>
          <table:table-cell table:style-name="Table19.A2" office:value-type="string">
            <text:p text:style-name="P188">Total</text:p>
          </table:table-cell>
          <table:table-cell table:style-name="Table19.B2" office:value-type="string">
            <text:p text:style-name="P128"><text:conditional-text text:condition="ooow:true" text:string-value-if-true="total_nrecordGOP" text:string-value-if-false="">total_nrecordGOP</text:conditional-text></text:p>
          </table:table-cell>
          <table:table-cell table:style-name="Table19.C2" office:value-type="string">
            <text:p text:style-name="P131"><text:conditional-text text:condition="ooow:true" text:string-value-if-true="theor_totalGOP" text:string-value-if-false="">theor_totalGOP</text:conditional-text></text:p>
          </table:table-cell>
          <table:table-cell table:style-name="Table19.D2" office:value-type="string">
            <text:p text:style-name="P128"><text:conditional-text text:condition="ooow:true" text:string-value-if-true="total_precordGOP" text:string-value-if-false="">total_precordGOP</text:conditional-text></text:p>
          </table:table-cell>
        </table:table-row>
        <table:table-row>
          <table:table-cell table:style-name="Table19.A3" office:value-type="string">
            <text:p text:style-name="P188">Ocean<text:span text:style-name="T393">s and lakes</text:span></text:p>
          </table:table-cell>
          <table:table-cell table:style-name="Table19.B3" office:value-type="string">
            <text:p text:style-name="P128"><text:conditional-text text:condition="ooow:true" text:string-value-if-true="ocean_nrecordGOP" text:string-value-if-false="">ocean_nrecordGOP</text:conditional-text></text:p>
          </table:table-cell>
          <table:table-cell table:style-name="Table19.C3" office:value-type="string">
            <text:p text:style-name="P128"><text:conditional-text text:condition="ooow:true" text:string-value-if-true="theor_oceanGOP" text:string-value-if-false="">theor_oceanGOP</text:conditional-text></text:p>
          </table:table-cell>
          <table:table-cell table:style-name="Table19.D3" office:value-type="string">
            <text:p text:style-name="P128"><text:conditional-text text:condition="ooow:true" text:string-value-if-true="ocean_precordGOP" text:string-value-if-false="">ocean_precordGOP</text:conditional-text></text:p>
          </table:table-cell>
        </table:table-row>
      </table:table>
      <text:p text:style-name="P241"><text:span text:style-name="T368">Table </text:span><text:span text:style-name="T373">11</text:span>. <text:span text:style-name="T363">Number of total </text:span><text:span text:style-name="T364">(land and ocean/</text:span><text:span text:style-name="T378">lake</text:span><text:span text:style-name="T364">)</text:span><text:span text:style-name="T363"> and </text:span><text:span text:style-name="T378">only </text:span><text:span text:style-name="T363">ocean/</text:span><text:span text:style-name="T374">lake</text:span><text:span text:style-name="T363"> records </text:span><text:span text:style-name="T388">(based on the surface_type flag)</text:span><text:span text:style-name="T363"> </text:span><text:span text:style-name="T365">together with the</text:span><text:span text:style-name="T366">ir</text:span><text:span text:style-name="T365"> percentage </text:span><text:span text:style-name="T366">relative to the theoretically expected number of measurements </text:span><text:span text:style-name="Default_20_Paragraph_20_Font"><text:span text:style-name="T362">from the orbits ground tracks</text:span></text:span><text:span text:style-name="T378"> for</text:span><text:span text:style-name="T363"> </text:span><text:span text:style-name="T363"><text:conditional-text text:condition="ooow:true" text:string-value-if-true="Report_Date" text:string-value-if-false="">Report_Date</text:conditional-text></text:span><text:span text:style-name="T363">. </text:span><text:span text:style-name="T366">Th</text:span><text:span text:style-name="T367">eoretical values are also shown.</text:span></text:p>
      <text:p text:style-name="P13"/>
      <text:p text:style-name="P13"/>
      <text:p text:style-name="P13"/>
      <text:p text:style-name="P8">Fig. <text:span text:style-name="T360">3</text:span><office:annotation office:name="__Fieldmark__580_1509170116"><dc:creator>Unknown Author</dc:creator><dc:date>2014-07-25T11:19:08</dc:date><text:list text:continue-numbering="true" text:style-name=""><text:list-item><text:p text:style-name="P413"><text:span text:style-name="T462">do text</text:span></text:p></text:list-item><text:list-item><text:p text:style-name="P413"><text:span text:style-name="T462">from <text:s text:c="28"/>document(at='%s/GOP_Fig_3.jpg' %(image_dir),anchor='paragraph',</text:span><text:span text:style-name="T463">size=(12,7.2),sizeUnit='cm'</text:span><text:span text:style-name="T462">)</text:span></text:p></text:list-item></text:list></office:annotation></text:p>
      <text:p text:style-name="P100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8</text:span></text:span><text:span text:style-name="Default_20_Paragraph_20_Font"><text:span text:style-name="T292">. Percentage of G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2">.</text:span></text:span></text:p>
      <text:p text:style-name="P100"/>
      <text:p text:style-name="P100"><text:span text:style-name="Default_20_Paragraph_20_Font"/></text:p>
      <text:p text:style-name="P270"><office:annotation office:name="__Fieldmark__86157_747770932"><dc:creator>Unknown Author</dc:creator><dc:date>2015-02-19T17:13:31</dc:date><text:list text:continue-numbering="true" text:style-name=""><text:list-item><text:p>do text</text:p></text:list-item></text:list><text:p>from <text:s text:c="28"/>document(at='%s/GOP_Fig_4.jpg' %(image_dir),anchor='paragraph',size=(12,7.2),sizeUnit='cm')</text:p></office:annotation><text:span text:style-name="Default_20_Paragraph_20_Font"><text:span text:style-name="T293">Fig. 4</text:span></text:span><office:annotation-end office:name="__Fieldmark__86157_747770932"/></text:p>
      <text:p text:style-name="P260"><text:span text:style-name="Default_20_Paragraph_20_Font"><text:span text:style-name="T7">Figure </text:span></text:span><text:span text:style-name="Default_20_Paragraph_20_Font"><text:span text:style-name="T34">6</text:span></text:span><text:span text:style-name="Default_20_Paragraph_20_Font"><text:span text:style-name="T38">9</text:span></text:span><text:span text:style-name="Default_20_Paragraph_20_Font"><text:span text:style-name="T293">. Percentage of G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93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260"/>
      <text:p text:style-name="P278"><text:span text:style-name="Emphasis"><text:span text:style-name="T317">3</text:span></text:span><text:span text:style-name="Emphasis"><text:span text:style-name="T313">.</text:span></text:span><text:span text:style-name="Emphasis"><text:span text:style-name="T319">4</text:span></text:span><text:span text:style-name="Emphasis"><text:span text:style-name="T313">. </text:span></text:span><text:span text:style-name="Emphasis"><text:span text:style-name="T315">SSH anomaly coverage and validity</text:span></text:span></text:p>
      <text:p text:style-name="P25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92">Parameter</text:p>
          </table:table-cell>
          <table:table-cell table:style-name="Table21.A1" office:value-type="string">
            <text:p text:style-name="P192">Min threshold</text:p>
          </table:table-cell>
          <table:table-cell table:style-name="Table21.A1" office:value-type="string">
            <text:p text:style-name="P192">Max threshold</text:p>
          </table:table-cell>
          <table:table-cell table:style-name="Table21.D1" office:value-type="string">
            <text:p text:style-name="P195">Percentage edited</text:p>
          </table:table-cell>
        </table:table-row>
        <table:table-row>
          <table:table-cell table:style-name="Table21.A4" office:value-type="string">
            <text:p text:style-name="P213">Flagged as bad</text:p>
          </table:table-cell>
          <table:table-cell table:style-name="Table21.B4" office:value-type="string">
            <text:p text:style-name="P138">-</text:p>
          </table:table-cell>
          <table:table-cell table:style-name="Table21.C4" office:value-type="string">
            <text:p text:style-name="P138">-</text:p>
          </table:table-cell>
          <table:table-cell table:style-name="Table21.D4" office:value-type="string">
            <text:p text:style-name="P181"><text:conditional-text text:condition="ooow:true" text:string-value-if-true="flagSLAGOP" text:string-value-if-false="">flagSLAGOP</text:conditional-text>%</text:p>
          </table:table-cell>
        </table:table-row>
        <text:soft-page-break/>
        <table:table-row>
          <table:table-cell table:style-name="Table21.A4" office:value-type="string">
            <text:p text:style-name="P214">Biased orbit</text:p>
          </table:table-cell>
          <table:table-cell table:style-name="Table21.B4" office:value-type="string">
            <text:p text:style-name="P150">-</text:p>
          </table:table-cell>
          <table:table-cell table:style-name="Table21.C4" office:value-type="string">
            <text:p text:style-name="P150">-</text:p>
          </table:table-cell>
          <table:table-cell table:style-name="Table21.D4" office:value-type="string">
            <text:p text:style-name="P144"><text:conditional-text text:condition="ooow:true" text:string-value-if-true="BiasedOrbitGOP" text:string-value-if-false="">BiasedOrbitGOP</text:conditional-text>%</text:p>
          </table:table-cell>
        </table:table-row>
        <table:table-row>
          <table:table-cell table:style-name="Table21.A4" office:value-type="string">
            <text:p text:style-name="P192">SSH anomaly</text:p>
          </table:table-cell>
          <table:table-cell table:style-name="Table21.B4" office:value-type="string">
            <text:p text:style-name="P139">-<text:span text:style-name="T402">3</text:span> m</text:p>
          </table:table-cell>
          <table:table-cell table:style-name="Table21.C4" office:value-type="string">
            <text:p text:style-name="P139"><text:span text:style-name="T402">3</text:span> m</text:p>
          </table:table-cell>
          <table:table-cell table:style-name="Table21.D4" office:value-type="string">
            <text:p text:style-name="P146"><text:conditional-text text:condition="ooow:true" text:string-value-if-true="editSLAGOP" text:string-value-if-false="">editSLAGOP</text:conditional-text>%</text:p>
          </table:table-cell>
        </table:table-row>
        <table:table-row>
          <table:table-cell table:style-name="Table21.A5" office:value-type="string">
            <text:p text:style-name="P192">Standard deviation of SSH anomaly</text:p>
          </table:table-cell>
          <table:table-cell table:style-name="Table21.B5" office:value-type="string">
            <text:p text:style-name="P139">0 m</text:p>
          </table:table-cell>
          <table:table-cell table:style-name="Table21.C5" office:value-type="string">
            <text:p text:style-name="P139">0.<text:span text:style-name="T419">20</text:span> m</text:p>
          </table:table-cell>
          <table:table-cell table:style-name="Table21.D5" office:value-type="string">
            <text:p text:style-name="P146"><text:conditional-text text:condition="ooow:true" text:string-value-if-true="editSLAstdGOP" text:string-value-if-false="">editSLAstdGOP</text:conditional-text>%</text:p>
          </table:table-cell>
        </table:table-row>
        <table:table-row>
          <table:table-cell table:style-name="Table21.A6" office:value-type="string">
            <text:p text:style-name="P192">Inverse barometer correction</text:p>
          </table:table-cell>
          <table:table-cell table:style-name="Table21.B6" office:value-type="string">
            <text:p text:style-name="P139">-2 m</text:p>
          </table:table-cell>
          <table:table-cell table:style-name="Table21.C6" office:value-type="string">
            <text:p text:style-name="P139">2 m</text:p>
          </table:table-cell>
          <table:table-cell table:style-name="Table21.D6" office:value-type="string">
            <text:p text:style-name="P146"><text:conditional-text text:condition="ooow:true" text:string-value-if-true="editIBGOP" text:string-value-if-false="">editIBGOP</text:conditional-text>%</text:p>
          </table:table-cell>
        </table:table-row>
        <table:table-row>
          <table:table-cell table:style-name="Table21.A11" office:value-type="string">
            <text:p text:style-name="P195">Wet tropospheric correction</text:p>
          </table:table-cell>
          <table:table-cell table:style-name="Table21.B7" office:value-type="string">
            <text:p text:style-name="P149">-<text:span text:style-name="T395">0.5 m</text:span></text:p>
          </table:table-cell>
          <table:table-cell table:style-name="Table21.C7" office:value-type="string">
            <text:p text:style-name="P149">-<text:span text:style-name="T395">0.001 m</text:span></text:p>
          </table:table-cell>
          <table:table-cell table:style-name="Table21.D7" office:value-type="string">
            <text:p text:style-name="P146"><text:conditional-text text:condition="ooow:true" text:string-value-if-true="editWetGOP" text:string-value-if-false="">editWetGOP</text:conditional-text>%</text:p>
          </table:table-cell>
        </table:table-row>
        <table:table-row>
          <table:table-cell table:style-name="Table21.A11" office:value-type="string">
            <text:p text:style-name="P195">Dry tropospheric correction</text:p>
          </table:table-cell>
          <table:table-cell table:style-name="Table21.B8" office:value-type="string">
            <text:p text:style-name="P149">-<text:span text:style-name="T395">2.5 m</text:span></text:p>
          </table:table-cell>
          <table:table-cell table:style-name="Table21.C8" office:value-type="string">
            <text:p text:style-name="P149">-<text:span text:style-name="T395">1.9 m</text:span></text:p>
          </table:table-cell>
          <table:table-cell table:style-name="Table21.D8" office:value-type="string">
            <text:p text:style-name="P146"><text:conditional-text text:condition="ooow:true" text:string-value-if-true="editDryGOP" text:string-value-if-false="">editDryGOP</text:conditional-text>%</text:p>
          </table:table-cell>
        </table:table-row>
        <table:table-row>
          <table:table-cell table:style-name="Table21.A11" office:value-type="string">
            <text:p text:style-name="P195">Ionospheric correction</text:p>
          </table:table-cell>
          <table:table-cell table:style-name="Table21.B9" office:value-type="string">
            <text:p text:style-name="P149">-<text:span text:style-name="T395">0.4 m</text:span></text:p>
          </table:table-cell>
          <table:table-cell table:style-name="Table21.C9" office:value-type="string">
            <text:p text:style-name="P146">0.04 m</text:p>
          </table:table-cell>
          <table:table-cell table:style-name="Table21.D9" office:value-type="string">
            <text:p text:style-name="P146"><text:conditional-text text:condition="ooow:true" text:string-value-if-true="editIonoGOP" text:string-value-if-false="">editIonoGOP</text:conditional-text>%</text:p>
          </table:table-cell>
        </table:table-row>
        <table:table-row>
          <table:table-cell table:style-name="Table21.A11" office:value-type="string">
            <text:p text:style-name="P195">Sea state bias</text:p>
          </table:table-cell>
          <table:table-cell table:style-name="Table21.B11" office:value-type="string">
            <text:p text:style-name="P149">-<text:span text:style-name="T395">0.5 m</text:span></text:p>
          </table:table-cell>
          <table:table-cell table:style-name="Table21.C11" office:value-type="string">
            <text:p text:style-name="P146">0 m</text:p>
          </table:table-cell>
          <table:table-cell table:style-name="Table21.D11" office:value-type="string">
            <text:p text:style-name="P146"><text:conditional-text text:condition="ooow:true" text:string-value-if-true="editSsbGOP" text:string-value-if-false="">editSsbGOP</text:conditional-text>%</text:p>
          </table:table-cell>
        </table:table-row>
        <table:table-row>
          <table:table-cell table:style-name="Table21.A11" office:value-type="string">
            <text:p text:style-name="P198">Sigma0</text:p>
          </table:table-cell>
          <table:table-cell table:style-name="Table21.B11" office:value-type="string">
            <text:p text:style-name="P157">7 dB</text:p>
          </table:table-cell>
          <table:table-cell table:style-name="Table21.C11" office:value-type="string">
            <text:p text:style-name="P157">30 dB</text:p>
          </table:table-cell>
          <table:table-cell table:style-name="Table21.D11" office:value-type="string">
            <text:p text:style-name="P161"><text:conditional-text text:condition="ooow:true" text:string-value-if-true="editS0SLAGOP" text:string-value-if-false="">editS0SLAGOP</text:conditional-text>%</text:p>
          </table:table-cell>
        </table:table-row>
        <table:table-row>
          <table:table-cell table:style-name="Table21.A12" office:value-type="string">
            <text:p text:style-name="P195">Standard deviation of sigma0</text:p>
          </table:table-cell>
          <table:table-cell table:style-name="Table21.B12" office:value-type="string">
            <text:p text:style-name="P146">0 <text:span text:style-name="T440">dB</text:span></text:p>
          </table:table-cell>
          <table:table-cell table:style-name="Table21.C12" office:value-type="string">
            <text:p text:style-name="P146">0.23 dB</text:p>
          </table:table-cell>
          <table:table-cell table:style-name="Table21.D12" office:value-type="string">
            <text:p text:style-name="P146"><text:conditional-text text:condition="ooow:true" text:string-value-if-true="editS0stdSLAGOP" text:string-value-if-false="">editS0stdSLAGOP</text:conditional-text>%</text:p>
          </table:table-cell>
        </table:table-row>
        <table:table-row>
          <table:table-cell table:style-name="Table21.A13" office:value-type="string">
            <text:p text:style-name="P201">All together</text:p>
          </table:table-cell>
          <table:table-cell table:style-name="Table21.B13" office:value-type="string">
            <text:p text:style-name="P143">-</text:p>
          </table:table-cell>
          <table:table-cell table:style-name="Table21.C13" office:value-type="string">
            <text:p text:style-name="P143">-</text:p>
          </table:table-cell>
          <table:table-cell table:style-name="Table21.D13" office:value-type="string">
            <text:p text:style-name="P165"><text:conditional-text text:condition="ooow:true" text:string-value-if-true="editAllSLAGOP" text:string-value-if-false="">editAllSLAGOP</text:conditional-text>%</text:p>
          </table:table-cell>
        </table:table-row>
      </table:table>
      <text:p text:style-name="P245"><text:span text:style-name="T368">Table </text:span><text:span text:style-name="T373">12</text:span>. <text:span text:style-name="T375">Editing criteria. </text:span><text:span text:style-name="T391">The percentage of “flagged</text:span><text:span text:style-name="T392"> as bad” re</text:span><text:span text:style-name="T422">fers to records that </text:span><text:span text:style-name="T423">have been flagged as bad by either </text:span><text:span text:style-name="T426">the average status flag or the measurement confidence flag. Such percentage is computed only for </text:span><text:span text:style-name="T424">records over oceans/lakes and outside polar regions. </text:span><text:span text:style-name="T425">All other percentages refer to the percentage of flag-valid records that have been rejected by the corresponding criteria or by all criteria (“All together”).</text:span><text:span text:style-name="T392"> </text:span><text:span text:style-name="T376">The </text:span><text:span text:style-name="T389">biased orbit</text:span><text:span text:style-name="T376"> criteria in the table refers to the orbits highlighted in the 'Warnings' table at the beginning of this report as being suspicious of suffering from a significant orbit bias. </text:span><text:span text:style-name="T377">For such orbits, </text:span><text:span text:style-name="T390">all records</text:span><text:span text:style-name="T377"> </text:span><text:span text:style-name="T390">are</text:span><text:span text:style-name="T377"> rejected.</text:span></text:p>
      <text:p text:style-name="P278"/>
      <text:p text:style-name="P100"><office:annotation office:name="__Fieldmark__86158_747770932"><dc:creator>Unknown Author</dc:creator><dc:date>2015-02-19T17:14:25</dc:date><text:list text:continue-numbering="true" text:style-name=""><text:list-item><text:p>do text</text:p></text:list-item></text:list><text:p>from <text:s text:c="28"/>document(at='%s/GOP_Fig_5.jpg' %(image_dir),anchor='paragraph',size=(10,6),sizeUnit='cm')</text:p></office:annotation><text:span text:style-name="Emphasis"><text:span text:style-name="T162">Fig. 5</text:span></text:span><office:annotation-end office:name="__Fieldmark__86158_747770932"/></text:p>
      <text:p text:style-name="P304"><text:span text:style-name="T8">Figure </text:span><text:span text:style-name="T38">70</text:span><text:span text:style-name="T294">. Percentage of science-valid G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94"> 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278"/>
      <text:p text:style-name="P315"><text:soft-page-break/><office:annotation office:name="__Fieldmark__86159_747770932"><dc:creator>Unknown Author</dc:creator><dc:date>2015-02-19T17:14:53</dc:date><text:list text:continue-numbering="true" text:style-name=""><text:list-item><text:p>do text</text:p></text:list-item></text:list><text:p>from <text:s text:c="28"/>document(at='%s/GOP_Fig_6.jpg' %(image_dir),anchor='paragraph',size=(13.8,8.7),sizeUnit='cm')</text:p></office:annotation>Fig. <text:span text:style-name="T361">6</text:span><office:annotation-end office:name="__Fieldmark__86159_747770932"/></text:p>
      <text:p text:style-name="P120"><text:span text:style-name="T8">Figure </text:span><text:span text:style-name="T38">71</text:span><text:span text:style-name="T294">. Geographical distribution of science-valid GOP 1-Hz SSH anomaly data over oceans and lakes for </text:span><text:span text:style-name="T294"><text:conditional-text text:condition="ooow:true" text:string-value-if-true="Report_Date" text:string-value-if-false="">Report_Date</text:conditional-text></text:span><text:span text:style-name="T294">.</text:span> <text:span text:style-name="T394">The statistical values shown in the table refer to the 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 </text:span></text:span><text:span text:style-name="Emphasis"><text:span text:style-name="T115">Wmean and Wstd denote the spatial area-weighted average and its standard deviation.</text:span></text:span><text:span text:style-name="T394"> Measurements taken over polar polygons have been excluded from the computation of the statistical values. The black lines mark the outer limit of the Arctic and Antarctic polar polygons.</text:span></text:p>
      <text:p text:style-name="P100"/>
      <text:p text:style-name="P100"/>
      <text:p text:style-name="P315"><office:annotation office:name="__Fieldmark__86160_747770932"><dc:creator>Unknown Author</dc:creator><dc:date>2015-02-19T17:15:18</dc:date><text:list text:continue-numbering="true" text:style-name=""><text:list-item><text:p>do text</text:p></text:list-item></text:list><text:p>from <text:s text:c="28"/>document(at='%s/G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86160_747770932"/></text:p>
      <text:p text:style-name="P260"><text:span text:style-name="Emphasis"><text:span text:style-name="T132">Figure </text:span></text:span><text:span text:style-name="Emphasis"><text:span text:style-name="T158">72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G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P100"/>
      <text:p text:style-name="P118"><office:annotation office:name="__Fieldmark__35824_1310979576"><dc:creator>Unknown Author</dc:creator><dc:date>2015-11-19T17:08:05</dc:date><text:list text:continue-numbering="true" text:style-name=""><text:list-item><text:p>do text</text:p></text:list-item></text:list><text:p>from <text:s text:c="28"/>document(at='%s/GOP_Fig_40.jpg' %(image_dir),anchor='paragraph',size=(12.4,9.8),sizeUnit='cm')</text:p></office:annotation>Fig. 40<office:annotation-end office:name="__Fieldmark__35824_1310979576"/></text:p>
      <text:p text:style-name="P262"><text:span text:style-name="Emphasis"><text:span text:style-name="T132">Figure </text:span></text:span><text:span text:style-name="Emphasis"><text:span text:style-name="T158">7</text:span></text:span><text:span text:style-name="Emphasis"><text:span text:style-name="T131">3</text:span></text:span><text:span text:style-name="Emphasis"><text:span text:style-name="T47">. </text:span></text:span><text:span text:style-name="Emphasis"><text:span text:style-name="T45">Along-track power spectrum density of the science-valid 20 Hz GOP SSH anomaly over oceans and lakes for LRM (</text:span></text:span><text:span text:style-name="Emphasis"><text:span text:style-name="T116">red</text:span></text:span><text:span text:style-name="Emphasis"><text:span text:style-name="T45">) and PLRM (blue) for</text:span></text:span><text:span text:style-name="Emphasis"><text:span text:style-name="T47">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118"/>
      <text:p text:style-name="P100"><text:span text:style-name="Emphasis"><text:span text:style-name="T161"/></text:span></text:p>
      <text:p text:style-name="P267"><office:annotation office:name="__Fieldmark__86161_747770932"><dc:creator>Unknown Author</dc:creator><dc:date>2015-02-19T17:15:44</dc:date><text:list text:continue-numbering="true" text:style-name=""><text:list-item><text:p>do text</text:p></text:list-item></text:list><text:p>from <text:s text:c="28"/>document(at='%s/GOP_Fig_8.jpg' %(image_dir),anchor='paragraph',size=(13.8,8.7),sizeUnit='cm')</text:p></office:annotation><text:span text:style-name="Emphasis"><text:span text:style-name="T43">Fig. </text:span></text:span><text:span text:style-name="Emphasis"><text:span text:style-name="T118">8</text:span></text:span><office:annotation-end office:name="__Fieldmark__86161_747770932"/></text:p>
      <text:p text:style-name="P308"><text:span text:style-name="T9">Figure </text:span><text:span text:style-name="T34">7</text:span><text:span text:style-name="T40">4</text:span><text:span text:style-name="T295">. Geographical distribution of science-valid GOP 20-Hz SSH anomaly measurement noise over oceans and lakes for </text:span><text:span text:style-name="T295"><text:conditional-text text:condition="ooow:true" text:string-value-if-true="Report_Date" text:string-value-if-false="">Report_Date</text:conditional-text></text:span><text:span text:style-name="T295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4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27"/>
      <text:p text:style-name="P100"><office:annotation office:name="__Fieldmark__86162_747770932"><dc:creator>Unknown Author</dc:creator><dc:date>2015-02-19T17:15:53</dc:date><text:list text:continue-numbering="true" text:style-name=""><text:list-item><text:p>do text</text:p></text:list-item></text:list><text:p>from <text:s text:c="28"/>document(at='%s/GOP_Fig_9.jpg' %(image_dir),anchor='char',size=(10.3,6.7),sizeUnit='cm')</text:p></office:annotation><text:span text:style-name="Emphasis"><text:span text:style-name="T43">Fig. </text:span></text:span><text:span text:style-name="Emphasis"><text:span text:style-name="T122">9</text:span></text:span><office:annotation-end office:name="__Fieldmark__86162_747770932"/></text:p>
      <text:p text:style-name="P36"><text:span text:style-name="Default_20_Paragraph_20_Font"><text:span text:style-name="T131">Figure </text:span></text:span><text:span text:style-name="Default_20_Paragraph_20_Font"><text:span text:style-name="T152">7</text:span></text:span><text:span text:style-name="Default_20_Paragraph_20_Font"><text:span text:style-name="T160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100"><text:span text:style-name="Emphasis"><text:span text:style-name="T43">Fig. </text:span></text:span><text:span text:style-name="Emphasis"><text:span text:style-name="T117">1</text:span></text:span><text:span text:style-name="Emphasis"><text:span text:style-name="T119">0</text:span></text:span><office:annotation office:name="__Fieldmark__5219_123346739"><dc:creator>Unknown Author</dc:creator><dc:date>2014-07-31T14:25:39</dc:date><text:list text:continue-numbering="true" text:style-name=""><text:list-item><text:p text:style-name="P413"><text:span text:style-name="T461">do text</text:span></text:p></text:list-item><text:list-item><text:p text:style-name="P413"><text:span text:style-name="T461">from <text:s text:c="28"/>document(at='%s/GOP_Fig_10.jpg' %(image_dir),anchor='paragraph',size=(9.2,11.2),sizeUnit='cm')</text:span></text:p></text:list-item></text:list></office:annotation></text:p>
      <text:p text:style-name="P36"><text:bookmark-start text:name="__DdeLink__26346_157186980321"/><text:span text:style-name="Default_20_Paragraph_20_Font"><text:span text:style-name="T131">Figure </text:span></text:span><text:span text:style-name="Default_20_Paragraph_20_Font"><text:span text:style-name="T152">7</text:span></text:span><text:span text:style-name="Default_20_Paragraph_20_Font"><text:span text:style-name="T160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1"/></text:p>
      <text:p text:style-name="P36"><text:soft-page-break/></text:p>
      <text:p text:style-name="P36"/>
      <text:p text:style-name="P36"/>
      <text:p text:style-name="P36"/>
      <text:p text:style-name="P89"><office:annotation office:name="__Fieldmark__86163_747770932"><dc:creator>Unknown Author</dc:creator><dc:date>2015-02-19T17:16:45</dc:date><text:list text:continue-numbering="true" text:style-name=""><text:list-item><text:p>do text</text:p></text:list-item></text:list><text:p>from <text:s text:c="28"/>document(at='%s/GOP_Fig_11b.jpg' %(image_dir),anchor='paragraph',size=(10,7.75),sizeUnit='cm')</text:p></office:annotation>Fig. 11a<office:annotation-end office:name="__Fieldmark__86163_747770932"/></text:p>
      <text:p text:style-name="P36"/>
      <text:p text:style-name="P36"><office:annotation office:name="__Fieldmark__86164_747770932"><dc:creator>Unknown Author</dc:creator><dc:date>2015-02-19T17:16:56</dc:date><text:list text:continue-numbering="true" text:style-name=""><text:list-item><text:p>do text</text:p></text:list-item></text:list><text:p>from <text:s text:c="28"/>document(at='%s/GOP_Fig_11.jpg' %(image_dir),anchor='paragraph',size=(10,7.75),sizeUnit='cm')</text:p></office:annotation><text:span text:style-name="Emphasis"><text:span text:style-name="T92">Fig. 11b</text:span></text:span><office:annotation-end office:name="__Fieldmark__86164_747770932"/></text:p>
      <text:p text:style-name="P36"><text:span text:style-name="Emphasis"><text:span text:style-name="T145">Figure </text:span></text:span><text:span text:style-name="Emphasis"><text:span text:style-name="T152">7</text:span></text:span><text:span text:style-name="Emphasis"><text:span text:style-name="T160">7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G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3">noise</text:span></text:span><text:span text:style-name="Emphasis"><text:span text:style-name="T96"> as a function of SWH.</text:span></text:span></text:p>
      <text:p text:style-name="P36"/>
      <text:p text:style-name="P36"/>
      <text:p text:style-name="P110"><office:annotation office:name="__Fieldmark__20316_387857094"><dc:creator>Unknown Author</dc:creator><dc:date>2015-02-25T13:04:35</dc:date><text:list text:continue-numbering="true" text:style-name=""><text:list-item><text:p>do text</text:p></text:list-item></text:list><text:p>from <text:s text:c="28"/>document(at='%s/GOP_Fig_12.jpg' %(image_dir),anchor='paragraph',size=(9,9),sizeUnit='cm')</text:p></office:annotation>Fig. 12<office:annotation-end office:name="__Fieldmark__20316_387857094"/></text:p>
      <text:p text:style-name="P40"><text:span text:style-name="Emphasis"><text:span text:style-name="T153">Figure </text:span></text:span><text:span text:style-name="Emphasis"><text:span text:style-name="T158">7</text:span></text:span><text:span text:style-name="Emphasis"><text:span text:style-name="T160">8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SH anomaly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GOP" text:string-value-if-false="">rmsEdge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GOP" text:string-value-if-false="">rmsOut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35"><text:span text:style-name="Emphasis"><text:span text:style-name="T310">3</text:span></text:span><text:span text:style-name="Emphasis"><text:span text:style-name="T302">.</text:span></text:span><text:span text:style-name="Emphasis"><text:span text:style-name="T312">5</text:span></text:span><text:span text:style-name="Emphasis"><text:span text:style-name="T302">. </text:span></text:span><text:span text:style-name="Emphasis"><text:span text:style-name="T304">Crossover analysis</text:span></text:span></text:p>
      <text:p text:style-name="P54"/>
      <text:p text:style-name="P50"><office:annotation office:name="__Fieldmark__86803_747770932"><dc:creator>Unknown Author</dc:creator><dc:date>2015-02-19T17:17:44</dc:date><text:list text:continue-numbering="true" text:style-name=""><text:list-item><text:p>do text</text:p></text:list-item></text:list><text:p>from <text:s text:c="28"/>document(at='%s/GOP_Fig_13.jpg' %(image_dir),anchor='paragraph',size=(13.8,8.7),sizeUnit='cm')</text:p></office:annotation><text:span text:style-name="Emphasis"><text:span text:style-name="T322">Fig 1</text:span></text:span><text:span text:style-name="Emphasis"><text:span text:style-name="T340">3</text:span></text:span><office:annotation-end office:name="__Fieldmark__86803_747770932"/></text:p>
      <text:p text:style-name="P100"><text:soft-page-break/><text:span text:style-name="Emphasis"><text:span text:style-name="T349">Figure </text:span></text:span><text:span text:style-name="Emphasis"><text:span text:style-name="T355">7</text:span></text:span><text:span text:style-name="Emphasis"><text:span text:style-name="T357">9</text:span></text:span><text:span text:style-name="Emphasis"><text:span text:style-name="T322">. </text:span></text:span><text:span text:style-name="Emphasis"><text:span text:style-name="T328">C</text:span></text:span><text:span text:style-name="Emphasis"><text:span text:style-name="T322">rossover </text:span></text:span><text:span text:style-name="Emphasis"><text:span text:style-name="T324">differences </text:span></text:span><text:span text:style-name="Emphasis"><text:span text:style-name="T326">(absolute values)</text:span></text:span><text:span text:style-name="Emphasis"><text:span text:style-name="T322"> </text:span></text:span><text:span text:style-name="Emphasis"><text:span text:style-name="T323">for the </text:span></text:span><text:span text:style-name="Emphasis"><text:span text:style-name="T325">science-valid </text:span></text:span><text:span text:style-name="Emphasis"><text:span text:style-name="T329">GOP</text:span></text:span><text:span text:style-name="Emphasis"><text:span text:style-name="T323"> SSH anomaly </text:span></text:span><text:span text:style-name="Emphasis"><text:span text:style-name="T328">for </text:span></text:span><text:span text:style-name="Emphasis"><text:span text:style-name="T327"><text:conditional-text text:condition="ooow:true" text:string-value-if-true="Report_Date" text:string-value-if-false="">Report_Date</text:conditional-text></text:span></text:span><text:span text:style-name="Emphasis"><text:span text:style-name="T322">.</text:span></text:span><text:span text:style-name="Emphasis"><text:span text:style-name="T325"> The difference at each crossover is computed as the difference between median values over 2-</text:span></text:span><text:span text:style-name="Emphasis"><text:span text:style-name="T344">second</text:span></text:span><text:span text:style-name="Emphasis"><text:span text:style-name="T325"> windows centered about the crossover.</text:span></text:span></text:p>
      <text:p text:style-name="P100"/>
      <text:p text:style-name="P95"><office:annotation office:name="__Fieldmark__86804_747770932"><dc:creator>Unknown Author</dc:creator><dc:date>2015-02-19T17:18:15</dc:date><text:list text:continue-numbering="true" text:style-name=""><text:list-item><text:p>do text</text:p></text:list-item></text:list><text:p>from <text:s text:c="28"/>document(at='%s/GOP_Fig_14.jpg' %(image_dir),anchor='paragraph',size=(10.2,6.1),sizeUnit='cm')</text:p></office:annotation>Fig. 1<text:span text:style-name="T437">4</text:span><office:annotation-end office:name="__Fieldmark__86804_747770932"/></text:p>
      <text:p text:style-name="P100"><text:span text:style-name="Emphasis"><text:span text:style-name="T353">Figure </text:span></text:span><text:span text:style-name="Emphasis"><text:span text:style-name="T357">80</text:span></text:span><text:span text:style-name="Emphasis"><text:span text:style-name="T336">. Standard deviation of differences at crossovers </text:span></text:span><text:span text:style-name="Emphasis"><text:span text:style-name="T337">for </text:span></text:span><text:span text:style-name="Emphasis"><text:span text:style-name="T338">GOP</text:span></text:span><text:span text:style-name="Emphasis"><text:span text:style-name="T337"> SSH anomaly</text:span></text:span><text:span text:style-name="Emphasis"><text:span text:style-name="T336"> </text:span></text:span><text:span text:style-name="Emphasis"><text:span text:style-name="T337">for each day in </text:span></text:span><text:span text:style-name="Default_20_Paragraph_20_Font"><text:span text:style-name="T345"><text:conditional-text text:condition="ooow:true" text:string-value-if-true="Report_Date" text:string-value-if-false="">Report_Date</text:conditional-text></text:span></text:span><text:span text:style-name="Default_20_Paragraph_20_Font"><text:span text:style-name="T345">. </text:span></text:span><text:span text:style-name="Default_20_Paragraph_20_Font"><text:span text:style-name="T346">The values shown in this figure have been computed for the science-valid data further edited according to the following two additional criteria: 1) rejecting crossover differences larger than </text:span></text:span><text:span text:style-name="Default_20_Paragraph_20_Font"><text:span text:style-name="T348">2</text:span></text:span><text:span text:style-name="Default_20_Paragraph_20_Font"><text:span text:style-name="T346">0 cm; and 2) rejecting shallow waters (1000 m). <text:s/></text:span></text:span><text:span text:style-name="Emphasis"><text:span text:style-name="T347">The mean (</text:span></text:span><text:span text:style-name="Emphasis"><text:span text:style-name="T398">μ</text:span></text:span><text:span text:style-name="Emphasis"><text:span text:style-name="T347">) and standard deviation (</text:span></text:span><text:span text:style-name="Emphasis"><text:span text:style-name="T398">σ</text:span></text:span><text:span text:style-name="Emphasis"><text:span text:style-name="T401">)</text:span></text:span><text:span text:style-name="Emphasis"><text:span text:style-name="T347"> are also shown.</text:span></text:span></text:p>
      <text:p text:style-name="P100"/>
      <text:p text:style-name="P100"/>
      <text:p text:style-name="P235"><text:span text:style-name="Emphasis"><text:span text:style-name="T310">3</text:span></text:span><text:span text:style-name="Emphasis"><text:span text:style-name="T302">.</text:span></text:span><text:span text:style-name="Emphasis"><text:span text:style-name="T312">6</text:span></text:span><text:span text:style-name="Emphasis"><text:span text:style-name="T302">. </text:span></text:span><text:span text:style-name="Emphasis"><text:span text:style-name="T305">SWH coverage and validity</text:span></text:span></text:p>
      <text:p text:style-name="P335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92">Parameter</text:p>
          </table:table-cell>
          <table:table-cell table:style-name="Table22.A1" office:value-type="string">
            <text:p text:style-name="P192">Min threshold</text:p>
          </table:table-cell>
          <table:table-cell table:style-name="Table22.A1" office:value-type="string">
            <text:p text:style-name="P192">Max threshold</text:p>
          </table:table-cell>
          <table:table-cell table:style-name="Table22.D1" office:value-type="string">
            <text:p text:style-name="P204">Percentage edited</text:p>
          </table:table-cell>
        </table:table-row>
        <table:table-row>
          <table:table-cell table:style-name="Table22.A3" office:value-type="string">
            <text:p text:style-name="P213">Flagged as bad</text:p>
          </table:table-cell>
          <table:table-cell table:style-name="Table22.B3" office:value-type="string">
            <text:p text:style-name="P170">-</text:p>
          </table:table-cell>
          <table:table-cell table:style-name="Table22.C3" office:value-type="string">
            <text:p text:style-name="P138">-</text:p>
          </table:table-cell>
          <table:table-cell table:style-name="Table22.D3" office:value-type="string">
            <text:p text:style-name="P181"><text:conditional-text text:condition="ooow:true" text:string-value-if-true="flagSLAGOP" text:string-value-if-false="">flagSLAGOP</text:conditional-text>%</text:p>
          </table:table-cell>
        </table:table-row>
        <table:table-row>
          <table:table-cell table:style-name="Table22.A3" office:value-type="string">
            <text:p text:style-name="P192">SWH</text:p>
          </table:table-cell>
          <table:table-cell table:style-name="Table22.B3" office:value-type="string">
            <text:p text:style-name="P171">0 m</text:p>
          </table:table-cell>
          <table:table-cell table:style-name="Table22.C3" office:value-type="string">
            <text:p text:style-name="P139">15 m</text:p>
          </table:table-cell>
          <table:table-cell table:style-name="Table22.D3" office:value-type="string">
            <text:p text:style-name="P161"><text:conditional-text text:condition="ooow:true" text:string-value-if-true="editSWHGOP" text:string-value-if-false="">editSWHGOP</text:conditional-text>%</text:p>
          </table:table-cell>
        </table:table-row>
        <table:table-row>
          <table:table-cell table:style-name="Table22.A4" office:value-type="string">
            <text:p text:style-name="P192">Standard deviation of SWH (1-Hz block)</text:p>
          </table:table-cell>
          <table:table-cell table:style-name="Table22.B4" office:value-type="string">
            <text:p text:style-name="P139">0 m</text:p>
          </table:table-cell>
          <table:table-cell table:style-name="Table22.C4" office:value-type="string">
            <text:p text:style-name="P171">1 m</text:p>
          </table:table-cell>
          <table:table-cell table:style-name="Table22.D4" office:value-type="string">
            <text:p text:style-name="P161"><text:conditional-text text:condition="ooow:true" text:string-value-if-true="editSWHstdGOP" text:string-value-if-false="">editSWHstdGOP</text:conditional-text>%</text:p>
          </table:table-cell>
        </table:table-row>
        <table:table-row>
          <table:table-cell table:style-name="Table22.A5" office:value-type="string">
            <text:p text:style-name="P207">All together</text:p>
          </table:table-cell>
          <table:table-cell table:style-name="Table22.B5" office:value-type="string">
            <text:p text:style-name="P143">-</text:p>
          </table:table-cell>
          <table:table-cell table:style-name="Table22.C5" office:value-type="string">
            <text:p text:style-name="P143">-</text:p>
          </table:table-cell>
          <table:table-cell table:style-name="Table22.D5" office:value-type="string">
            <text:p text:style-name="P165"><text:conditional-text text:condition="ooow:true" text:string-value-if-true="editAllSWHGOP" text:string-value-if-false="">editAllSWHGOP</text:conditional-text>%</text:p>
          </table:table-cell>
        </table:table-row>
      </table:table>
      <text:p text:style-name="P245"><text:span text:style-name="T368">Table </text:span><text:span text:style-name="T373">13</text:span>. <text:span text:style-name="T375">Editing criteria. </text:span><text:span text:style-name="T391">The percentage of “flagged</text:span><text:span text:style-name="T392"> as bad” re</text:span><text:span text:style-name="T422">fers to records that </text:span><text:span text:style-name="T423">have been flagged as bad by either </text:span><text:span text:style-name="T426">the average status flag or the measurement confidence flag. Such percentage is computed only for </text:span><text:span text:style-name="T424">records over oceans/lakes and outside polar regions. </text:span><text:span text:style-name="T425">All other percentages refer to the percentage of flag-valid records that have been rejected by the corresponding criteria or by all criteria (“All together”).</text:span></text:p>
      <text:p text:style-name="P100"/>
      <text:p text:style-name="P100"/>
      <text:p text:style-name="P100"/>
      <text:p text:style-name="P100"/>
      <text:p text:style-name="P100"><text:span text:style-name="Emphasis"><text:span text:style-name="T162">Fig. 15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GOP_Fig_15.jpg' %(image_dir),anchor='paragraph',size=(10,6),sizeUnit='cm')</text:span></text:p></text:list-item></text:list></office:annotation></text:p>
      <text:p text:style-name="P304"><text:span text:style-name="T8">Figure </text:span><text:span text:style-name="T38">8</text:span><text:span text:style-name="T40">1</text:span><text:span text:style-name="T294">. Percentage of science-valid GOP 1-Hz SWH records over ocean and lakes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text:s/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100"/>
      <text:p text:style-name="P100"><text:soft-page-break/></text:p>
      <text:p text:style-name="P100"><office:annotation office:name="__Fieldmark__86805_747770932"><dc:creator>Unknown Author</dc:creator><dc:date>2015-02-19T17:18:42</dc:date><text:list text:continue-numbering="true" text:style-name=""><text:list-item><text:p>do text</text:p></text:list-item></text:list><text:p>from <text:s text:c="28"/>document(at='%s/GOP_Fig_16.jpg' %(image_dir),anchor='paragraph',size=(13.8,8.7),sizeUnit='cm')</text:p></office:annotation>Fig <text:span text:style-name="T296">16</text:span><office:annotation-end office:name="__Fieldmark__86805_747770932"/></text:p>
      <text:p text:style-name="P120"><text:span text:style-name="Emphasis"><text:span text:style-name="T133">Figure </text:span></text:span><text:span text:style-name="Emphasis"><text:span text:style-name="T158">8</text:span></text:span><text:span text:style-name="Emphasis"><text:span text:style-name="T160">2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GOP</text:span></text:span><text:span text:style-name="Emphasis"><text:span text:style-name="T185"> S</text:span></text:span><text:span text:style-name="Emphasis"><text:span text:style-name="T187">W</text:span></text:span><text:span text:style-name="Emphasis"><text:span text:style-name="T185">H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S</text:span></text:span><text:span text:style-name="Emphasis"><text:span text:style-name="T189">WH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 </text:span></text:span><text:span text:style-name="Emphasis"><text:span text:style-name="T209">Wmean and Wstd denote the spatial area-weighted average and its standard deviation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45"><office:annotation office:name="__Fieldmark__86806_747770932"><dc:creator>Unknown Author</dc:creator><dc:date>2015-02-19T17:19:07</dc:date><text:list text:continue-numbering="true" text:style-name=""><text:list-item><text:p>do text</text:p></text:list-item></text:list><text:p>from <text:s text:c="28"/>document(at='%s/GOP_Fig_17.jpg' %(image_dir),anchor='paragraph',size=(7.4,6.3),sizeUnit='cm')</text:p></office:annotation>Fig. 1<text:span text:style-name="T437">7</text:span><office:annotation-end office:name="__Fieldmark__86806_747770932"/></text:p>
      <text:p text:style-name="P100"><text:span text:style-name="Emphasis"><text:span text:style-name="T132">Figure </text:span></text:span><text:span text:style-name="Emphasis"><text:span text:style-name="T158">8</text:span></text:span><text:span text:style-name="Emphasis"><text:span text:style-name="T160">3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P100"/>
      <text:p text:style-name="P100"><office:annotation office:name="__Fieldmark__86807_747770932"><dc:creator>Unknown Author</dc:creator><dc:date>2015-02-19T17:19:27</dc:date><text:list text:continue-numbering="true" text:style-name=""><text:list-item><text:p>do text</text:p></text:list-item></text:list><text:p>from <text:s text:c="28"/>document(at='%s/G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9">8</text:span></text:span><office:annotation-end office:name="__Fieldmark__86807_747770932"/></text:p>
      <text:p text:style-name="P100"><text:span text:style-name="T9">Figure </text:span><text:span text:style-name="T38">8</text:span><text:span text:style-name="T40">4</text:span><text:span text:style-name="T295">. Geographical distribution of science-valid GOP 20-Hz SWH measurement noise over oceans and lakes for </text:span><text:span text:style-name="T295"><text:conditional-text text:condition="ooow:true" text:string-value-if-true="Report_Date" text:string-value-if-false="">Report_Date</text:conditional-text></text:span><text:span text:style-name="T295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4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0"><office:annotation office:name="__Fieldmark__86808_747770932"><dc:creator>Unknown Author</dc:creator><dc:date>2015-02-19T17:19:57</dc:date><text:list text:continue-numbering="true" text:style-name=""><text:list-item><text:p>do text</text:p></text:list-item></text:list><text:p>from <text:s text:c="28"/>document(at='%s/GOP_Fig_19.jpg' %(image_dir),anchor='char',size=(10.3,6.7),sizeUnit='cm')</text:p></office:annotation><text:span text:style-name="Emphasis"><text:span text:style-name="T43">Fig. </text:span></text:span><text:span text:style-name="Emphasis"><text:span text:style-name="T123">1</text:span></text:span><text:span text:style-name="Emphasis"><text:span text:style-name="T129">9</text:span></text:span><office:annotation-end office:name="__Fieldmark__86808_747770932"/></text:p>
      <text:p text:style-name="P36"><text:span text:style-name="Default_20_Paragraph_20_Font"><text:span text:style-name="T131">Figure </text:span></text:span><text:span text:style-name="Default_20_Paragraph_20_Font"><text:span text:style-name="T152">8</text:span></text:span><text:span text:style-name="Default_20_Paragraph_20_Font"><text:span text:style-name="T160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><office:annotation office:name="__Fieldmark__86809_747770932"><dc:creator>Unknown Author</dc:creator><dc:date>2015-02-19T17:20:28</dc:date><text:list text:continue-numbering="true" text:style-name=""><text:list-item><text:p>do text</text:p></text:list-item></text:list><text:p>from <text:s text:c="28"/>document(at='%s/G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6">20</text:span></text:span><office:annotation-end office:name="__Fieldmark__86809_747770932"/></text:p>
      <text:p text:style-name="P36"><text:span text:style-name="Default_20_Paragraph_20_Font"><text:span text:style-name="T131">Figure </text:span></text:span><text:span text:style-name="Default_20_Paragraph_20_Font"><text:span text:style-name="T152">8</text:span></text:span><text:span text:style-name="Default_20_Paragraph_20_Font"><text:span text:style-name="T160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36"/>
      <text:p text:style-name="P110"><office:annotation office:name="__Fieldmark__20334_387857094"><dc:creator>Unknown Author</dc:creator><dc:date>2015-02-25T13:08:51</dc:date><text:list text:continue-numbering="true" text:style-name=""><text:list-item><text:p>do text</text:p></text:list-item></text:list><text:p>from <text:s text:c="28"/>document(at='%s/GOP_Fig_21.jpg' %(image_dir),anchor='paragraph',size=(9,9),sizeUnit='cm')</text:p></office:annotation>Fig. 21<office:annotation-end office:name="__Fieldmark__20334_387857094"/></text:p>
      <text:p text:style-name="P40"><text:span text:style-name="Emphasis"><text:span text:style-name="T153">Figure </text:span></text:span><text:span text:style-name="Emphasis"><text:span text:style-name="T158">8</text:span></text:span><text:span text:style-name="Emphasis"><text:span text:style-name="T160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GOP" text:string-value-if-false="">rmsEdge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</text:span></text:span><text:soft-page-break/><text:span text:style-name="Emphasis"><text:span text:style-name="T108">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GOP" text:string-value-if-false="">rmsOut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27"><text:span text:style-name="Default_20_Paragraph_20_Font"><text:span text:style-name="T52"/></text:span></text:p>
      <text:p text:style-name="P100"/>
      <text:p text:style-name="P235"><text:span text:style-name="Emphasis"><text:span text:style-name="T310">3</text:span></text:span><text:span text:style-name="Emphasis"><text:span text:style-name="T302">.</text:span></text:span><text:span text:style-name="Emphasis"><text:span text:style-name="T312">7</text:span></text:span><text:span text:style-name="Emphasis"><text:span text:style-name="T302">. </text:span></text:span><text:span text:style-name="Emphasis"><text:span text:style-name="T305">S</text:span></text:span><text:span text:style-name="Emphasis"><text:span text:style-name="T306">igma0</text:span></text:span><text:span text:style-name="Emphasis"><text:span text:style-name="T305"> coverage and validity</text:span></text:span></text:p>
      <text:p text:style-name="P33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92">Parameter</text:p>
          </table:table-cell>
          <table:table-cell table:style-name="Table23.A1" office:value-type="string">
            <text:p text:style-name="P192">Min threshold</text:p>
          </table:table-cell>
          <table:table-cell table:style-name="Table23.A1" office:value-type="string">
            <text:p text:style-name="P192">Max threshold</text:p>
          </table:table-cell>
          <table:table-cell table:style-name="Table23.D1" office:value-type="string">
            <text:p text:style-name="P204">Percentage edited</text:p>
          </table:table-cell>
        </table:table-row>
        <table:table-row>
          <table:table-cell table:style-name="Table23.A3" office:value-type="string">
            <text:p text:style-name="P213">Flagged as bad</text:p>
          </table:table-cell>
          <table:table-cell table:style-name="Table23.B3" office:value-type="string">
            <text:p text:style-name="P156">-</text:p>
          </table:table-cell>
          <table:table-cell table:style-name="Table23.C3" office:value-type="string">
            <text:p text:style-name="P156">-</text:p>
          </table:table-cell>
          <table:table-cell table:style-name="Table23.D3" office:value-type="string">
            <text:p text:style-name="P181"><text:conditional-text text:condition="ooow:true" text:string-value-if-true="flagSigma0GOP" text:string-value-if-false="">flagSigma0GOP</text:conditional-text>%</text:p>
          </table:table-cell>
        </table:table-row>
        <table:table-row>
          <table:table-cell table:style-name="Table23.A3" office:value-type="string">
            <text:p text:style-name="P192">Sigma0</text:p>
          </table:table-cell>
          <table:table-cell table:style-name="Table23.B3" office:value-type="string">
            <text:p text:style-name="P157">7 dB</text:p>
          </table:table-cell>
          <table:table-cell table:style-name="Table23.C3" office:value-type="string">
            <text:p text:style-name="P157">30 dB</text:p>
          </table:table-cell>
          <table:table-cell table:style-name="Table23.D3" office:value-type="string">
            <text:p text:style-name="P161"><text:conditional-text text:condition="ooow:true" text:string-value-if-true="editS0GOP" text:string-value-if-false="">editS0GOP</text:conditional-text>%</text:p>
          </table:table-cell>
        </table:table-row>
        <table:table-row>
          <table:table-cell table:style-name="Table23.A4" office:value-type="string">
            <text:p text:style-name="P192">Standard deviation of Sigma0 (1-Hz block)</text:p>
          </table:table-cell>
          <table:table-cell table:style-name="Table23.B4" office:value-type="string">
            <text:p text:style-name="P139">0 dB</text:p>
          </table:table-cell>
          <table:table-cell table:style-name="Table23.C4" office:value-type="string">
            <text:p text:style-name="P157">0.23 dB</text:p>
          </table:table-cell>
          <table:table-cell table:style-name="Table23.D4" office:value-type="string">
            <text:p text:style-name="P161"><text:conditional-text text:condition="ooow:true" text:string-value-if-true="editS0stdGOP" text:string-value-if-false="">editS0stdGOP</text:conditional-text>%</text:p>
          </table:table-cell>
        </table:table-row>
        <table:table-row>
          <table:table-cell table:style-name="Table23.A5" office:value-type="string">
            <text:p text:style-name="P207">All together</text:p>
          </table:table-cell>
          <table:table-cell table:style-name="Table23.B5" office:value-type="string">
            <text:p text:style-name="P143">-</text:p>
          </table:table-cell>
          <table:table-cell table:style-name="Table23.C5" office:value-type="string">
            <text:p text:style-name="P143">-</text:p>
          </table:table-cell>
          <table:table-cell table:style-name="Table23.D5" office:value-type="string">
            <text:p text:style-name="P165"><text:conditional-text text:condition="ooow:true" text:string-value-if-true="editAllS0GOP" text:string-value-if-false="">editAllS0GOP</text:conditional-text>%</text:p>
          </table:table-cell>
        </table:table-row>
      </table:table>
      <text:p text:style-name="P245"><text:span text:style-name="T368">Table </text:span><text:span text:style-name="T373">14</text:span>. <text:span text:style-name="T375">Editing criteria. </text:span><text:span text:style-name="T391">The percentage of “flagged</text:span><text:span text:style-name="T392"> as bad” re</text:span><text:span text:style-name="T422">fers to records that </text:span><text:span text:style-name="T423">have been flagged as bad by either </text:span><text:span text:style-name="T426">the average status flag or the measurement confidence flag. Such percentage is computed only for </text:span><text:span text:style-name="T424">records over oceans/lakes and outside polar regions. </text:span><text:span text:style-name="T425">All other percentages refer to the percentage of flag-valid records that have been rejected by the corresponding criteria or by all criteria (“All together”).</text:span></text:p>
      <text:p text:style-name="P100"/>
      <text:p text:style-name="P100"><text:span text:style-name="Emphasis"><text:span text:style-name="T162">Fig. 22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GOP_Fig_22.jpg' %(image_dir),anchor='paragraph',size=(10,6),sizeUnit='cm')</text:span></text:p></text:list-item></text:list></office:annotation></text:p>
      <text:p text:style-name="P304"><text:span text:style-name="T8">Figure </text:span><text:span text:style-name="T34">8</text:span><text:span text:style-name="T40">8</text:span><text:span text:style-name="T294">. Percentage of science-valid GOP 1-Hz sigma0 records over ocean and lakes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text:s/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100"/>
      <text:p text:style-name="P100"/>
      <text:p text:style-name="P100"><office:annotation office:name="__Fieldmark__86810_747770932"><dc:creator>Unknown Author</dc:creator><dc:date>2015-02-19T17:20:56</dc:date><text:list text:continue-numbering="true" text:style-name=""><text:list-item><text:p>do text</text:p></text:list-item></text:list><text:p>from <text:s text:c="28"/>document(at='%s/GOP_Fig_23.jpg' %(image_dir),anchor='paragraph',size=(12.8,8.07),sizeUnit='cm')</text:p></office:annotation>Fig <text:span text:style-name="T415">23</text:span><office:annotation-end office:name="__Fieldmark__86810_747770932"/></text:p>
      <text:p text:style-name="P120"><text:span text:style-name="Emphasis"><text:span text:style-name="T133">Figure </text:span></text:span><text:span text:style-name="Emphasis"><text:span text:style-name="T152">8</text:span></text:span><text:span text:style-name="Emphasis"><text:span text:style-name="T160">9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GOP</text:span></text:span><text:span text:style-name="Emphasis"><text:span text:style-name="T185"> </text:span></text:span><text:span text:style-name="Emphasis"><text:span text:style-name="T193">sigma0</text:span></text:span><text:span text:style-name="Emphasis"><text:span text:style-name="T185">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3">sigma0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</text:span></text:span><text:span text:style-name="Emphasis"><text:span text:style-name="T188"> </text:span></text:span><text:span text:style-name="Emphasis"><text:span text:style-name="T209">Wmean and Wstd denote the spatial area-weighted average and its standard deviation. </text:span></text:span><text:span text:style-name="Emphasis"><text:span text:style-name="T188">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><text:soft-page-break/></text:p>
      <text:p text:style-name="P45"><office:annotation office:name="__Fieldmark__86811_747770932"><dc:creator>Unknown Author</dc:creator><dc:date>2015-02-19T17:21:25</dc:date><text:list text:continue-numbering="true" text:style-name=""><text:list-item><text:p>do text</text:p></text:list-item></text:list><text:p>from <text:s text:c="28"/>document(at='%s/GOP_Fig_24.jpg' %(image_dir),anchor='paragraph',size=(7.4,6.3),sizeUnit='cm')</text:p></office:annotation>Fig. <text:span text:style-name="T412">24</text:span><office:annotation-end office:name="__Fieldmark__86811_747770932"/></text:p>
      <text:p text:style-name="P100"><text:span text:style-name="Emphasis"><text:span text:style-name="T132">Figure </text:span></text:span><text:span text:style-name="Emphasis"><text:span text:style-name="T160">90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P100"/>
      <text:p text:style-name="P237"><text:span text:style-name="Emphasis"><text:span text:style-name="T303"/></text:span></text:p>
      <text:p text:style-name="P100"/>
      <text:p text:style-name="P100"><office:annotation office:name="__Fieldmark__86812_747770932"><dc:creator>Unknown Author</dc:creator><dc:date>2015-02-19T17:21:50</dc:date><text:list text:continue-numbering="true" text:style-name=""><text:list-item><text:p>do text</text:p></text:list-item></text:list><text:p>from <text:s text:c="28"/>document(at='%s/GOP_Fig_25.jpg' %(image_dir),anchor='paragraph',size=(12.8,8.07),sizeUnit='cm')</text:p></office:annotation><text:span text:style-name="Emphasis"><text:span text:style-name="T43">Fig. </text:span></text:span><text:span text:style-name="Emphasis"><text:span text:style-name="T124">2</text:span></text:span><text:span text:style-name="Emphasis"><text:span text:style-name="T130">5</text:span></text:span><office:annotation-end office:name="__Fieldmark__86812_747770932"/></text:p>
      <text:p text:style-name="P100"><text:span text:style-name="T9">Figure </text:span><text:span text:style-name="T39">9</text:span><text:span text:style-name="T40">1</text:span><text:span text:style-name="T295">. Geographical distribution of science-valid GOP 20-Hz sigma0 measurement noise over oceans and lakes for </text:span><text:span text:style-name="T295"><text:conditional-text text:condition="ooow:true" text:string-value-if-true="Report_Date" text:string-value-if-false="">Report_Date</text:conditional-text></text:span><text:span text:style-name="T295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94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0"><office:annotation office:name="__Fieldmark__86813_747770932"><dc:creator>Unknown Author</dc:creator><dc:date>2015-02-19T17:22:24</dc:date><text:list text:continue-numbering="true" text:style-name=""><text:list-item><text:p>do text</text:p></text:list-item></text:list><text:p>from <text:s text:c="28"/>document(at='%s/GOP_Fig_26.jpg' %(image_dir),anchor='char',size=(10.3,6.7),sizeUnit='cm')</text:p></office:annotation><text:span text:style-name="Emphasis"><text:span text:style-name="T43">Fig. </text:span></text:span><text:span text:style-name="Emphasis"><text:span text:style-name="T124">2</text:span></text:span><text:span text:style-name="Emphasis"><text:span text:style-name="T130">6</text:span></text:span><office:annotation-end office:name="__Fieldmark__86813_747770932"/></text:p>
      <text:p text:style-name="P36"><text:span text:style-name="Default_20_Paragraph_20_Font"><text:span text:style-name="T131">Figure </text:span></text:span><text:span text:style-name="Default_20_Paragraph_20_Font"><text:span text:style-name="T159">9</text:span></text:span><text:span text:style-name="Default_20_Paragraph_20_Font"><text:span text:style-name="T160">2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/>
      <text:p text:style-name="P36"><office:annotation office:name="__Fieldmark__86814_747770932"><dc:creator>Unknown Author</dc:creator><dc:date>2015-02-19T17:22:49</dc:date><text:list text:continue-numbering="true" text:style-name=""><text:list-item><text:p>do text</text:p></text:list-item></text:list><text:p>from <text:s text:c="28"/>document(at='%s/G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7">7</text:span></text:span><office:annotation-end office:name="__Fieldmark__86814_747770932"/></text:p>
      <text:p text:style-name="P36"><text:span text:style-name="Default_20_Paragraph_20_Font"><text:span text:style-name="T131">Figure </text:span></text:span><text:span text:style-name="Default_20_Paragraph_20_Font"><text:span text:style-name="T159">9</text:span></text:span><text:span text:style-name="Default_20_Paragraph_20_Font"><text:span text:style-name="T160">3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100"/>
      <text:p text:style-name="P235"><text:span text:style-name="Emphasis"><text:span text:style-name="T310">3</text:span></text:span><text:span text:style-name="Emphasis"><text:span text:style-name="T302">.</text:span></text:span><text:span text:style-name="Emphasis"><text:span text:style-name="T312">8</text:span></text:span><text:span text:style-name="Emphasis"><text:span text:style-name="T302">. </text:span></text:span><text:span text:style-name="Emphasis"><text:span text:style-name="T309">W</text:span></text:span><text:span text:style-name="Emphasis"><text:span text:style-name="T306">ind speed</text:span></text:span><text:span text:style-name="Emphasis"><text:span text:style-name="T305"> coverage and validity</text:span></text:span></text:p>
      <text:p text:style-name="P100"/>
      <text:p text:style-name="P335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92">Parameter</text:p>
          </table:table-cell>
          <table:table-cell table:style-name="Table24.A1" office:value-type="string">
            <text:p text:style-name="P192">Min threshold</text:p>
          </table:table-cell>
          <table:table-cell table:style-name="Table24.A1" office:value-type="string">
            <text:p text:style-name="P192">Max threshold</text:p>
          </table:table-cell>
          <table:table-cell table:style-name="Table24.D1" office:value-type="string">
            <text:p text:style-name="P204">Percentage edited</text:p>
          </table:table-cell>
        </table:table-row>
        <table:table-row>
          <table:table-cell table:style-name="Table24.A2" office:value-type="string">
            <text:p text:style-name="P213">Flagged as bad</text:p>
          </table:table-cell>
          <table:table-cell table:style-name="Table24.B2" office:value-type="string">
            <text:p text:style-name="P170">-</text:p>
          </table:table-cell>
          <table:table-cell table:style-name="Table24.C2" office:value-type="string">
            <text:p text:style-name="P176">-</text:p>
          </table:table-cell>
          <table:table-cell table:style-name="Table24.D2" office:value-type="string">
            <text:p text:style-name="P181"><text:conditional-text text:condition="ooow:true" text:string-value-if-true="flagWspGOP" text:string-value-if-false="">flagWspGOP</text:conditional-text>%</text:p>
          </table:table-cell>
        </table:table-row>
        <table:table-row>
          <table:table-cell table:style-name="Table24.A3" office:value-type="string">
            <text:p text:style-name="P210">Altimeter wind speed</text:p>
          </table:table-cell>
          <table:table-cell table:style-name="Table24.B3" office:value-type="string">
            <text:p text:style-name="P171">0 m/s</text:p>
          </table:table-cell>
          <table:table-cell table:style-name="Table24.C3" office:value-type="string">
            <text:p text:style-name="P177">30 m/s</text:p>
          </table:table-cell>
          <table:table-cell table:style-name="Table24.D3" office:value-type="string">
            <text:p text:style-name="P161"><text:conditional-text text:condition="ooow:true" text:string-value-if-true="editWspGOP" text:string-value-if-false="">editWspGOP</text:conditional-text><text:soft-page-break/>%</text:p>
          </table:table-cell>
        </table:table-row>
      </table:table>
      <text:p text:style-name="P245"><text:span text:style-name="T368">Table </text:span><text:span text:style-name="T372">1</text:span><text:span text:style-name="T373">5</text:span>. <text:span text:style-name="T375">Editing criteria. </text:span><text:span text:style-name="T391">The percentage of “flagged</text:span><text:span text:style-name="T392"> as bad” re</text:span><text:span text:style-name="T422">fers to records that </text:span><text:span text:style-name="T423">have been flagged as bad by either </text:span><text:span text:style-name="T426">the average status flag or the measurement confidence flag. Such percentage is computed only for </text:span><text:span text:style-name="T424">records over oceans/lakes and outside polar regions. </text:span><text:span text:style-name="T425">All other percentages refer to the percentage of flag-valid records that have been rejected by the corresponding criteria.</text:span></text:p>
      <text:p text:style-name="P100"/>
      <text:p text:style-name="P100"/>
      <text:p text:style-name="P100"><text:span text:style-name="Emphasis"><text:span text:style-name="T162">Fig. 28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GOP_Fig_28.jpg' %(image_dir),anchor='paragraph',size=(10,6),sizeUnit='cm')</text:span></text:p></text:list-item></text:list></office:annotation></text:p>
      <text:p text:style-name="P304"><text:span text:style-name="T8">Figure </text:span><text:span text:style-name="T39">9</text:span><text:span text:style-name="T40">4</text:span><text:span text:style-name="T294">. Percentage of science-valid GOP 1-Hz wind records over ocean and lakes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text:s/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100"/>
      <text:p text:style-name="P100"/>
      <text:p text:style-name="P100"><office:annotation office:name="__Fieldmark__86815_747770932"><dc:creator>Unknown Author</dc:creator><dc:date>2015-02-19T17:23:15</dc:date><text:list text:continue-numbering="true" text:style-name=""><text:list-item><text:p>do text</text:p></text:list-item></text:list><text:p>from <text:s text:c="28"/>document(at='%s/GOP_Fig_29.jpg' %(image_dir),anchor='paragraph',size=(12.8,8.07),sizeUnit='cm')</text:p></office:annotation>Fig <text:span text:style-name="T411">29</text:span><office:annotation-end office:name="__Fieldmark__86815_747770932"/></text:p>
      <text:p text:style-name="P120"><text:span text:style-name="Emphasis"><text:span text:style-name="T133">Figure </text:span></text:span><text:span text:style-name="Emphasis"><text:span text:style-name="T159">9</text:span></text:span><text:span text:style-name="Emphasis"><text:span text:style-name="T160">5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GOP</text:span></text:span><text:span text:style-name="Emphasis"><text:span text:style-name="T185"> </text:span></text:span><text:span text:style-name="Emphasis"><text:span text:style-name="T194">wind</text:span></text:span><text:span text:style-name="Emphasis"><text:span text:style-name="T185"> data over ocean</text:span></text:span><text:span text:style-name="Emphasis"><text:span text:style-name="T186">s and lakes</text:span></text:span><text:span text:style-name="Emphasis"><text:span text:style-name="T185">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4">wind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 </text:span></text:span><text:span text:style-name="Emphasis"><text:span text:style-name="T209">Wmean and Wstd denote the spatial area-weighted average and its standard deviation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/>
      <text:p text:style-name="P45"><office:annotation office:name="__Fieldmark__86816_747770932"><dc:creator>Unknown Author</dc:creator><dc:date>2015-02-19T17:23:37</dc:date><text:list text:continue-numbering="true" text:style-name=""><text:list-item><text:p>do text</text:p></text:list-item></text:list><text:p>from <text:s text:c="28"/>document(at='%s/GOP_Fig_30.jpg' %(image_dir),anchor='paragraph',size=(7.4,6.3),sizeUnit='cm')</text:p></office:annotation>Fig. <text:span text:style-name="T438">30</text:span><office:annotation-end office:name="__Fieldmark__86816_747770932"/></text:p>
      <text:p text:style-name="P100"><text:span text:style-name="Emphasis"><text:span text:style-name="T132">Figure </text:span></text:span><text:span text:style-name="Emphasis"><text:span text:style-name="T152">9</text:span></text:span><text:span text:style-name="Emphasis"><text:span text:style-name="T160">6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96">μ</text:span></text:span><text:span text:style-name="Emphasis"><text:span text:style-name="T70"> and </text:span></text:span><text:span text:style-name="Emphasis"><text:span text:style-name="T396">σ.</text:span></text:span></text:p>
      <text:p text:style-name="P100"/>
      <text:p text:style-name="P111"><office:annotation office:name="__Fieldmark__21704_387857094"><dc:creator>Unknown Author</dc:creator><dc:date>2015-02-25T13:15:41</dc:date><text:list text:continue-numbering="true" text:style-name=""><text:list-item><text:p>do text</text:p></text:list-item></text:list><text:p>from <text:s text:c="28"/>document(at='%s/GOP_Fig_31.jpg' %(image_dir),anchor='paragraph',size=(9,9),sizeUnit='cm')</text:p></office:annotation>Fig. 31<office:annotation-end office:name="__Fieldmark__21704_387857094"/></text:p>
      <text:p text:style-name="P40"><text:span text:style-name="Emphasis"><text:span text:style-name="T153">Figure </text:span></text:span><text:span text:style-name="Emphasis"><text:span text:style-name="T159">9</text:span></text:span><text:span text:style-name="Emphasis"><text:span text:style-name="T160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GOP" text:string-value-if-false="">rmsEdge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GOP" text:string-value-if-false="">rmsOut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100"/>
      <text:p text:style-name="P100"/>
      <text:p text:style-name="P235"><text:soft-page-break/><text:span text:style-name="Emphasis"><text:span text:style-name="T310">3</text:span></text:span><text:span text:style-name="Emphasis"><text:span text:style-name="T302">.</text:span></text:span><text:span text:style-name="Emphasis"><text:span text:style-name="T312">9</text:span></text:span><text:span text:style-name="Emphasis"><text:span text:style-name="T302">. </text:span></text:span><text:span text:style-name="Emphasis"><text:span text:style-name="T309">M</text:span></text:span><text:span text:style-name="Emphasis"><text:span text:style-name="T307">ispointing</text:span></text:span><text:span text:style-name="Emphasis"><text:span text:style-name="T305"> coverage and validity</text:span></text:span></text:p>
      <text:p text:style-name="P100"><text:span text:style-name="Default_20_Paragraph_20_Font"><text:span text:style-name="T52"/></text:span></text:p>
      <text:p text:style-name="P100"><text:span text:style-name="Emphasis"><text:span text:style-name="T162">Fig. 32</text:span></text:span><office:annotation office:name="__Fieldmark__4142_123346739"><dc:creator>Unknown Author</dc:creator><dc:date>2014-07-31T14:24:28</dc:date><text:list text:continue-numbering="true" text:style-name=""><text:list-item><text:p text:style-name="P413"><text:span text:style-name="T460">do text</text:span></text:p></text:list-item><text:list-item><text:p text:style-name="P413"><text:span text:style-name="T460">from <text:s text:c="28"/>document(at='%s/GOP_Fig_32.jpg' %(image_dir),anchor='paragraph',size=(10,6),sizeUnit='cm')</text:span></text:p></text:list-item></text:list></office:annotation></text:p>
      <text:p text:style-name="P304"><text:span text:style-name="T8">Figure </text:span><text:span text:style-name="T34">9</text:span><text:span text:style-name="T40">8</text:span><text:span text:style-name="T294">. Percentage of science-valid GOP 1-Hz mispointing records over ocean and lakes relative to theory for each day in </text:span><text:span text:style-name="T294"><text:conditional-text text:condition="ooow:true" text:string-value-if-true="Report_Date" text:string-value-if-false="">Report_Date</text:conditional-text></text:span><text:span text:style-name="T294">. <text:s/></text:span><text:span text:style-name="Emphasis"><text:span text:style-name="T70">The mean (</text:span></text:span><text:span text:style-name="Emphasis"><text:span text:style-name="T396">μ</text:span></text:span><text:span text:style-name="Emphasis"><text:span text:style-name="T70">) and standard deviation (</text:span></text:span><text:span text:style-name="Emphasis"><text:span text:style-name="T396">σ</text:span></text:span><text:span text:style-name="Emphasis"><text:span text:style-name="T399">)</text:span></text:span><text:span text:style-name="Emphasis"><text:span text:style-name="T70"> are also shown.</text:span></text:span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><office:annotation office:name="__Fieldmark__87483_747770932"><dc:creator>Unknown Author</dc:creator><dc:date>2015-02-19T17:24:05</dc:date><text:list text:continue-numbering="true" text:style-name=""><text:list-item><text:p>do text</text:p></text:list-item></text:list><text:p>from <text:s text:c="28"/>document(at='%s/GOP_Fig_33.jpg' %(image_dir),anchor='paragraph',size=(12.8,8.07),sizeUnit='cm')</text:p></office:annotation>Fig <text:span text:style-name="T416">33</text:span><office:annotation-end office:name="__Fieldmark__87483_747770932"/></text:p>
      <text:p text:style-name="P112"/>
      <text:p text:style-name="P113"><office:annotation office:name="__Fieldmark__22392_387857094"><dc:creator>Unknown Author</dc:creator><dc:date>2015-02-25T13:18:06</dc:date><text:list text:continue-numbering="true" text:style-name=""><text:list-item><text:p>do text</text:p></text:list-item></text:list><text:p>from <text:s text:c="28"/>document(at='%s/GOP_Fig_33_descend.jpg' %(image_dir),anchor='paragraph',size=(12.8,8.07),sizeUnit='cm')</text:p></office:annotation>Fig. 33b<office:annotation-end office:name="__Fieldmark__22392_387857094"/></text:p>
      <text:p text:style-name="P112"><text:span text:style-name="Emphasis"><text:span text:style-name="T133">Figure </text:span></text:span><text:span text:style-name="Emphasis"><text:span text:style-name="T152">9</text:span></text:span><text:span text:style-name="Emphasis"><text:span text:style-name="T160">9</text:span></text:span><text:span text:style-name="Emphasis"><text:span text:style-name="T46">. </text:span></text:span><text:span text:style-name="Emphasis"><text:span text:style-name="T185">Geographical distribution of </text:span></text:span><text:span text:style-name="Emphasis"><text:span text:style-name="T192">science</text:span></text:span><text:span text:style-name="Emphasis"><text:span text:style-name="T185">-valid </text:span></text:span><text:span text:style-name="Emphasis"><text:span text:style-name="T192">GOP</text:span></text:span><text:span text:style-name="Emphasis"><text:span text:style-name="T185"> </text:span></text:span><text:span text:style-name="Emphasis"><text:span text:style-name="T195">mispointing</text:span></text:span><text:span text:style-name="Emphasis"><text:span text:style-name="T185"> data over ocean</text:span></text:span><text:span text:style-name="Emphasis"><text:span text:style-name="T186">s and lakes </text:span></text:span><text:span text:style-name="Emphasis"><text:span text:style-name="T196">f</text:span></text:span><text:span text:style-name="Emphasis"><text:span text:style-name="T185">or ascending (top) and descending (bottom) passes for </text:span></text:span><text:span text:style-name="Emphasis"><text:span text:style-name="T185"><text:conditional-text text:condition="ooow:true" text:string-value-if-true="Report_Date" text:string-value-if-false="">Report_Date</text:conditional-text></text:span></text:span><text:span text:style-name="Emphasis"><text:span text:style-name="T185">. </text:span></text:span><text:span text:style-name="Emphasis"><text:span text:style-name="T188">The statistical values shown in the table refer to the </text:span></text:span><text:span text:style-name="Emphasis"><text:span text:style-name="T194">wind</text:span></text:span><text:span text:style-name="Emphasis"><text:span text:style-name="T189"> </text:span></text:span><text:span text:style-name="Emphasis"><text:span text:style-name="T190">in m</text:span></text:span><text:span text:style-name="Emphasis"><text:span text:style-name="T188"> and are calculated separately for</text:span></text:span><text:span text:style-name="Emphasis"><text:span text:style-name="T207"> </text:span></text:span><text:span text:style-name="Emphasis"><text:span text:style-name="T208">LRM</text:span></text:span><text:span text:style-name="Emphasis"><text:span text:style-name="T207"> and </text:span></text:span><text:span text:style-name="Emphasis"><text:span text:style-name="T208">PLRM regions</text:span></text:span><text:span text:style-name="Emphasis"><text:span text:style-name="T207">.</text:span></text:span><text:span text:style-name="Emphasis"><text:span text:style-name="T188"> Measurements taken over polar polygons have been excluded from the computation of the statistical values. The black lines mark the outer limit of the Arctic and Antarctic polar polygons.</text:span></text:span></text:p>
      <text:p text:style-name="P100"/>
      <text:p text:style-name="P100"/>
      <text:p text:style-name="P100"/>
      <text:p text:style-name="P100"/>
      <text:p text:style-name="P45"><office:annotation office:name="__Fieldmark__87484_747770932"><dc:creator>Unknown Author</dc:creator><dc:date>2015-02-19T17:24:28</dc:date><text:list text:continue-numbering="true" text:style-name=""><text:list-item><text:p>do text</text:p></text:list-item></text:list><text:p>from <text:s text:c="28"/>document(at='%s/GOP_Fig_34.jpg' %(image_dir),anchor='paragraph',size=(7.4,6.3),sizeUnit='cm')</text:p></office:annotation>Fig. <text:span text:style-name="T416">34</text:span><office:annotation-end office:name="__Fieldmark__87484_747770932"/></text:p>
      <text:p text:style-name="P342"><text:span text:style-name="Emphasis"><text:span text:style-name="T165">Figure </text:span></text:span><text:span text:style-name="Emphasis"><text:span text:style-name="T167">100</text:span></text:span><text:span text:style-name="Emphasis"><text:span text:style-name="T170">. Histogram of </text:span></text:span><text:span text:style-name="Emphasis"><text:span text:style-name="T171">science</text:span></text:span><text:span text:style-name="Emphasis"><text:span text:style-name="T172">-valid </text:span></text:span><text:span text:style-name="Emphasis"><text:span text:style-name="T173">GOP</text:span></text:span><text:span text:style-name="Emphasis"><text:span text:style-name="T170"> </text:span></text:span><text:span text:style-name="Emphasis"><text:span text:style-name="T174">mispointing</text:span></text:span><text:span text:style-name="Emphasis"><text:span text:style-name="T170"> </text:span></text:span><text:span text:style-name="Emphasis"><text:span text:style-name="T175">over oceans and lakes </text:span></text:span><text:span text:style-name="Emphasis"><text:span text:style-name="T176">for </text:span></text:span><text:span text:style-name="Emphasis"><text:span text:style-name="T177">LRM </text:span></text:span><text:span text:style-name="Emphasis"><text:span text:style-name="T178">(blue)</text:span></text:span><text:span text:style-name="Emphasis"><text:span text:style-name="T177"> and PLRM </text:span></text:span><text:span text:style-name="Emphasis"><text:span text:style-name="T178">(red)</text:span></text:span><text:span text:style-name="Emphasis"><text:span text:style-name="T170"> for </text:span></text:span><text:span text:style-name="Emphasis"><text:span text:style-name="T170"><text:conditional-text text:condition="ooow:true" text:string-value-if-true="Report_Date" text:string-value-if-false="">Report_Date</text:conditional-text></text:span></text:span><text:span text:style-name="Emphasis"><text:span text:style-name="T170">. </text:span></text:span><text:span text:style-name="Emphasis"><text:span text:style-name="T179">The mean (</text:span></text:span><text:span text:style-name="Emphasis"><text:span text:style-name="T279">μ</text:span></text:span><text:span text:style-name="Emphasis"><text:span text:style-name="T179">) and standard deviation (</text:span></text:span><text:span text:style-name="Emphasis"><text:span text:style-name="T279">σ</text:span></text:span><text:span text:style-name="Emphasis"><text:span text:style-name="T280">)</text:span></text:span><text:span text:style-name="Emphasis"><text:span text:style-name="T179"> are also shown. Note that values </text:span></text:span><text:span text:style-name="Emphasis"><text:span text:style-name="T180">larger than 12 m</text:span></text:span><text:span text:style-name="Emphasis"><text:span text:style-name="T179"> are excluded from the histogram for the sake of readability but not from the computation of </text:span></text:span><text:span text:style-name="Emphasis"><text:span text:style-name="T279">μ</text:span></text:span><text:span text:style-name="Emphasis"><text:span text:style-name="T179"> and </text:span></text:span><text:span text:style-name="Emphasis"><text:span text:style-name="T279">σ.</text:span></text:span></text:p>
      <text:p text:style-name="P366"/>
      <text:list xml:id="list124340254568345" text:continue-list="list124339237852263" text:style-name="Outline">
        <text:list-item>
          <text:p text:style-name="P399"><text:span text:style-name="T435">GOP </text:span><text:span text:style-name="T436">validation</text:span></text:p>
        </text:list-item>
      </text:list>
      <text:p text:style-name="P279"><text:span text:style-name="Emphasis"><text:span text:style-name="T283">4</text:span></text:span><text:span text:style-name="Emphasis"><text:span text:style-name="T282">.1. </text:span></text:span><text:span text:style-name="Emphasis"><text:span text:style-name="T283">Validation against in situ measurements and models</text:span></text:span></text:p>
      <text:p text:style-name="P279"><text:span text:style-name="Emphasis"><text:span text:style-name="T283"/></text:span></text:p>
      <text:p text:style-name="P370"><office:annotation office:name="__Fieldmark__62207_1637244282"><dc:creator>Unknown Author</dc:creator><dc:date>2015-05-05T11:41:50</dc:date><text:list text:style-name=""><text:list-item><text:p>do text</text:p></text:list-item></text:list><text:p>from <text:s text:c="28"/>document(at='%s/Fig_tg_location.jpg' %(image_dir),anchor='paragraph',size=(11.4,8.7),sizeUnit='cm')</text:p></office:annotation>Fig. 100<office:annotation-end office:name="__Fieldmark__62207_1637244282"/></text:p>
      <text:p text:style-name="P367"><text:span text:style-name="Emphasis"><text:span text:style-name="T165">Figure </text:span></text:span><text:span text:style-name="Emphasis"><text:span text:style-name="T166">10</text:span></text:span><text:span text:style-name="Emphasis"><text:span text:style-name="T167">1</text:span></text:span><text:span text:style-name="Emphasis"><text:span text:style-name="T170">. </text:span></text:span><text:span text:style-name="Emphasis"><text:span text:style-name="T181">Location of the tide gauge stations used in the validation of GOP SS</text:span></text:span><text:span text:style-name="Emphasis"><text:span text:style-name="T182">H. Red dots </text:span></text:span><text:span text:style-name="Emphasis"><text:span text:style-name="T183">denote stations that have good ties with a nearby GPS stations and have been used in the absolute validation </text:span></text:span><text:span text:style-name="Emphasis"><text:span text:style-name="T184">(numbers are used as labels to identify such tide gauges).</text:span></text:span></text:p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><text:span text:style-name="Emphasis"><text:span text:style-name="T283"/></text:span></text:p>
      <text:p text:style-name="P280"><text:span text:style-name="Emphasis"><text:span text:style-name="T252">4.</text:span></text:span><text:span text:style-name="Emphasis"><text:span text:style-name="T263">1</text:span></text:span><text:span text:style-name="Emphasis"><text:span text:style-name="T252">.</text:span></text:span><text:span text:style-name="Emphasis"><text:span text:style-name="T263">1.</text:span></text:span><text:span text:style-name="Emphasis"><text:span text:style-name="T252"> Absolute validation </text:span></text:span><text:span text:style-name="Emphasis"><text:span text:style-name="T263">of GOP SSH</text:span></text:span><text:span text:style-name="Emphasis"><text:span text:style-name="T252"> against selected tide gauges</text:span></text:span></text:p>
      <text:p text:style-name="P290"/>
      <text:p text:style-name="P371"><office:annotation office:name="__Fieldmark__84683_486730305"><dc:creator>Unknown Author</dc:creator><dc:date>2016-01-13T15:24:07</dc:date><text:list text:continue-numbering="true" text:style-name=""><text:list-item><text:p>do text</text:p></text:list-item></text:list><text:p>from <text:s text:c="28"/>document(at='%s/Fig_c2_bias_tg.jpg' %(image_dir),anchor='paragraph',size=(11.6,8.7),sizeUnit='cm')</text:p></office:annotation>Fig. 102<office:annotation-end office:name="__Fieldmark__84683_486730305"/></text:p>
      <text:p text:style-name="P368"><text:span text:style-name="Emphasis"><text:span text:style-name="T272">Figure </text:span></text:span><text:span text:style-name="Emphasis"><text:span text:style-name="T273">10</text:span></text:span><text:span text:style-name="Emphasis"><text:span text:style-name="T274">2</text:span></text:span><text:span text:style-name="Emphasis"><text:span text:style-name="T211">. </text:span></text:span><text:span text:style-name="Emphasis"><text:span text:style-name="T214">Mean d</text:span></text:span><text:span text:style-name="Emphasis"><text:span text:style-name="T213">ifference in cm between the GOP SSH from CryoSat-2 and the ellipsoidal heights at 9 tide gauge stations (La </text:span></text:span><text:span text:style-name="T441">Coruña, </text:span><text:span text:style-name="T442">Spring Bay,</text:span><text:span text:style-name="T441"> </text:span><text:span text:style-name="T442">Marseille, Ponta Delgada, Chichijima, Virginia Key, and Funafuti) </text:span><text:span text:style-name="T443">over the period April 2014 to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12">. </text:span></text:span><text:span text:style-name="Emphasis"><text:span text:style-name="T231">The numbers correspond to those used in Figure 100 to identify the tide gauge stations.</text:span></text:span></text:p>
      <text:p text:style-name="P369"/>
      <text:p text:style-name="P369"/>
      <text:p text:style-name="P369"/>
      <text:p text:style-name="P369"><text:soft-page-break/></text:p>
      <text:p text:style-name="P369"/>
      <text:p text:style-name="P369"/>
      <text:p text:style-name="P369"/>
      <text:p text:style-name="P369"/>
      <text:p text:style-name="P281"><text:span text:style-name="Emphasis"><text:span text:style-name="T252">4.</text:span></text:span><text:span text:style-name="Emphasis"><text:span text:style-name="T263">1</text:span></text:span><text:span text:style-name="Emphasis"><text:span text:style-name="T252">.</text:span></text:span><text:span text:style-name="Emphasis"><text:span text:style-name="T263">2.</text:span></text:span><text:span text:style-name="Emphasis"><text:span text:style-name="T252"> </text:span></text:span><text:span text:style-name="Emphasis"><text:span text:style-name="T263">V</text:span></text:span><text:span text:style-name="Emphasis"><text:span text:style-name="T252">alidation </text:span></text:span><text:span text:style-name="Emphasis"><text:span text:style-name="T263">of GOP SSH anomaly</text:span></text:span><text:span text:style-name="Emphasis"><text:span text:style-name="T252"> against tide gauges</text:span></text:span></text:p>
      <text:p text:style-name="P248"><office:annotation office:name="__Fieldmark__61877_1797494422"><dc:creator>Unknown Author</dc:creator><dc:date>2015-04-21T14:43:14</dc:date><text:list text:continue-numbering="true" text:style-name=""><text:list-item><text:p>do text</text:p></text:list-item></text:list><text:p>from <text:s text:c="28"/>document(at='%s/Fig_rho_map_tg.jpg' %(image_dir),anchor='paragraph',size=(12.8,8.3),sizeUnit='cm')</text:p></office:annotation><text:span text:style-name="T449">Fig. 102a</text:span><office:annotation-end office:name="__Fieldmark__61877_1797494422"/></text:p>
      <text:p text:style-name="P248"><office:annotation office:name="__Fieldmark__13883_1073552886"><dc:creator>Unknown Author</dc:creator><dc:date>2015-05-01T16:25:22</dc:date><text:list text:continue-numbering="true" text:style-name=""><text:list-item><text:p>do text</text:p></text:list-item></text:list><text:p>from <text:s text:c="28"/>document(at='%s/Fig_rho_map_tg_detided.jpg' %(image_dir),anchor='paragraph',size=(12.8,8.3),sizeUnit='cm')</text:p></office:annotation>Fig. 102<text:span text:style-name="T449">b</text:span><office:annotation-end office:name="__Fieldmark__13883_1073552886"/></text:p>
      <text:p text:style-name="P352"><text:span text:style-name="Emphasis"><text:span text:style-name="T253">Figure </text:span></text:span><text:span text:style-name="Emphasis"><text:span text:style-name="T254">10</text:span></text:span><text:span text:style-name="Emphasis"><text:span text:style-name="T262">3</text:span></text:span><text:span text:style-name="Emphasis"><text:span text:style-name="T211">. </text:span></text:span><text:span text:style-name="Emphasis"><text:span text:style-name="T214">Map showing the correlation between the GOP SSH anomaly and the sea level from tide gauge records </text:span></text:span><text:span text:style-name="Emphasis"><text:span text:style-name="T444">over the period April 2014 to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14"> </text:span></text:span><text:span text:style-name="Emphasis"><text:span text:style-name="T219">for the cases with (top) and without (bottom) the tidal component</text:span></text:span><text:span text:style-name="Emphasis"><text:span text:style-name="T212">. </text:span></text:span><text:span text:style-name="Emphasis"><text:span text:style-name="T215">For this comparison the atmospheric component </text:span></text:span><text:span text:style-name="Emphasis"><text:span text:style-name="T216">has not been subtracted. </text:span></text:span><text:span text:style-name="Emphasis"><text:span text:style-name="T233">Empty dots denote statistically non-significant correlation.</text:span></text:span></text:p>
      <text:p text:style-name="P343"/>
      <text:p text:style-name="P360"><office:annotation office:name="__Fieldmark__67126_1797494422"><dc:creator>Unknown Author</dc:creator><dc:date>2015-04-22T11:08:36</dc:date><text:list text:continue-numbering="true" text:style-name=""><text:list-item><text:p>do text</text:p></text:list-item></text:list><text:p>from <text:s text:c="28"/>document(at='%s/Fig_rms_map_tg.jpg' %(image_dir),anchor='paragraph',size=(12.8,8.3),sizeUnit='cm')</text:p></office:annotation>Fig. 103<text:span text:style-name="T450">a</text:span><office:annotation-end office:name="__Fieldmark__67126_1797494422"/></text:p>
      <text:p text:style-name="P360"/>
      <text:p text:style-name="P247"><office:annotation office:name="__Fieldmark__63372_1797494422"><dc:creator>Unknown Author</dc:creator><dc:date>2015-04-21T15:21:43</dc:date><text:list text:continue-numbering="true" text:style-name=""><text:list-item><text:p>do text</text:p></text:list-item></text:list><text:p>from <text:s text:c="28"/>document(at='%s/Fig_rms_map_tg_detided.jpg' %(image_dir),anchor='paragraph',size=(12.8,8.3),sizeUnit='cm')</text:p></office:annotation>Fig. 10<text:span text:style-name="T448">3b</text:span><office:annotation-end office:name="__Fieldmark__63372_1797494422"/></text:p>
      <text:p text:style-name="P353"><text:span text:style-name="Emphasis"><text:span text:style-name="T253">Figure </text:span></text:span><text:span text:style-name="Emphasis"><text:span text:style-name="T254">10</text:span></text:span><text:span text:style-name="Emphasis"><text:span text:style-name="T262">4</text:span></text:span><text:span text:style-name="Emphasis"><text:span text:style-name="T211">. </text:span></text:span><text:span text:style-name="Emphasis"><text:span text:style-name="T214">Map showing the </text:span></text:span><text:span text:style-name="Emphasis"><text:span text:style-name="T216">RMS difference</text:span></text:span><text:span text:style-name="Emphasis"><text:span text:style-name="T214"> between the GOP SSH anomaly and the sea level from tide gauge records </text:span></text:span><text:span text:style-name="Emphasis"><text:span text:style-name="T444">over the period April 2014 to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14"> </text:span></text:span><text:span text:style-name="Emphasis"><text:span text:style-name="T219">for the cases with (top) and without (bottom) the tidal component</text:span></text:span><text:span text:style-name="Emphasis"><text:span text:style-name="T212">. </text:span></text:span><text:span text:style-name="Emphasis"><text:span text:style-name="T215">For this comparison the atmospheric component </text:span></text:span><text:span text:style-name="Emphasis"><text:span text:style-name="T216">has not been subtracted.</text:span></text:span></text:p>
      <text:p text:style-name="P344"/>
      <text:p text:style-name="P364"><office:annotation office:name="__Fieldmark__15892_1760236311"><dc:creator>Unknown Author</dc:creator><dc:date>2015-05-07T16:16:32</dc:date><text:list text:continue-numbering="true" text:style-name=""><text:list-item><text:p>do text</text:p></text:list-item></text:list><text:p>from <text:s text:c="28"/>document(at='%s/Fig_nrms_map_tg.jpg' %(image_dir),anchor='paragraph',size=(12.8,8.3),sizeUnit='cm')</text:p></office:annotation>Fig. 104a<office:annotation-end office:name="__Fieldmark__15892_1760236311"/></text:p>
      <text:p text:style-name="P384"/>
      <text:p text:style-name="P384"><office:annotation office:name="__Fieldmark__15893_1760236311"><dc:creator>Unknown Author</dc:creator><dc:date>2015-05-07T16:16:45</dc:date><text:list text:continue-numbering="true" text:style-name=""><text:list-item><text:p>do text</text:p></text:list-item></text:list><text:p>from <text:s text:c="28"/>document(at='%s/Fig_nrms_map_tg_detided.jpg' %(image_dir),anchor='paragraph',size=(12.8,8.3),sizeUnit='cm')</text:p></office:annotation>Fig. 104b<office:annotation-end office:name="__Fieldmark__15893_1760236311"/></text:p>
      <text:p text:style-name="P353"><text:span text:style-name="Emphasis"><text:span text:style-name="T253">Figure </text:span></text:span><text:span text:style-name="Emphasis"><text:span text:style-name="T254">10</text:span></text:span><text:span text:style-name="Emphasis"><text:span text:style-name="T262">5</text:span></text:span><text:span text:style-name="Emphasis"><text:span text:style-name="T211">. </text:span></text:span><text:span text:style-name="Emphasis"><text:span text:style-name="T214">Map showing the </text:span></text:span><text:span text:style-name="Emphasis"><text:span text:style-name="T232">normalized</text:span></text:span><text:span text:style-name="Emphasis"><text:span text:style-name="T214"> </text:span></text:span><text:span text:style-name="Emphasis"><text:span text:style-name="T216">RMS difference </text:span></text:span><text:span text:style-name="Emphasis"><text:span text:style-name="T232">(i.e., the RMS divided by the standard deviation of the tide gauge record)</text:span></text:span><text:span text:style-name="Emphasis"><text:span text:style-name="T214"> between the GOP SSH anomaly and the sea level from tide gauge records </text:span></text:span><text:span text:style-name="Emphasis"><text:span text:style-name="T444">over the period April 2014 to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14"> </text:span></text:span><text:span text:style-name="Emphasis"><text:span text:style-name="T219">for the cases with (top) and without (bottom) the tidal component</text:span></text:span><text:span text:style-name="Emphasis"><text:span text:style-name="T212">. </text:span></text:span><text:span text:style-name="Emphasis"><text:span text:style-name="T215">For this comparison the atmospheric component </text:span></text:span><text:span text:style-name="Emphasis"><text:span text:style-name="T216">has not been subtracted.</text:span></text:span></text:p>
      <text:p text:style-name="P344"/>
      <text:p text:style-name="P360"><text:soft-page-break/><office:annotation office:name="__Fieldmark__67127_1797494422"><dc:creator>Unknown Author</dc:creator><dc:date>2015-04-22T11:08:54</dc:date><text:list text:continue-numbering="true" text:style-name=""><text:list-item><text:p>do text</text:p></text:list-item></text:list><text:p>from <text:s text:c="28"/>document(at='%s/Fig_ssha_timeSeries_1.jpg' %(image_dir),anchor='paragraph',size=(9.4,6.1),sizeUnit='cm')</text:p></office:annotation>Fig. 10<text:span text:style-name="T451">5</text:span>a<office:annotation-end office:name="__Fieldmark__67127_1797494422"/></text:p>
      <text:p text:style-name="P378"><office:annotation office:name="__Fieldmark__64122_1797494422"><dc:creator>Unknown Author</dc:creator><dc:date>2015-04-21T17:30:10</dc:date><text:list text:continue-numbering="true" text:style-name=""><text:list-item><text:p>do text</text:p></text:list-item></text:list><text:p>from <text:s text:c="28"/>document(at='%s/Fig_ssha_timeSeries_detided_1.jpg' %(image_dir),anchor='paragraph',size=(9.4,6.1),sizeUnit='cm')</text:p></office:annotation>Fig. 10<text:span text:style-name="T451">5b</text:span><office:annotation-end office:name="__Fieldmark__64122_1797494422"/></text:p>
      <text:p text:style-name="P344"><text:span text:style-name="Emphasis"><text:span text:style-name="T253">Figure </text:span></text:span><text:span text:style-name="Emphasis"><text:span text:style-name="T254">10</text:span></text:span><text:span text:style-name="Emphasis"><text:span text:style-name="T262">6</text:span></text:span><text:span text:style-name="Emphasis"><text:span text:style-name="T211">. </text:span></text:span><text:span text:style-name="Emphasis"><text:span text:style-name="T217">Comparison of the GOP SSH anomaly and the sea level at the Chatham tide gauge for the cases with (top) and without (bottom) </text:span></text:span><text:span text:style-name="Emphasis"><text:span text:style-name="T218">the tid</text:span></text:span><text:span text:style-name="Emphasis"><text:span text:style-name="T219">al</text:span></text:span><text:span text:style-name="Emphasis"><text:span text:style-name="T218"> component. </text:span></text:span><text:span text:style-name="Emphasis"><text:span text:style-name="T215">For this comparison the atmospheric component </text:span></text:span><text:span text:style-name="Emphasis"><text:span text:style-name="T216">has not been subtracted</text:span></text:span></text:p>
      <text:p text:style-name="P344"/>
      <text:p text:style-name="P344"/>
      <text:p text:style-name="P344"><text:span text:style-name="Emphasis"><text:span text:style-name="T216"/></text:span></text:p>
      <text:p text:style-name="P390"><office:annotation office:name="__Fieldmark__14602_2027122578"><dc:creator>Unknown Author</dc:creator><dc:date>2015-05-18T10:40:52</dc:date><text:list text:continue-numbering="true" text:style-name=""><text:list-item><text:p>do text</text:p></text:list-item></text:list><text:p>from <text:s text:c="28"/>document(at='%s/Fig_ssha_timeSeries_2.jpg' %(image_dir),anchor='paragraph',size=(9.4,6.1),sizeUnit='cm')</text:p></office:annotation>Fig. 106a<office:annotation-end office:name="__Fieldmark__14602_2027122578"/></text:p>
      <text:p text:style-name="P385"><office:annotation office:name="__Fieldmark__14603_2027122578"><dc:creator>Unknown Author</dc:creator><dc:date>2015-05-18T10:41:14</dc:date><text:list text:continue-numbering="true" text:style-name=""><text:list-item><text:p>do text</text:p></text:list-item></text:list><text:p>from <text:s text:c="28"/>document(at='%s/Fig_ssha_timeSeries_detided_2.jpg' %(image_dir),anchor='paragraph',size=(9.4,6.1),sizeUnit='cm')</text:p></office:annotation>Fig. 106b<office:annotation-end office:name="__Fieldmark__14603_2027122578"/></text:p>
      <text:p text:style-name="P365"><text:span text:style-name="Emphasis"><text:span text:style-name="T272">Figure </text:span></text:span><text:span text:style-name="Emphasis"><text:span text:style-name="T273">10</text:span></text:span><text:span text:style-name="Emphasis"><text:span text:style-name="T274">7</text:span></text:span><text:span text:style-name="Emphasis"><text:span text:style-name="T211">. </text:span></text:span><text:span text:style-name="Emphasis"><text:span text:style-name="T217">Comparison of the GOP SSH anomaly and the sea level at the </text:span></text:span><text:span text:style-name="Emphasis"><text:span text:style-name="T240">La </text:span></text:span><text:span text:style-name="T441">Coruña</text:span><text:span text:style-name="T447"> </text:span><text:span text:style-name="Emphasis"><text:span text:style-name="T217">tide gauge for the cases with (top) and without (bottom) </text:span></text:span><text:span text:style-name="Emphasis"><text:span text:style-name="T218">the tid</text:span></text:span><text:span text:style-name="Emphasis"><text:span text:style-name="T219">al</text:span></text:span><text:span text:style-name="Emphasis"><text:span text:style-name="T218"> component. </text:span></text:span><text:span text:style-name="Emphasis"><text:span text:style-name="T215">For this comparison the atmospheric component </text:span></text:span><text:span text:style-name="Emphasis"><text:span text:style-name="T216">has not been subtracted</text:span></text:span></text:p>
      <text:p text:style-name="P343"/>
      <text:p text:style-name="P343"/>
      <text:p text:style-name="P343"/>
      <text:p text:style-name="P343"/>
      <text:p text:style-name="P343"/>
      <text:p text:style-name="P343"/>
      <text:p text:style-name="P343"/>
      <text:p text:style-name="P343"/>
      <text:p text:style-name="P343"/>
      <text:p text:style-name="P282"><text:span text:style-name="Emphasis"><text:span text:style-name="T252">4.</text:span></text:span><text:span text:style-name="Emphasis"><text:span text:style-name="T263">1</text:span></text:span><text:span text:style-name="Emphasis"><text:span text:style-name="T252">.</text:span></text:span><text:span text:style-name="Emphasis"><text:span text:style-name="T264">3</text:span></text:span><text:span text:style-name="Emphasis"><text:span text:style-name="T263">.</text:span></text:span><text:span text:style-name="Emphasis"><text:span text:style-name="T252"> </text:span></text:span><text:span text:style-name="Emphasis"><text:span text:style-name="T263">V</text:span></text:span><text:span text:style-name="Emphasis"><text:span text:style-name="T252">alidation </text:span></text:span><text:span text:style-name="Emphasis"><text:span text:style-name="T263">of GOP </text:span></text:span><text:span text:style-name="Emphasis"><text:span text:style-name="T264">SWH and wind speed</text:span></text:span><text:span text:style-name="Emphasis"><text:span text:style-name="T252"> against </text:span></text:span><text:span text:style-name="Emphasis"><text:span text:style-name="T264">buoy data</text:span></text:span></text:p>
      <text:p text:style-name="P291"><office:annotation office:name="__Fieldmark__70937_1797494422"><dc:creator>Unknown Author</dc:creator><dc:date>2015-04-22T15:12:58</dc:date><text:list text:continue-numbering="true" text:style-name=""><text:list-item><text:p>do text</text:p></text:list-item></text:list><text:p>from <text:s text:c="28"/>document(at='%s/Fig_buoy_swh_location.jpg' %(image_dir),anchor='paragraph',size=(11.4,8.7),sizeUnit='cm')</text:p></office:annotation>Fig. 10<text:span text:style-name="T453">7</text:span>a<office:annotation-end office:name="__Fieldmark__70937_1797494422"/></text:p>
      <text:p text:style-name="P291"><office:annotation office:name="__Fieldmark__71704_1797494422"><dc:creator>Unknown Author</dc:creator><dc:date>2015-04-22T15:13:36</dc:date><text:list text:continue-numbering="true" text:style-name=""><text:list-item><text:p>do text</text:p></text:list-item></text:list><text:p>from <text:s text:c="28"/>document(at='%s/Fig_buoy_cwsp_location.jpg' %(image_dir),anchor='paragraph',size=(11.4,8.7),sizeUnit='cm')</text:p></office:annotation>Fig. 10<text:span text:style-name="T453">7</text:span>b<office:annotation-end office:name="__Fieldmark__71704_1797494422"/></text:p>
      <text:p text:style-name="P291">Figure 10<text:span text:style-name="T458">8</text:span><text:span text:style-name="T297">. </text:span><text:span text:style-name="T299">Location of the </text:span><text:span text:style-name="T300">b</text:span><text:span text:style-name="T299">uoys used in the validation of GOP SWH (top) and wind speed (bottom).</text:span></text:p>
      <text:p text:style-name="P282"/>
      <text:p text:style-name="P283"><text:soft-page-break/><office:annotation office:name="__Fieldmark__68642_1797494422"><dc:creator>Unknown Author</dc:creator><dc:date>2015-04-22T13:44:06</dc:date><text:list text:continue-numbering="true" text:style-name=""><text:list-item><text:p>do text</text:p></text:list-item></text:list><text:p>from <text:s text:c="28"/>document(at='%s/Fig_swh_robust.jpg' %(image_dir),anchor='paragraph',size=(9.5,9.4),sizeUnit='cm')</text:p></office:annotation><text:span text:style-name="Emphasis"><text:span text:style-name="T265">Fig. 10</text:span></text:span><text:span text:style-name="Emphasis"><text:span text:style-name="T270">8</text:span></text:span><office:annotation-end office:name="__Fieldmark__68642_1797494422"/></text:p>
      <text:p text:style-name="P354"><text:span text:style-name="Emphasis"><text:span text:style-name="T253">Figure </text:span></text:span><text:span text:style-name="Emphasis"><text:span text:style-name="T254">10</text:span></text:span><text:span text:style-name="Emphasis"><text:span text:style-name="T262">9</text:span></text:span><text:span text:style-name="Emphasis"><text:span text:style-name="T211">. </text:span></text:span><text:span text:style-name="Emphasis"><text:span text:style-name="T220">Scatter plot showing a comparison of GOP SWH with SWH from NDBC buoy data </text:span></text:span><text:span text:style-name="Emphasis"><text:span text:style-name="T445">for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20">. </text:span></text:span><text:span text:style-name="Emphasis"><text:span text:style-name="T233">The inset plot shows a zoome</text:span></text:span><text:span text:style-name="Emphasis"><text:span text:style-name="T234">d-in for SWH &lt; 1.5 m.</text:span></text:span></text:p>
      <text:p text:style-name="P345"><text:span text:style-name="Emphasis"><text:span text:style-name="T220"/></text:span></text:p>
      <text:p text:style-name="P379"><office:annotation office:name="__Fieldmark__68644_1797494422"><dc:creator>Unknown Author</dc:creator><dc:date>2015-04-22T13:47:04</dc:date><text:list text:continue-numbering="true" text:style-name=""><text:list-item><text:p>do text</text:p></text:list-item></text:list><text:p>from <text:s text:c="28"/>document(at='%s/Fig_swh_TAU.jpg' %(image_dir),anchor='paragraph',size=(12,7.5),sizeUnit='cm')</text:p></office:annotation>Fig. 10<text:span text:style-name="T454">9</text:span><office:annotation-end office:name="__Fieldmark__68644_1797494422"/></text:p>
      <text:p text:style-name="P376"><text:span text:style-name="Emphasis"><text:span text:style-name="T253">Figure </text:span></text:span><text:span text:style-name="Emphasis"><text:span text:style-name="T254">1</text:span></text:span><text:span text:style-name="Emphasis"><text:span text:style-name="T262">10</text:span></text:span><text:span text:style-name="Emphasis"><text:span text:style-name="T211">. </text:span></text:span><text:span text:style-name="Emphasis"><text:span text:style-name="T248">Regression slope of</text:span></text:span><text:span text:style-name="Emphasis"><text:span text:style-name="T241"> GOP SWH </text:span></text:span><text:span text:style-name="Emphasis"><text:span text:style-name="T248">on</text:span></text:span><text:span text:style-name="Emphasis"><text:span text:style-name="T241"> SWH from NDBC buoy data over time. The red dot highlights the value for the month analysed in this report.</text:span></text:span></text:p>
      <text:p text:style-name="P374"/>
      <text:p text:style-name="P386"><office:annotation office:name="__Fieldmark__17028_2027122578"><dc:creator>Unknown Author</dc:creator><dc:date>2015-05-19T11:27:22</dc:date><text:list text:continue-numbering="true" text:style-name=""><text:list-item><text:p>do text</text:p></text:list-item></text:list><text:p>from <text:s text:c="28"/>document(at='%s/Fig_swh_RMS.jpg' %(image_dir),anchor='paragraph',size=(12,7.5),sizeUnit='cm')</text:p></office:annotation>Fig. 110<office:annotation-end office:name="__Fieldmark__17028_2027122578"/></text:p>
      <text:p text:style-name="P374"><text:span text:style-name="Emphasis"><text:span text:style-name="T259">Figure 11</text:span></text:span><text:span text:style-name="Emphasis"><text:span text:style-name="T262">1</text:span></text:span><text:span text:style-name="Emphasis"><text:span text:style-name="T241">. RMS difference between GOP SWH and SWH from NDBC buoy data over time. The red dot highlights the value for the month analysed in this report.</text:span></text:span></text:p>
      <text:p text:style-name="P345"/>
      <text:p text:style-name="P380"><office:annotation office:name="__Fieldmark__69406_1797494422"><dc:creator>Unknown Author</dc:creator><dc:date>2015-04-22T13:49:49</dc:date><text:list text:continue-numbering="true" text:style-name=""><text:list-item><text:p>do text</text:p></text:list-item></text:list><text:p>from <text:s text:c="28"/>document(at='%s/Fig_cwsp_robust.jpg' %(image_dir),anchor='paragraph',size=(9.5,9.4),sizeUnit='cm')</text:p></office:annotation>Fig. 1<text:span text:style-name="T455">11</text:span><office:annotation-end office:name="__Fieldmark__69406_1797494422"/></text:p>
      <text:p text:style-name="P354"><text:span text:style-name="Emphasis"><text:span text:style-name="T253">Figure </text:span></text:span><text:span text:style-name="Emphasis"><text:span text:style-name="T254">1</text:span></text:span><text:span text:style-name="Emphasis"><text:span text:style-name="T260">1</text:span></text:span><text:span text:style-name="Emphasis"><text:span text:style-name="T262">2</text:span></text:span><text:span text:style-name="Emphasis"><text:span text:style-name="T211">. </text:span></text:span><text:span text:style-name="Emphasis"><text:span text:style-name="T220">Scatter plot showing a comparison of GOP </text:span></text:span><text:span text:style-name="Emphasis"><text:span text:style-name="T221">wind speed</text:span></text:span><text:span text:style-name="Emphasis"><text:span text:style-name="T220"> with </text:span></text:span><text:span text:style-name="Emphasis"><text:span text:style-name="T221">wind speed</text:span></text:span><text:span text:style-name="Emphasis"><text:span text:style-name="T220"> from NDBC buoy data </text:span></text:span><text:span text:style-name="Emphasis"><text:span text:style-name="T445">for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80"><office:annotation office:name="__Fieldmark__69408_1797494422"><dc:creator>Unknown Author</dc:creator><dc:date>2015-04-22T13:50:58</dc:date><text:list text:continue-numbering="true" text:style-name=""><text:list-item><text:p>do text</text:p></text:list-item></text:list><text:p>from <text:s text:c="28"/>document(at='%s/Fig_cwsp_TAU.jpg' %(image_dir),anchor='paragraph',size=(12,7.5),sizeUnit='cm')</text:p></office:annotation>Fig. 1<text:span text:style-name="T451">12</text:span><office:annotation-end office:name="__Fieldmark__69408_1797494422"/></text:p>
      <text:p text:style-name="P377"><text:span text:style-name="Emphasis"><text:span text:style-name="T253">Figure </text:span></text:span><text:span text:style-name="Emphasis"><text:span text:style-name="T254">1</text:span></text:span><text:span text:style-name="Emphasis"><text:span text:style-name="T258">1</text:span></text:span><text:span text:style-name="Emphasis"><text:span text:style-name="T262">3</text:span></text:span><text:span text:style-name="Emphasis"><text:span text:style-name="T211">. </text:span></text:span><text:span text:style-name="Emphasis"><text:span text:style-name="T248">Regression slope of</text:span></text:span><text:span text:style-name="Emphasis"><text:span text:style-name="T241"> GOP </text:span></text:span><text:span text:style-name="Emphasis"><text:span text:style-name="T248">wind speed</text:span></text:span><text:span text:style-name="Emphasis"><text:span text:style-name="T241"> </text:span></text:span><text:span text:style-name="Emphasis"><text:span text:style-name="T248">on wind speed</text:span></text:span><text:span text:style-name="Emphasis"><text:span text:style-name="T241"> from NDBC buoy data over time. The red dot highlights the value for the month analysed in this report.</text:span></text:span></text:p>
      <text:p text:style-name="P372"/>
      <text:p text:style-name="P372"/>
      <text:p text:style-name="P387"><office:annotation office:name="__Fieldmark__17030_2027122578"><dc:creator>Unknown Author</dc:creator><dc:date>2015-05-19T11:29:15</dc:date><text:list text:continue-numbering="true" text:style-name=""><text:list-item><text:p>do text</text:p></text:list-item></text:list><text:p>from <text:s text:c="28"/>document(at='%s/Fig_cwsp_RMS.jpg' %(image_dir),anchor='paragraph',size=(12,7.5),sizeUnit='cm')</text:p></office:annotation>Fig. 113<office:annotation-end office:name="__Fieldmark__17030_2027122578"/></text:p>
      <text:p text:style-name="P375"><text:span text:style-name="Emphasis"><text:span text:style-name="T259">Figure 11</text:span></text:span><text:span text:style-name="Emphasis"><text:span text:style-name="T262">4</text:span></text:span><text:span text:style-name="Emphasis"><text:span text:style-name="T241">. RMS difference between GOP </text:span></text:span><text:span text:style-name="Emphasis"><text:span text:style-name="T242">wind speed</text:span></text:span><text:span text:style-name="Emphasis"><text:span text:style-name="T241"> and </text:span></text:span><text:span text:style-name="Emphasis"><text:span text:style-name="T242">wind speed</text:span></text:span><text:span text:style-name="Emphasis"><text:span text:style-name="T241"> from NDBC buoy data over time. The red dot highlights the value for the month analysed in this report.</text:span></text:span></text:p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372"/>
      <text:p text:style-name="P284"><text:span text:style-name="Emphasis"><text:span text:style-name="T252">4.</text:span></text:span><text:span text:style-name="Emphasis"><text:span text:style-name="T263">1</text:span></text:span><text:span text:style-name="Emphasis"><text:span text:style-name="T252">.</text:span></text:span><text:span text:style-name="Emphasis"><text:span text:style-name="T271">4</text:span></text:span><text:span text:style-name="Emphasis"><text:span text:style-name="T263">.</text:span></text:span><text:span text:style-name="Emphasis"><text:span text:style-name="T252"> </text:span></text:span><text:span text:style-name="Emphasis"><text:span text:style-name="T263">V</text:span></text:span><text:span text:style-name="Emphasis"><text:span text:style-name="T252">alidation </text:span></text:span><text:span text:style-name="Emphasis"><text:span text:style-name="T263">of GOP </text:span></text:span><text:span text:style-name="Emphasis"><text:span text:style-name="T264">SWH </text:span></text:span><text:span text:style-name="Emphasis"><text:span text:style-name="T266">against</text:span></text:span><text:span text:style-name="Emphasis"><text:span text:style-name="T264"> </text:span></text:span><text:span text:style-name="Emphasis"><text:span text:style-name="T266">Wavewatch III model data</text:span></text:span></text:p>
      <text:p text:style-name="P284"/>
      <text:p text:style-name="P388"><office:annotation office:name="__Fieldmark__74011_1797494422"><dc:creator>Unknown Author</dc:creator><dc:date>2015-04-22T15:23:31</dc:date><text:list text:continue-numbering="true" text:style-name=""><text:list-item><text:p>do text</text:p></text:list-item></text:list><text:p>from <text:s text:c="28"/>document(at='%s/Fig_hist_swh_ww3.jpg' %(image_dir),anchor='paragraph',size=(12.9,11.3),sizeUnit='cm')</text:p></office:annotation>Fig. 11<text:span text:style-name="T456">4</text:span><office:annotation-end office:name="__Fieldmark__74011_1797494422"/></text:p>
      <text:p text:style-name="P354"><text:soft-page-break/><text:span text:style-name="Emphasis"><text:span text:style-name="T253">Figure </text:span></text:span><text:span text:style-name="Emphasis"><text:span text:style-name="T254">1</text:span></text:span><text:span text:style-name="Emphasis"><text:span text:style-name="T255">1</text:span></text:span><text:span text:style-name="Emphasis"><text:span text:style-name="T262">5</text:span></text:span><text:span text:style-name="Emphasis"><text:span text:style-name="T211">. </text:span></text:span><text:span text:style-name="Emphasis"><text:span text:style-name="T222">Histograms (normalized to have a total area of 1) of the GOP SWH (blue bars) and the SWH from the Wavewatch III model (red line) </text:span></text:span><text:span text:style-name="Emphasis"><text:span text:style-name="T445">for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22">.</text:span></text:span></text:p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285"><text:span text:style-name="Emphasis"><text:span text:style-name="T252">4.</text:span></text:span><text:span text:style-name="Emphasis"><text:span text:style-name="T263">1</text:span></text:span><text:span text:style-name="Emphasis"><text:span text:style-name="T252">.</text:span></text:span><text:span text:style-name="Emphasis"><text:span text:style-name="T271">5</text:span></text:span><text:span text:style-name="Emphasis"><text:span text:style-name="T263">.</text:span></text:span><text:span text:style-name="Emphasis"><text:span text:style-name="T252"> </text:span></text:span><text:span text:style-name="Emphasis"><text:span text:style-name="T263">V</text:span></text:span><text:span text:style-name="Emphasis"><text:span text:style-name="T252">alidation </text:span></text:span><text:span text:style-name="Emphasis"><text:span text:style-name="T263">of GOP </text:span></text:span><text:span text:style-name="Emphasis"><text:span text:style-name="T267">derived geostrophic </text:span></text:span><text:span text:style-name="Emphasis"><text:span text:style-name="T268">velocities</text:span></text:span></text:p>
      <text:p text:style-name="P285"/>
      <text:p text:style-name="P292"><office:annotation office:name="__Fieldmark__13668_694371080"><dc:creator>Unknown Author</dc:creator><dc:date>2015-04-27T14:59:16</dc:date><text:list text:continue-numbering="true" text:style-name=""><text:list-item><text:p>do text</text:p></text:list-item></text:list><text:p>from <text:s text:c="28"/>document(at='%s/Fig_HF_map_regions.jpg' %(image_dir),anchor='paragraph',size=(13,8.2),sizeUnit='cm')</text:p></office:annotation>Fig. 11<text:span text:style-name="T457">5</text:span><office:annotation-end office:name="__Fieldmark__13668_694371080"/></text:p>
      <text:p text:style-name="P347"><text:span text:style-name="Emphasis"><text:span text:style-name="T253">Figure </text:span></text:span><text:span text:style-name="Emphasis"><text:span text:style-name="T254">1</text:span></text:span><text:span text:style-name="Emphasis"><text:span text:style-name="T255">1</text:span></text:span><text:span text:style-name="Emphasis"><text:span text:style-name="T262">6</text:span></text:span><text:span text:style-name="Emphasis"><text:span text:style-name="T211">. </text:span></text:span><text:span text:style-name="Emphasis"><text:span text:style-name="T223">Map showing the regions where HF radar velocities are available and thus where the validation of GOP geostrophic </text:span></text:span><text:span text:style-name="Emphasis"><text:span text:style-name="T224">velocities</text:span></text:span><text:span text:style-name="Emphasis"><text:span text:style-name="T223"> is performed</text:span></text:span><text:span text:style-name="Emphasis"><text:span text:style-name="T222">. </text:span></text:span><text:span text:style-name="Emphasis"><text:span text:style-name="T225">Each region is identified by a number.</text:span></text:span></text:p>
      <text:p text:style-name="P347"/>
      <text:p text:style-name="P381"><office:annotation office:name="__Fieldmark__15212_694371080"><dc:creator>Unknown Author</dc:creator><dc:date>2015-04-27T15:54:12</dc:date><text:list text:continue-numbering="true" text:style-name=""><text:list-item><text:p>do text</text:p></text:list-item></text:list><text:p>from <text:s text:c="28"/>document(at='%s/Fig_HF_timeSeries.jpg' %(image_dir),anchor='paragraph',size=(13.6,8.8),sizeUnit='cm')</text:p></office:annotation>Fig. 11<text:span text:style-name="T457">6</text:span><office:annotation-end office:name="__Fieldmark__15212_694371080"/></text:p>
      <text:p text:style-name="P355"><text:span text:style-name="Emphasis"><text:span text:style-name="T253">Figure </text:span></text:span><text:span text:style-name="Emphasis"><text:span text:style-name="T254">1</text:span></text:span><text:span text:style-name="Emphasis"><text:span text:style-name="T255">1</text:span></text:span><text:span text:style-name="Emphasis"><text:span text:style-name="T262">7</text:span></text:span><text:span text:style-name="Emphasis"><text:span text:style-name="T211">. </text:span></text:span><text:span text:style-name="Emphasis"><text:span text:style-name="T224">Comparison of the GOP geostrophic velocity </text:span></text:span><text:span text:style-name="Emphasis"><text:span text:style-name="T234">anomalies</text:span></text:span><text:span text:style-name="Emphasis"><text:span text:style-name="T222"> </text:span></text:span><text:span text:style-name="Emphasis"><text:span text:style-name="T224">with HF radar velocit</text:span></text:span><text:span text:style-name="Emphasis"><text:span text:style-name="T235">y</text:span></text:span><text:span text:style-name="Emphasis"><text:span text:style-name="T224"> </text:span></text:span><text:span text:style-name="Emphasis"><text:span text:style-name="T234">anomalies</text:span></text:span><text:span text:style-name="Emphasis"><text:span text:style-name="T224"> perpendicular to the altimetry tracks in the regions shown in Figure 111 </text:span></text:span><text:span text:style-name="Emphasis"><text:span text:style-name="T444">over the period April 2014 to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24">. </text:span></text:span><text:span text:style-name="Emphasis"><text:span text:style-name="T225">The numbers on the x-axis correspond to those used to identify each region in Figure 111. </text:span></text:span><text:span text:style-name="Emphasis"><text:span text:style-name="T235">HF radar velocity anomalies have been obtained by subtracting the mean velocity over the period 2010-2014 from the observed velocities. GOP geostrophic velocities have been computed using the optimal difference operator by Powell and Leben (2004). </text:span></text:span><text:span text:style-name="Emphasis"><text:span text:style-name="T244">Each dot represents a comparison at a </text:span></text:span><text:span text:style-name="Emphasis"><text:span text:style-name="T245">particular</text:span></text:span><text:span text:style-name="Emphasis"><text:span text:style-name="T244"> location </text:span></text:span><text:span text:style-name="Emphasis"><text:span text:style-name="T245">(hence different dots correspond to different points in space). Dots joined by a</text:span></text:span><text:span text:style-name="Emphasis"><text:span text:style-name="T244"> </text:span></text:span><text:span text:style-name="Emphasis"><text:span text:style-name="T245">c</text:span></text:span><text:span text:style-name="Emphasis"><text:span text:style-name="T243">ontinuou</text:span></text:span><text:span text:style-name="Emphasis"><text:span text:style-name="T245">s</text:span></text:span><text:span text:style-name="Emphasis"><text:span text:style-name="T243"> line correspond to </text:span></text:span><text:span text:style-name="Emphasis"><text:span text:style-name="T244">single altimeter passes.</text:span></text:span></text:p>
      <text:p text:style-name="P348"/>
      <text:p text:style-name="P361"><office:annotation office:name="__Fieldmark__16209_995476683"><dc:creator>Unknown Author</dc:creator><dc:date>2015-04-28T17:26:42</dc:date><text:list text:continue-numbering="true" text:style-name=""><text:list-item><text:p>do text</text:p></text:list-item></text:list><text:p>from <text:s text:c="28"/>document(at='%s/Fig_C2_OSCAR_Atlantic.jpg' %(image_dir),anchor='paragraph',size=(10.9,9.8),sizeUnit='cm')</text:p></office:annotation>Fig.11<text:span text:style-name="T457">7</text:span>a<office:annotation-end office:name="__Fieldmark__16209_995476683"/></text:p>
      <text:p text:style-name="P381"><office:annotation office:name="__Fieldmark__15214_694371080"><dc:creator>Unknown Author</dc:creator><dc:date>2015-04-27T16:02:54</dc:date><text:list text:continue-numbering="true" text:style-name=""><text:list-item><text:p>do text</text:p></text:list-item></text:list><text:p>from <text:s text:c="28"/>document(at='%s/Fig_C2_OSCAR_Pacific.jpg' %(image_dir),anchor='paragraph',size=(10.9,9.8),sizeUnit='cm')</text:p></office:annotation>Fig. 11<text:span text:style-name="T457">7b</text:span><office:annotation-end office:name="__Fieldmark__15214_694371080"/></text:p>
      <text:p text:style-name="P356"><text:span text:style-name="Emphasis"><text:span text:style-name="T253">Figure </text:span></text:span><text:span text:style-name="Emphasis"><text:span text:style-name="T254">1</text:span></text:span><text:span text:style-name="Emphasis"><text:span text:style-name="T255">1</text:span></text:span><text:span text:style-name="Emphasis"><text:span text:style-name="T262">8</text:span></text:span><text:span text:style-name="Emphasis"><text:span text:style-name="T211">. </text:span></text:span><text:span text:style-name="Emphasis"><text:span text:style-name="T224">Comparison of the GOP geostrophic velocity </text:span></text:span><text:span text:style-name="Emphasis"><text:span text:style-name="T236">anomalies</text:span></text:span><text:span text:style-name="Emphasis"><text:span text:style-name="T222"> </text:span></text:span><text:span text:style-name="Emphasis"><text:span text:style-name="T224">with geostrophic velocities </text:span></text:span><text:span text:style-name="Emphasis"><text:span text:style-name="T236">anomalies</text:span></text:span><text:span text:style-name="Emphasis"><text:span text:style-name="T224"> from </text:span></text:span><text:span text:style-name="Emphasis"><text:span text:style-name="T236">the </text:span></text:span><text:span text:style-name="Emphasis"><text:span text:style-name="T224">Ocean Surface Current Analyses – Real time (OSCAR) </text:span></text:span><text:span text:style-name="Emphasis"><text:span text:style-name="T446">for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24"> in the Atlantic (</text:span></text:span><text:span text:style-name="Emphasis"><text:span text:style-name="T227">top, </text:span></text:span><text:span text:style-name="Emphasis"><text:span text:style-name="T226">20ºN – 40ºN, 315ºE – 325ºE</text:span></text:span><text:span text:style-name="Emphasis"><text:span text:style-name="T224">) </text:span></text:span><text:span text:style-name="Emphasis"><text:span text:style-name="T226">and Pacific (</text:span></text:span><text:span text:style-name="Emphasis"><text:span text:style-name="T227">bottom, </text:span></text:span><text:span text:style-name="Emphasis"><text:span text:style-name="T226">20ºN – </text:span></text:span><text:soft-page-break/><text:span text:style-name="Emphasis"><text:span text:style-name="T226">40ºN, 220ºE – 230ºE</text:span></text:span><text:span text:style-name="Emphasis"><text:span text:style-name="T224">) </text:span></text:span><text:span text:style-name="Emphasis"><text:span text:style-name="T226">boxes</text:span></text:span><text:span text:style-name="Emphasis"><text:span text:style-name="T224"> as a function of latitude (i.e., for each latitude the geostrophic velocities have been averaged over the longitudes within the box). </text:span></text:span><text:span text:style-name="Emphasis"><text:span text:style-name="T235">GOP geostrophic velocities have been computed using the optimal difference operator by Powell and Leben (2004).</text:span></text:span></text:p>
      <text:p text:style-name="P348"/>
      <text:p text:style-name="P287"><text:span text:style-name="Emphasis"><text:span text:style-name="T252">4.</text:span></text:span><text:span text:style-name="Emphasis"><text:span text:style-name="T263">1</text:span></text:span><text:span text:style-name="Emphasis"><text:span text:style-name="T252">.</text:span></text:span><text:span text:style-name="Emphasis"><text:span text:style-name="T271">6</text:span></text:span><text:span text:style-name="Emphasis"><text:span text:style-name="T263">.</text:span></text:span><text:span text:style-name="Emphasis"><text:span text:style-name="T252"> </text:span></text:span><text:span text:style-name="Emphasis"><text:span text:style-name="T269">Comparison</text:span></text:span><text:span text:style-name="Emphasis"><text:span text:style-name="T252"> </text:span></text:span><text:span text:style-name="Emphasis"><text:span text:style-name="T263">of GOP </text:span></text:span><text:span text:style-name="Emphasis"><text:span text:style-name="T269">SSH </text:span></text:span><text:span text:style-name="Emphasis"><text:span text:style-name="T271">anomaly</text:span></text:span><text:span text:style-name="Emphasis"><text:span text:style-name="T269"> with steric heights derived from temperature and salinity ARGO profiles.</text:span></text:span></text:p>
      <text:p text:style-name="P288"><text:span text:style-name="Emphasis"><text:span text:style-name="T269"/>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332">Note <text:span text:style-name="T452">4.1</text:span>:</text:p>
          </table:table-cell>
          <table:table-cell table:style-name="Table25.A1" office:value-type="string">
            <text:p text:style-name="P261"><text:span text:style-name="Emphasis"><text:span text:style-name="T287">To be consistent with the GOP SSH anomalies, the steric height </text:span></text:span><text:span text:style-name="Emphasis"><text:span text:style-name="T288">anomalies at each Argo float</text:span></text:span><text:span text:style-name="Emphasis"><text:span text:style-name="T287"> w</text:span></text:span><text:span text:style-name="Emphasis"><text:span text:style-name="T288">ere</text:span></text:span><text:span text:style-name="Emphasis"><text:span text:style-name="T287"> obtained by subtracting a mean steric height computed over the period 1993-2009 (same as the base period for DTU10 MSS) from the absolute (i.e., referred to 1000m) steric height. </text:span></text:span><text:span text:style-name="Emphasis"><text:span text:style-name="T289">The steric height is the dynamic height at the surface scaled by gravitational acceleration.</text:span></text:span></text:p>
          </table:table-cell>
        </table:table-row>
      </table:table>
      <text:p text:style-name="P305"/>
      <text:p text:style-name="P293"><office:annotation office:name="__Fieldmark__15441_1073552886"><dc:creator>Unknown Author</dc:creator><dc:date>2015-05-01T16:42:25</dc:date><text:list text:continue-numbering="true" text:style-name=""><text:list-item><text:p>do text</text:p></text:list-item></text:list><text:p>from <text:s text:c="28"/>document(at='%s/Fig_rho_map_dyn.jpg' %(image_dir),anchor='paragraph',size=(12.8,8.3),sizeUnit='cm')</text:p></office:annotation>Fig. 11<text:span text:style-name="T457">8</text:span><office:annotation-end office:name="__Fieldmark__15441_1073552886"/></text:p>
      <text:p text:style-name="P357"><text:span text:style-name="Emphasis"><text:span text:style-name="T253">Figure </text:span></text:span><text:span text:style-name="Emphasis"><text:span text:style-name="T254">1</text:span></text:span><text:span text:style-name="Emphasis"><text:span text:style-name="T255">1</text:span></text:span><text:span text:style-name="Emphasis"><text:span text:style-name="T262">9</text:span></text:span><text:span text:style-name="Emphasis"><text:span text:style-name="T211">. </text:span></text:span><text:span text:style-name="Emphasis"><text:span text:style-name="T228">Map showing the correlation between the GOP SSH anomaly and the steric height </text:span></text:span><text:span text:style-name="Emphasis"><text:span text:style-name="T237">anomaly</text:span></text:span><text:span text:style-name="Emphasis"><text:span text:style-name="T228"> (referred to 1000 m) derived from the temperature and salinity provided by Argo floats </text:span></text:span><text:span text:style-name="Emphasis"><text:span text:style-name="T444">over the period April 2014 to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28">. Each dot in the map </text:span></text:span><text:span text:style-name="Emphasis"><text:span text:style-name="T237">represents the mean position of each Argo float used in the validation.</text:span></text:span></text:p>
      <text:p text:style-name="P349"/>
      <text:p text:style-name="P362"><office:annotation office:name="__Fieldmark__15443_1073552886"><dc:creator>Unknown Author</dc:creator><dc:date>2015-05-01T16:44:17</dc:date><text:list text:continue-numbering="true" text:style-name=""><text:list-item><text:p>do text</text:p></text:list-item></text:list><text:p>from <text:s text:c="28"/>document(at='%s/Fig_NRMSD_map_dyn.jpg' %(image_dir),anchor='paragraph',size=(12.8,8.3),sizeUnit='cm')</text:p></office:annotation>Fig. 11<text:span text:style-name="T457">9</text:span><office:annotation-end office:name="__Fieldmark__15443_1073552886"/></text:p>
      <text:p text:style-name="P357"><text:span text:style-name="Emphasis"><text:span text:style-name="T253">Figure </text:span></text:span><text:span text:style-name="Emphasis"><text:span text:style-name="T254">1</text:span></text:span><text:span text:style-name="Emphasis"><text:span text:style-name="T262">20</text:span></text:span><text:span text:style-name="Emphasis"><text:span text:style-name="T211">. </text:span></text:span><text:span text:style-name="Emphasis"><text:span text:style-name="T228">Map showing the normalized RMS difference between the GOP SSH anomaly and the steric height </text:span></text:span><text:span text:style-name="Emphasis"><text:span text:style-name="T238">anomaly</text:span></text:span><text:span text:style-name="Emphasis"><text:span text:style-name="T228"> (referred to 1000 m) derived from the temperature and salinity provided by Argo floats </text:span></text:span><text:span text:style-name="Emphasis"><text:span text:style-name="T444">over the period April 2014 to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28">. Each dot in the map </text:span></text:span><text:span text:style-name="Emphasis"><text:span text:style-name="T237">represents the mean position of each Argo float used in the validation.</text:span></text:span></text:p>
      <text:p text:style-name="P357"><text:span text:style-name="Emphasis"><text:span text:style-name="T237"/></text:span></text:p>
      <text:p text:style-name="P373"><office:annotation office:name="__Fieldmark__15446_1073552886"><dc:creator>Unknown Author</dc:creator><dc:date>2015-05-01T16:46:04</dc:date><text:list text:continue-numbering="true" text:style-name=""><text:list-item><text:p>do text</text:p></text:list-item></text:list><text:p>from <text:s text:c="28"/>document(at='%s/Fig_bias_map_dyn.jpg' %(image_dir),anchor='paragraph',size=(12.8,8.3),sizeUnit='cm')</text:p></office:annotation><text:span text:style-name="Emphasis"><text:span text:style-name="T256">Fig. 1</text:span></text:span><text:span text:style-name="Emphasis"><text:span text:style-name="T261">20</text:span></text:span><office:annotation-end office:name="__Fieldmark__15446_1073552886"/></text:p>
      <text:p text:style-name="P357"><text:span text:style-name="Emphasis"><text:span text:style-name="T253">Figure </text:span></text:span><text:span text:style-name="Emphasis"><text:span text:style-name="T254">1</text:span></text:span><text:span text:style-name="Emphasis"><text:span text:style-name="T261">2</text:span></text:span><text:span text:style-name="Emphasis"><text:span text:style-name="T262">1</text:span></text:span><text:span text:style-name="Emphasis"><text:span text:style-name="T211">. </text:span></text:span><text:span text:style-name="Emphasis"><text:span text:style-name="T228">Map showing the mean difference (bias) between the GOP SSH anomaly and the steric height </text:span></text:span><text:span text:style-name="Emphasis"><text:span text:style-name="T238">anomaly</text:span></text:span><text:span text:style-name="Emphasis"><text:span text:style-name="T228"> (referred to 1000 m) derived from the temperature and salinity provided by Argo floats </text:span></text:span><text:span text:style-name="Emphasis"><text:span text:style-name="T444">over the period April 2014 to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28">. Each dot in the map </text:span></text:span><text:span text:style-name="Emphasis"><text:span text:style-name="T237">represents the mean position of each Argo float used in the validation.</text:span></text:span></text:p>
      <text:p text:style-name="P349"/>
      <text:p text:style-name="P349"/>
      <text:p text:style-name="P363"><office:annotation office:name="__Fieldmark__16232_1073552886"><dc:creator>Unknown Author</dc:creator><dc:date>2015-05-01T16:52:49</dc:date><text:list text:continue-numbering="true" text:style-name=""><text:list-item><text:p>do text</text:p></text:list-item></text:list><text:p>from <text:s text:c="28"/>document(at='%s/Fig_ssha_steric_timeSeries_1.jpg' %(image_dir),anchor='paragraph',size=(10.4,6.7),sizeUnit='cm')</text:p></office:annotation>Fig. 1<text:span text:style-name="T457">21</text:span>a<office:annotation-end office:name="__Fieldmark__16232_1073552886"/></text:p>
      <text:p text:style-name="P363"><text:soft-page-break/><office:annotation office:name="__Fieldmark__16234_1073552886"><dc:creator>Unknown Author</dc:creator><dc:date>2015-05-01T16:54:33</dc:date><text:list text:continue-numbering="true" text:style-name=""><text:list-item><text:p>do text</text:p></text:list-item></text:list><text:p>from <text:s text:c="28"/>document(at='%s/Fig_profile_location_1.jpg' %(image_dir),anchor='paragraph',size=(11.1,7.9),sizeUnit='cm')</text:p></office:annotation>Fig. 1<text:span text:style-name="T457">21</text:span>b<office:annotation-end office:name="__Fieldmark__16234_1073552886"/></text:p>
      <text:p text:style-name="P350"><text:span text:style-name="Emphasis"><text:span text:style-name="T253">Figure </text:span></text:span><text:span text:style-name="Emphasis"><text:span text:style-name="T254">1</text:span></text:span><text:span text:style-name="Emphasis"><text:span text:style-name="T261">2</text:span></text:span><text:span text:style-name="Emphasis"><text:span text:style-name="T262">2</text:span></text:span><text:span text:style-name="Emphasis"><text:span text:style-name="T211">. </text:span></text:span><text:span text:style-name="Emphasis"><text:span text:style-name="T229">Comparison of the GOP SSH anomaly and </text:span></text:span><text:span text:style-name="Emphasis"><text:span text:style-name="T228">the steric height </text:span></text:span><text:span text:style-name="Emphasis"><text:span text:style-name="T238">anomaly</text:span></text:span><text:span text:style-name="Emphasis"><text:span text:style-name="T228"> (referred to 1000 m) </text:span></text:span><text:span text:style-name="Emphasis"><text:span text:style-name="T229">for one particular Argo float (top). The location of the Argo float over time is also shown (bottom).</text:span></text:span></text:p>
      <text:p text:style-name="P350"/>
      <text:p text:style-name="P389"><office:annotation office:name="__Fieldmark__16237_1073552886"><dc:creator>Unknown Author</dc:creator><dc:date>2015-05-01T16:58:42</dc:date><text:list text:continue-numbering="true" text:style-name=""><text:list-item><text:p>do text</text:p></text:list-item></text:list><text:p>from <text:s text:c="28"/>document(at='%s/Fig_ssha_steric_timeSeries_2.jpg' %(image_dir),anchor='paragraph',size=(10.4,6.7),sizeUnit='cm')</text:p></office:annotation>Fig. 1<text:span text:style-name="T457">22</text:span>a<office:annotation-end office:name="__Fieldmark__16237_1073552886"/></text:p>
      <text:p text:style-name="P382"><office:annotation office:name="__Fieldmark__16239_1073552886"><dc:creator>Unknown Author</dc:creator><dc:date>2015-05-01T16:59:13</dc:date><text:list text:continue-numbering="true" text:style-name=""><text:list-item><text:p>do text</text:p></text:list-item></text:list><text:p>from <text:s text:c="28"/>document(at='%s/Fig_profile_location_2.jpg' %(image_dir),anchor='paragraph',size=(11.1,7.9),sizeUnit='cm')</text:p></office:annotation>Fig. 1<text:span text:style-name="T457">22</text:span>b<office:annotation-end office:name="__Fieldmark__16239_1073552886"/></text:p>
      <text:p text:style-name="P351"><text:span text:style-name="Emphasis"><text:span text:style-name="T253">Figure </text:span></text:span><text:span text:style-name="Emphasis"><text:span text:style-name="T254">1</text:span></text:span><text:span text:style-name="Emphasis"><text:span text:style-name="T261">2</text:span></text:span><text:span text:style-name="Emphasis"><text:span text:style-name="T262">3</text:span></text:span><text:span text:style-name="Emphasis"><text:span text:style-name="T211">. </text:span></text:span><text:span text:style-name="Emphasis"><text:span text:style-name="T229">Comparison of the GOP SSH anomaly and </text:span></text:span><text:span text:style-name="Emphasis"><text:span text:style-name="T228">the steric height </text:span></text:span><text:span text:style-name="Emphasis"><text:span text:style-name="T238">anomaly</text:span></text:span><text:span text:style-name="Emphasis"><text:span text:style-name="T228"> (referred to 1000 m) </text:span></text:span><text:span text:style-name="Emphasis"><text:span text:style-name="T229">for one particular Argo float (top). The location of the Argo float over time is also shown (bottom).</text:span></text:span></text:p>
      <text:p text:style-name="P351"/>
      <text:p text:style-name="P351"/>
      <text:p text:style-name="P351"/>
      <text:p text:style-name="P351"/>
      <text:p text:style-name="P351"/>
      <text:p text:style-name="P286"><text:span text:style-name="Emphasis"><text:span text:style-name="T283">4</text:span></text:span><text:span text:style-name="Emphasis"><text:span text:style-name="T282">.</text:span></text:span><text:span text:style-name="Emphasis"><text:span text:style-name="T284">2</text:span></text:span><text:span text:style-name="Emphasis"><text:span text:style-name="T282">. </text:span></text:span><text:span text:style-name="Emphasis"><text:span text:style-name="T283">Validation against </text:span></text:span><text:span text:style-name="Emphasis"><text:span text:style-name="T284">Jason-2</text:span></text:span></text:p>
      <text:p text:style-name="P351"/>
      <text:p text:style-name="P383"><office:annotation office:name="__Fieldmark__63007_1637244282"><dc:creator>Unknown Author</dc:creator><dc:date>2015-05-05T17:08:37</dc:date><text:list text:continue-numbering="true" text:style-name=""><text:list-item><text:p>do text</text:p></text:list-item></text:list><text:p>from <text:s text:c="28"/>document(at='%s/Fig_hist_ssha_j2.jpg' %(image_dir),anchor='paragraph',size=(12.9,11.3),sizeUnit='cm')</text:p></office:annotation>Fig. 1<text:span text:style-name="T451">23</text:span><office:annotation-end office:name="__Fieldmark__63007_1637244282"/></text:p>
      <text:p text:style-name="P358"><text:span text:style-name="Emphasis"><text:span text:style-name="T253">Figure </text:span></text:span><text:span text:style-name="Emphasis"><text:span text:style-name="T254">1</text:span></text:span><text:span text:style-name="Emphasis"><text:span text:style-name="T258">2</text:span></text:span><text:span text:style-name="Emphasis"><text:span text:style-name="T262">4</text:span></text:span><text:span text:style-name="Emphasis"><text:span text:style-name="T211">. </text:span></text:span><text:span text:style-name="Emphasis"><text:span text:style-name="T222">Histograms (normalized to have a total area of 1) of the S</text:span></text:span><text:span text:style-name="Emphasis"><text:span text:style-name="T230">SH anomaly </text:span></text:span><text:span text:style-name="Emphasis"><text:span text:style-name="T239">from GOP</text:span></text:span><text:span text:style-name="Emphasis"><text:span text:style-name="T222"> (blue bars), </text:span></text:span><text:span text:style-name="Emphasis"><text:span text:style-name="T230">Jason-2</text:span></text:span><text:span text:style-name="Emphasis"><text:span text:style-name="T222"> (red line) </text:span></text:span><text:span text:style-name="Emphasis"><text:span text:style-name="T239">and RADS CryoSat-2 (green) </text:span></text:span><text:span text:style-name="Emphasis"><text:span text:style-name="T246">for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22">.</text:span></text:span></text:p>
      <text:p text:style-name="P351"/>
      <text:p text:style-name="P383"><office:annotation office:name="__Fieldmark__63008_1637244282"><dc:creator>Unknown Author</dc:creator><dc:date>2015-05-05T17:08:45</dc:date><text:list text:continue-numbering="true" text:style-name=""><text:list-item><text:p>do text</text:p></text:list-item></text:list><text:p>from <text:s text:c="28"/>document(at='%s/Fig_hist_swh_j2.jpg' %(image_dir),anchor='paragraph',size=(12.9,11.3),sizeUnit='cm')</text:p></office:annotation>Fig. 12<text:span text:style-name="T457">4</text:span><office:annotation-end office:name="__Fieldmark__63008_1637244282"/></text:p>
      <text:p text:style-name="P358"><text:span text:style-name="Emphasis"><text:span text:style-name="T253">Figure </text:span></text:span><text:span text:style-name="Emphasis"><text:span text:style-name="T254">1</text:span></text:span><text:span text:style-name="Emphasis"><text:span text:style-name="T257">2</text:span></text:span><text:span text:style-name="Emphasis"><text:span text:style-name="T262">5</text:span></text:span><text:span text:style-name="Emphasis"><text:span text:style-name="T211">. </text:span></text:span><text:span text:style-name="Emphasis"><text:span text:style-name="T222">Histograms (normalized to have a total area of 1) of the S</text:span></text:span><text:span text:style-name="Emphasis"><text:span text:style-name="T239">WH</text:span></text:span><text:span text:style-name="Emphasis"><text:span text:style-name="T230"> </text:span></text:span><text:span text:style-name="Emphasis"><text:span text:style-name="T239">from GOP</text:span></text:span><text:span text:style-name="Emphasis"><text:span text:style-name="T222"> (blue bars), </text:span></text:span><text:span text:style-name="Emphasis"><text:span text:style-name="T230">Jason-2</text:span></text:span><text:span text:style-name="Emphasis"><text:span text:style-name="T222"> (red line) </text:span></text:span><text:span text:style-name="Emphasis"><text:span text:style-name="T239">and RADS CryoSat-2 (green) </text:span></text:span><text:span text:style-name="Emphasis"><text:span text:style-name="T246">for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22">.</text:span></text:span></text:p>
      <text:p text:style-name="P351"/>
      <text:p text:style-name="P383"><office:annotation office:name="__Fieldmark__63009_1637244282"><dc:creator>Unknown Author</dc:creator><dc:date>2015-05-05T17:08:53</dc:date><text:list text:continue-numbering="true" text:style-name=""><text:list-item><text:p>do text</text:p></text:list-item></text:list><text:p>from <text:s text:c="28"/>document(at='%s/Fig_hist_wsp_j2.jpg' %(image_dir),anchor='paragraph',size=(12.9,11.3),sizeUnit='cm')</text:p></office:annotation>Fig. 12<text:span text:style-name="T457">5</text:span><office:annotation-end office:name="__Fieldmark__63009_1637244282"/></text:p>
      <text:p text:style-name="P358"><text:span text:style-name="Emphasis"><text:span text:style-name="T253">Figure </text:span></text:span><text:span text:style-name="Emphasis"><text:span text:style-name="T254">1</text:span></text:span><text:span text:style-name="Emphasis"><text:span text:style-name="T257">2</text:span></text:span><text:span text:style-name="Emphasis"><text:span text:style-name="T262">6</text:span></text:span><text:span text:style-name="Emphasis"><text:span text:style-name="T211">. </text:span></text:span><text:span text:style-name="Emphasis"><text:span text:style-name="T222">Histograms (normalized to have a total area of 1) of the </text:span></text:span><text:span text:style-name="Emphasis"><text:span text:style-name="T239">wind speed</text:span></text:span><text:span text:style-name="Emphasis"><text:span text:style-name="T230"> </text:span></text:span><text:span text:style-name="Emphasis"><text:span text:style-name="T239">from GOP</text:span></text:span><text:span text:style-name="Emphasis"><text:span text:style-name="T222"> (blue bars), </text:span></text:span><text:span text:style-name="Emphasis"><text:span text:style-name="T230">Jason-2</text:span></text:span><text:span text:style-name="Emphasis"><text:span text:style-name="T222"> (red line) </text:span></text:span><text:span text:style-name="Emphasis"><text:span text:style-name="T239">and RADS CryoSat-2 (green) </text:span></text:span><text:span text:style-name="Emphasis"><text:span text:style-name="T246">for</text:span></text:span><text:span text:style-name="Emphasis"><text:span text:style-name="T251"> </text:span></text:span><text:span text:style-name="Emphasis"><text:span text:style-name="T251"><text:conditional-text text:condition="ooow:true" text:string-value-if-true="Report_Date" text:string-value-if-false="">Report_Date</text:conditional-text></text:span></text:span><text:span text:style-name="Emphasis"><text:span text:style-name="T222">.</text:span></text:span></text:p>
      <text:p text:style-name="P358"/>
      <text:p text:style-name="P358"/>
      <text:p text:style-name="P358"><text:soft-page-break/></text:p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289"><text:span text:style-name="Emphasis"><text:span text:style-name="T283">4</text:span></text:span><text:span text:style-name="Emphasis"><text:span text:style-name="T282">.</text:span></text:span><text:span text:style-name="Emphasis"><text:span text:style-name="T286">3</text:span></text:span><text:span text:style-name="Emphasis"><text:span text:style-name="T282">. </text:span></text:span><text:span text:style-name="Emphasis"><text:span text:style-name="T285">Global mean sea level time series</text:span></text:span></text:p>
      <text:p text:style-name="P289"/>
      <text:p text:style-name="P294"><office:annotation office:name="__Fieldmark__29482_2027122578"><dc:creator>Unknown Author</dc:creator><dc:date>2015-05-19T16:40:27</dc:date><text:list text:continue-numbering="true" text:style-name=""><text:list-item><text:p>do text</text:p></text:list-item></text:list><text:p>from <text:s text:c="28"/>document(at='%s/Fig_GMSL_C2_CU.jpg' %(image_dir),anchor='paragraph',size=(13.9,11.5),sizeUnit='cm')</text:p></office:annotation>Fig. 126<office:annotation-end office:name="__Fieldmark__29482_2027122578"/></text:p>
      <text:p text:style-name="P359"><text:span text:style-name="Emphasis"><text:span text:style-name="T253">Figure </text:span></text:span><text:span text:style-name="Emphasis"><text:span text:style-name="T254">1</text:span></text:span><text:span text:style-name="Emphasis"><text:span text:style-name="T257">2</text:span></text:span><text:span text:style-name="Emphasis"><text:span text:style-name="T262">7</text:span></text:span><text:span text:style-name="Emphasis"><text:span text:style-name="T247">. Global mean sea level (latitude &lt; 65º) from GOP CryoSat-2 (grey) together with that derived from </text:span></text:span><text:span text:style-name="Emphasis"><text:span text:style-name="T249">OSTM/</text:span></text:span><text:span text:style-name="Emphasis"><text:span text:style-name="T247">Jason-2 at the </text:span></text:span><text:span text:style-name="Emphasis"><text:span text:style-name="T250">University of Colorado</text:span></text:span><text:span text:style-name="Emphasis"><text:span text:style-name="T247"> (red).</text:span></text:span></text:p>
      <text:p text:style-name="P341"><text:span text:style-name="Default_20_Paragraph_20_Font"><text:span text:style-name="T281">Annex</text:span></text:span></text:p>
      <text:p text:style-name="P84"/>
      <text:p text:style-name="P85"><office:annotation office:name="__Fieldmark__25164_387857094"><dc:creator>Unknown Author</dc:creator><dc:date>2015-02-25T13:32:08</dc:date><text:list text:continue-numbering="true" text:style-name=""><text:list-item><text:p>do text</text:p></text:list-item></text:list><text:p>from <text:s text:c="28"/>document(at='%s/GOP_Fig_35.jpg' %(image_dir),anchor='paragraph',size=(12.8,8.07),sizeUnit='cm')</text:p></office:annotation><text:span text:style-name="Default_20_Paragraph_20_Font"><text:span text:style-name="T275">Fig 35</text:span></text:span><office:annotation-end office:name="__Fieldmark__25164_387857094"/></text:p>
      <text:p text:style-name="P87"/>
      <text:p text:style-name="P114"><office:annotation office:name="__Fieldmark__13542_2099477737"><dc:creator>Unknown Author</dc:creator><dc:date>2015-02-27T17:08:05</dc:date><text:list text:continue-numbering="true" text:style-name=""><text:list-item><text:p>do text</text:p></text:list-item></text:list><text:p>from <text:s text:c="28"/>document(at='%s/GOP_Fig_35_descend.jpg' %(image_dir),anchor='paragraph',size=(12.8,8.07),sizeUnit='cm')</text:p></office:annotation>Fig. 35b<office:annotation-end office:name="__Fieldmark__13542_2099477737"/></text:p>
      <text:p text:style-name="P87"><text:span text:style-name="Default_20_Paragraph_20_Font"><text:span text:style-name="T277">Figure A1</text:span></text:span><text:span text:style-name="Default_20_Paragraph_20_Font"><text:span text:style-name="T275">. </text:span></text:span><text:span text:style-name="Emphasis"><text:span text:style-name="T197">Geographical distribution of </text:span></text:span><text:span text:style-name="Emphasis"><text:span text:style-name="T202">the wet tropospheric correction</text:span></text:span><text:span text:style-name="Emphasis"><text:span text:style-name="T197"> over ocean</text:span></text:span><text:span text:style-name="Emphasis"><text:span text:style-name="T198">s and lakes </text:span></text:span><text:span text:style-name="Emphasis"><text:span text:style-name="T204">for </text:span></text:span><text:span text:style-name="Emphasis"><text:span text:style-name="T197">ascending (top) and descending (bottom) passes</text:span></text:span><text:span text:style-name="Emphasis"><text:span text:style-name="T198"> </text:span></text:span><text:span text:style-name="Emphasis"><text:span text:style-name="T197">for </text:span></text:span><text:span text:style-name="Emphasis"><text:span text:style-name="T197"><text:conditional-text text:condition="ooow:true" text:string-value-if-true="Report_Date" text:string-value-if-false="">Report_Date</text:conditional-text></text:span></text:span><text:span text:style-name="Emphasis"><text:span text:style-name="T197">. </text:span></text:span><text:span text:style-name="Emphasis"><text:span text:style-name="T199">The statistical values shown in the table refer </text:span></text:span><text:span text:style-name="Emphasis"><text:span text:style-name="T202">refer to the wet tropospheric correction</text:span></text:span><text:span text:style-name="Emphasis"><text:span text:style-name="T200"> </text:span></text:span><text:span text:style-name="Emphasis"><text:span text:style-name="T201">in </text:span></text:span><text:span text:style-name="Emphasis"><text:span text:style-name="T202">c</text:span></text:span><text:span text:style-name="Emphasis"><text:span text:style-name="T201">m</text:span></text:span><text:span text:style-name="Emphasis"><text:span text:style-name="T210">.</text:span></text:span><text:span text:style-name="Emphasis"><text:span text:style-name="T199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5"> </text:span></text:span></text:p>
      <text:p text:style-name="P85"/>
      <text:p text:style-name="P85"><office:annotation office:name="__Fieldmark__25165_387857094"><dc:creator>Unknown Author</dc:creator><dc:date>2015-02-25T13:32:23</dc:date><text:list text:continue-numbering="true" text:style-name=""><text:list-item><text:p>do text</text:p></text:list-item></text:list><text:p>from <text:s text:c="28"/>document(at='%s/GOP_Fig_36.jpg' %(image_dir),anchor='paragraph',size=(12.8,8.07),sizeUnit='cm')</text:p></office:annotation><text:span text:style-name="Default_20_Paragraph_20_Font"><text:span text:style-name="T275">Fig 36</text:span></text:span><office:annotation-end office:name="__Fieldmark__25165_387857094"/></text:p>
      <text:p text:style-name="P87"/>
      <text:p text:style-name="P114"><office:annotation office:name="__Fieldmark__13543_2099477737"><dc:creator>Unknown Author</dc:creator><dc:date>2015-02-27T17:08:35</dc:date><text:list text:continue-numbering="true" text:style-name=""><text:list-item><text:p>do text</text:p></text:list-item></text:list><text:p>from <text:s text:c="28"/>document(at='%s/GOP_Fig_36_descend.jpg' %(image_dir),anchor='paragraph',size=(12.8,8.07),sizeUnit='cm')</text:p></office:annotation>Fig. 36<text:span text:style-name="T439">b</text:span><office:annotation-end office:name="__Fieldmark__13543_2099477737"/></text:p>
      <text:p text:style-name="P87"><text:span text:style-name="Default_20_Paragraph_20_Font"><text:span text:style-name="T277">Figure A2</text:span></text:span><text:span text:style-name="Default_20_Paragraph_20_Font"><text:span text:style-name="T275">. </text:span></text:span><text:span text:style-name="Emphasis"><text:span text:style-name="T197">Geographical distribution of </text:span></text:span><text:span text:style-name="Emphasis"><text:span text:style-name="T202">the dry tropospheric correction</text:span></text:span><text:span text:style-name="Emphasis"><text:span text:style-name="T197"> over ocean</text:span></text:span><text:span text:style-name="Emphasis"><text:span text:style-name="T198">s and lakes </text:span></text:span><text:span text:style-name="Emphasis"><text:span text:style-name="T204">for </text:span></text:span><text:span text:style-name="Emphasis"><text:span text:style-name="T197">ascending (top) and descending (bottom) passes</text:span></text:span><text:span text:style-name="Emphasis"><text:span text:style-name="T198"> </text:span></text:span><text:span text:style-name="Emphasis"><text:span text:style-name="T197">for </text:span></text:span><text:span text:style-name="Emphasis"><text:span text:style-name="T197"><text:conditional-text text:condition="ooow:true" text:string-value-if-true="Report_Date" text:string-value-if-false="">Report_Date</text:conditional-text></text:span></text:span><text:span text:style-name="Emphasis"><text:span text:style-name="T197">. </text:span></text:span><text:span text:style-name="Emphasis"><text:span text:style-name="T199">The statistical values shown in the table refer </text:span></text:span><text:span text:style-name="Emphasis"><text:span text:style-name="T202">refer to the dry tropospheric correction</text:span></text:span><text:span text:style-name="Emphasis"><text:span text:style-name="T200"> </text:span></text:span><text:span text:style-name="Emphasis"><text:span text:style-name="T201">in m</text:span></text:span><text:span text:style-name="Emphasis"><text:span text:style-name="T210">.</text:span></text:span><text:span text:style-name="Emphasis"><text:span text:style-name="T199"> Measurements taken over polar polygons have been excluded from the computation of the statistical values. The black lines mark the outer limit of the Arctic and Antarctic polar polygons.</text:span></text:span></text:p>
      <text:p text:style-name="P85"/>
      <text:p text:style-name="P85"/>
      <text:p text:style-name="P86"><office:annotation office:name="__Fieldmark__25166_387857094"><dc:creator>Unknown Author</dc:creator><dc:date>2015-02-25T13:32:32</dc:date><text:list text:continue-numbering="true" text:style-name=""><text:list-item><text:p>do text</text:p></text:list-item></text:list><text:p>from <text:s text:c="28"/>document(at='%s/GOP_Fig_37.jpg' %(image_dir),anchor='paragraph',size=(12.8,8.07),sizeUnit='cm')</text:p></office:annotation><text:span text:style-name="Default_20_Paragraph_20_Font"><text:span text:style-name="T275">Fig 3</text:span></text:span><text:span text:style-name="Default_20_Paragraph_20_Font"><text:span text:style-name="T276">7</text:span></text:span><office:annotation-end office:name="__Fieldmark__25166_387857094"/></text:p>
      <text:p text:style-name="P87"/>
      <text:p text:style-name="P115"><office:annotation office:name="__Fieldmark__14280_2099477737"><dc:creator>Unknown Author</dc:creator><dc:date>2015-02-27T17:08:59</dc:date><text:list text:continue-numbering="true" text:style-name=""><text:list-item><text:p>do text</text:p></text:list-item></text:list><text:p>from <text:s text:c="28"/>document(at='%s/GOP_Fig_37_descend.jpg' %(image_dir),anchor='paragraph',size=(12.8,8.07),sizeUnit='cm')</text:p></office:annotation>Fig. 37b<office:annotation-end office:name="__Fieldmark__14280_2099477737"/></text:p>
      <text:p text:style-name="P87"><text:span text:style-name="Default_20_Paragraph_20_Font"><text:span text:style-name="T277">Figure A</text:span></text:span><text:span text:style-name="Default_20_Paragraph_20_Font"><text:span text:style-name="T278">3</text:span></text:span><text:span text:style-name="Default_20_Paragraph_20_Font"><text:span text:style-name="T275">. </text:span></text:span><text:span text:style-name="Emphasis"><text:span text:style-name="T197">Geographical distribution of </text:span></text:span><text:span text:style-name="Emphasis"><text:span text:style-name="T202">the </text:span></text:span><text:span text:style-name="Emphasis"><text:span text:style-name="T203">Ionospheric</text:span></text:span><text:span text:style-name="Emphasis"><text:span text:style-name="T202"> correction</text:span></text:span><text:span text:style-name="Emphasis"><text:span text:style-name="T197"> over ocean</text:span></text:span><text:span text:style-name="Emphasis"><text:span text:style-name="T198">s and lakes </text:span></text:span><text:span text:style-name="Emphasis"><text:span text:style-name="T204">for </text:span></text:span><text:span text:style-name="Emphasis"><text:span text:style-name="T197">ascending (top) and descending (bottom) passes</text:span></text:span><text:span text:style-name="Emphasis"><text:span text:style-name="T198"> </text:span></text:span><text:span text:style-name="Emphasis"><text:span text:style-name="T197">for </text:span></text:span><text:span text:style-name="Emphasis"><text:span text:style-name="T197"><text:conditional-text text:condition="ooow:true" text:string-value-if-true="Report_Date" text:string-value-if-false="">Report_Date</text:conditional-text></text:span></text:span><text:span text:style-name="Emphasis"><text:span text:style-name="T197">. </text:span></text:span><text:span text:style-name="Emphasis"><text:span text:style-name="T199">The statistical values shown in the table refer </text:span></text:span><text:span text:style-name="Emphasis"><text:span text:style-name="T202">refer to the </text:span></text:span><text:span text:style-name="Emphasis"><text:span text:style-name="T203">Ionospheric</text:span></text:span><text:span text:style-name="Emphasis"><text:span text:style-name="T202"> correction</text:span></text:span><text:span text:style-name="Emphasis"><text:span text:style-name="T200"> </text:span></text:span><text:span text:style-name="Emphasis"><text:span text:style-name="T201">in </text:span></text:span><text:span text:style-name="Emphasis"><text:span text:style-name="T202">c</text:span></text:span><text:span text:style-name="Emphasis"><text:span text:style-name="T201">m</text:span></text:span><text:span text:style-name="Emphasis"><text:span text:style-name="T210">.</text:span></text:span><text:span text:style-name="Emphasis"><text:span text:style-name="T199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5"> </text:span></text:span></text:p>
      <text:p text:style-name="P86"/>
      <text:p text:style-name="P86"><office:annotation office:name="__Fieldmark__25167_387857094"><dc:creator>Unknown Author</dc:creator><dc:date>2015-02-25T13:32:41</dc:date><text:list text:continue-numbering="true" text:style-name=""><text:list-item><text:p>do text</text:p></text:list-item></text:list><text:p>from <text:s text:c="28"/>document(at='%s/GOP_Fig_38.jpg' %(image_dir),anchor='paragraph',size=(12.8,8.07),sizeUnit='cm')</text:p></office:annotation><text:span text:style-name="Default_20_Paragraph_20_Font"><text:span text:style-name="T275">Fig 3</text:span></text:span><text:span text:style-name="Default_20_Paragraph_20_Font"><text:span text:style-name="T276">8</text:span></text:span><office:annotation-end office:name="__Fieldmark__25167_387857094"/></text:p>
      <text:p text:style-name="P87"/>
      <text:p text:style-name="P116"><office:annotation office:name="__Fieldmark__15019_2099477737"><dc:creator>Unknown Author</dc:creator><dc:date>2015-02-27T17:09:41</dc:date><text:list text:continue-numbering="true" text:style-name=""><text:list-item><text:p>do text</text:p></text:list-item></text:list><text:p>from <text:s text:c="28"/>document(at='%s/GOP_Fig_38_descend.jpg' %(image_dir),anchor='paragraph',size=(12.8,8.07),sizeUnit='cm')</text:p></office:annotation>Fig. 38b<office:annotation-end office:name="__Fieldmark__15019_2099477737"/></text:p>
      <text:p text:style-name="P87"><text:span text:style-name="Default_20_Paragraph_20_Font"><text:span text:style-name="T277">Figure A</text:span></text:span><text:span text:style-name="Default_20_Paragraph_20_Font"><text:span text:style-name="T278">4</text:span></text:span><text:span text:style-name="Default_20_Paragraph_20_Font"><text:span text:style-name="T275">. </text:span></text:span><text:span text:style-name="Emphasis"><text:span text:style-name="T197">Geographical distribution of </text:span></text:span><text:span text:style-name="Emphasis"><text:span text:style-name="T202">the </text:span></text:span><text:span text:style-name="Emphasis"><text:span text:style-name="T203">sea state bias</text:span></text:span><text:span text:style-name="Emphasis"><text:span text:style-name="T197"> over ocean</text:span></text:span><text:span text:style-name="Emphasis"><text:span text:style-name="T198">s and lakes </text:span></text:span><text:span text:style-name="Emphasis"><text:span text:style-name="T204">for </text:span></text:span><text:span text:style-name="Emphasis"><text:span text:style-name="T197">ascending (top) and descending (bottom) passes</text:span></text:span><text:span text:style-name="Emphasis"><text:span text:style-name="T198"> </text:span></text:span><text:span text:style-name="Emphasis"><text:span text:style-name="T197">for </text:span></text:span><text:span text:style-name="Emphasis"><text:span text:style-name="T197"><text:conditional-text text:condition="ooow:true" text:string-value-if-true="Report_Date" text:string-value-if-false="">Report_Date</text:conditional-text></text:span></text:span><text:span text:style-name="Emphasis"><text:span text:style-name="T197">. </text:span></text:span><text:span text:style-name="Emphasis"><text:span text:style-name="T199">The statistical values shown in the table refer </text:span></text:span><text:span text:style-name="Emphasis"><text:span text:style-name="T202">refer to the </text:span></text:span><text:span text:style-name="Emphasis"><text:span text:style-name="T203">sea state bias</text:span></text:span><text:span text:style-name="Emphasis"><text:span text:style-name="T200"> </text:span></text:span><text:span text:style-name="Emphasis"><text:span text:style-name="T201">in </text:span></text:span><text:span text:style-name="Emphasis"><text:span text:style-name="T203">c</text:span></text:span><text:span text:style-name="Emphasis"><text:span text:style-name="T201">m</text:span></text:span><text:span text:style-name="Emphasis"><text:span text:style-name="T210">.</text:span></text:span><text:span text:style-name="Emphasis"><text:span text:style-name="T199"> Measurements taken over polar polygons have been excluded from the computation of the statistical values. The black lines mark the outer limit of the Arctic and Antarctic polar polygons.</text:span></text:span></text:p>
      <text:p text:style-name="P86"/>
      <text:p text:style-name="P86"><text:soft-page-break/><office:annotation office:name="__Fieldmark__25168_387857094"><dc:creator>Unknown Author</dc:creator><dc:date>2015-02-25T13:32:55</dc:date><text:list text:continue-numbering="true" text:style-name=""><text:list-item><text:p>do text</text:p></text:list-item></text:list><text:p>from <text:s text:c="28"/>document(at='%s/GOP_Fig_39.jpg' %(image_dir),anchor='paragraph',size=(12.8,8.07),sizeUnit='cm')</text:p></office:annotation><text:span text:style-name="Default_20_Paragraph_20_Font"><text:span text:style-name="T275">Fig 3</text:span></text:span><text:span text:style-name="Default_20_Paragraph_20_Font"><text:span text:style-name="T276">9</text:span></text:span><office:annotation-end office:name="__Fieldmark__25168_387857094"/></text:p>
      <text:p text:style-name="P87"/>
      <text:p text:style-name="P117"><office:annotation office:name="__Fieldmark__15760_2099477737"><dc:creator>Unknown Author</dc:creator><dc:date>2015-02-27T17:10:37</dc:date><text:list text:continue-numbering="true" text:style-name=""><text:list-item><text:p>do text</text:p></text:list-item></text:list><text:p>from <text:s text:c="28"/>document(at='%s/GOP_Fig_39_descend.jpg' %(image_dir),anchor='paragraph',size=(12.8,8.07),sizeUnit='cm')</text:p></office:annotation>Fig. 39b<office:annotation-end office:name="__Fieldmark__15760_2099477737"/></text:p>
      <text:p text:style-name="P87"><text:span text:style-name="Default_20_Paragraph_20_Font"><text:span text:style-name="T277">Figure A</text:span></text:span><text:span text:style-name="Default_20_Paragraph_20_Font"><text:span text:style-name="T278">5</text:span></text:span><text:span text:style-name="Default_20_Paragraph_20_Font"><text:span text:style-name="T275">. </text:span></text:span><text:span text:style-name="Emphasis"><text:span text:style-name="T197">Geographical distribution of </text:span></text:span><text:span text:style-name="Emphasis"><text:span text:style-name="T202">the </text:span></text:span><text:span text:style-name="Emphasis"><text:span text:style-name="T203">atmospheric</text:span></text:span><text:span text:style-name="Emphasis"><text:span text:style-name="T202"> correction</text:span></text:span><text:span text:style-name="Emphasis"><text:span text:style-name="T197"> over ocean</text:span></text:span><text:span text:style-name="Emphasis"><text:span text:style-name="T198">s and lakes </text:span></text:span><text:span text:style-name="Emphasis"><text:span text:style-name="T204">for </text:span></text:span><text:span text:style-name="Emphasis"><text:span text:style-name="T197">ascending (top) and descending (bottom) passes</text:span></text:span><text:span text:style-name="Emphasis"><text:span text:style-name="T198"> </text:span></text:span><text:span text:style-name="Emphasis"><text:span text:style-name="T197">for </text:span></text:span><text:span text:style-name="Emphasis"><text:span text:style-name="T197"><text:conditional-text text:condition="ooow:true" text:string-value-if-true="Report_Date" text:string-value-if-false="">Report_Date</text:conditional-text></text:span></text:span><text:span text:style-name="Emphasis"><text:span text:style-name="T197">. </text:span></text:span><text:span text:style-name="Emphasis"><text:span text:style-name="T199">The statistical values shown in the table refer </text:span></text:span><text:span text:style-name="Emphasis"><text:span text:style-name="T202">refer to the </text:span></text:span><text:span text:style-name="Emphasis"><text:span text:style-name="T203">atmospheric</text:span></text:span><text:span text:style-name="Emphasis"><text:span text:style-name="T202"> correction</text:span></text:span><text:span text:style-name="Emphasis"><text:span text:style-name="T200"> </text:span></text:span><text:span text:style-name="Emphasis"><text:span text:style-name="T201">in </text:span></text:span><text:span text:style-name="Emphasis"><text:span text:style-name="T203">c</text:span></text:span><text:span text:style-name="Emphasis"><text:span text:style-name="T201">m</text:span></text:span><text:span text:style-name="Emphasis"><text:span text:style-name="T210">.</text:span></text:span><text:span text:style-name="Emphasis"><text:span text:style-name="T199"> Measurements taken over polar polygons have been excluded from the computation of the statistical values. The black lines mark the outer limit of the Arctic and Antarctic polar polygons.</text:span></text:span></text:p>
      <text:p text:style-name="P85"/>
      <text:p text:style-name="P85"><text:span text:style-name="Emphasis"><text:span text:style-name="T199"/></text:span></text:p>
      <text:p text:style-name="P14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.0398in" fo:margin-bottom="0in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list-style-name="" style:class="list">
      <style:paragraph-properties fo:margin-left="0.1965in" fo:margin-right="0in" fo:margin-top="0in" fo:margin-bottom="0in" style:contextual-spacing="false" fo:text-indent="-0.1965in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335in" fo:margin-bottom="0.1665in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139in" fo:margin-bottom="0.139in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139in" fo:margin-bottom="0in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in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39in" fo:margin-bottom="0in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39in" fo:margin-bottom="0in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39in" fo:margin-bottom="0in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3in" style:type="center"/>
          <style:tab-stop style:position="6in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0.7874in" fo:margin-bottom="0.7874in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0102in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.0835in" fo:margin-bottom="0.0417in" style:contextual-spacing="false" fo:text-align="start" style:justify-single-word="false" fo:text-indent="0in" style:auto-text-indent="false">
        <style:tab-stops>
          <style:tab-stop style:position="0.2591in"/>
          <style:tab-stop style:position="5.8945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335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5in" fo:margin-right="0in" fo:margin-top="0in" fo:margin-bottom="0in" style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0.6665in" fo:margin-right="0in" fo:margin-top="0in" fo:margin-bottom="0in" style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0.8335in" fo:margin-right="0in" fo:margin-top="0in" fo:margin-bottom="0in" style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654in" fo:margin-right="0in" fo:margin-top="0.0417in" fo:margin-bottom="0.0417in" style:contextual-spacing="false" fo:text-align="start" style:justify-single-word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5in" fo:margin-right="0in" fo:margin-top="0in" fo:margin-bottom="0in" style:contextual-spacing="false" fo:text-align="start" style:justify-single-word="false" fo:text-indent="-0.5in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in" fo:margin-right="0in" fo:margin-top="0in" fo:margin-bottom="0.0693in" style:contextual-spacing="false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1.1665in" fo:margin-right="0in" fo:margin-top="0in" fo:margin-bottom="0.0693in" style:contextual-spacing="false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1.3335in" fo:margin-right="0in" fo:margin-top="0in" fo:margin-bottom="0.0693in" style:contextual-spacing="false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028in" fo:margin-bottom="0.028in" style:contextual-spacing="false" fo:orphans="0" fo:widows="0">
        <style:tab-stops>
          <style:tab-stop style:position="0.3752in"/>
          <style:tab-stop style:position="1.5in"/>
          <style:tab-stop style:position="2.5in"/>
          <style:tab-stop style:position="3.5in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4.5311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0.0783in" fo:margin-bottom="0.0783in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0.3937in" fo:margin-right="0.3937in" fo:margin-top="0.0398in" fo:margin-bottom="0.1965in" style:contextual-spacing="false" fo:text-indent="0in" style:auto-text-indent="false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0102in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5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4.75in" fo:margin-left="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6.6931in" table:align="margins" style:writing-mode="lr-tb"/>
    </style:style>
    <style:style style:name="RightPageHeader.A" style:family="table-column">
      <style:table-column-properties style:column-width="2.2313in" style:rel-column-width="21845*"/>
    </style:style>
    <style:style style:name="LeftPageHeader" style:family="table">
      <style:table-properties style:width="6.6931in" table:align="margins" style:writing-mode="lr-tb"/>
    </style:style>
    <style:style style:name="LeftPageHeader.A" style:family="table-column">
      <style:table-column-properties style:column-width="2.2313in" style:rel-column-width="21845*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margin-left="0in" fo:margin-right="0in" fo:text-align="justify" style:justify-single-word="false" fo:orphans="2" fo:widows="2" fo:text-indent="0in" style:auto-text-indent="false" text:number-lines="false" text:line-number="0" style:writing-mode="lr-tb">
        <style:tab-stops>
          <style:tab-stop style:position="6.6311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margin-top="0.0398in" fo:margin-bottom="0.0783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_20_right">
      <style:paragraph-properties fo:margin-top="0.0398in" fo:margin-bottom="0.0783in" style:contextual-spacing="false"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27f6ae3" style:font-weight-asian="bold" style:font-weight-complex="bold"/>
    </style:style>
    <style:style style:name="MT4" style:family="text">
      <style:text-properties fo:font-weight="bold" officeooo:rsid="006cd4c8" style:font-weight-asian="bold" style:font-weight-complex="bold"/>
    </style:style>
    <style:style style:name="MT5" style:family="text">
      <style:text-properties fo:font-weight="bold" officeooo:rsid="0071b1ff" style:font-weight-asian="bold" style:font-weight-complex="bold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in, 0.0547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4925in" fo:margin-left="0.9839in" fo:margin-right="0.9839in" style:shadow="none" fo:background-color="transparent" style:writing-mode="lr-tb" style:layout-grid-color="#c0c0c0" style:layout-grid-lines="2744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5" text:anchor-type="paragraph" svg:width="0.9366in" svg:height="0.339in" draw:z-index="0"><draw:image xlink:href="Pictures/10000201000000800000002E5597165B.png" xlink:type="simple" xlink:show="embed" xlink:actuate="onLoad"/></draw:frame><draw:frame draw:style-name="Mfr2" draw:name="Image6" text:anchor-type="paragraph" svg:width="0.9173in" svg:height="0.4807in" draw:z-index="1"><draw:image xlink:href="Pictures/10000201000000750000003A2394CC94.png" xlink:type="simple" xlink:show="embed" xlink:actuate="onLoad"/></draw:frame><draw:frame draw:style-name="Mfr3" draw:name="Image7" text:anchor-type="paragraph" svg:x="0.0472in" svg:y="0in" svg:width="3.2598in" svg:height="0.7201in" draw:z-index="125"><draw:image xlink:href="Pictures/1000000000000C68000002BF38D1C455.jpg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conditional-text text:condition="ooow:true" text:string-value-if-true="date_issued" text:string-value-if-false="">date_issued</text:conditional-text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acronym">CryOcean-QCV</text:user-defined></text:p>
              <text:p text:style-name="MP3"><draw:frame draw:style-name="Mfr4" draw:name="Image1" text:anchor-type="paragraph" svg:width="0.8154in" svg:height="0.4252in" draw:z-index="22"><draw:image xlink:href="Pictures/10000201000000750000003A2394CC94.png" xlink:type="simple" xlink:show="embed" xlink:actuate="onLoad"/></draw:frame><draw:frame draw:style-name="Mfr5" draw:name="Image2" text:anchor-type="paragraph" svg:width="0.8228in" svg:height="0.2953in" draw:z-index="43"><draw:image xlink:href="Pictures/10000201000000800000002E5597165B.pn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4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Header_20_right"><draw:frame draw:style-name="Mfr6" draw:name="Image8" text:anchor-type="paragraph" svg:width="2.2311in" svg:height="0.4945in" draw:z-index="104"><draw:image xlink:href="Pictures/100000000000024F000000832B7E1556.jpg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 text:page-adjust="3">4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6" draw:name="Image9" text:anchor-type="paragraph" svg:width="2.2307in" svg:height="0.4937in" draw:z-index="124"><draw:image xlink:href="Pictures/100000000000024F000000832B7E1556.jp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5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MP4"><text:user-defined style:data-style-name="N0" text:name="Project_acronym">CryOcean-QCV</text:user-defined></text:p>
              <text:p text:style-name="MP4"><draw:frame draw:style-name="Mfr1" draw:name="Image3" text:anchor-type="paragraph" svg:width="0.8228in" svg:height="0.2953in" draw:z-index="63"><draw:image xlink:href="Pictures/10000201000000800000002E5597165B.png" xlink:type="simple" xlink:show="embed" xlink:actuate="onLoad"/></draw:frame><draw:frame draw:style-name="Mfr7" draw:name="Image4" text:anchor-type="paragraph" svg:width="0.8154in" svg:height="0.4252in" draw:z-index="83"><draw:image xlink:href="Pictures/10000201000000750000003A2394CC94.png" xlink:type="simple" xlink:show="embed" xlink:actuate="onLoad"/></draw:frame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 text:page-adjust="3">5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ntly Report</dc:title>
    <meta:initial-creator>Paolo Cipollini</meta:initial-creator>
    <meta:editing-cycles>941</meta:editing-cycles>
    <meta:print-date>2014-07-02T10:59:00</meta:print-date>
    <meta:creation-date>2014-07-02T10:59:00</meta:creation-date>
    <dc:date>2016-04-05T12:43:38.577938120</dc:date>
    <meta:editing-duration>P29DT2H37M58S</meta:editing-duration>
    <meta:generator>LibreOffice/4.2.8.2$Linux_X86_64 LibreOffice_project/420$Build-2</meta:generator>
    <dc:creator>Helen Snaith</dc:creator>
    <meta:document-statistic meta:table-count="28" meta:image-count="9" meta:object-count="0" meta:page-count="45" meta:paragraph-count="807" meta:word-count="9447" meta:character-count="56275" meta:non-whitespace-character-count="47863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